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S Mincho" svg:font-family="MS Mincho" style:font-family-generic="modern" style:font-pitch="fixed" svg:panose-1="2 2 6 9 4 2 5 8 3 4"/>
    <style:font-face style:name="SimSun" svg:font-family="SimSun" style:font-family-generic="system" style:font-pitch="variable" svg:panose-1="2 1 6 0 3 1 1 1 1 1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4923in" text:min-label-width="0.4916in" text:list-level-position-and-space-mode="label-alignment">
          <style:list-level-label-alignment text:label-followed-by="listtab" fo:margin-left="0.984in" fo:text-indent="-0.4916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fo:color="#000000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Названиекниги" style:family="text">
      <style:text-properties style:font-weight-complex="bold" fo:color="#000000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TableColumn30" style:family="table-column">
      <style:table-column-properties style:column-width="3.0187in" style:use-optimal-column-width="false"/>
    </style:style>
    <style:style style:name="TableColumn31" style:family="table-column">
      <style:table-column-properties style:column-width="1.8118in" style:use-optimal-column-width="false"/>
    </style:style>
    <style:style style:name="TableColumn32" style:family="table-column">
      <style:table-column-properties style:column-width="2.0125in" style:use-optimal-column-width="false"/>
    </style:style>
    <style:style style:name="Table29" style:family="table">
      <style:table-properties style:width="6.843in" fo:margin-left="-0.075in" table:align="left"/>
    </style:style>
    <style:style style:name="TableRow33" style:family="table-row">
      <style:table-row-properties style:min-row-height="0.4263in" style:use-optimal-row-height="false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5" style:parent-style-name="Основнойшрифтабзаца" style:family="text">
      <style:text-properties fo:color="#000000" style:font-size-complex="14pt"/>
    </style:style>
    <style:style style:name="TableCell3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7" style:parent-style-name="Standard" style:family="paragraph">
      <style:paragraph-properties fo:text-indent="0in"/>
      <style:text-properties fo:color="#000000" style:font-size-complex="14pt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fo:color="#000000" style:font-size-complex="14pt"/>
    </style:style>
    <style:style style:name="TableRow40" style:family="table-row">
      <style:table-row-properties style:min-row-height="0.4263in" style:use-optimal-row-height="false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text-properties fo:color="#000000" style:font-size-complex="14pt"/>
    </style:style>
    <style:style style:name="TableCell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indent="0in"/>
      <style:text-properties fo:color="#000000"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/>
      <style:text-properties fo:color="#000000" style:font-size-complex="14pt"/>
    </style:style>
    <style:style style:name="P47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48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1" style:parent-style-name="Заголовок2" style:family="paragraph">
      <style:paragraph-properties fo:break-before="page"/>
      <style:text-properties fo:color="#000000"/>
    </style:style>
    <style:style style:name="P52" style:parent-style-name="Textbody" style:family="paragraph">
      <style:paragraph-properties fo:text-align="start" fo:text-indent="0in"/>
      <style:text-properties fo:color="#000000"/>
    </style:style>
    <style:style style:name="P53" style:parent-style-name="Textbody" style:family="paragraph">
      <style:paragraph-properties fo:text-align="center"/>
      <style:text-properties fo:color="#000000"/>
    </style:style>
    <style:style style:name="P54" style:parent-style-name="Заголовок2" style:family="paragraph">
      <style:text-properties fo:color="#000000"/>
    </style:style>
    <style:style style:name="T55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56" style:parent-style-name="Основнойшрифтабзаца" style:family="text">
      <style:text-properties fo:font-weight="bold" style:font-weight-asian="bold" fo:color="#000000" style:language-asian="ru" style:country-asian="RU" style:language-complex="ar" style:country-complex="SA"/>
    </style:style>
    <style:style style:name="T57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58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P59" style:parent-style-name="Standard" style:family="paragraph">
      <style:text-properties fo:color="#000000" style:language-asian="ru" style:country-asian="RU" style:language-complex="ar" style:country-complex="SA"/>
    </style:style>
    <style:style style:name="P60" style:parent-style-name="Standard" style:family="paragraph">
      <style:text-properties fo:color="#000000" style:language-asian="ru" style:country-asian="RU" style:language-complex="ar" style:country-complex="SA"/>
    </style:style>
    <style:style style:name="P61" style:parent-style-name="Standard" style:family="paragraph">
      <style:text-properties fo:color="#000000" style:language-asian="ru" style:country-asian="RU" style:language-complex="ar" style:country-complex="SA"/>
    </style:style>
    <style:style style:name="P62" style:parent-style-name="Standard" style:family="paragraph">
      <style:text-properties fo:color="#000000" style:language-asian="ru" style:country-asian="RU" style:language-complex="ar" style:country-complex="SA"/>
    </style:style>
    <style:style style:name="P63" style:parent-style-name="Standard" style:family="paragraph">
      <style:text-properties fo:color="#000000" style:language-asian="ru" style:country-asian="RU" style:language-complex="ar" style:country-complex="SA"/>
    </style:style>
    <style:style style:name="P64" style:parent-style-name="Standard" style:family="paragraph">
      <style:text-properties fo:color="#000000" style:language-asian="ru" style:country-asian="RU" style:language-complex="ar" style:country-complex="SA"/>
    </style:style>
    <style:style style:name="P65" style:parent-style-name="Standard" style:family="paragraph">
      <style:text-properties fo:color="#000000" style:language-asian="ru" style:country-asian="RU" style:language-complex="ar" style:country-complex="SA"/>
    </style:style>
    <style:style style:name="P66" style:parent-style-name="Standard" style:family="paragraph">
      <style:text-properties fo:color="#000000" style:language-asian="ru" style:country-asian="RU" style:language-complex="ar" style:country-complex="SA"/>
    </style:style>
    <style:style style:name="P67" style:parent-style-name="Standard" style:family="paragraph">
      <style:text-properties fo:color="#000000" style:language-asian="ru" style:country-asian="RU" style:language-complex="ar" style:country-complex="SA"/>
    </style:style>
    <style:style style:name="P68" style:parent-style-name="Standard" style:family="paragraph">
      <style:text-properties fo:color="#000000" style:language-asian="ru" style:country-asian="RU" style:language-complex="ar" style:country-complex="SA"/>
    </style:style>
    <style:style style:name="P69" style:parent-style-name="Standard" style:family="paragraph">
      <style:text-properties fo:color="#000000" style:language-asian="ru" style:country-asian="RU" style:language-complex="ar" style:country-complex="SA"/>
    </style:style>
    <style:style style:name="P70" style:parent-style-name="Standard" style:family="paragraph">
      <style:text-properties fo:color="#000000" style:language-asian="ru" style:country-asian="RU" style:language-complex="ar" style:country-complex="SA"/>
    </style:style>
    <style:style style:name="P71" style:parent-style-name="Standard" style:family="paragraph">
      <style:text-properties fo:color="#000000" style:language-asian="ru" style:country-asian="RU" style:language-complex="ar" style:country-complex="SA"/>
    </style:style>
    <style:style style:name="P72" style:parent-style-name="Standard" style:family="paragraph">
      <style:text-properties fo:color="#000000" style:language-asian="ru" style:country-asian="RU" style:language-complex="ar" style:country-complex="SA"/>
    </style:style>
    <style:style style:name="P73" style:parent-style-name="Standard" style:family="paragraph">
      <style:text-properties fo:color="#000000" style:language-asian="ru" style:country-asian="RU" style:language-complex="ar" style:country-complex="SA"/>
    </style:style>
    <style:style style:name="T74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5" style:parent-style-name="Основнойшрифтабзаца" style:family="text">
      <style:text-properties fo:font-style="italic" style:font-style-asian="italic"/>
    </style:style>
    <style:style style:name="T76" style:parent-style-name="Основнойшрифтабзаца" style:family="text">
      <style:text-properties fo:font-weight="bold" style:font-weight-asian="bold"/>
    </style:style>
    <style:style style:name="T77" style:parent-style-name="Основнойшрифтабзаца" style:family="text">
      <style:text-properties fo:font-weight="bold" style:font-weight-asian="bold"/>
    </style:style>
    <style:style style:name="T78" style:parent-style-name="SourceText" style:family="text">
      <style:text-properties style:font-name="Times New Roman" fo:font-size="14pt" style:font-size-asian="14pt" style:font-size-complex="14pt" fo:language="en" fo:country="US"/>
    </style:style>
    <style:style style:name="T79" style:parent-style-name="SourceText" style:family="text">
      <style:text-properties style:font-name="Times New Roman" fo:font-size="14pt" style:font-size-asian="14pt" style:font-size-complex="14pt" fo:language="en" fo:country="US"/>
    </style:style>
    <style:style style:name="T80" style:parent-style-name="SourceText" style:family="text">
      <style:text-properties style:font-name="Times New Roman" fo:font-size="14pt" style:font-size-asian="14pt" style:font-size-complex="14pt" fo:language="en" fo:country="US"/>
    </style:style>
    <style:style style:name="T81" style:parent-style-name="SourceText" style:family="text">
      <style:text-properties style:font-name="Times New Roman" fo:font-size="14pt" style:font-size-asian="14pt" style:font-size-complex="14pt" fo:language="en" fo:country="US"/>
    </style:style>
    <style:style style:name="T82" style:parent-style-name="SourceText" style:family="text">
      <style:text-properties style:font-name="Times New Roman" fo:font-size="14pt" style:font-size-asian="14pt" style:font-size-complex="14pt" fo:language="en" fo:country="US"/>
    </style:style>
    <style:style style:name="T83" style:parent-style-name="SourceText" style:family="text">
      <style:text-properties style:font-name="Times New Roman" fo:font-size="14pt" style:font-size-asian="14pt" style:font-size-complex="14pt" fo:language="en" fo:country="US"/>
    </style:style>
    <style:style style:name="P84" style:parent-style-name="PreformattedText" style:family="paragraph">
      <style:paragraph-properties fo:margin-bottom="0.1965in"/>
    </style:style>
    <style:style style:name="T85" style:parent-style-name="SourceText" style:family="text">
      <style:text-properties style:font-name="Times New Roman" fo:font-size="14pt" style:font-size-asian="14pt" style:font-size-complex="14pt"/>
    </style:style>
    <style:style style:name="P86" style:parent-style-name="Textbody" style:family="paragraph">
      <style:paragraph-properties fo:margin-bottom="0.1965in"/>
    </style:style>
    <style:style style:name="P87" style:parent-style-name="Textbody" style:family="paragraph">
      <style:paragraph-properties fo:margin-bottom="0.1965in" fo:text-indent="0in"/>
    </style:style>
    <style:style style:name="P88" style:parent-style-name="Textbody" style:family="paragraph">
      <style:paragraph-properties fo:margin-bottom="0.1965in" fo:text-indent="0in"/>
    </style:style>
    <style:style style:name="P89" style:parent-style-name="Textbody" style:family="paragraph">
      <style:paragraph-properties fo:margin-bottom="0.1965in"/>
    </style:style>
    <style:style style:name="T90" style:parent-style-name="SourceText" style:family="text">
      <style:text-properties style:font-name="Times New Roman"/>
    </style:style>
    <style:style style:name="P91" style:parent-style-name="Standard" style:family="paragraph">
      <style:text-properties fo:color="#000000" style:language-asian="ru" style:country-asian="RU" style:language-complex="ar" style:country-complex="SA"/>
    </style:style>
    <style:style style:name="P92" style:parent-style-name="Заголовок2" style:family="paragraph">
      <style:text-properties fo:color="#000000"/>
    </style:style>
    <style:style style:name="P93" style:parent-style-name="Заголовок2" style:family="paragraph">
      <style:text-properties fo:font-weight="normal" style:font-weight-asian="normal" fo:color="#000000"/>
    </style:style>
    <style:style style:name="T94" style:parent-style-name="Основнойшрифтабзаца" style:family="text">
      <style:text-properties fo:color="#000000"/>
    </style:style>
    <style:style style:name="T95" style:parent-style-name="Основнойшрифтабзаца" style:family="text">
      <style:text-properties fo:color="#000000" fo:language="en" fo:country="US"/>
    </style:style>
    <style:style style:name="T96" style:parent-style-name="Основнойшрифтабзаца" style:family="text">
      <style:text-properties fo:color="#000000"/>
    </style:style>
    <style:style style:name="T97" style:parent-style-name="Основнойшрифтабзаца" style:family="text">
      <style:text-properties fo:color="#000000" fo:language="en" fo:country="US"/>
    </style:style>
    <style:style style:name="T98" style:parent-style-name="Основнойшрифтабзаца" style:family="text">
      <style:text-properties fo:color="#000000"/>
    </style:style>
    <style:style style:name="T99" style:parent-style-name="Основнойшрифтабзаца" style:family="text">
      <style:text-properties fo:color="#000000" fo:language="en" fo:country="US"/>
    </style:style>
    <style:style style:name="T100" style:parent-style-name="Основнойшрифтабзаца" style:family="text">
      <style:text-properties fo:color="#000000"/>
    </style:style>
    <style:style style:name="T101" style:parent-style-name="Основнойшрифтабзаца" style:family="text">
      <style:text-properties fo:color="#000000" fo:language="en" fo:country="US"/>
    </style:style>
    <style:style style:name="T102" style:parent-style-name="Основнойшрифтабзаца" style:family="text">
      <style:text-properties fo:color="#000000"/>
    </style:style>
    <style:style style:name="T103" style:parent-style-name="Основнойшрифтабзаца" style:family="text">
      <style:text-properties fo:color="#000000"/>
    </style:style>
    <style:style style:name="T104" style:parent-style-name="Основнойшрифтабзаца" style:family="text">
      <style:text-properties fo:color="#000000" fo:language="en" fo:country="US"/>
    </style:style>
    <style:style style:name="T105" style:parent-style-name="Основнойшрифтабзаца" style:family="text">
      <style:text-properties fo:color="#000000"/>
    </style:style>
    <style:style style:name="T106" style:parent-style-name="Основнойшрифтабзаца" style:family="text">
      <style:text-properties fo:color="#000000" fo:language="en" fo:country="US"/>
    </style:style>
    <style:style style:name="T107" style:parent-style-name="Основнойшрифтабзаца" style:family="text">
      <style:text-properties fo:color="#000000"/>
    </style:style>
    <style:style style:name="T108" style:parent-style-name="Основнойшрифтабзаца" style:family="text">
      <style:text-properties fo:color="#000000" fo:language="en" fo:country="US"/>
    </style:style>
    <style:style style:name="T109" style:parent-style-name="Основнойшрифтабзаца" style:family="text">
      <style:text-properties fo:color="#000000"/>
    </style:style>
    <style:style style:name="T110" style:parent-style-name="Основнойшрифтабзаца" style:family="text">
      <style:text-properties fo:color="#000000"/>
    </style:style>
    <style:style style:name="T111" style:parent-style-name="Основнойшрифтабзаца" style:family="text">
      <style:text-properties fo:color="#000000" fo:language="en" fo:country="US"/>
    </style:style>
    <style:style style:name="T112" style:parent-style-name="Основнойшрифтабзаца" style:family="text">
      <style:text-properties fo:color="#000000"/>
    </style:style>
    <style:style style:name="T113" style:parent-style-name="Основнойшрифтабзаца" style:family="text">
      <style:text-properties fo:color="#000000" fo:language="en" fo:country="US"/>
    </style:style>
    <style:style style:name="T114" style:parent-style-name="Основнойшрифтабзаца" style:family="text">
      <style:text-properties fo:color="#000000"/>
    </style:style>
    <style:style style:name="T115" style:parent-style-name="Основнойшрифтабзаца" style:family="text">
      <style:text-properties fo:color="#000000" fo:language="en" fo:country="US"/>
    </style:style>
    <style:style style:name="T116" style:parent-style-name="Основнойшрифтабзаца" style:family="text">
      <style:text-properties fo:color="#000000"/>
    </style:style>
    <style:style style:name="T117" style:parent-style-name="Основнойшрифтабзаца" style:family="text">
      <style:text-properties fo:color="#000000" fo:language="en" fo:country="US"/>
    </style:style>
    <style:style style:name="T118" style:parent-style-name="Основнойшрифтабзаца" style:family="text">
      <style:text-properties fo:color="#000000"/>
    </style:style>
    <style:style style:name="T119" style:parent-style-name="Основнойшрифтабзаца" style:family="text">
      <style:text-properties fo:color="#000000" fo:language="en" fo:country="US"/>
    </style:style>
    <style:style style:name="T120" style:parent-style-name="Основнойшрифтабзаца" style:family="text">
      <style:text-properties fo:color="#000000"/>
    </style:style>
    <style:style style:name="T121" style:parent-style-name="Основнойшрифтабзаца" style:family="text">
      <style:text-properties fo:color="#000000"/>
    </style:style>
    <style:style style:name="T122" style:parent-style-name="Основнойшрифтабзаца" style:family="text">
      <style:text-properties fo:color="#000000" fo:language="en" fo:country="US"/>
    </style:style>
    <style:style style:name="T123" style:parent-style-name="Основнойшрифтабзаца" style:family="text">
      <style:text-properties fo:color="#000000"/>
    </style:style>
    <style:style style:name="T124" style:parent-style-name="Основнойшрифтабзаца" style:family="text">
      <style:text-properties fo:color="#000000" fo:language="en" fo:country="US"/>
    </style:style>
    <style:style style:name="T125" style:parent-style-name="Основнойшрифтабзаца" style:family="text">
      <style:text-properties fo:color="#000000"/>
    </style:style>
    <style:style style:name="T126" style:parent-style-name="Основнойшрифтабзаца" style:family="text">
      <style:text-properties fo:color="#000000" fo:language="en" fo:country="US"/>
    </style:style>
    <style:style style:name="T127" style:parent-style-name="Основнойшрифтабзаца" style:family="text">
      <style:text-properties fo:color="#000000"/>
    </style:style>
    <style:style style:name="T128" style:parent-style-name="Основнойшрифтабзаца" style:family="text">
      <style:text-properties fo:color="#000000"/>
    </style:style>
    <style:style style:name="T129" style:parent-style-name="Основнойшрифтабзаца" style:family="text">
      <style:text-properties fo:color="#000000" fo:language="en" fo:country="US"/>
    </style:style>
    <style:style style:name="T130" style:parent-style-name="Основнойшрифтабзаца" style:family="text">
      <style:text-properties fo:color="#000000"/>
    </style:style>
    <style:style style:name="T131" style:parent-style-name="Основнойшрифтабзаца" style:family="text">
      <style:text-properties fo:color="#000000" fo:language="en" fo:country="US"/>
    </style:style>
    <style:style style:name="T132" style:parent-style-name="Основнойшрифтабзаца" style:family="text">
      <style:text-properties fo:color="#000000"/>
    </style:style>
    <style:style style:name="T133" style:parent-style-name="Основнойшрифтабзаца" style:family="text">
      <style:text-properties fo:color="#000000" fo:language="en" fo:country="US"/>
    </style:style>
    <style:style style:name="T134" style:parent-style-name="Основнойшрифтабзаца" style:family="text">
      <style:text-properties fo:color="#000000"/>
    </style:style>
    <style:style style:name="T135" style:parent-style-name="Основнойшрифтабзаца" style:family="text">
      <style:text-properties fo:color="#000000" fo:language="en" fo:country="US"/>
    </style:style>
    <style:style style:name="T136" style:parent-style-name="Основнойшрифтабзаца" style:family="text">
      <style:text-properties fo:color="#000000"/>
    </style:style>
    <style:style style:name="T137" style:parent-style-name="Основнойшрифтабзаца" style:family="text">
      <style:text-properties fo:color="#000000" fo:language="en" fo:country="US"/>
    </style:style>
    <style:style style:name="T138" style:parent-style-name="Основнойшрифтабзаца" style:family="text">
      <style:text-properties fo:color="#000000"/>
    </style:style>
    <style:style style:name="P139" style:parent-style-name="Заголовок2" style:family="paragraph">
      <style:text-properties fo:font-weight="normal" style:font-weight-asian="normal" fo:color="#000000"/>
    </style:style>
    <style:style style:name="T140" style:parent-style-name="Основнойшрифтабзаца" style:family="text">
      <style:text-properties fo:color="#000000"/>
    </style:style>
    <style:style style:name="T141" style:parent-style-name="Основнойшрифтабзаца" style:family="text">
      <style:text-properties fo:color="#000000"/>
    </style:style>
    <style:style style:name="T142" style:parent-style-name="Основнойшрифтабзаца" style:family="text">
      <style:text-properties fo:color="#000000"/>
    </style:style>
    <style:style style:name="T143" style:parent-style-name="Основнойшрифтабзаца" style:family="text">
      <style:text-properties fo:color="#000000"/>
    </style:style>
    <style:style style:name="T144" style:parent-style-name="Основнойшрифтабзаца" style:family="text">
      <style:text-properties fo:color="#000000"/>
    </style:style>
    <style:style style:name="T145" style:parent-style-name="Основнойшрифтабзаца" style:family="text">
      <style:text-properties fo:color="#000000" fo:language="en" fo:country="US"/>
    </style:style>
    <style:style style:name="T146" style:parent-style-name="Основнойшрифтабзаца" style:family="text">
      <style:text-properties fo:color="#000000"/>
    </style:style>
    <style:style style:name="T147" style:parent-style-name="Основнойшрифтабзаца" style:family="text">
      <style:text-properties fo:color="#000000" fo:language="en" fo:country="US"/>
    </style:style>
    <style:style style:name="T148" style:parent-style-name="Основнойшрифтабзаца" style:family="text">
      <style:text-properties fo:color="#000000"/>
    </style:style>
    <style:style style:name="T149" style:parent-style-name="Основнойшрифтабзаца" style:family="text">
      <style:text-properties fo:color="#000000" fo:language="en" fo:country="US"/>
    </style:style>
    <style:style style:name="T150" style:parent-style-name="Основнойшрифтабзаца" style:family="text">
      <style:text-properties fo:color="#000000"/>
    </style:style>
    <style:style style:name="T151" style:parent-style-name="Основнойшрифтабзаца" style:family="text">
      <style:text-properties fo:color="#000000"/>
    </style:style>
    <style:style style:name="T152" style:parent-style-name="Основнойшрифтабзаца" style:family="text">
      <style:text-properties fo:color="#000000"/>
    </style:style>
    <style:style style:name="T153" style:parent-style-name="Основнойшрифтабзаца" style:family="text">
      <style:text-properties fo:color="#000000" fo:language="en" fo:country="US"/>
    </style:style>
    <style:style style:name="T154" style:parent-style-name="Основнойшрифтабзаца" style:family="text">
      <style:text-properties fo:color="#000000"/>
    </style:style>
    <style:style style:name="T155" style:parent-style-name="Основнойшрифтабзаца" style:family="text">
      <style:text-properties fo:color="#000000" fo:language="en" fo:country="US"/>
    </style:style>
    <style:style style:name="T156" style:parent-style-name="Основнойшрифтабзаца" style:family="text">
      <style:text-properties fo:color="#000000"/>
    </style:style>
    <style:style style:name="T157" style:parent-style-name="Основнойшрифтабзаца" style:family="text">
      <style:text-properties fo:color="#000000" fo:language="en" fo:country="US"/>
    </style:style>
    <style:style style:name="T158" style:parent-style-name="Основнойшрифтабзаца" style:family="text">
      <style:text-properties fo:color="#000000"/>
    </style:style>
    <style:style style:name="T159" style:parent-style-name="Основнойшрифтабзаца" style:family="text">
      <style:text-properties fo:color="#000000" fo:language="en" fo:country="US"/>
    </style:style>
    <style:style style:name="T160" style:parent-style-name="Основнойшрифтабзаца" style:family="text">
      <style:text-properties fo:color="#000000"/>
    </style:style>
    <style:style style:name="T161" style:parent-style-name="Основнойшрифтабзаца" style:family="text">
      <style:text-properties fo:color="#000000" fo:language="en" fo:country="US"/>
    </style:style>
    <style:style style:name="T162" style:parent-style-name="Основнойшрифтабзаца" style:family="text">
      <style:text-properties fo:color="#000000"/>
    </style:style>
    <style:style style:name="P163" style:parent-style-name="Textbody" style:family="paragraph">
      <style:text-properties fo:color="#000000"/>
    </style:style>
    <style:style style:name="P164" style:parent-style-name="Textbody" style:family="paragraph">
      <style:text-properties fo:color="#000000"/>
    </style:style>
    <style:style style:name="T165" style:parent-style-name="Основнойшрифтабзаца" style:family="text">
      <style:text-properties fo:color="#000000"/>
    </style:style>
    <style:style style:name="T166" style:parent-style-name="Основнойшрифтабзаца" style:family="text">
      <style:text-properties fo:color="#000000" fo:language="en" fo:country="US"/>
    </style:style>
    <style:style style:name="T167" style:parent-style-name="Основнойшрифтабзаца" style:family="text">
      <style:text-properties fo:color="#000000"/>
    </style:style>
    <style:style style:name="T168" style:parent-style-name="Основнойшрифтабзаца" style:family="text">
      <style:text-properties fo:color="#000000" fo:language="en" fo:country="US"/>
    </style:style>
    <style:style style:name="T169" style:parent-style-name="Основнойшрифтабзаца" style:family="text">
      <style:text-properties fo:color="#000000"/>
    </style:style>
    <style:style style:name="T170" style:parent-style-name="Основнойшрифтабзаца" style:family="text">
      <style:text-properties fo:color="#000000" fo:language="en" fo:country="US"/>
    </style:style>
    <style:style style:name="T171" style:parent-style-name="Основнойшрифтабзаца" style:family="text">
      <style:text-properties fo:color="#000000"/>
    </style:style>
    <style:style style:name="T172" style:parent-style-name="Основнойшрифтабзаца" style:family="text">
      <style:text-properties fo:color="#000000"/>
    </style:style>
    <style:style style:name="T173" style:parent-style-name="Основнойшрифтабзаца" style:family="text">
      <style:text-properties fo:color="#000000"/>
    </style:style>
    <style:style style:name="T174" style:parent-style-name="Основнойшрифтабзаца" style:family="text">
      <style:text-properties fo:color="#000000" fo:language="en" fo:country="US"/>
    </style:style>
    <style:style style:name="T175" style:parent-style-name="Основнойшрифтабзаца" style:family="text">
      <style:text-properties fo:color="#000000"/>
    </style:style>
    <style:style style:name="T176" style:parent-style-name="Основнойшрифтабзаца" style:family="text">
      <style:text-properties fo:color="#000000" fo:language="en" fo:country="US"/>
    </style:style>
    <style:style style:name="T177" style:parent-style-name="Основнойшрифтабзаца" style:family="text">
      <style:text-properties fo:color="#000000"/>
    </style:style>
    <style:style style:name="T178" style:parent-style-name="Основнойшрифтабзаца" style:family="text">
      <style:text-properties fo:color="#000000" fo:language="en" fo:country="US"/>
    </style:style>
    <style:style style:name="T179" style:parent-style-name="Основнойшрифтабзаца" style:family="text">
      <style:text-properties fo:color="#000000"/>
    </style:style>
    <style:style style:name="T180" style:parent-style-name="Основнойшрифтабзаца" style:family="text">
      <style:text-properties fo:color="#000000"/>
    </style:style>
    <style:style style:name="T181" style:parent-style-name="Основнойшрифтабзаца" style:family="text">
      <style:text-properties fo:color="#000000"/>
    </style:style>
    <style:style style:name="T182" style:parent-style-name="Основнойшрифтабзаца" style:family="text">
      <style:text-properties fo:font-weight="bold" style:font-weight-asian="bold" fo:color="#000000"/>
    </style:style>
    <style:style style:name="P183" style:parent-style-name="Textbody" style:family="paragraph">
      <style:text-properties fo:color="#000000"/>
    </style:style>
    <style:style style:name="P184" style:parent-style-name="Textbody" style:family="paragraph"/>
    <style:style style:name="T185" style:parent-style-name="Основнойшрифтабзаца" style:family="text">
      <style:text-properties fo:color="#000000"/>
    </style:style>
    <style:style style:name="T186" style:parent-style-name="Основнойшрифтабзаца" style:family="text">
      <style:text-properties fo:color="#000000" fo:language="en" fo:country="US"/>
    </style:style>
    <style:style style:name="T187" style:parent-style-name="Основнойшрифтабзаца" style:family="text">
      <style:text-properties fo:color="#000000"/>
    </style:style>
    <style:style style:name="T188" style:parent-style-name="Основнойшрифтабзаца" style:family="text">
      <style:text-properties fo:color="#000000" fo:language="en" fo:country="US"/>
    </style:style>
    <style:style style:name="T189" style:parent-style-name="Основнойшрифтабзаца" style:family="text">
      <style:text-properties fo:color="#000000"/>
    </style:style>
    <style:style style:name="T190" style:parent-style-name="Основнойшрифтабзаца" style:family="text">
      <style:text-properties fo:color="#000000" fo:language="en" fo:country="US"/>
    </style:style>
    <style:style style:name="T191" style:parent-style-name="Основнойшрифтабзаца" style:family="text">
      <style:text-properties fo:color="#000000"/>
    </style:style>
    <style:style style:name="P192" style:parent-style-name="Textbody" style:family="paragraph"/>
    <style:style style:name="T193" style:parent-style-name="Основнойшрифтабзаца" style:family="text">
      <style:text-properties fo:color="#000000"/>
    </style:style>
    <style:style style:name="T194" style:parent-style-name="Основнойшрифтабзаца" style:family="text">
      <style:text-properties fo:color="#000000" fo:language="en" fo:country="US"/>
    </style:style>
    <style:style style:name="T195" style:parent-style-name="Основнойшрифтабзаца" style:family="text">
      <style:text-properties fo:color="#000000"/>
    </style:style>
    <style:style style:name="T196" style:parent-style-name="Основнойшрифтабзаца" style:family="text">
      <style:text-properties fo:color="#000000"/>
    </style:style>
    <style:style style:name="T197" style:parent-style-name="Основнойшрифтабзаца" style:family="text">
      <style:text-properties fo:color="#000000" fo:language="en" fo:country="US"/>
    </style:style>
    <style:style style:name="T198" style:parent-style-name="Основнойшрифтабзаца" style:family="text">
      <style:text-properties fo:color="#000000"/>
    </style:style>
    <style:style style:name="T199" style:parent-style-name="Основнойшрифтабзаца" style:family="text">
      <style:text-properties style:font-name-asian="MS Mincho" fo:color="#000000" style:language-asian="ja" style:country-asian="JP"/>
    </style:style>
    <style:style style:name="T200" style:parent-style-name="Основнойшрифтабзаца" style:family="text">
      <style:text-properties style:font-name-asian="MS Mincho" fo:color="#000000" fo:language="en" fo:country="US" style:language-asian="ja" style:country-asian="JP"/>
    </style:style>
    <style:style style:name="T201" style:parent-style-name="Основнойшрифтабзаца" style:family="text">
      <style:text-properties style:font-name-asian="MS Mincho" fo:color="#000000" style:language-asian="ja" style:country-asian="JP"/>
    </style:style>
    <style:style style:name="T202" style:parent-style-name="Основнойшрифтабзаца" style:family="text">
      <style:text-properties fo:color="#000000"/>
    </style:style>
    <style:style style:name="T203" style:parent-style-name="Основнойшрифтабзаца" style:family="text">
      <style:text-properties fo:color="#000000" fo:language="en" fo:country="US"/>
    </style:style>
    <style:style style:name="T204" style:parent-style-name="Основнойшрифтабзаца" style:family="text">
      <style:text-properties fo:color="#000000"/>
    </style:style>
    <style:style style:name="P205" style:parent-style-name="Textbody" style:family="paragraph">
      <style:text-properties style:font-name-asian="MS Mincho" fo:color="#000000" style:language-asian="ja" style:country-asian="JP"/>
    </style:style>
    <style:style style:name="T206" style:parent-style-name="Основнойшрифтабзаца" style:family="text">
      <style:text-properties fo:color="#000000"/>
    </style:style>
    <style:style style:name="T207" style:parent-style-name="Основнойшрифтабзаца" style:family="text">
      <style:text-properties fo:color="#000000" fo:language="en" fo:country="US"/>
    </style:style>
    <style:style style:name="T208" style:parent-style-name="Основнойшрифтабзаца" style:family="text">
      <style:text-properties fo:color="#000000" fo:language="en" fo:country="US"/>
    </style:style>
    <style:style style:name="T209" style:parent-style-name="Основнойшрифтабзаца" style:family="text">
      <style:text-properties fo:color="#000000"/>
    </style:style>
    <style:style style:name="T210" style:parent-style-name="Основнойшрифтабзаца" style:family="text">
      <style:text-properties style:font-name-asian="SimSun" fo:color="#000000"/>
    </style:style>
    <style:style style:name="T211" style:parent-style-name="Основнойшрифтабзаца" style:family="text">
      <style:text-properties fo:color="#000000"/>
    </style:style>
    <style:style style:name="T212" style:parent-style-name="Основнойшрифтабзаца" style:family="text">
      <style:text-properties fo:color="#000000" fo:language="en" fo:country="US"/>
    </style:style>
    <style:style style:name="T213" style:parent-style-name="Основнойшрифтабзаца" style:family="text">
      <style:text-properties fo:color="#000000"/>
    </style:style>
    <style:style style:name="T214" style:parent-style-name="Основнойшрифтабзаца" style:family="text">
      <style:text-properties fo:color="#000000" fo:language="en" fo:country="US"/>
    </style:style>
    <style:style style:name="T215" style:parent-style-name="Основнойшрифтабзаца" style:family="text">
      <style:text-properties fo:color="#000000"/>
    </style:style>
    <style:style style:name="T216" style:parent-style-name="Основнойшрифтабзаца" style:family="text">
      <style:text-properties fo:color="#000000"/>
    </style:style>
    <style:style style:name="T217" style:parent-style-name="Основнойшрифтабзаца" style:family="text">
      <style:text-properties fo:color="#000000" fo:language="en" fo:country="US"/>
    </style:style>
    <style:style style:name="T218" style:parent-style-name="Основнойшрифтабзаца" style:family="text">
      <style:text-properties fo:color="#000000"/>
    </style:style>
    <style:style style:name="T219" style:parent-style-name="Основнойшрифтабзаца" style:family="text">
      <style:text-properties style:font-name-asian="MS Mincho" fo:color="#000000" style:language-asian="ja" style:country-asian="JP"/>
    </style:style>
    <style:style style:name="T220" style:parent-style-name="Основнойшрифтабзаца" style:family="text">
      <style:text-properties style:font-name-asian="MS Mincho" fo:color="#000000" style:language-asian="ja" style:country-asian="JP"/>
    </style:style>
    <style:style style:name="P221" style:parent-style-name="Textbody" style:family="paragraph"/>
    <style:style style:name="T222" style:parent-style-name="Основнойшрифтабзаца" style:family="text">
      <style:text-properties fo:color="#000000"/>
    </style:style>
    <style:style style:name="T223" style:parent-style-name="Основнойшрифтабзаца" style:family="text">
      <style:text-properties fo:color="#000000" fo:language="en" fo:country="US"/>
    </style:style>
    <style:style style:name="T224" style:parent-style-name="Основнойшрифтабзаца" style:family="text">
      <style:text-properties fo:color="#000000"/>
    </style:style>
    <style:style style:name="T225" style:parent-style-name="Основнойшрифтабзаца" style:family="text">
      <style:text-properties fo:color="#000000" fo:language="en" fo:country="US"/>
    </style:style>
    <style:style style:name="T226" style:parent-style-name="Основнойшрифтабзаца" style:family="text">
      <style:text-properties fo:color="#000000"/>
    </style:style>
    <style:style style:name="T227" style:parent-style-name="Основнойшрифтабзаца" style:family="text">
      <style:text-properties fo:color="#000000" fo:language="en" fo:country="US"/>
    </style:style>
    <style:style style:name="T228" style:parent-style-name="Основнойшрифтабзаца" style:family="text">
      <style:text-properties fo:color="#000000"/>
    </style:style>
    <style:style style:name="T229" style:parent-style-name="Основнойшрифтабзаца" style:family="text">
      <style:text-properties fo:color="#000000" fo:language="en" fo:country="US"/>
    </style:style>
    <style:style style:name="T230" style:parent-style-name="Основнойшрифтабзаца" style:family="text">
      <style:text-properties fo:color="#000000"/>
    </style:style>
    <style:style style:name="T231" style:parent-style-name="Основнойшрифтабзаца" style:family="text">
      <style:text-properties fo:color="#000000" fo:language="en" fo:country="US"/>
    </style:style>
    <style:style style:name="T232" style:parent-style-name="Основнойшрифтабзаца" style:family="text">
      <style:text-properties fo:color="#000000"/>
    </style:style>
    <style:style style:name="T233" style:parent-style-name="Основнойшрифтабзаца" style:family="text">
      <style:text-properties fo:color="#000000" fo:language="en" fo:country="US"/>
    </style:style>
    <style:style style:name="T234" style:parent-style-name="Основнойшрифтабзаца" style:family="text">
      <style:text-properties fo:color="#000000"/>
    </style:style>
    <style:style style:name="T235" style:parent-style-name="Основнойшрифтабзаца" style:family="text">
      <style:text-properties fo:color="#000000" fo:language="en" fo:country="US"/>
    </style:style>
    <style:style style:name="T236" style:parent-style-name="Основнойшрифтабзаца" style:family="text">
      <style:text-properties fo:color="#000000"/>
    </style:style>
    <style:style style:name="T237" style:parent-style-name="Основнойшрифтабзаца" style:family="text">
      <style:text-properties fo:color="#000000" fo:language="en" fo:country="US"/>
    </style:style>
    <style:style style:name="T238" style:parent-style-name="Основнойшрифтабзаца" style:family="text">
      <style:text-properties fo:color="#000000"/>
    </style:style>
    <style:style style:name="T239" style:parent-style-name="Основнойшрифтабзаца" style:family="text">
      <style:text-properties fo:color="#000000" fo:language="en" fo:country="US"/>
    </style:style>
    <style:style style:name="T240" style:parent-style-name="Основнойшрифтабзаца" style:family="text">
      <style:text-properties fo:color="#000000"/>
    </style:style>
    <style:style style:name="T241" style:parent-style-name="Основнойшрифтабзаца" style:family="text">
      <style:text-properties fo:color="#000000"/>
    </style:style>
    <style:style style:name="P242" style:parent-style-name="Textbody" style:family="paragraph"/>
    <style:style style:name="T243" style:parent-style-name="Основнойшрифтабзаца" style:family="text">
      <style:text-properties fo:language="en" fo:country="US"/>
    </style:style>
    <style:style style:name="T244" style:parent-style-name="Основнойшрифтабзаца" style:family="text">
      <style:text-properties fo:language="en" fo:country="US"/>
    </style:style>
    <style:style style:name="T245" style:parent-style-name="Основнойшрифтабзаца" style:family="text">
      <style:text-properties fo:language="en" fo:country="US"/>
    </style:style>
    <style:style style:name="T246" style:parent-style-name="Основнойшрифтабзаца" style:family="text">
      <style:text-properties fo:language="en" fo:country="US"/>
    </style:style>
    <style:style style:name="P247" style:parent-style-name="Textbody" style:family="paragraph"/>
    <style:style style:name="T248" style:parent-style-name="Основнойшрифтабзаца" style:family="text">
      <style:text-properties fo:language="en" fo:country="US"/>
    </style:style>
    <style:style style:name="T249" style:parent-style-name="Основнойшрифтабзаца" style:family="text">
      <style:text-properties fo:language="en" fo:country="US"/>
    </style:style>
    <style:style style:name="T250" style:parent-style-name="Основнойшрифтабзаца" style:family="text">
      <style:text-properties fo:language="en" fo:country="US"/>
    </style:style>
    <style:style style:name="T251" style:parent-style-name="Основнойшрифтабзаца" style:family="text">
      <style:text-properties fo:language="en" fo:country="US"/>
    </style:style>
    <style:style style:name="P252" style:parent-style-name="Textbody" style:family="paragraph">
      <style:paragraph-properties fo:margin-left="0.4923in" fo:text-indent="0in">
        <style:tab-stops/>
      </style:paragraph-properties>
    </style:style>
    <style:style style:name="T253" style:parent-style-name="Основнойшрифтабзаца" style:family="text">
      <style:text-properties fo:color="#000000"/>
    </style:style>
    <style:style style:name="T254" style:parent-style-name="Основнойшрифтабзаца" style:family="text">
      <style:text-properties fo:color="#000000" fo:language="en" fo:country="US"/>
    </style:style>
    <style:style style:name="T255" style:parent-style-name="Основнойшрифтабзаца" style:family="text">
      <style:text-properties fo:color="#000000"/>
    </style:style>
    <style:style style:name="T256" style:parent-style-name="Основнойшрифтабзаца" style:family="text">
      <style:text-properties fo:color="#000000" fo:language="en" fo:country="US"/>
    </style:style>
    <style:style style:name="P257" style:parent-style-name="Textbody" style:family="paragraph"/>
    <style:style style:name="T258" style:parent-style-name="Основнойшрифтабзаца" style:family="text">
      <style:text-properties fo:color="#000000"/>
    </style:style>
    <style:style style:name="T259" style:parent-style-name="Основнойшрифтабзаца" style:family="text">
      <style:text-properties fo:color="#000000" fo:language="en" fo:country="US"/>
    </style:style>
    <style:style style:name="P260" style:parent-style-name="Textbody" style:family="paragraph">
      <style:text-properties fo:color="#000000"/>
    </style:style>
    <style:style style:name="P261" style:parent-style-name="Textbody" style:family="paragraph">
      <style:text-properties fo:color="#000000"/>
    </style:style>
    <style:style style:name="P262" style:parent-style-name="Textbody" style:family="paragraph">
      <style:text-properties fo:color="#000000"/>
    </style:style>
    <style:style style:name="P263" style:parent-style-name="Textbody" style:family="paragraph">
      <style:text-properties fo:color="#000000"/>
    </style:style>
    <style:style style:name="P264" style:parent-style-name="Textbody" style:family="paragraph">
      <style:text-properties fo:color="#000000"/>
    </style:style>
    <style:style style:name="P265" style:parent-style-name="Textbody" style:family="paragraph">
      <style:text-properties fo:color="#000000"/>
    </style:style>
    <style:style style:name="T266" style:parent-style-name="Основнойшрифтабзаца" style:family="text">
      <style:text-properties fo:color="#000000"/>
    </style:style>
    <style:style style:name="T267" style:parent-style-name="Основнойшрифтабзаца" style:family="text">
      <style:text-properties fo:color="#000000"/>
    </style:style>
    <style:style style:name="T268" style:parent-style-name="Основнойшрифтабзаца" style:family="text">
      <style:text-properties fo:color="#000000"/>
    </style:style>
    <style:style style:name="T269" style:parent-style-name="Основнойшрифтабзаца" style:family="text">
      <style:text-properties fo:color="#000000" fo:language="en" fo:country="US"/>
    </style:style>
    <style:style style:name="T270" style:parent-style-name="Основнойшрифтабзаца" style:family="text">
      <style:text-properties fo:color="#000000"/>
    </style:style>
    <style:style style:name="T271" style:parent-style-name="Основнойшрифтабзаца" style:family="text">
      <style:text-properties fo:color="#000000" fo:language="en" fo:country="US"/>
    </style:style>
    <style:style style:name="T272" style:parent-style-name="Основнойшрифтабзаца" style:family="text">
      <style:text-properties fo:color="#000000"/>
    </style:style>
    <style:style style:name="P273" style:parent-style-name="Textbody" style:family="paragraph">
      <style:text-properties fo:color="#000000"/>
    </style:style>
    <style:style style:name="P274" style:parent-style-name="Textbody" style:family="paragraph">
      <style:text-properties fo:color="#000000"/>
    </style:style>
    <style:style style:name="P275" style:parent-style-name="Textbody" style:family="paragraph">
      <style:text-properties fo:color="#000000"/>
    </style:style>
    <style:style style:name="T276" style:parent-style-name="Основнойшрифтабзаца" style:family="text">
      <style:text-properties fo:color="#000000"/>
    </style:style>
    <style:style style:name="T277" style:parent-style-name="Основнойшрифтабзаца" style:family="text">
      <style:text-properties fo:color="#000000"/>
    </style:style>
    <style:style style:name="T278" style:parent-style-name="Основнойшрифтабзаца" style:family="text">
      <style:text-properties fo:color="#000000"/>
    </style:style>
    <style:style style:name="T279" style:parent-style-name="Основнойшрифтабзаца" style:family="text">
      <style:text-properties fo:color="#000000"/>
    </style:style>
    <style:style style:name="T280" style:parent-style-name="Основнойшрифтабзаца" style:family="text">
      <style:text-properties fo:color="#000000" fo:language="en" fo:country="US"/>
    </style:style>
    <style:style style:name="T281" style:parent-style-name="Основнойшрифтабзаца" style:family="text">
      <style:text-properties fo:color="#000000"/>
    </style:style>
    <style:style style:name="T282" style:parent-style-name="Основнойшрифтабзаца" style:family="text">
      <style:text-properties fo:color="#000000" fo:language="en" fo:country="US"/>
    </style:style>
    <style:style style:name="T283" style:parent-style-name="Основнойшрифтабзаца" style:family="text">
      <style:text-properties fo:color="#000000"/>
    </style:style>
    <style:style style:name="T284" style:parent-style-name="Основнойшрифтабзаца" style:family="text">
      <style:text-properties fo:color="#000000" fo:language="en" fo:country="US"/>
    </style:style>
    <style:style style:name="T285" style:parent-style-name="Основнойшрифтабзаца" style:family="text">
      <style:text-properties fo:color="#000000"/>
    </style:style>
    <style:style style:name="T286" style:parent-style-name="Основнойшрифтабзаца" style:family="text">
      <style:text-properties fo:color="#000000" fo:language="en" fo:country="US"/>
    </style:style>
    <style:style style:name="T287" style:parent-style-name="Основнойшрифтабзаца" style:family="text">
      <style:text-properties fo:color="#000000"/>
    </style:style>
    <style:style style:name="P288" style:parent-style-name="Textbody" style:family="paragraph">
      <style:text-properties fo:color="#000000"/>
    </style:style>
    <style:style style:name="T289" style:parent-style-name="Основнойшрифтабзаца" style:family="text">
      <style:text-properties fo:color="#000000"/>
    </style:style>
    <style:style style:name="T290" style:parent-style-name="Основнойшрифтабзаца" style:family="text">
      <style:text-properties fo:color="#000000"/>
    </style:style>
    <style:style style:name="T291" style:parent-style-name="Основнойшрифтабзаца" style:family="text">
      <style:text-properties fo:color="#000000" fo:language="en" fo:country="US"/>
    </style:style>
    <style:style style:name="T292" style:parent-style-name="Основнойшрифтабзаца" style:family="text">
      <style:text-properties fo:color="#000000"/>
    </style:style>
    <style:style style:name="T293" style:parent-style-name="Основнойшрифтабзаца" style:family="text">
      <style:text-properties fo:color="#000000" fo:language="en" fo:country="US"/>
    </style:style>
    <style:style style:name="T294" style:parent-style-name="Основнойшрифтабзаца" style:family="text">
      <style:text-properties fo:color="#000000"/>
    </style:style>
    <style:style style:name="T295" style:parent-style-name="Основнойшрифтабзаца" style:family="text">
      <style:text-properties fo:color="#000000"/>
    </style:style>
    <style:style style:name="T296" style:parent-style-name="Основнойшрифтабзаца" style:family="text">
      <style:text-properties fo:color="#000000" fo:language="en" fo:country="US"/>
    </style:style>
    <style:style style:name="T297" style:parent-style-name="Основнойшрифтабзаца" style:family="text">
      <style:text-properties fo:color="#000000"/>
    </style:style>
    <style:style style:name="T298" style:parent-style-name="Основнойшрифтабзаца" style:family="text">
      <style:text-properties style:font-name-asian="MS Mincho" fo:color="#000000" style:language-asian="ja" style:country-asian="JP"/>
    </style:style>
    <style:style style:name="T299" style:parent-style-name="Основнойшрифтабзаца" style:family="text">
      <style:text-properties fo:color="#000000"/>
    </style:style>
    <style:style style:name="T300" style:parent-style-name="Основнойшрифтабзаца" style:family="text">
      <style:text-properties fo:color="#000000"/>
    </style:style>
    <style:style style:name="T301" style:parent-style-name="Основнойшрифтабзаца" style:family="text">
      <style:text-properties fo:color="#000000" fo:language="en" fo:country="US"/>
    </style:style>
    <style:style style:name="T302" style:parent-style-name="Основнойшрифтабзаца" style:family="text">
      <style:text-properties fo:color="#000000"/>
    </style:style>
    <style:style style:name="T303" style:parent-style-name="Основнойшрифтабзаца" style:family="text">
      <style:text-properties fo:color="#000000" fo:language="en" fo:country="US"/>
    </style:style>
    <style:style style:name="T304" style:parent-style-name="Основнойшрифтабзаца" style:family="text">
      <style:text-properties fo:color="#000000"/>
    </style:style>
    <style:style style:name="T305" style:parent-style-name="Основнойшрифтабзаца" style:family="text">
      <style:text-properties fo:color="#000000"/>
    </style:style>
    <style:style style:name="P306" style:parent-style-name="Textbody" style:family="paragraph">
      <style:text-properties fo:color="#000000"/>
    </style:style>
    <style:style style:name="P307" style:parent-style-name="Textbody" style:family="paragraph">
      <style:text-properties fo:color="#000000"/>
    </style:style>
    <style:style style:name="P308" style:parent-style-name="Textbody" style:family="paragraph">
      <style:text-properties fo:color="#000000"/>
    </style:style>
    <style:style style:name="P309" style:parent-style-name="Textbody" style:family="paragraph"/>
    <style:style style:name="T310" style:parent-style-name="Основнойшрифтабзаца" style:family="text">
      <style:text-properties fo:color="#000000"/>
    </style:style>
    <style:style style:name="T311" style:parent-style-name="Основнойшрифтабзаца" style:family="text">
      <style:text-properties fo:color="#000000" fo:language="en" fo:country="US"/>
    </style:style>
    <style:style style:name="T312" style:parent-style-name="Основнойшрифтабзаца" style:family="text">
      <style:text-properties fo:color="#000000"/>
    </style:style>
    <style:style style:name="T313" style:parent-style-name="Основнойшрифтабзаца" style:family="text">
      <style:text-properties fo:color="#000000" fo:language="en" fo:country="US"/>
    </style:style>
    <style:style style:name="T314" style:parent-style-name="Основнойшрифтабзаца" style:family="text">
      <style:text-properties fo:color="#000000"/>
    </style:style>
    <style:style style:name="T315" style:parent-style-name="Основнойшрифтабзаца" style:family="text">
      <style:text-properties fo:color="#000000" fo:language="en" fo:country="US"/>
    </style:style>
    <style:style style:name="T316" style:parent-style-name="Основнойшрифтабзаца" style:family="text">
      <style:text-properties fo:color="#000000"/>
    </style:style>
    <style:style style:name="T317" style:parent-style-name="Основнойшрифтабзаца" style:family="text">
      <style:text-properties fo:color="#000000" fo:language="en" fo:country="US"/>
    </style:style>
    <style:style style:name="T318" style:parent-style-name="Основнойшрифтабзаца" style:family="text">
      <style:text-properties fo:color="#000000"/>
    </style:style>
    <style:style style:name="T319" style:parent-style-name="Основнойшрифтабзаца" style:family="text">
      <style:text-properties fo:color="#000000" fo:language="en" fo:country="US"/>
    </style:style>
    <style:style style:name="T320" style:parent-style-name="Основнойшрифтабзаца" style:family="text">
      <style:text-properties fo:color="#000000"/>
    </style:style>
    <style:style style:name="P321" style:parent-style-name="Textbody" style:family="paragraph"/>
    <style:style style:name="T322" style:parent-style-name="Основнойшрифтабзаца" style:family="text">
      <style:text-properties fo:color="#000000"/>
    </style:style>
    <style:style style:name="T323" style:parent-style-name="Основнойшрифтабзаца" style:family="text">
      <style:text-properties fo:color="#000000" fo:language="en" fo:country="US"/>
    </style:style>
    <style:style style:name="T324" style:parent-style-name="Основнойшрифтабзаца" style:family="text">
      <style:text-properties fo:color="#000000"/>
    </style:style>
    <style:style style:name="T325" style:parent-style-name="Основнойшрифтабзаца" style:family="text">
      <style:text-properties fo:color="#000000"/>
    </style:style>
    <style:style style:name="T326" style:parent-style-name="Основнойшрифтабзаца" style:family="text">
      <style:text-properties fo:color="#000000" fo:language="en" fo:country="US"/>
    </style:style>
    <style:style style:name="T327" style:parent-style-name="Основнойшрифтабзаца" style:family="text">
      <style:text-properties fo:color="#000000"/>
    </style:style>
    <style:style style:name="T328" style:parent-style-name="Основнойшрифтабзаца" style:family="text">
      <style:text-properties style:font-name-asian="MS Mincho" fo:color="#000000" style:language-asian="ja" style:country-asian="JP"/>
    </style:style>
    <style:style style:name="T329" style:parent-style-name="Основнойшрифтабзаца" style:family="text">
      <style:text-properties style:font-name-asian="MS Mincho" fo:color="#000000" fo:language="en" fo:country="US" style:language-asian="ja" style:country-asian="JP"/>
    </style:style>
    <style:style style:name="T330" style:parent-style-name="Основнойшрифтабзаца" style:family="text">
      <style:text-properties style:font-name-asian="MS Mincho" fo:color="#000000" style:language-asian="ja" style:country-asian="JP"/>
    </style:style>
    <style:style style:name="T331" style:parent-style-name="Основнойшрифтабзаца" style:family="text">
      <style:text-properties fo:color="#000000"/>
    </style:style>
    <style:style style:name="T332" style:parent-style-name="Основнойшрифтабзаца" style:family="text">
      <style:text-properties fo:color="#000000" fo:language="en" fo:country="US"/>
    </style:style>
    <style:style style:name="T333" style:parent-style-name="Основнойшрифтабзаца" style:family="text">
      <style:text-properties fo:color="#000000"/>
    </style:style>
    <style:style style:name="P334" style:parent-style-name="Textbody" style:family="paragraph"/>
    <style:style style:name="T335" style:parent-style-name="Основнойшрифтабзаца" style:family="text">
      <style:text-properties fo:color="#000000"/>
    </style:style>
    <style:style style:name="T336" style:parent-style-name="Основнойшрифтабзаца" style:family="text">
      <style:text-properties fo:color="#000000" fo:language="en" fo:country="US"/>
    </style:style>
    <style:style style:name="T337" style:parent-style-name="Основнойшрифтабзаца" style:family="text">
      <style:text-properties fo:color="#000000"/>
    </style:style>
    <style:style style:name="T338" style:parent-style-name="Основнойшрифтабзаца" style:family="text">
      <style:text-properties fo:color="#000000" fo:language="en" fo:country="US"/>
    </style:style>
    <style:style style:name="T339" style:parent-style-name="Основнойшрифтабзаца" style:family="text">
      <style:text-properties fo:color="#000000"/>
    </style:style>
    <style:style style:name="T340" style:parent-style-name="Основнойшрифтабзаца" style:family="text">
      <style:text-properties fo:color="#000000" fo:language="en" fo:country="US"/>
    </style:style>
    <style:style style:name="T341" style:parent-style-name="Основнойшрифтабзаца" style:family="text">
      <style:text-properties fo:color="#000000"/>
    </style:style>
    <style:style style:name="T342" style:parent-style-name="Основнойшрифтабзаца" style:family="text">
      <style:text-properties fo:color="#000000" fo:language="en" fo:country="US"/>
    </style:style>
    <style:style style:name="T343" style:parent-style-name="Основнойшрифтабзаца" style:family="text">
      <style:text-properties fo:color="#000000"/>
    </style:style>
    <style:style style:name="T344" style:parent-style-name="Основнойшрифтабзаца" style:family="text">
      <style:text-properties fo:color="#000000" fo:language="en" fo:country="US"/>
    </style:style>
    <style:style style:name="T345" style:parent-style-name="Основнойшрифтабзаца" style:family="text">
      <style:text-properties fo:color="#000000"/>
    </style:style>
    <style:style style:name="T346" style:parent-style-name="Основнойшрифтабзаца" style:family="text">
      <style:text-properties fo:color="#000000" fo:language="en" fo:country="US"/>
    </style:style>
    <style:style style:name="T347" style:parent-style-name="Основнойшрифтабзаца" style:family="text">
      <style:text-properties fo:color="#000000"/>
    </style:style>
    <style:style style:name="T348" style:parent-style-name="Основнойшрифтабзаца" style:family="text">
      <style:text-properties fo:color="#000000" fo:language="en" fo:country="US"/>
    </style:style>
    <style:style style:name="T349" style:parent-style-name="Основнойшрифтабзаца" style:family="text">
      <style:text-properties fo:color="#000000"/>
    </style:style>
    <style:style style:name="T350" style:parent-style-name="Основнойшрифтабзаца" style:family="text">
      <style:text-properties fo:color="#000000"/>
    </style:style>
    <style:style style:name="P351" style:parent-style-name="Textbody" style:family="paragraph"/>
    <style:style style:name="T352" style:parent-style-name="Основнойшрифтабзаца" style:family="text">
      <style:text-properties fo:language="en" fo:country="US"/>
    </style:style>
    <style:style style:name="T353" style:parent-style-name="Основнойшрифтабзаца" style:family="text">
      <style:text-properties fo:language="en" fo:country="US"/>
    </style:style>
    <style:style style:name="T354" style:parent-style-name="Основнойшрифтабзаца" style:family="text">
      <style:text-properties fo:language="en" fo:country="US"/>
    </style:style>
    <style:style style:name="T355" style:parent-style-name="Основнойшрифтабзаца" style:family="text">
      <style:text-properties fo:language="en" fo:country="US"/>
    </style:style>
    <style:style style:name="P356" style:parent-style-name="Textbody" style:family="paragraph"/>
    <style:style style:name="T357" style:parent-style-name="Основнойшрифтабзаца" style:family="text">
      <style:text-properties fo:language="en" fo:country="US"/>
    </style:style>
    <style:style style:name="T358" style:parent-style-name="Основнойшрифтабзаца" style:family="text">
      <style:text-properties fo:language="en" fo:country="US"/>
    </style:style>
    <style:style style:name="T359" style:parent-style-name="Основнойшрифтабзаца" style:family="text">
      <style:text-properties fo:language="en" fo:country="US"/>
    </style:style>
    <style:style style:name="T360" style:parent-style-name="Основнойшрифтабзаца" style:family="text">
      <style:text-properties fo:language="en" fo:country="US"/>
    </style:style>
    <style:style style:name="P361" style:parent-style-name="Textbody" style:family="paragraph">
      <style:paragraph-properties fo:margin-left="0.4923in" fo:text-indent="0in">
        <style:tab-stops/>
      </style:paragraph-properties>
    </style:style>
    <style:style style:name="T362" style:parent-style-name="Основнойшрифтабзаца" style:family="text">
      <style:text-properties fo:color="#000000"/>
    </style:style>
    <style:style style:name="T363" style:parent-style-name="Основнойшрифтабзаца" style:family="text">
      <style:text-properties fo:color="#000000" fo:language="en" fo:country="US"/>
    </style:style>
    <style:style style:name="T364" style:parent-style-name="Основнойшрифтабзаца" style:family="text">
      <style:text-properties fo:color="#000000"/>
    </style:style>
    <style:style style:name="T365" style:parent-style-name="Основнойшрифтабзаца" style:family="text">
      <style:text-properties fo:color="#000000" fo:language="en" fo:country="US"/>
    </style:style>
    <style:style style:name="P366" style:parent-style-name="Textbody" style:family="paragraph"/>
    <style:style style:name="T367" style:parent-style-name="Основнойшрифтабзаца" style:family="text">
      <style:text-properties fo:color="#000000"/>
    </style:style>
    <style:style style:name="T368" style:parent-style-name="Основнойшрифтабзаца" style:family="text">
      <style:text-properties fo:color="#000000" fo:language="en" fo:country="US"/>
    </style:style>
    <style:style style:name="P369" style:parent-style-name="Textbody" style:family="paragraph">
      <style:text-properties fo:color="#000000"/>
    </style:style>
    <style:style style:name="P370" style:parent-style-name="Textbody" style:family="paragraph">
      <style:text-properties fo:color="#000000"/>
    </style:style>
    <style:style style:name="P371" style:parent-style-name="Textbody" style:family="paragraph">
      <style:text-properties fo:color="#000000"/>
    </style:style>
    <style:style style:name="P372" style:parent-style-name="Textbody" style:family="paragraph">
      <style:text-properties fo:color="#000000"/>
    </style:style>
    <style:style style:name="P373" style:parent-style-name="Textbody" style:family="paragraph">
      <style:text-properties fo:color="#000000"/>
    </style:style>
    <style:style style:name="P374" style:parent-style-name="Textbody" style:family="paragraph">
      <style:text-properties fo:color="#000000"/>
    </style:style>
    <style:style style:name="P375" style:parent-style-name="Textbody" style:family="paragraph">
      <style:text-properties fo:color="#000000"/>
    </style:style>
    <style:style style:name="P376" style:parent-style-name="Textbody" style:family="paragraph">
      <style:text-properties fo:color="#000000"/>
    </style:style>
    <style:style style:name="P377" style:parent-style-name="Textbody" style:family="paragraph">
      <style:text-properties fo:color="#000000"/>
    </style:style>
    <style:style style:name="P378" style:parent-style-name="Textbody" style:family="paragraph">
      <style:text-properties fo:color="#000000"/>
    </style:style>
    <style:style style:name="P379" style:parent-style-name="Textbody" style:family="paragraph">
      <style:text-properties fo:color="#000000"/>
    </style:style>
    <style:style style:name="P380" style:parent-style-name="Textbody" style:family="paragraph"/>
    <style:style style:name="T381" style:parent-style-name="Основнойшрифтабзаца" style:family="text">
      <style:text-properties fo:color="#000000"/>
    </style:style>
    <style:style style:name="T382" style:parent-style-name="Основнойшрифтабзаца" style:family="text">
      <style:text-properties fo:color="#000000" fo:language="en" fo:country="US"/>
    </style:style>
    <style:style style:name="T383" style:parent-style-name="Основнойшрифтабзаца" style:family="text">
      <style:text-properties fo:color="#000000"/>
    </style:style>
    <style:style style:name="T384" style:parent-style-name="Основнойшрифтабзаца" style:family="text">
      <style:text-properties fo:color="#000000" fo:language="en" fo:country="US"/>
    </style:style>
    <style:style style:name="T385" style:parent-style-name="Основнойшрифтабзаца" style:family="text">
      <style:text-properties fo:color="#000000"/>
    </style:style>
    <style:style style:name="P386" style:parent-style-name="Textbody" style:family="paragraph">
      <style:text-properties fo:color="#000000"/>
    </style:style>
    <style:style style:name="P387" style:parent-style-name="Textbody" style:family="paragraph">
      <style:text-properties fo:color="#000000"/>
    </style:style>
    <style:style style:name="P388" style:parent-style-name="Textbody" style:family="paragraph">
      <style:text-properties fo:color="#000000"/>
    </style:style>
    <style:style style:name="P389" style:parent-style-name="Textbody" style:family="paragraph"/>
    <style:style style:name="T390" style:parent-style-name="Основнойшрифтабзаца" style:family="text">
      <style:text-properties fo:color="#000000"/>
    </style:style>
    <style:style style:name="T391" style:parent-style-name="Основнойшрифтабзаца" style:family="text">
      <style:text-properties fo:color="#000000" fo:language="en" fo:country="US"/>
    </style:style>
    <style:style style:name="P392" style:parent-style-name="Textbody" style:family="paragraph">
      <style:text-properties fo:color="#000000"/>
    </style:style>
    <style:style style:name="T393" style:parent-style-name="Основнойшрифтабзаца" style:family="text">
      <style:text-properties fo:color="#000000"/>
    </style:style>
    <style:style style:name="T394" style:parent-style-name="Основнойшрифтабзаца" style:family="text">
      <style:text-properties fo:color="#000000" fo:language="en" fo:country="US"/>
    </style:style>
    <style:style style:name="T395" style:parent-style-name="Основнойшрифтабзаца" style:family="text">
      <style:text-properties fo:color="#000000"/>
    </style:style>
    <style:style style:name="T396" style:parent-style-name="Основнойшрифтабзаца" style:family="text">
      <style:text-properties fo:color="#000000" fo:language="en" fo:country="US"/>
    </style:style>
    <style:style style:name="T397" style:parent-style-name="Основнойшрифтабзаца" style:family="text">
      <style:text-properties fo:color="#000000"/>
    </style:style>
    <style:style style:name="T398" style:parent-style-name="Основнойшрифтабзаца" style:family="text">
      <style:text-properties fo:color="#000000"/>
    </style:style>
    <style:style style:name="T399" style:parent-style-name="Основнойшрифтабзаца" style:family="text">
      <style:text-properties fo:color="#000000" fo:language="en" fo:country="US"/>
    </style:style>
    <style:style style:name="T400" style:parent-style-name="Основнойшрифтабзаца" style:family="text">
      <style:text-properties fo:color="#000000" fo:language="en" fo:country="US"/>
    </style:style>
    <style:style style:name="T401" style:parent-style-name="Основнойшрифтабзаца" style:family="text">
      <style:text-properties fo:color="#000000"/>
    </style:style>
    <style:style style:name="T402" style:parent-style-name="Основнойшрифтабзаца" style:family="text">
      <style:text-properties style:font-name-asian="MS Mincho" fo:color="#000000" style:language-asian="ja" style:country-asian="JP"/>
    </style:style>
    <style:style style:name="P403" style:parent-style-name="Textbody" style:family="paragraph"/>
    <style:style style:name="T404" style:parent-style-name="Основнойшрифтабзаца" style:family="text">
      <style:text-properties fo:color="#000000"/>
    </style:style>
    <style:style style:name="T405" style:parent-style-name="Основнойшрифтабзаца" style:family="text">
      <style:text-properties fo:color="#000000" fo:language="en" fo:country="US"/>
    </style:style>
    <style:style style:name="P406" style:parent-style-name="Textbody" style:family="paragraph">
      <style:text-properties fo:color="#000000"/>
    </style:style>
    <style:style style:name="T407" style:parent-style-name="Основнойшрифтабзаца" style:family="text">
      <style:text-properties fo:color="#000000"/>
    </style:style>
    <style:style style:name="T408" style:parent-style-name="Основнойшрифтабзаца" style:family="text">
      <style:text-properties fo:color="#000000" fo:language="en" fo:country="US"/>
    </style:style>
    <style:style style:name="T409" style:parent-style-name="Основнойшрифтабзаца" style:family="text">
      <style:text-properties fo:color="#000000"/>
    </style:style>
    <style:style style:name="T410" style:parent-style-name="Основнойшрифтабзаца" style:family="text">
      <style:text-properties fo:color="#000000" fo:language="en" fo:country="US"/>
    </style:style>
    <style:style style:name="T411" style:parent-style-name="Основнойшрифтабзаца" style:family="text">
      <style:text-properties fo:color="#000000"/>
    </style:style>
    <style:style style:name="P412" style:parent-style-name="Textbody" style:family="paragraph">
      <style:text-properties fo:color="#000000"/>
    </style:style>
    <style:style style:name="P413" style:parent-style-name="Textbody" style:family="paragraph"/>
    <style:style style:name="T414" style:parent-style-name="Основнойшрифтабзаца" style:family="text">
      <style:text-properties fo:color="#000000"/>
    </style:style>
    <style:style style:name="T415" style:parent-style-name="Основнойшрифтабзаца" style:family="text">
      <style:text-properties fo:color="#000000" fo:language="en" fo:country="US"/>
    </style:style>
    <style:style style:name="P416" style:parent-style-name="Textbody" style:family="paragraph">
      <style:text-properties fo:color="#000000"/>
    </style:style>
    <style:style style:name="T417" style:parent-style-name="Основнойшрифтабзаца" style:family="text">
      <style:text-properties fo:color="#000000"/>
    </style:style>
    <style:style style:name="T418" style:parent-style-name="Основнойшрифтабзаца" style:family="text">
      <style:text-properties fo:color="#000000"/>
    </style:style>
    <style:style style:name="T419" style:parent-style-name="Основнойшрифтабзаца" style:family="text">
      <style:text-properties fo:color="#000000" fo:language="en" fo:country="US"/>
    </style:style>
    <style:style style:name="T420" style:parent-style-name="Основнойшрифтабзаца" style:family="text">
      <style:text-properties fo:color="#000000"/>
    </style:style>
    <style:style style:name="T421" style:parent-style-name="Основнойшрифтабзаца" style:family="text">
      <style:text-properties fo:color="#000000"/>
    </style:style>
    <style:style style:name="P422" style:parent-style-name="Textbody" style:family="paragraph"/>
    <style:style style:name="T423" style:parent-style-name="Основнойшрифтабзаца" style:family="text">
      <style:text-properties fo:color="#000000"/>
    </style:style>
    <style:style style:name="T424" style:parent-style-name="Основнойшрифтабзаца" style:family="text">
      <style:text-properties fo:color="#000000" fo:language="en" fo:country="US"/>
    </style:style>
    <style:style style:name="T425" style:parent-style-name="Основнойшрифтабзаца" style:family="text">
      <style:text-properties fo:color="#000000"/>
    </style:style>
    <style:style style:name="T426" style:parent-style-name="Основнойшрифтабзаца" style:family="text">
      <style:text-properties fo:color="#000000"/>
    </style:style>
    <style:style style:name="T427" style:parent-style-name="Основнойшрифтабзаца" style:family="text">
      <style:text-properties fo:color="#000000" fo:language="en" fo:country="US"/>
    </style:style>
    <style:style style:name="T428" style:parent-style-name="Основнойшрифтабзаца" style:family="text">
      <style:text-properties fo:color="#000000"/>
    </style:style>
    <style:style style:name="T429" style:parent-style-name="Основнойшрифтабзаца" style:family="text">
      <style:text-properties fo:color="#000000" fo:language="en" fo:country="US"/>
    </style:style>
    <style:style style:name="T430" style:parent-style-name="Основнойшрифтабзаца" style:family="text">
      <style:text-properties fo:color="#000000"/>
    </style:style>
    <style:style style:name="T431" style:parent-style-name="Основнойшрифтабзаца" style:family="text">
      <style:text-properties fo:color="#000000"/>
    </style:style>
    <style:style style:name="T432" style:parent-style-name="Основнойшрифтабзаца" style:family="text">
      <style:text-properties fo:color="#000000" fo:language="en" fo:country="US"/>
    </style:style>
    <style:style style:name="T433" style:parent-style-name="Основнойшрифтабзаца" style:family="text">
      <style:text-properties fo:color="#000000"/>
    </style:style>
    <style:style style:name="T434" style:parent-style-name="Основнойшрифтабзаца" style:family="text">
      <style:text-properties style:font-name="MS Mincho" style:font-name-asian="MS Mincho" fo:color="#000000" style:language-asian="ja" style:country-asian="JP"/>
    </style:style>
    <style:style style:name="T435" style:parent-style-name="Основнойшрифтабзаца" style:family="text">
      <style:text-properties fo:color="#000000"/>
    </style:style>
    <style:style style:name="P436" style:parent-style-name="Textbody" style:family="paragraph"/>
    <style:style style:name="T437" style:parent-style-name="Основнойшрифтабзаца" style:family="text">
      <style:text-properties fo:color="#000000"/>
    </style:style>
    <style:style style:name="T438" style:parent-style-name="Основнойшрифтабзаца" style:family="text">
      <style:text-properties fo:color="#000000" fo:language="en" fo:country="US"/>
    </style:style>
    <style:style style:name="P439" style:parent-style-name="Textbody" style:family="paragraph">
      <style:text-properties fo:color="#000000"/>
    </style:style>
    <style:style style:name="P440" style:parent-style-name="Textbody" style:family="paragraph">
      <style:text-properties fo:color="#000000"/>
    </style:style>
    <style:style style:name="P441" style:parent-style-name="Textbody" style:family="paragraph">
      <style:text-properties fo:color="#000000"/>
    </style:style>
    <style:style style:name="P442" style:parent-style-name="Textbody" style:family="paragraph">
      <style:text-properties fo:font-weight="bold" style:font-weight-asian="bold" style:font-weight-complex="bold" fo:color="#000000"/>
    </style:style>
    <style:style style:name="T443" style:parent-style-name="Основнойшрифтабзаца" style:family="text">
      <style:text-properties fo:color="#000000"/>
    </style:style>
    <style:style style:name="TableColumn445" style:family="table-column">
      <style:table-column-properties style:column-width="1.3284in"/>
    </style:style>
    <style:style style:name="TableColumn446" style:family="table-column">
      <style:table-column-properties style:column-width="1.3284in"/>
    </style:style>
    <style:style style:name="TableColumn447" style:family="table-column">
      <style:table-column-properties style:column-width="4.0319in"/>
    </style:style>
    <style:style style:name="Table444" style:family="table">
      <style:table-properties style:width="6.6888in" style:rel-width="100%" fo:margin-left="0in" table:align="left"/>
    </style:style>
    <style:style style:name="TableRow448" style:family="table-row">
      <style:table-row-properties/>
    </style:style>
    <style:style style:name="TableCell449" style:family="table-cell">
      <style:table-cell-properties fo:border-top="0.0034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450" style:parent-style-name="TableContents" style:family="paragraph">
      <style:paragraph-properties fo:text-indent="0in"/>
      <style:text-properties style:font-name-asian="MS Mincho" fo:font-size="12pt" style:font-size-asian="12pt" style:language-asian="ja" style:country-asian="JP"/>
    </style:style>
    <style:style style:name="TableCell4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indent="0in"/>
      <style:text-properties fo:font-size="12pt" style:font-size-asian="12pt"/>
    </style:style>
    <style:style style:name="TableCell4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indent="0in"/>
      <style:text-properties fo:font-size="12pt" style:font-size-asian="12pt"/>
    </style:style>
    <style:style style:name="TableRow455" style:family="table-row">
      <style:table-row-properties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457" style:parent-style-name="TableContents" style:family="paragraph">
      <style:text-properties fo:font-size="12pt" style:font-size-asian="12pt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fo:font-size="12pt" style:font-size-asian="12pt" fo:language="en" fo:country="US"/>
    </style:style>
    <style:style style:name="P460" style:parent-style-name="TableContents" style:family="paragraph">
      <style:text-properties fo:font-size="12pt" style:font-size-asian="12pt" fo:language="en" fo:country="US"/>
    </style:style>
    <style:style style:name="P461" style:parent-style-name="TableContents" style:family="paragraph">
      <style:text-properties fo:font-size="12pt" style:font-size-asian="12pt" fo:language="en" fo:country="US"/>
    </style:style>
    <style:style style:name="P462" style:parent-style-name="TableContents" style:family="paragraph">
      <style:text-properties fo:font-size="12pt" style:font-size-asian="12pt" fo:language="en" fo:country="US"/>
    </style:style>
    <style:style style:name="P463" style:parent-style-name="TableContents" style:family="paragraph">
      <style:text-properties fo:font-size="12pt" style:font-size-asian="12pt" fo:language="en" fo:country="US"/>
    </style:style>
    <style:style style:name="P464" style:parent-style-name="TableContents" style:family="paragraph">
      <style:text-properties fo:font-size="12pt" style:font-size-asian="12pt" fo:language="en" fo:country="US"/>
    </style:style>
    <style:style style:name="P465" style:parent-style-name="TableContents" style:family="paragraph">
      <style:text-properties fo:font-size="12pt" style:font-size-asian="12pt" fo:language="en" fo:country="US"/>
    </style:style>
    <style:style style:name="P466" style:parent-style-name="TableContents" style:family="paragraph">
      <style:text-properties fo:font-size="12pt" style:font-size-asian="12pt" fo:language="en" fo:country="US"/>
    </style:style>
    <style:style style:name="P467" style:parent-style-name="TableContents" style:family="paragraph">
      <style:text-properties fo:font-size="12pt" style:font-size-asian="12pt" fo:language="en" fo:country="US"/>
    </style:style>
    <style:style style:name="P468" style:parent-style-name="TableContents" style:family="paragraph">
      <style:text-properties fo:font-size="12pt" style:font-size-asian="12pt" fo:language="en" fo:country="US"/>
    </style:style>
    <style:style style:name="P469" style:parent-style-name="TableContents" style:family="paragraph">
      <style:text-properties fo:font-size="12pt" style:font-size-asian="12pt" fo:language="en" fo:country="US"/>
    </style:style>
    <style:style style:name="P470" style:parent-style-name="TableContents" style:family="paragraph">
      <style:text-properties fo:font-size="12pt" style:font-size-asian="12pt" fo:language="en" fo:country="US"/>
    </style:style>
    <style:style style:name="P471" style:parent-style-name="TableContents" style:family="paragraph">
      <style:text-properties fo:font-size="12pt" style:font-size-asian="12pt" fo:language="en" fo:country="US"/>
    </style:style>
    <style:style style:name="P472" style:parent-style-name="TableContents" style:family="paragraph">
      <style:text-properties fo:font-size="12pt" style:font-size-asian="12pt" fo:language="en" fo:country="US"/>
    </style:style>
    <style:style style:name="P473" style:parent-style-name="TableContents" style:family="paragraph">
      <style:text-properties fo:font-size="12pt" style:font-size-asian="12pt" fo:language="en" fo:country="US"/>
    </style:style>
    <style:style style:name="P474" style:parent-style-name="TableContents" style:family="paragraph">
      <style:text-properties fo:font-size="12pt" style:font-size-asian="12pt" fo:language="en" fo:country="US"/>
    </style:style>
    <style:style style:name="P475" style:parent-style-name="TableContents" style:family="paragraph">
      <style:text-properties fo:font-size="12pt" style:font-size-asian="12pt" fo:language="en" fo:country="US"/>
    </style:style>
    <style:style style:name="TableCell4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fo:font-size="12pt" style:font-size-asian="12pt"/>
    </style:style>
    <style:style style:name="P478" style:parent-style-name="TableContents" style:family="paragraph">
      <style:text-properties fo:font-size="12pt" style:font-size-asian="12pt"/>
    </style:style>
    <style:style style:name="P479" style:parent-style-name="TableContents" style:family="paragraph">
      <style:text-properties fo:font-size="12pt" style:font-size-asian="12pt"/>
    </style:style>
    <style:style style:name="P480" style:parent-style-name="TableContents" style:family="paragraph">
      <style:text-properties fo:font-size="12pt" style:font-size-asian="12pt"/>
    </style:style>
    <style:style style:name="P481" style:parent-style-name="TableContents" style:family="paragraph">
      <style:text-properties fo:font-size="12pt" style:font-size-asian="12pt" fo:language="en" fo:country="US"/>
    </style:style>
    <style:style style:name="P482" style:parent-style-name="TableContents" style:family="paragraph">
      <style:text-properties fo:font-size="12pt" style:font-size-asian="12pt" fo:language="en" fo:country="US"/>
    </style:style>
    <style:style style:name="P483" style:parent-style-name="TableContents" style:family="paragraph">
      <style:text-properties fo:font-size="12pt" style:font-size-asian="12pt" fo:language="en" fo:country="US"/>
    </style:style>
    <style:style style:name="P484" style:parent-style-name="TableContents" style:family="paragraph">
      <style:text-properties fo:font-size="12pt" style:font-size-asian="12pt" fo:language="en" fo:country="US"/>
    </style:style>
    <style:style style:name="P485" style:parent-style-name="TableContents" style:family="paragraph">
      <style:text-properties fo:font-size="12pt" style:font-size-asian="12pt" fo:language="en" fo:country="US"/>
    </style:style>
    <style:style style:name="P486" style:parent-style-name="TableContents" style:family="paragraph">
      <style:text-properties fo:font-size="12pt" style:font-size-asian="12pt" fo:language="en" fo:country="US"/>
    </style:style>
    <style:style style:name="P487" style:parent-style-name="TableContents" style:family="paragraph">
      <style:text-properties fo:font-size="12pt" style:font-size-asian="12pt" fo:language="en" fo:country="US"/>
    </style:style>
    <style:style style:name="P488" style:parent-style-name="TableContents" style:family="paragraph">
      <style:text-properties fo:font-size="12pt" style:font-size-asian="12pt" fo:language="en" fo:country="US"/>
    </style:style>
    <style:style style:name="P489" style:parent-style-name="TableContents" style:family="paragraph">
      <style:text-properties fo:font-size="12pt" style:font-size-asian="12pt" fo:language="en" fo:country="US"/>
    </style:style>
    <style:style style:name="P490" style:parent-style-name="TableContents" style:family="paragraph">
      <style:text-properties fo:font-size="12pt" style:font-size-asian="12pt" fo:language="en" fo:country="US"/>
    </style:style>
    <style:style style:name="P491" style:parent-style-name="TableContents" style:family="paragraph">
      <style:text-properties fo:font-size="12pt" style:font-size-asian="12pt" fo:language="en" fo:country="US"/>
    </style:style>
    <style:style style:name="P492" style:parent-style-name="TableContents" style:family="paragraph">
      <style:text-properties fo:font-size="12pt" style:font-size-asian="12pt" fo:language="en" fo:country="US"/>
    </style:style>
    <style:style style:name="P493" style:parent-style-name="TableContents" style:family="paragraph">
      <style:text-properties fo:font-size="12pt" style:font-size-asian="12pt" fo:language="en" fo:country="US"/>
    </style:style>
    <style:style style:name="P494" style:parent-style-name="TableContents" style:family="paragraph">
      <style:text-properties fo:font-size="12pt" style:font-size-asian="12pt" fo:language="en" fo:country="US"/>
    </style:style>
    <style:style style:name="P495" style:parent-style-name="TableContents" style:family="paragraph">
      <style:text-properties fo:font-size="12pt" style:font-size-asian="12pt" fo:language="en" fo:country="US"/>
    </style:style>
    <style:style style:name="P496" style:parent-style-name="TableContents" style:family="paragraph">
      <style:text-properties fo:font-size="12pt" style:font-size-asian="12pt"/>
    </style:style>
    <style:style style:name="P497" style:parent-style-name="TableContents" style:family="paragraph">
      <style:text-properties fo:font-size="12pt" style:font-size-asian="12pt"/>
    </style:style>
    <style:style style:name="P498" style:parent-style-name="TableContents" style:family="paragraph">
      <style:text-properties fo:font-size="12pt" style:font-size-asian="12pt"/>
    </style:style>
    <style:style style:name="P499" style:parent-style-name="TableContents" style:family="paragraph">
      <style:text-properties fo:font-size="12pt" style:font-size-asian="12pt"/>
    </style:style>
    <style:style style:name="P500" style:parent-style-name="TableContents" style:family="paragraph">
      <style:text-properties fo:font-size="12pt" style:font-size-asian="12pt"/>
    </style:style>
    <style:style style:name="P501" style:parent-style-name="TableContents" style:family="paragraph">
      <style:text-properties fo:font-size="12pt" style:font-size-asian="12pt"/>
    </style:style>
    <style:style style:name="P502" style:parent-style-name="TableContents" style:family="paragraph">
      <style:text-properties fo:font-size="12pt" style:font-size-asian="12pt"/>
    </style:style>
    <style:style style:name="P503" style:parent-style-name="TableContents" style:family="paragraph">
      <style:text-properties fo:font-size="12pt" style:font-size-asian="12pt"/>
    </style:style>
    <style:style style:name="P504" style:parent-style-name="TableContents" style:family="paragraph">
      <style:text-properties fo:font-size="12pt" style:font-size-asian="12pt"/>
    </style:style>
    <style:style style:name="P505" style:parent-style-name="TableContents" style:family="paragraph">
      <style:text-properties fo:font-size="12pt" style:font-size-asian="12pt"/>
    </style:style>
    <style:style style:name="P506" style:parent-style-name="TableContents" style:family="paragraph">
      <style:text-properties fo:font-size="12pt" style:font-size-asian="12pt"/>
    </style:style>
    <style:style style:name="P507" style:parent-style-name="TableContents" style:family="paragraph">
      <style:text-properties fo:font-size="12pt" style:font-size-asian="12pt"/>
    </style:style>
    <style:style style:name="P508" style:parent-style-name="TableContents" style:family="paragraph">
      <style:text-properties fo:font-size="12pt" style:font-size-asian="12pt"/>
    </style:style>
    <style:style style:name="P509" style:parent-style-name="TableContents" style:family="paragraph">
      <style:text-properties fo:font-size="12pt" style:font-size-asian="12pt"/>
    </style:style>
    <style:style style:name="P510" style:parent-style-name="TableContents" style:family="paragraph">
      <style:text-properties fo:font-size="12pt" style:font-size-asian="12pt"/>
    </style:style>
    <style:style style:name="P511" style:parent-style-name="TableContents" style:family="paragraph">
      <style:text-properties fo:font-size="12pt" style:font-size-asian="12pt"/>
    </style:style>
    <style:style style:name="TableRow512" style:family="table-row">
      <style:table-row-properties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514" style:parent-style-name="TableContents" style:family="paragraph">
      <style:text-properties fo:font-size="12pt" style:font-size-asian="12pt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1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1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1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2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21" style:parent-style-name="TableContents" style:family="paragraph">
      <style:paragraph-properties fo:text-indent="0in"/>
      <style:text-properties fo:font-size="12pt" style:font-size-asian="12pt"/>
    </style:style>
    <style:style style:name="TableCell5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3" style:parent-style-name="TableContents" style:family="paragraph">
      <style:text-properties fo:font-size="12pt" style:font-size-asian="12pt"/>
    </style:style>
    <style:style style:name="P524" style:parent-style-name="TableContents" style:family="paragraph">
      <style:text-properties fo:font-size="12pt" style:font-size-asian="12pt"/>
    </style:style>
    <style:style style:name="TableRow525" style:family="table-row">
      <style:table-row-properties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527" style:parent-style-name="TableContents" style:family="paragraph">
      <style:text-properties fo:font-size="12pt" style:font-size-asian="12pt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paragraph-properties fo:text-indent="0in"/>
      <style:text-properties fo:font-size="12pt" style:font-size-asian="12pt"/>
    </style:style>
    <style:style style:name="P530" style:parent-style-name="TableContents" style:family="paragraph">
      <style:paragraph-properties fo:text-indent="0in"/>
      <style:text-properties fo:font-size="12pt" style:font-size-asian="12pt"/>
    </style:style>
    <style:style style:name="P531" style:parent-style-name="TableContents" style:family="paragraph">
      <style:paragraph-properties fo:text-indent="0in"/>
      <style:text-properties fo:font-size="12pt" style:font-size-asian="12pt"/>
    </style:style>
    <style:style style:name="TableCell5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3" style:parent-style-name="TableContents" style:family="paragraph">
      <style:text-properties fo:font-size="12pt" style:font-size-asian="12pt"/>
    </style:style>
    <style:style style:name="T534" style:parent-style-name="Основнойшрифтабзаца" style:family="text">
      <style:text-properties fo:font-size="12pt" style:font-size-asian="12pt" fo:language="en" fo:country="US"/>
    </style:style>
    <style:style style:name="TableRow535" style:family="table-row">
      <style:table-row-properties/>
    </style:style>
    <style:style style:name="TableCell536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537" style:parent-style-name="TableContents" style:family="paragraph">
      <style:text-properties fo:font-size="12pt" style:font-size-asian="12pt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fo:font-size="12pt" style:font-size-asian="12pt" fo:language="en" fo:country="US"/>
    </style:style>
    <style:style style:name="P540" style:parent-style-name="TableContents" style:family="paragraph">
      <style:text-properties fo:font-size="12pt" style:font-size-asian="12pt" fo:language="en" fo:country="US"/>
    </style:style>
    <style:style style:name="P541" style:parent-style-name="TableContents" style:family="paragraph">
      <style:text-properties fo:font-size="12pt" style:font-size-asian="12pt" fo:language="en" fo:country="US"/>
    </style:style>
    <style:style style:name="P542" style:parent-style-name="TableContents" style:family="paragraph">
      <style:text-properties fo:font-size="12pt" style:font-size-asian="12pt" fo:language="en" fo:country="US"/>
    </style:style>
    <style:style style:name="P543" style:parent-style-name="TableContents" style:family="paragraph">
      <style:text-properties fo:font-size="12pt" style:font-size-asian="12pt" fo:language="en" fo:country="US"/>
    </style:style>
    <style:style style:name="P544" style:parent-style-name="TableContents" style:family="paragraph">
      <style:text-properties fo:font-size="12pt" style:font-size-asian="12pt" fo:language="en" fo:country="US"/>
    </style:style>
    <style:style style:name="P545" style:parent-style-name="TableContents" style:family="paragraph">
      <style:text-properties fo:font-size="12pt" style:font-size-asian="12pt" fo:language="en" fo:country="US"/>
    </style:style>
    <style:style style:name="P546" style:parent-style-name="TableContents" style:family="paragraph">
      <style:text-properties fo:font-size="12pt" style:font-size-asian="12pt" fo:language="en" fo:country="US"/>
    </style:style>
    <style:style style:name="P547" style:parent-style-name="TableContents" style:family="paragraph">
      <style:text-properties fo:font-size="12pt" style:font-size-asian="12pt" fo:language="en" fo:country="US"/>
    </style:style>
    <style:style style:name="P548" style:parent-style-name="TableContents" style:family="paragraph">
      <style:text-properties fo:font-size="12pt" style:font-size-asian="12pt" fo:language="en" fo:country="US"/>
    </style:style>
    <style:style style:name="T549" style:parent-style-name="Основнойшрифтабзаца" style:family="text">
      <style:text-properties fo:font-size="12pt" style:font-size-asian="12pt" fo:language="en" fo:country="US"/>
    </style:style>
    <style:style style:name="T550" style:parent-style-name="Основнойшрифтабзаца" style:family="text">
      <style:text-properties fo:font-size="12pt" style:font-size-asian="12pt"/>
    </style:style>
    <style:style style:name="T551" style:parent-style-name="Основнойшрифтабзаца" style:family="text">
      <style:text-properties fo:font-size="12pt" style:font-size-asian="12pt" fo:language="en" fo:country="US"/>
    </style:style>
    <style:style style:name="T552" style:parent-style-name="Основнойшрифтабзаца" style:family="text">
      <style:text-properties fo:font-size="12pt" style:font-size-asian="12pt"/>
    </style:style>
    <style:style style:name="TableCell5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fo:font-size="12pt" style:font-size-asian="12pt"/>
    </style:style>
    <style:style style:name="T555" style:parent-style-name="Основнойшрифтабзаца" style:family="text">
      <style:text-properties fo:font-size="12pt" style:font-size-asian="12pt" fo:language="en" fo:country="US"/>
    </style:style>
    <style:style style:name="P556" style:parent-style-name="Textbody" style:family="paragraph">
      <style:text-properties fo:color="#000000" fo:language="en" fo:country="US"/>
    </style:style>
    <style:style style:name="P557" style:parent-style-name="Textbody" style:family="paragraph">
      <style:text-properties fo:color="#000000"/>
    </style:style>
    <style:style style:name="TableColumn559" style:family="table-column">
      <style:table-column-properties style:column-width="0.8076in"/>
    </style:style>
    <style:style style:name="TableColumn560" style:family="table-column">
      <style:table-column-properties style:column-width="1.1819in"/>
    </style:style>
    <style:style style:name="TableColumn561" style:family="table-column">
      <style:table-column-properties style:column-width="4.7083in"/>
    </style:style>
    <style:style style:name="Table558" style:family="table">
      <style:table-properties style:width="6.6979in" fo:margin-left="-0.009in" table:align="left"/>
    </style:style>
    <style:style style:name="TableRow562" style:family="table-row">
      <style:table-row-properties/>
    </style:style>
    <style:style style:name="TableCell563" style:family="table-cell">
      <style:table-cell-properties fo:border-top="0.0034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564" style:parent-style-name="TableContents" style:family="paragraph">
      <style:paragraph-properties fo:text-indent="0in"/>
      <style:text-properties fo:font-size="12pt" style:font-size-asian="12pt"/>
    </style:style>
    <style:style style:name="TableCell5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paragraph-properties fo:text-indent="0in"/>
      <style:text-properties fo:font-size="12pt" style:font-size-asian="12pt"/>
    </style:style>
    <style:style style:name="TableCell5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68" style:parent-style-name="TableContents" style:family="paragraph">
      <style:paragraph-properties fo:text-indent="0in"/>
      <style:text-properties fo:font-size="12pt" style:font-size-asian="12pt"/>
    </style:style>
    <style:style style:name="TableRow569" style:family="table-row">
      <style:table-row-properties/>
    </style:style>
    <style:style style:name="TableCell570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571" style:parent-style-name="TableContents" style:family="paragraph">
      <style:text-properties fo:font-size="12pt" style:font-size-asian="12pt"/>
    </style:style>
    <style:style style:name="TableCell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fo:font-size="12pt" style:font-size-asian="12pt" fo:language="en" fo:country="US"/>
    </style:style>
    <style:style style:name="P574" style:parent-style-name="TableContents" style:family="paragraph">
      <style:text-properties fo:font-size="12pt" style:font-size-asian="12pt" fo:language="en" fo:country="US"/>
    </style:style>
    <style:style style:name="P575" style:parent-style-name="TableContents" style:family="paragraph">
      <style:text-properties fo:font-size="12pt" style:font-size-asian="12pt" fo:language="en" fo:country="US"/>
    </style:style>
    <style:style style:name="P576" style:parent-style-name="TableContents" style:family="paragraph">
      <style:text-properties fo:font-size="12pt" style:font-size-asian="12pt" fo:language="en" fo:country="US"/>
    </style:style>
    <style:style style:name="P577" style:parent-style-name="TableContents" style:family="paragraph">
      <style:text-properties fo:font-size="12pt" style:font-size-asian="12pt" fo:language="en" fo:country="US"/>
    </style:style>
    <style:style style:name="P578" style:parent-style-name="TableContents" style:family="paragraph">
      <style:text-properties fo:font-size="12pt" style:font-size-asian="12pt" fo:language="en" fo:country="US"/>
    </style:style>
    <style:style style:name="P579" style:parent-style-name="TableContents" style:family="paragraph">
      <style:text-properties fo:font-size="12pt" style:font-size-asian="12pt" fo:language="en" fo:country="US"/>
    </style:style>
    <style:style style:name="P580" style:parent-style-name="TableContents" style:family="paragraph">
      <style:text-properties fo:font-size="12pt" style:font-size-asian="12pt" fo:language="en" fo:country="US"/>
    </style:style>
    <style:style style:name="P581" style:parent-style-name="TableContents" style:family="paragraph">
      <style:text-properties fo:font-size="12pt" style:font-size-asian="12pt" fo:language="en" fo:country="US"/>
    </style:style>
    <style:style style:name="P582" style:parent-style-name="TableContents" style:family="paragraph">
      <style:text-properties fo:font-size="12pt" style:font-size-asian="12pt" fo:language="en" fo:country="US"/>
    </style:style>
    <style:style style:name="P583" style:parent-style-name="TableContents" style:family="paragraph">
      <style:text-properties fo:font-size="12pt" style:font-size-asian="12pt" fo:language="en" fo:country="US"/>
    </style:style>
    <style:style style:name="P584" style:parent-style-name="TableContents" style:family="paragraph">
      <style:text-properties fo:font-size="12pt" style:font-size-asian="12pt" fo:language="en" fo:country="US"/>
    </style:style>
    <style:style style:name="P585" style:parent-style-name="TableContents" style:family="paragraph">
      <style:text-properties fo:font-size="12pt" style:font-size-asian="12pt" fo:language="en" fo:country="US"/>
    </style:style>
    <style:style style:name="P586" style:parent-style-name="TableContents" style:family="paragraph">
      <style:text-properties fo:font-size="12pt" style:font-size-asian="12pt" fo:language="en" fo:country="US"/>
    </style:style>
    <style:style style:name="P587" style:parent-style-name="TableContents" style:family="paragraph">
      <style:text-properties fo:font-size="12pt" style:font-size-asian="12pt" fo:language="en" fo:country="US"/>
    </style:style>
    <style:style style:name="P588" style:parent-style-name="TableContents" style:family="paragraph">
      <style:text-properties fo:font-size="12pt" style:font-size-asian="12pt"/>
    </style:style>
    <style:style style:name="P589" style:parent-style-name="TableContents" style:family="paragraph">
      <style:text-properties fo:font-size="12pt" style:font-size-asian="12pt"/>
    </style:style>
    <style:style style:name="P590" style:parent-style-name="TableContents" style:family="paragraph">
      <style:text-properties fo:font-size="12pt" style:font-size-asian="12pt"/>
    </style:style>
    <style:style style:name="P591" style:parent-style-name="TableContents" style:family="paragraph">
      <style:text-properties fo:font-size="12pt" style:font-size-asian="12pt"/>
    </style:style>
    <style:style style:name="P592" style:parent-style-name="TableContents" style:family="paragraph">
      <style:text-properties fo:font-size="12pt" style:font-size-asian="12pt"/>
    </style:style>
    <style:style style:name="P593" style:parent-style-name="TableContents" style:family="paragraph">
      <style:text-properties fo:font-size="12pt" style:font-size-asian="12pt"/>
    </style:style>
    <style:style style:name="P594" style:parent-style-name="TableContents" style:family="paragraph">
      <style:text-properties fo:font-size="12pt" style:font-size-asian="12pt"/>
    </style:style>
    <style:style style:name="P595" style:parent-style-name="TableContents" style:family="paragraph">
      <style:text-properties fo:font-size="12pt" style:font-size-asian="12pt"/>
    </style:style>
    <style:style style:name="P596" style:parent-style-name="TableContents" style:family="paragraph">
      <style:text-properties fo:font-size="12pt" style:font-size-asian="12pt"/>
    </style:style>
    <style:style style:name="P597" style:parent-style-name="TableContents" style:family="paragraph">
      <style:text-properties fo:font-size="12pt" style:font-size-asian="12pt"/>
    </style:style>
    <style:style style:name="P598" style:parent-style-name="TableContents" style:family="paragraph">
      <style:text-properties fo:font-size="12pt" style:font-size-asian="12pt"/>
    </style:style>
    <style:style style:name="P599" style:parent-style-name="TableContents" style:family="paragraph">
      <style:text-properties fo:font-size="12pt" style:font-size-asian="12pt"/>
    </style:style>
    <style:style style:name="P600" style:parent-style-name="TableContents" style:family="paragraph">
      <style:text-properties fo:font-size="12pt" style:font-size-asian="12pt"/>
    </style:style>
    <style:style style:name="P601" style:parent-style-name="TableContents" style:family="paragraph">
      <style:text-properties fo:font-size="12pt" style:font-size-asian="12pt"/>
    </style:style>
    <style:style style:name="P602" style:parent-style-name="TableContents" style:family="paragraph">
      <style:text-properties fo:font-size="12pt" style:font-size-asian="12pt"/>
    </style:style>
    <style:style style:name="P603" style:parent-style-name="TableContents" style:family="paragraph">
      <style:paragraph-properties fo:text-indent="0in"/>
      <style:text-properties fo:font-size="12pt" style:font-size-asian="12pt"/>
    </style:style>
    <style:style style:name="TableCell6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5" style:parent-style-name="TableContents" style:family="paragraph">
      <style:text-properties fo:font-size="12pt" style:font-size-asian="12pt"/>
    </style:style>
    <style:style style:name="P606" style:parent-style-name="TableContents" style:family="paragraph">
      <style:text-properties fo:font-size="12pt" style:font-size-asian="12pt"/>
    </style:style>
    <style:style style:name="T607" style:parent-style-name="Основнойшрифтабзаца" style:family="text">
      <style:text-properties fo:font-size="12pt" style:font-size-asian="12pt"/>
    </style:style>
    <style:style style:name="T608" style:parent-style-name="Основнойшрифтабзаца" style:family="text">
      <style:text-properties fo:font-size="12pt" style:font-size-asian="12pt" fo:language="en" fo:country="US"/>
    </style:style>
    <style:style style:name="P609" style:parent-style-name="TableContents" style:family="paragraph">
      <style:text-properties fo:font-size="12pt" style:font-size-asian="12pt"/>
    </style:style>
    <style:style style:name="P610" style:parent-style-name="TableContents" style:family="paragraph">
      <style:text-properties fo:font-size="12pt" style:font-size-asian="12pt"/>
    </style:style>
    <style:style style:name="P611" style:parent-style-name="TableContents" style:family="paragraph">
      <style:text-properties fo:font-size="12pt" style:font-size-asian="12pt"/>
    </style:style>
    <style:style style:name="P612" style:parent-style-name="TableContents" style:family="paragraph">
      <style:text-properties fo:font-size="12pt" style:font-size-asian="12pt" fo:language="en" fo:country="US"/>
    </style:style>
    <style:style style:name="P613" style:parent-style-name="TableContents" style:family="paragraph">
      <style:text-properties fo:font-size="12pt" style:font-size-asian="12pt" fo:language="en" fo:country="US"/>
    </style:style>
    <style:style style:name="P614" style:parent-style-name="TableContents" style:family="paragraph">
      <style:text-properties fo:font-size="12pt" style:font-size-asian="12pt" fo:language="en" fo:country="US"/>
    </style:style>
    <style:style style:name="P615" style:parent-style-name="TableContents" style:family="paragraph">
      <style:text-properties fo:font-size="12pt" style:font-size-asian="12pt" fo:language="en" fo:country="US"/>
    </style:style>
    <style:style style:name="P616" style:parent-style-name="TableContents" style:family="paragraph">
      <style:text-properties fo:font-size="12pt" style:font-size-asian="12pt" fo:language="en" fo:country="US"/>
    </style:style>
    <style:style style:name="P617" style:parent-style-name="TableContents" style:family="paragraph">
      <style:text-properties fo:font-size="12pt" style:font-size-asian="12pt" fo:language="en" fo:country="US"/>
    </style:style>
    <style:style style:name="P618" style:parent-style-name="TableContents" style:family="paragraph">
      <style:text-properties fo:font-size="12pt" style:font-size-asian="12pt" fo:language="en" fo:country="US"/>
    </style:style>
    <style:style style:name="P619" style:parent-style-name="TableContents" style:family="paragraph">
      <style:text-properties fo:font-size="12pt" style:font-size-asian="12pt" fo:language="en" fo:country="US"/>
    </style:style>
    <style:style style:name="P620" style:parent-style-name="TableContents" style:family="paragraph">
      <style:text-properties fo:font-size="12pt" style:font-size-asian="12pt" fo:language="en" fo:country="US"/>
    </style:style>
    <style:style style:name="P621" style:parent-style-name="TableContents" style:family="paragraph">
      <style:text-properties fo:font-size="12pt" style:font-size-asian="12pt" fo:language="en" fo:country="US"/>
    </style:style>
    <style:style style:name="T622" style:parent-style-name="Основнойшрифтабзаца" style:family="text">
      <style:text-properties fo:font-size="12pt" style:font-size-asian="12pt" fo:language="en" fo:country="US"/>
    </style:style>
    <style:style style:name="T623" style:parent-style-name="Основнойшрифтабзаца" style:family="text">
      <style:text-properties fo:font-size="12pt" style:font-size-asian="12pt"/>
    </style:style>
    <style:style style:name="T624" style:parent-style-name="Основнойшрифтабзаца" style:family="text">
      <style:text-properties fo:font-size="12pt" style:font-size-asian="12pt" fo:language="en" fo:country="US"/>
    </style:style>
    <style:style style:name="T625" style:parent-style-name="Основнойшрифтабзаца" style:family="text">
      <style:text-properties fo:font-size="12pt" style:font-size-asian="12pt"/>
    </style:style>
    <style:style style:name="T626" style:parent-style-name="Основнойшрифтабзаца" style:family="text">
      <style:text-properties fo:font-size="12pt" style:font-size-asian="12pt" fo:language="en" fo:country="US"/>
    </style:style>
    <style:style style:name="T627" style:parent-style-name="Основнойшрифтабзаца" style:family="text">
      <style:text-properties fo:font-size="12pt" style:font-size-asian="12pt"/>
    </style:style>
    <style:style style:name="P628" style:parent-style-name="TableContents" style:family="paragraph">
      <style:text-properties fo:font-size="12pt" style:font-size-asian="12pt"/>
    </style:style>
    <style:style style:name="P629" style:parent-style-name="TableContents" style:family="paragraph">
      <style:text-properties fo:font-size="12pt" style:font-size-asian="12pt"/>
    </style:style>
    <style:style style:name="T630" style:parent-style-name="Основнойшрифтабзаца" style:family="text">
      <style:text-properties fo:font-size="12pt" style:font-size-asian="12pt" fo:language="en" fo:country="US"/>
    </style:style>
    <style:style style:name="T631" style:parent-style-name="Основнойшрифтабзаца" style:family="text">
      <style:text-properties fo:font-size="12pt" style:font-size-asian="12pt"/>
    </style:style>
    <style:style style:name="T632" style:parent-style-name="Основнойшрифтабзаца" style:family="text">
      <style:text-properties fo:font-size="12pt" style:font-size-asian="12pt" fo:language="en" fo:country="US"/>
    </style:style>
    <style:style style:name="T633" style:parent-style-name="Основнойшрифтабзаца" style:family="text">
      <style:text-properties fo:font-size="12pt" style:font-size-asian="12pt"/>
    </style:style>
    <style:style style:name="T634" style:parent-style-name="Основнойшрифтабзаца" style:family="text">
      <style:text-properties fo:font-size="12pt" style:font-size-asian="12pt" fo:language="en" fo:country="US"/>
    </style:style>
    <style:style style:name="P635" style:parent-style-name="TableContents" style:family="paragraph">
      <style:text-properties fo:font-size="12pt" style:font-size-asian="12pt"/>
    </style:style>
    <style:style style:name="P636" style:parent-style-name="TableContents" style:family="paragraph">
      <style:text-properties fo:font-size="12pt" style:font-size-asian="12pt"/>
    </style:style>
    <style:style style:name="P637" style:parent-style-name="TableContents" style:family="paragraph">
      <style:text-properties fo:font-size="12pt" style:font-size-asian="12pt"/>
    </style:style>
    <style:style style:name="T638" style:parent-style-name="Основнойшрифтабзаца" style:family="text">
      <style:text-properties fo:font-size="12pt" style:font-size-asian="12pt" fo:language="en" fo:country="US"/>
    </style:style>
    <style:style style:name="T639" style:parent-style-name="Основнойшрифтабзаца" style:family="text">
      <style:text-properties fo:font-size="12pt" style:font-size-asian="12pt"/>
    </style:style>
    <style:style style:name="P640" style:parent-style-name="TableContents" style:family="paragraph">
      <style:text-properties fo:font-size="12pt" style:font-size-asian="12pt" fo:language="en" fo:country="US"/>
    </style:style>
    <style:style style:name="P641" style:parent-style-name="TableContents" style:family="paragraph">
      <style:text-properties fo:font-size="12pt" style:font-size-asian="12pt" fo:language="en" fo:country="US"/>
    </style:style>
    <style:style style:name="P642" style:parent-style-name="TableContents" style:family="paragraph">
      <style:text-properties fo:font-size="12pt" style:font-size-asian="12pt" fo:language="en" fo:country="US"/>
    </style:style>
    <style:style style:name="P643" style:parent-style-name="TableContents" style:family="paragraph">
      <style:text-properties fo:font-size="12pt" style:font-size-asian="12pt" fo:language="en" fo:country="US"/>
    </style:style>
    <style:style style:name="P644" style:parent-style-name="TableContents" style:family="paragraph">
      <style:text-properties fo:font-size="12pt" style:font-size-asian="12pt" fo:language="en" fo:country="US"/>
    </style:style>
    <style:style style:name="P645" style:parent-style-name="TableContents" style:family="paragraph">
      <style:text-properties fo:font-size="12pt" style:font-size-asian="12pt" fo:language="en" fo:country="US"/>
    </style:style>
    <style:style style:name="P646" style:parent-style-name="TableContents" style:family="paragraph">
      <style:text-properties fo:font-size="12pt" style:font-size-asian="12pt" fo:language="en" fo:country="US"/>
    </style:style>
    <style:style style:name="P647" style:parent-style-name="TableContents" style:family="paragraph">
      <style:text-properties fo:font-size="12pt" style:font-size-asian="12pt" fo:language="en" fo:country="US"/>
    </style:style>
    <style:style style:name="P648" style:parent-style-name="TableContents" style:family="paragraph">
      <style:text-properties fo:font-size="12pt" style:font-size-asian="12pt" fo:language="en" fo:country="US"/>
    </style:style>
    <style:style style:name="P649" style:parent-style-name="TableContents" style:family="paragraph">
      <style:text-properties fo:font-size="12pt" style:font-size-asian="12pt" fo:language="en" fo:country="US"/>
    </style:style>
    <style:style style:name="T650" style:parent-style-name="Основнойшрифтабзаца" style:family="text">
      <style:text-properties fo:font-size="12pt" style:font-size-asian="12pt" fo:language="en" fo:country="US"/>
    </style:style>
    <style:style style:name="T651" style:parent-style-name="Основнойшрифтабзаца" style:family="text">
      <style:text-properties fo:font-size="12pt" style:font-size-asian="12pt"/>
    </style:style>
    <style:style style:name="P652" style:parent-style-name="TableContents" style:family="paragraph">
      <style:text-properties fo:font-size="12pt" style:font-size-asian="12pt"/>
    </style:style>
    <style:style style:name="P653" style:parent-style-name="TableContents" style:family="paragraph">
      <style:text-properties fo:font-size="12pt" style:font-size-asian="12pt"/>
    </style:style>
    <style:style style:name="T654" style:parent-style-name="Основнойшрифтабзаца" style:family="text">
      <style:text-properties fo:font-size="12pt" style:font-size-asian="12pt" fo:language="en" fo:country="US"/>
    </style:style>
    <style:style style:name="T655" style:parent-style-name="Основнойшрифтабзаца" style:family="text">
      <style:text-properties fo:font-size="12pt" style:font-size-asian="12pt"/>
    </style:style>
    <style:style style:name="T656" style:parent-style-name="Основнойшрифтабзаца" style:family="text">
      <style:text-properties fo:font-size="12pt" style:font-size-asian="12pt" fo:language="en" fo:country="US"/>
    </style:style>
    <style:style style:name="T657" style:parent-style-name="Основнойшрифтабзаца" style:family="text">
      <style:text-properties fo:font-size="12pt" style:font-size-asian="12pt"/>
    </style:style>
    <style:style style:name="T658" style:parent-style-name="Основнойшрифтабзаца" style:family="text">
      <style:text-properties fo:font-size="12pt" style:font-size-asian="12pt" fo:language="en" fo:country="US"/>
    </style:style>
    <style:style style:name="P659" style:parent-style-name="TableContents" style:family="paragraph">
      <style:text-properties fo:font-size="12pt" style:font-size-asian="12pt"/>
    </style:style>
    <style:style style:name="P660" style:parent-style-name="TableContents" style:family="paragraph">
      <style:text-properties fo:font-size="12pt" style:font-size-asian="12pt"/>
    </style:style>
    <style:style style:name="P661" style:parent-style-name="TableContents" style:family="paragraph">
      <style:text-properties fo:font-size="12pt" style:font-size-asian="12pt"/>
    </style:style>
    <style:style style:name="P662" style:parent-style-name="TableContents" style:family="paragraph">
      <style:text-properties fo:font-size="12pt" style:font-size-asian="12pt" fo:language="en" fo:country="US"/>
    </style:style>
    <style:style style:name="P663" style:parent-style-name="TableContents" style:family="paragraph">
      <style:text-properties fo:font-size="12pt" style:font-size-asian="12pt" fo:language="en" fo:country="US"/>
    </style:style>
    <style:style style:name="P664" style:parent-style-name="TableContents" style:family="paragraph">
      <style:text-properties fo:font-size="12pt" style:font-size-asian="12pt" fo:language="en" fo:country="US"/>
    </style:style>
    <style:style style:name="P665" style:parent-style-name="TableContents" style:family="paragraph">
      <style:text-properties fo:font-size="12pt" style:font-size-asian="12pt" fo:language="en" fo:country="US"/>
    </style:style>
    <style:style style:name="P666" style:parent-style-name="TableContents" style:family="paragraph">
      <style:text-properties fo:font-size="12pt" style:font-size-asian="12pt" fo:language="en" fo:country="US"/>
    </style:style>
    <style:style style:name="P667" style:parent-style-name="TableContents" style:family="paragraph">
      <style:text-properties fo:font-size="12pt" style:font-size-asian="12pt" fo:language="en" fo:country="US"/>
    </style:style>
    <style:style style:name="P668" style:parent-style-name="TableContents" style:family="paragraph">
      <style:text-properties fo:font-size="12pt" style:font-size-asian="12pt" fo:language="en" fo:country="US"/>
    </style:style>
    <style:style style:name="P669" style:parent-style-name="TableContents" style:family="paragraph">
      <style:text-properties fo:font-size="12pt" style:font-size-asian="12pt" fo:language="en" fo:country="US"/>
    </style:style>
    <style:style style:name="P670" style:parent-style-name="TableContents" style:family="paragraph">
      <style:text-properties fo:font-size="12pt" style:font-size-asian="12pt" fo:language="en" fo:country="US"/>
    </style:style>
    <style:style style:name="P671" style:parent-style-name="TableContents" style:family="paragraph">
      <style:text-properties fo:font-size="12pt" style:font-size-asian="12pt" fo:language="en" fo:country="US"/>
    </style:style>
    <style:style style:name="T672" style:parent-style-name="Основнойшрифтабзаца" style:family="text">
      <style:text-properties fo:font-size="12pt" style:font-size-asian="12pt" fo:language="en" fo:country="US"/>
    </style:style>
    <style:style style:name="T673" style:parent-style-name="Основнойшрифтабзаца" style:family="text">
      <style:text-properties fo:font-size="12pt" style:font-size-asian="12pt"/>
    </style:style>
    <style:style style:name="P674" style:parent-style-name="TableContents" style:family="paragraph">
      <style:text-properties fo:font-size="12pt" style:font-size-asian="12pt"/>
    </style:style>
    <style:style style:name="P675" style:parent-style-name="TableContents" style:family="paragraph">
      <style:text-properties fo:font-size="12pt" style:font-size-asian="12pt"/>
    </style:style>
    <style:style style:name="T676" style:parent-style-name="Основнойшрифтабзаца" style:family="text">
      <style:text-properties fo:font-size="12pt" style:font-size-asian="12pt" fo:language="en" fo:country="US"/>
    </style:style>
    <style:style style:name="T677" style:parent-style-name="Основнойшрифтабзаца" style:family="text">
      <style:text-properties fo:font-size="12pt" style:font-size-asian="12pt"/>
    </style:style>
    <style:style style:name="T678" style:parent-style-name="Основнойшрифтабзаца" style:family="text">
      <style:text-properties fo:font-size="12pt" style:font-size-asian="12pt" fo:language="en" fo:country="US"/>
    </style:style>
    <style:style style:name="T679" style:parent-style-name="Основнойшрифтабзаца" style:family="text">
      <style:text-properties fo:font-size="12pt" style:font-size-asian="12pt"/>
    </style:style>
    <style:style style:name="T680" style:parent-style-name="Основнойшрифтабзаца" style:family="text">
      <style:text-properties fo:font-size="12pt" style:font-size-asian="12pt" fo:language="en" fo:country="US"/>
    </style:style>
    <style:style style:name="P681" style:parent-style-name="TableContents" style:family="paragraph">
      <style:text-properties fo:font-size="12pt" style:font-size-asian="12pt"/>
    </style:style>
    <style:style style:name="P682" style:parent-style-name="TableContents" style:family="paragraph">
      <style:text-properties fo:font-size="12pt" style:font-size-asian="12pt"/>
    </style:style>
    <style:style style:name="P683" style:parent-style-name="TableContents" style:family="paragraph">
      <style:text-properties fo:font-size="12pt" style:font-size-asian="12pt"/>
    </style:style>
    <style:style style:name="P684" style:parent-style-name="TableContents" style:family="paragraph">
      <style:text-properties fo:font-size="12pt" style:font-size-asian="12pt" fo:language="en" fo:country="US"/>
    </style:style>
    <style:style style:name="P685" style:parent-style-name="TableContents" style:family="paragraph">
      <style:text-properties fo:font-size="12pt" style:font-size-asian="12pt" fo:language="en" fo:country="US"/>
    </style:style>
    <style:style style:name="P686" style:parent-style-name="TableContents" style:family="paragraph">
      <style:text-properties fo:font-size="12pt" style:font-size-asian="12pt" fo:language="en" fo:country="US"/>
    </style:style>
    <style:style style:name="P687" style:parent-style-name="TableContents" style:family="paragraph">
      <style:text-properties fo:font-size="12pt" style:font-size-asian="12pt" fo:language="en" fo:country="US"/>
    </style:style>
    <style:style style:name="P688" style:parent-style-name="TableContents" style:family="paragraph">
      <style:text-properties fo:font-size="12pt" style:font-size-asian="12pt" fo:language="en" fo:country="US"/>
    </style:style>
    <style:style style:name="P689" style:parent-style-name="TableContents" style:family="paragraph">
      <style:text-properties fo:font-size="12pt" style:font-size-asian="12pt" fo:language="en" fo:country="US"/>
    </style:style>
    <style:style style:name="P690" style:parent-style-name="TableContents" style:family="paragraph">
      <style:text-properties fo:font-size="12pt" style:font-size-asian="12pt" fo:language="en" fo:country="US"/>
    </style:style>
    <style:style style:name="P691" style:parent-style-name="TableContents" style:family="paragraph">
      <style:text-properties fo:font-size="12pt" style:font-size-asian="12pt" fo:language="en" fo:country="US"/>
    </style:style>
    <style:style style:name="P692" style:parent-style-name="TableContents" style:family="paragraph">
      <style:text-properties fo:font-size="12pt" style:font-size-asian="12pt" fo:language="en" fo:country="US"/>
    </style:style>
    <style:style style:name="P693" style:parent-style-name="TableContents" style:family="paragraph">
      <style:text-properties fo:font-size="12pt" style:font-size-asian="12pt" fo:language="en" fo:country="US"/>
    </style:style>
    <style:style style:name="P694" style:parent-style-name="TableContents" style:family="paragraph">
      <style:text-properties fo:font-size="12pt" style:font-size-asian="12pt"/>
    </style:style>
    <style:style style:name="P695" style:parent-style-name="TableContents" style:family="paragraph">
      <style:text-properties fo:font-size="12pt" style:font-size-asian="12pt"/>
    </style:style>
    <style:style style:name="T696" style:parent-style-name="Основнойшрифтабзаца" style:family="text">
      <style:text-properties fo:font-size="12pt" style:font-size-asian="12pt" fo:language="en" fo:country="US"/>
    </style:style>
    <style:style style:name="T697" style:parent-style-name="Основнойшрифтабзаца" style:family="text">
      <style:text-properties fo:font-size="12pt" style:font-size-asian="12pt"/>
    </style:style>
    <style:style style:name="T698" style:parent-style-name="Основнойшрифтабзаца" style:family="text">
      <style:text-properties fo:font-size="12pt" style:font-size-asian="12pt" fo:language="en" fo:country="US"/>
    </style:style>
    <style:style style:name="T699" style:parent-style-name="Основнойшрифтабзаца" style:family="text">
      <style:text-properties fo:font-size="12pt" style:font-size-asian="12pt"/>
    </style:style>
    <style:style style:name="T700" style:parent-style-name="Основнойшрифтабзаца" style:family="text">
      <style:text-properties fo:font-size="12pt" style:font-size-asian="12pt" fo:language="en" fo:country="US"/>
    </style:style>
    <style:style style:name="P701" style:parent-style-name="TableContents" style:family="paragraph">
      <style:text-properties fo:font-size="12pt" style:font-size-asian="12pt"/>
    </style:style>
    <style:style style:name="P702" style:parent-style-name="TableContents" style:family="paragraph">
      <style:text-properties fo:font-size="12pt" style:font-size-asian="12pt"/>
    </style:style>
    <style:style style:name="P703" style:parent-style-name="TableContents" style:family="paragraph">
      <style:text-properties fo:font-size="12pt" style:font-size-asian="12pt"/>
    </style:style>
    <style:style style:name="T704" style:parent-style-name="Основнойшрифтабзаца" style:family="text">
      <style:text-properties fo:font-size="12pt" style:font-size-asian="12pt" fo:language="en" fo:country="US"/>
    </style:style>
    <style:style style:name="T705" style:parent-style-name="Основнойшрифтабзаца" style:family="text">
      <style:text-properties fo:font-size="12pt" style:font-size-asian="12pt"/>
    </style:style>
    <style:style style:name="T706" style:parent-style-name="Основнойшрифтабзаца" style:family="text">
      <style:text-properties fo:font-size="12pt" style:font-size-asian="12pt" fo:language="en" fo:country="US"/>
    </style:style>
    <style:style style:name="T707" style:parent-style-name="Основнойшрифтабзаца" style:family="text">
      <style:text-properties fo:font-size="12pt" style:font-size-asian="12pt"/>
    </style:style>
    <style:style style:name="T708" style:parent-style-name="Основнойшрифтабзаца" style:family="text">
      <style:text-properties fo:font-size="12pt" style:font-size-asian="12pt" fo:language="en" fo:country="US"/>
    </style:style>
    <style:style style:name="T709" style:parent-style-name="Основнойшрифтабзаца" style:family="text">
      <style:text-properties fo:font-size="12pt" style:font-size-asian="12pt"/>
    </style:style>
    <style:style style:name="T710" style:parent-style-name="Основнойшрифтабзаца" style:family="text">
      <style:text-properties fo:font-size="12pt" style:font-size-asian="12pt" fo:language="en" fo:country="US"/>
    </style:style>
    <style:style style:name="T711" style:parent-style-name="Основнойшрифтабзаца" style:family="text">
      <style:text-properties fo:font-size="12pt" style:font-size-asian="12pt"/>
    </style:style>
    <style:style style:name="T712" style:parent-style-name="Основнойшрифтабзаца" style:family="text">
      <style:text-properties fo:font-size="12pt" style:font-size-asian="12pt" fo:language="en" fo:country="US"/>
    </style:style>
    <style:style style:name="T713" style:parent-style-name="Основнойшрифтабзаца" style:family="text">
      <style:text-properties fo:font-size="12pt" style:font-size-asian="12pt"/>
    </style:style>
    <style:style style:name="T714" style:parent-style-name="Основнойшрифтабзаца" style:family="text">
      <style:text-properties fo:font-size="12pt" style:font-size-asian="12pt" fo:language="en" fo:country="US"/>
    </style:style>
    <style:style style:name="T715" style:parent-style-name="Основнойшрифтабзаца" style:family="text">
      <style:text-properties fo:font-size="12pt" style:font-size-asian="12pt"/>
    </style:style>
    <style:style style:name="T716" style:parent-style-name="Основнойшрифтабзаца" style:family="text">
      <style:text-properties fo:font-size="12pt" style:font-size-asian="12pt" fo:language="en" fo:country="US"/>
    </style:style>
    <style:style style:name="T717" style:parent-style-name="Основнойшрифтабзаца" style:family="text">
      <style:text-properties fo:font-size="12pt" style:font-size-asian="12pt"/>
    </style:style>
    <style:style style:name="T718" style:parent-style-name="Основнойшрифтабзаца" style:family="text">
      <style:text-properties fo:font-size="12pt" style:font-size-asian="12pt" fo:language="en" fo:country="US"/>
    </style:style>
    <style:style style:name="T719" style:parent-style-name="Основнойшрифтабзаца" style:family="text">
      <style:text-properties fo:font-size="12pt" style:font-size-asian="12pt"/>
    </style:style>
    <style:style style:name="T720" style:parent-style-name="Основнойшрифтабзаца" style:family="text">
      <style:text-properties fo:font-size="12pt" style:font-size-asian="12pt" fo:language="en" fo:country="US"/>
    </style:style>
    <style:style style:name="T721" style:parent-style-name="Основнойшрифтабзаца" style:family="text">
      <style:text-properties fo:font-size="12pt" style:font-size-asian="12pt"/>
    </style:style>
    <style:style style:name="P722" style:parent-style-name="TableContents" style:family="paragraph">
      <style:text-properties fo:font-size="12pt" style:font-size-asian="12pt"/>
    </style:style>
    <style:style style:name="P723" style:parent-style-name="TableContents" style:family="paragraph">
      <style:text-properties fo:font-size="12pt" style:font-size-asian="12pt"/>
    </style:style>
    <style:style style:name="T724" style:parent-style-name="Основнойшрифтабзаца" style:family="text">
      <style:text-properties fo:font-size="12pt" style:font-size-asian="12pt" fo:language="en" fo:country="US"/>
    </style:style>
    <style:style style:name="T725" style:parent-style-name="Основнойшрифтабзаца" style:family="text">
      <style:text-properties fo:font-size="12pt" style:font-size-asian="12pt"/>
    </style:style>
    <style:style style:name="T726" style:parent-style-name="Основнойшрифтабзаца" style:family="text">
      <style:text-properties fo:font-size="12pt" style:font-size-asian="12pt" fo:language="en" fo:country="US"/>
    </style:style>
    <style:style style:name="T727" style:parent-style-name="Основнойшрифтабзаца" style:family="text">
      <style:text-properties fo:font-size="12pt" style:font-size-asian="12pt"/>
    </style:style>
    <style:style style:name="T728" style:parent-style-name="Основнойшрифтабзаца" style:family="text">
      <style:text-properties fo:font-size="12pt" style:font-size-asian="12pt"/>
    </style:style>
    <style:style style:name="T729" style:parent-style-name="Основнойшрифтабзаца" style:family="text">
      <style:text-properties fo:font-size="12pt" style:font-size-asian="12pt" fo:language="en" fo:country="US"/>
    </style:style>
    <style:style style:name="P730" style:parent-style-name="TableContents" style:family="paragraph">
      <style:text-properties fo:font-size="12pt" style:font-size-asian="12pt"/>
    </style:style>
    <style:style style:name="P731" style:parent-style-name="TableContents" style:family="paragraph">
      <style:text-properties fo:font-size="12pt" style:font-size-asian="12pt"/>
    </style:style>
    <style:style style:name="P732" style:parent-style-name="TableContents" style:family="paragraph">
      <style:text-properties fo:font-size="12pt" style:font-size-asian="12pt"/>
    </style:style>
    <style:style style:name="T733" style:parent-style-name="Основнойшрифтабзаца" style:family="text">
      <style:text-properties fo:font-size="12pt" style:font-size-asian="12pt" fo:language="en" fo:country="US"/>
    </style:style>
    <style:style style:name="T734" style:parent-style-name="Основнойшрифтабзаца" style:family="text">
      <style:text-properties fo:font-size="12pt" style:font-size-asian="12pt"/>
    </style:style>
    <style:style style:name="T735" style:parent-style-name="Основнойшрифтабзаца" style:family="text">
      <style:text-properties fo:font-size="12pt" style:font-size-asian="12pt" fo:language="en" fo:country="US"/>
    </style:style>
    <style:style style:name="T736" style:parent-style-name="Основнойшрифтабзаца" style:family="text">
      <style:text-properties fo:font-size="12pt" style:font-size-asian="12pt"/>
    </style:style>
    <style:style style:name="T737" style:parent-style-name="Основнойшрифтабзаца" style:family="text">
      <style:text-properties fo:font-size="12pt" style:font-size-asian="12pt" fo:language="en" fo:country="US"/>
    </style:style>
    <style:style style:name="T738" style:parent-style-name="Основнойшрифтабзаца" style:family="text">
      <style:text-properties fo:font-size="12pt" style:font-size-asian="12pt"/>
    </style:style>
    <style:style style:name="T739" style:parent-style-name="Основнойшрифтабзаца" style:family="text">
      <style:text-properties fo:font-size="12pt" style:font-size-asian="12pt" fo:language="en" fo:country="US"/>
    </style:style>
    <style:style style:name="T740" style:parent-style-name="Основнойшрифтабзаца" style:family="text">
      <style:text-properties fo:font-size="12pt" style:font-size-asian="12pt"/>
    </style:style>
    <style:style style:name="T741" style:parent-style-name="Основнойшрифтабзаца" style:family="text">
      <style:text-properties fo:font-size="12pt" style:font-size-asian="12pt" fo:language="en" fo:country="US"/>
    </style:style>
    <style:style style:name="T742" style:parent-style-name="Основнойшрифтабзаца" style:family="text">
      <style:text-properties fo:font-size="12pt" style:font-size-asian="12pt"/>
    </style:style>
    <style:style style:name="T743" style:parent-style-name="Основнойшрифтабзаца" style:family="text">
      <style:text-properties fo:font-size="12pt" style:font-size-asian="12pt" fo:language="en" fo:country="US"/>
    </style:style>
    <style:style style:name="T744" style:parent-style-name="Основнойшрифтабзаца" style:family="text">
      <style:text-properties fo:font-size="12pt" style:font-size-asian="12pt"/>
    </style:style>
    <style:style style:name="T745" style:parent-style-name="Основнойшрифтабзаца" style:family="text">
      <style:text-properties fo:font-size="12pt" style:font-size-asian="12pt" fo:language="en" fo:country="US"/>
    </style:style>
    <style:style style:name="T746" style:parent-style-name="Основнойшрифтабзаца" style:family="text">
      <style:text-properties fo:font-size="12pt" style:font-size-asian="12pt"/>
    </style:style>
    <style:style style:name="T747" style:parent-style-name="Основнойшрифтабзаца" style:family="text">
      <style:text-properties fo:font-size="12pt" style:font-size-asian="12pt" fo:language="en" fo:country="US"/>
    </style:style>
    <style:style style:name="T748" style:parent-style-name="Основнойшрифтабзаца" style:family="text">
      <style:text-properties fo:font-size="12pt" style:font-size-asian="12pt"/>
    </style:style>
    <style:style style:name="P749" style:parent-style-name="TableContents" style:family="paragraph">
      <style:text-properties fo:font-size="12pt" style:font-size-asian="12pt"/>
    </style:style>
    <style:style style:name="P750" style:parent-style-name="TableContents" style:family="paragraph">
      <style:text-properties fo:font-size="12pt" style:font-size-asian="12pt"/>
    </style:style>
    <style:style style:name="T751" style:parent-style-name="Основнойшрифтабзаца" style:family="text">
      <style:text-properties fo:font-size="12pt" style:font-size-asian="12pt" fo:language="en" fo:country="US"/>
    </style:style>
    <style:style style:name="T752" style:parent-style-name="Основнойшрифтабзаца" style:family="text">
      <style:text-properties fo:font-size="12pt" style:font-size-asian="12pt"/>
    </style:style>
    <style:style style:name="T753" style:parent-style-name="Основнойшрифтабзаца" style:family="text">
      <style:text-properties fo:font-size="12pt" style:font-size-asian="12pt" fo:language="en" fo:country="US"/>
    </style:style>
    <style:style style:name="T754" style:parent-style-name="Основнойшрифтабзаца" style:family="text">
      <style:text-properties fo:font-size="12pt" style:font-size-asian="12pt"/>
    </style:style>
    <style:style style:name="T755" style:parent-style-name="Основнойшрифтабзаца" style:family="text">
      <style:text-properties fo:font-size="12pt" style:font-size-asian="12pt" fo:language="en" fo:country="US"/>
    </style:style>
    <style:style style:name="P756" style:parent-style-name="TableContents" style:family="paragraph">
      <style:text-properties fo:font-size="12pt" style:font-size-asian="12pt"/>
    </style:style>
    <style:style style:name="P757" style:parent-style-name="TableContents" style:family="paragraph">
      <style:text-properties fo:font-size="12pt" style:font-size-asian="12pt"/>
    </style:style>
    <style:style style:name="P758" style:parent-style-name="TableContents" style:family="paragraph">
      <style:text-properties fo:font-size="12pt" style:font-size-asian="12pt"/>
    </style:style>
    <style:style style:name="T759" style:parent-style-name="Основнойшрифтабзаца" style:family="text">
      <style:text-properties fo:font-size="12pt" style:font-size-asian="12pt" fo:language="en" fo:country="US"/>
    </style:style>
    <style:style style:name="T760" style:parent-style-name="Основнойшрифтабзаца" style:family="text">
      <style:text-properties fo:font-size="12pt" style:font-size-asian="12pt"/>
    </style:style>
    <style:style style:name="T761" style:parent-style-name="Основнойшрифтабзаца" style:family="text">
      <style:text-properties fo:font-size="12pt" style:font-size-asian="12pt" fo:language="en" fo:country="US"/>
    </style:style>
    <style:style style:name="T762" style:parent-style-name="Основнойшрифтабзаца" style:family="text">
      <style:text-properties fo:font-size="12pt" style:font-size-asian="12pt"/>
    </style:style>
    <style:style style:name="T763" style:parent-style-name="Основнойшрифтабзаца" style:family="text">
      <style:text-properties fo:font-size="12pt" style:font-size-asian="12pt" fo:language="en" fo:country="US"/>
    </style:style>
    <style:style style:name="T764" style:parent-style-name="Основнойшрифтабзаца" style:family="text">
      <style:text-properties fo:font-size="12pt" style:font-size-asian="12pt"/>
    </style:style>
    <style:style style:name="T765" style:parent-style-name="Основнойшрифтабзаца" style:family="text">
      <style:text-properties fo:font-size="12pt" style:font-size-asian="12pt" fo:language="en" fo:country="US"/>
    </style:style>
    <style:style style:name="T766" style:parent-style-name="Основнойшрифтабзаца" style:family="text">
      <style:text-properties fo:font-size="12pt" style:font-size-asian="12pt"/>
    </style:style>
    <style:style style:name="T767" style:parent-style-name="Основнойшрифтабзаца" style:family="text">
      <style:text-properties fo:font-size="12pt" style:font-size-asian="12pt" fo:language="en" fo:country="US"/>
    </style:style>
    <style:style style:name="T768" style:parent-style-name="Основнойшрифтабзаца" style:family="text">
      <style:text-properties fo:font-size="12pt" style:font-size-asian="12pt"/>
    </style:style>
    <style:style style:name="T769" style:parent-style-name="Основнойшрифтабзаца" style:family="text">
      <style:text-properties fo:font-size="12pt" style:font-size-asian="12pt" fo:language="en" fo:country="US"/>
    </style:style>
    <style:style style:name="T770" style:parent-style-name="Основнойшрифтабзаца" style:family="text">
      <style:text-properties fo:font-size="12pt" style:font-size-asian="12pt"/>
    </style:style>
    <style:style style:name="T771" style:parent-style-name="Основнойшрифтабзаца" style:family="text">
      <style:text-properties fo:font-size="12pt" style:font-size-asian="12pt" fo:language="en" fo:country="US"/>
    </style:style>
    <style:style style:name="T772" style:parent-style-name="Основнойшрифтабзаца" style:family="text">
      <style:text-properties fo:font-size="12pt" style:font-size-asian="12pt"/>
    </style:style>
    <style:style style:name="P773" style:parent-style-name="TableContents" style:family="paragraph">
      <style:text-properties fo:font-size="12pt" style:font-size-asian="12pt"/>
    </style:style>
    <style:style style:name="P774" style:parent-style-name="TableContents" style:family="paragraph">
      <style:text-properties fo:font-size="12pt" style:font-size-asian="12pt"/>
    </style:style>
    <style:style style:name="T775" style:parent-style-name="Основнойшрифтабзаца" style:family="text">
      <style:text-properties fo:font-size="12pt" style:font-size-asian="12pt" fo:language="en" fo:country="US"/>
    </style:style>
    <style:style style:name="T776" style:parent-style-name="Основнойшрифтабзаца" style:family="text">
      <style:text-properties fo:font-size="12pt" style:font-size-asian="12pt"/>
    </style:style>
    <style:style style:name="T777" style:parent-style-name="Основнойшрифтабзаца" style:family="text">
      <style:text-properties fo:font-size="12pt" style:font-size-asian="12pt" fo:language="en" fo:country="US"/>
    </style:style>
    <style:style style:name="P778" style:parent-style-name="TableContents" style:family="paragraph">
      <style:text-properties fo:font-size="12pt" style:font-size-asian="12pt"/>
    </style:style>
    <style:style style:name="T779" style:parent-style-name="Основнойшрифтабзаца" style:family="text">
      <style:text-properties fo:font-size="12pt" style:font-size-asian="12pt" fo:language="en" fo:country="US"/>
    </style:style>
    <style:style style:name="T780" style:parent-style-name="Основнойшрифтабзаца" style:family="text">
      <style:text-properties fo:font-size="12pt" style:font-size-asian="12pt"/>
    </style:style>
    <style:style style:name="T781" style:parent-style-name="Основнойшрифтабзаца" style:family="text">
      <style:text-properties fo:font-size="12pt" style:font-size-asian="12pt" fo:language="en" fo:country="US"/>
    </style:style>
    <style:style style:name="T782" style:parent-style-name="Основнойшрифтабзаца" style:family="text">
      <style:text-properties fo:font-size="12pt" style:font-size-asian="12pt"/>
    </style:style>
    <style:style style:name="T783" style:parent-style-name="Основнойшрифтабзаца" style:family="text">
      <style:text-properties fo:font-size="12pt" style:font-size-asian="12pt" fo:language="en" fo:country="US"/>
    </style:style>
    <style:style style:name="T784" style:parent-style-name="Основнойшрифтабзаца" style:family="text">
      <style:text-properties fo:font-size="12pt" style:font-size-asian="12pt"/>
    </style:style>
    <style:style style:name="P785" style:parent-style-name="TableContents" style:family="paragraph">
      <style:text-properties fo:font-size="12pt" style:font-size-asian="12pt" fo:language="en" fo:country="US"/>
    </style:style>
    <style:style style:name="TableRow786" style:family="table-row">
      <style:table-row-properties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788" style:parent-style-name="TableContents" style:family="paragraph">
      <style:text-properties fo:font-size="12pt" style:font-size-asian="12pt"/>
    </style:style>
    <style:style style:name="TableCell7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0" style:parent-style-name="TableContents" style:family="paragraph">
      <style:text-properties fo:font-size="12pt" style:font-size-asian="12pt" fo:language="en" fo:country="US"/>
    </style:style>
    <style:style style:name="P791" style:parent-style-name="TableContents" style:family="paragraph">
      <style:text-properties fo:font-size="12pt" style:font-size-asian="12pt" fo:language="en" fo:country="US"/>
    </style:style>
    <style:style style:name="P792" style:parent-style-name="TableContents" style:family="paragraph">
      <style:text-properties fo:font-size="12pt" style:font-size-asian="12pt" fo:language="en" fo:country="US"/>
    </style:style>
    <style:style style:name="P793" style:parent-style-name="TableContents" style:family="paragraph">
      <style:text-properties fo:font-size="12pt" style:font-size-asian="12pt" fo:language="en" fo:country="US"/>
    </style:style>
    <style:style style:name="P794" style:parent-style-name="TableContents" style:family="paragraph">
      <style:text-properties fo:font-size="12pt" style:font-size-asian="12pt" fo:language="en" fo:country="US"/>
    </style:style>
    <style:style style:name="P795" style:parent-style-name="TableContents" style:family="paragraph">
      <style:text-properties fo:font-size="12pt" style:font-size-asian="12pt" fo:language="en" fo:country="US"/>
    </style:style>
    <style:style style:name="P796" style:parent-style-name="TableContents" style:family="paragraph">
      <style:text-properties fo:font-size="12pt" style:font-size-asian="12pt" fo:language="en" fo:country="US"/>
    </style:style>
    <style:style style:name="P797" style:parent-style-name="TableContents" style:family="paragraph">
      <style:text-properties fo:font-size="12pt" style:font-size-asian="12pt" fo:language="en" fo:country="US"/>
    </style:style>
    <style:style style:name="P798" style:parent-style-name="TableContents" style:family="paragraph">
      <style:text-properties fo:font-size="12pt" style:font-size-asian="12pt" fo:language="en" fo:country="US"/>
    </style:style>
    <style:style style:name="P799" style:parent-style-name="TableContents" style:family="paragraph">
      <style:text-properties fo:font-size="12pt" style:font-size-asian="12pt" fo:language="en" fo:country="US"/>
    </style:style>
    <style:style style:name="P800" style:parent-style-name="TableContents" style:family="paragraph">
      <style:text-properties fo:font-size="12pt" style:font-size-asian="12pt" fo:language="en" fo:country="US"/>
    </style:style>
    <style:style style:name="TableCell8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2" style:parent-style-name="TableContents" style:family="paragraph">
      <style:text-properties fo:font-size="12pt" style:font-size-asian="12pt"/>
    </style:style>
    <style:style style:name="T803" style:parent-style-name="Основнойшрифтабзаца" style:family="text">
      <style:text-properties fo:font-size="12pt" style:font-size-asian="12pt" fo:language="en" fo:country="US"/>
    </style:style>
    <style:style style:name="TableRow804" style:family="table-row">
      <style:table-row-properties/>
    </style:style>
    <style:style style:name="TableCell805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806" style:parent-style-name="TableContents" style:family="paragraph">
      <style:text-properties fo:font-size="12pt" style:font-size-asian="12pt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fo:font-size="12pt" style:font-size-asian="12pt" fo:language="en" fo:country="US"/>
    </style:style>
    <style:style style:name="P809" style:parent-style-name="TableContents" style:family="paragraph">
      <style:text-properties fo:font-size="12pt" style:font-size-asian="12pt" fo:language="en" fo:country="US"/>
    </style:style>
    <style:style style:name="P810" style:parent-style-name="TableContents" style:family="paragraph">
      <style:text-properties fo:font-size="12pt" style:font-size-asian="12pt" fo:language="en" fo:country="US"/>
    </style:style>
    <style:style style:name="P811" style:parent-style-name="TableContents" style:family="paragraph">
      <style:text-properties fo:font-size="12pt" style:font-size-asian="12pt" fo:language="en" fo:country="US"/>
    </style:style>
    <style:style style:name="P812" style:parent-style-name="TableContents" style:family="paragraph">
      <style:text-properties fo:font-size="12pt" style:font-size-asian="12pt" fo:language="en" fo:country="US"/>
    </style:style>
    <style:style style:name="P813" style:parent-style-name="TableContents" style:family="paragraph">
      <style:text-properties fo:font-size="12pt" style:font-size-asian="12pt" fo:language="en" fo:country="US"/>
    </style:style>
    <style:style style:name="P81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1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1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1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1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8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0" style:parent-style-name="TableContents" style:family="paragraph">
      <style:text-properties fo:font-size="12pt" style:font-size-asian="12pt"/>
    </style:style>
    <style:style style:name="T821" style:parent-style-name="Основнойшрифтабзаца" style:family="text">
      <style:text-properties fo:font-size="12pt" style:font-size-asian="12pt" fo:language="en" fo:country="US"/>
    </style:style>
    <style:style style:name="TableRow822" style:family="table-row">
      <style:table-row-properties/>
    </style:style>
    <style:style style:name="TableCell823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824" style:parent-style-name="TableContents" style:family="paragraph">
      <style:text-properties fo:font-size="12pt" style:font-size-asian="12pt"/>
    </style:style>
    <style:style style:name="TableCell8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6" style:parent-style-name="TableContents" style:family="paragraph">
      <style:text-properties fo:font-size="12pt" style:font-size-asian="12pt" fo:language="en" fo:country="US"/>
    </style:style>
    <style:style style:name="P827" style:parent-style-name="TableContents" style:family="paragraph">
      <style:text-properties fo:font-size="12pt" style:font-size-asian="12pt" fo:language="en" fo:country="US"/>
    </style:style>
    <style:style style:name="P828" style:parent-style-name="TableContents" style:family="paragraph">
      <style:text-properties fo:font-size="12pt" style:font-size-asian="12pt" fo:language="en" fo:country="US"/>
    </style:style>
    <style:style style:name="P829" style:parent-style-name="TableContents" style:family="paragraph">
      <style:text-properties fo:font-size="12pt" style:font-size-asian="12pt" fo:language="en" fo:country="US"/>
    </style:style>
    <style:style style:name="P830" style:parent-style-name="TableContents" style:family="paragraph">
      <style:text-properties fo:font-size="12pt" style:font-size-asian="12pt" fo:language="en" fo:country="US"/>
    </style:style>
    <style:style style:name="P831" style:parent-style-name="TableContents" style:family="paragraph">
      <style:text-properties fo:font-size="12pt" style:font-size-asian="12pt" fo:language="en" fo:country="US"/>
    </style:style>
    <style:style style:name="P832" style:parent-style-name="TableContents" style:family="paragraph">
      <style:text-properties fo:font-size="12pt" style:font-size-asian="12pt" fo:language="en" fo:country="US"/>
    </style:style>
    <style:style style:name="P833" style:parent-style-name="TableContents" style:family="paragraph">
      <style:text-properties fo:font-size="12pt" style:font-size-asian="12pt" fo:language="en" fo:country="US"/>
    </style:style>
    <style:style style:name="P834" style:parent-style-name="TableContents" style:family="paragraph">
      <style:text-properties fo:font-size="12pt" style:font-size-asian="12pt" fo:language="en" fo:country="US"/>
    </style:style>
    <style:style style:name="P835" style:parent-style-name="TableContents" style:family="paragraph">
      <style:text-properties fo:font-size="12pt" style:font-size-asian="12pt" fo:language="en" fo:country="US"/>
    </style:style>
    <style:style style:name="T836" style:parent-style-name="Основнойшрифтабзаца" style:family="text">
      <style:text-properties fo:font-size="12pt" style:font-size-asian="12pt" fo:language="en" fo:country="US"/>
    </style:style>
    <style:style style:name="T837" style:parent-style-name="Основнойшрифтабзаца" style:family="text">
      <style:text-properties fo:font-size="12pt" style:font-size-asian="12pt"/>
    </style:style>
    <style:style style:name="T838" style:parent-style-name="Основнойшрифтабзаца" style:family="text">
      <style:text-properties fo:font-size="12pt" style:font-size-asian="12pt" fo:language="en" fo:country="US"/>
    </style:style>
    <style:style style:name="T839" style:parent-style-name="Основнойшрифтабзаца" style:family="text">
      <style:text-properties fo:font-size="12pt" style:font-size-asian="12pt"/>
    </style:style>
    <style:style style:name="P840" style:parent-style-name="TableContents" style:family="paragraph">
      <style:text-properties fo:font-size="12pt" style:font-size-asian="12pt"/>
    </style:style>
    <style:style style:name="P841" style:parent-style-name="TableContents" style:family="paragraph">
      <style:text-properties fo:font-size="12pt" style:font-size-asian="12pt"/>
    </style:style>
    <style:style style:name="P842" style:parent-style-name="TableContents" style:family="paragraph">
      <style:text-properties fo:font-size="12pt" style:font-size-asian="12pt"/>
    </style:style>
    <style:style style:name="P843" style:parent-style-name="TableContents" style:family="paragraph">
      <style:text-properties fo:font-size="12pt" style:font-size-asian="12pt"/>
    </style:style>
    <style:style style:name="P844" style:parent-style-name="TableContents" style:family="paragraph">
      <style:text-properties fo:font-size="12pt" style:font-size-asian="12pt"/>
    </style:style>
    <style:style style:name="P845" style:parent-style-name="TableContents" style:family="paragraph">
      <style:text-properties fo:font-size="12pt" style:font-size-asian="12pt"/>
    </style:style>
    <style:style style:name="P846" style:parent-style-name="TableContents" style:family="paragraph">
      <style:text-properties fo:font-size="12pt" style:font-size-asian="12pt"/>
    </style:style>
    <style:style style:name="P847" style:parent-style-name="TableContents" style:family="paragraph">
      <style:text-properties fo:font-size="12pt" style:font-size-asian="12pt"/>
    </style:style>
    <style:style style:name="P848" style:parent-style-name="TableContents" style:family="paragraph">
      <style:text-properties fo:font-size="12pt" style:font-size-asian="12pt"/>
    </style:style>
    <style:style style:name="P849" style:parent-style-name="TableContents" style:family="paragraph">
      <style:text-properties fo:font-size="12pt" style:font-size-asian="12pt"/>
    </style:style>
    <style:style style:name="TableCell8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1" style:parent-style-name="TableContents" style:family="paragraph">
      <style:text-properties fo:font-size="12pt" style:font-size-asian="12pt"/>
    </style:style>
    <style:style style:name="T852" style:parent-style-name="Основнойшрифтабзаца" style:family="text">
      <style:text-properties fo:font-size="12pt" style:font-size-asian="12pt" fo:language="en" fo:country="US"/>
    </style:style>
    <style:style style:name="P853" style:parent-style-name="Textbody" style:family="paragraph">
      <style:paragraph-properties fo:text-indent="0in"/>
      <style:text-properties fo:color="#000000" style:language-asian="ru" style:country-asian="RU" style:language-complex="ar" style:country-complex="SA"/>
    </style:style>
    <style:style style:name="P854" style:parent-style-name="Заголовок2" style:family="paragraph">
      <style:text-properties fo:color="#000000"/>
    </style:style>
    <style:style style:name="P855" style:parent-style-name="Textbody" style:family="paragraph">
      <style:text-properties fo:color="#000000"/>
    </style:style>
    <style:style style:name="P856" style:parent-style-name="Обычный" style:family="paragraph">
      <style:paragraph-properties fo:break-before="page"/>
    </style:style>
    <style:style style:name="P857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858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859" style:parent-style-name="Textbody" style:family="paragraph">
      <style:paragraph-properties fo:text-align="start" fo:text-indent="0in"/>
    </style:style>
    <style:style style:name="T860" style:parent-style-name="Основнойшрифтабзаца" style:family="text">
      <style:text-properties fo:color="#000000"/>
    </style:style>
    <style:style style:name="T861" style:parent-style-name="Основнойшрифтабзаца" style:family="text">
      <style:text-properties fo:color="#000000" fo:language="en" fo:country="US"/>
    </style:style>
    <style:style style:name="T862" style:parent-style-name="Основнойшрифтабзаца" style:family="text">
      <style:text-properties fo:color="#000000"/>
    </style:style>
    <style:style style:name="T863" style:parent-style-name="Основнойшрифтабзаца" style:family="text">
      <style:text-properties fo:color="#000000" fo:language="en" fo:country="US"/>
    </style:style>
    <style:style style:name="T864" style:parent-style-name="Основнойшрифтабзаца" style:family="text">
      <style:text-properties fo:color="#BBB529"/>
    </style:style>
    <style:style style:name="T865" style:parent-style-name="Основнойшрифтабзаца" style:family="text">
      <style:text-properties fo:color="#6A8759"/>
    </style:style>
    <style:style style:name="T866" style:parent-style-name="Основнойшрифтабзаца" style:family="text">
      <style:text-properties fo:color="#6A8759"/>
    </style:style>
    <style:style style:name="T867" style:parent-style-name="Основнойшрифтабзаца" style:family="text">
      <style:text-properties fo:color="#BBB529"/>
    </style:style>
    <style:style style:name="T868" style:parent-style-name="Основнойшрифтабзаца" style:family="text">
      <style:text-properties fo:color="#6A8759"/>
    </style:style>
    <style:style style:name="T869" style:parent-style-name="Основнойшрифтабзаца" style:family="text">
      <style:text-properties fo:color="#6A8759"/>
    </style:style>
    <style:style style:name="T870" style:parent-style-name="Основнойшрифтабзаца" style:family="text">
      <style:text-properties fo:color="#BBB529"/>
    </style:style>
    <style:style style:name="T871" style:parent-style-name="Основнойшрифтабзаца" style:family="text">
      <style:text-properties fo:color="#6A8759"/>
    </style:style>
    <style:style style:name="T872" style:parent-style-name="Основнойшрифтабзаца" style:family="text">
      <style:text-properties fo:color="#6A8759"/>
    </style:style>
    <style:style style:name="T873" style:parent-style-name="Основнойшрифтабзаца" style:family="text">
      <style:text-properties fo:color="#6A8759"/>
    </style:style>
    <style:style style:name="T874" style:parent-style-name="Основнойшрифтабзаца" style:family="text">
      <style:text-properties fo:color="#BBB529"/>
    </style:style>
    <style:style style:name="T875" style:parent-style-name="Основнойшрифтабзаца" style:family="text">
      <style:text-properties fo:color="#908B25"/>
    </style:style>
    <style:style style:name="T876" style:parent-style-name="Основнойшрифтабзаца" style:family="text">
      <style:text-properties fo:color="#CC7832"/>
    </style:style>
    <style:style style:name="T877" style:parent-style-name="Основнойшрифтабзаца" style:family="text">
      <style:text-properties fo:color="#CC7832"/>
    </style:style>
    <style:style style:name="T878" style:parent-style-name="Основнойшрифтабзаца" style:family="text">
      <style:text-properties fo:color="#BBB529"/>
    </style:style>
    <style:style style:name="T879" style:parent-style-name="Основнойшрифтабзаца" style:family="text">
      <style:text-properties fo:color="#908B25"/>
    </style:style>
    <style:style style:name="T880" style:parent-style-name="Основнойшрифтабзаца" style:family="text">
      <style:text-properties fo:color="#CC7832"/>
    </style:style>
    <style:style style:name="T881" style:parent-style-name="Основнойшрифтабзаца" style:family="text">
      <style:text-properties fo:color="#CC7832"/>
    </style:style>
    <style:style style:name="T882" style:parent-style-name="Основнойшрифтабзаца" style:family="text">
      <style:text-properties fo:color="#CC7832"/>
    </style:style>
    <style:style style:name="T883" style:parent-style-name="Основнойшрифтабзаца" style:family="text">
      <style:text-properties fo:color="#CC7832"/>
    </style:style>
    <style:style style:name="T884" style:parent-style-name="Основнойшрифтабзаца" style:family="text">
      <style:text-properties fo:color="#B5B6E3"/>
    </style:style>
    <style:style style:name="T885" style:parent-style-name="Основнойшрифтабзаца" style:family="text">
      <style:text-properties fo:color="#A9B7C6"/>
    </style:style>
    <style:style style:name="T886" style:parent-style-name="Основнойшрифтабзаца" style:family="text">
      <style:text-properties fo:color="#808080"/>
    </style:style>
    <style:style style:name="T887" style:parent-style-name="Основнойшрифтабзаца" style:family="text">
      <style:text-properties fo:color="#808080"/>
    </style:style>
    <style:style style:name="T888" style:parent-style-name="Основнойшрифтабзаца" style:family="text">
      <style:text-properties fo:color="#808080"/>
    </style:style>
    <style:style style:name="T889" style:parent-style-name="Основнойшрифтабзаца" style:family="text">
      <style:text-properties fo:color="#908B25"/>
    </style:style>
    <style:style style:name="T890" style:parent-style-name="Основнойшрифтабзаца" style:family="text">
      <style:text-properties fo:color="#9373A5"/>
    </style:style>
    <style:style style:name="T891" style:parent-style-name="Основнойшрифтабзаца" style:family="text">
      <style:text-properties fo:color="#CC7832"/>
    </style:style>
    <style:style style:name="T892" style:parent-style-name="Основнойшрифтабзаца" style:family="text">
      <style:text-properties fo:color="#808080"/>
    </style:style>
    <style:style style:name="T893" style:parent-style-name="Основнойшрифтабзаца" style:family="text">
      <style:text-properties fo:color="#808080"/>
    </style:style>
    <style:style style:name="T894" style:parent-style-name="Основнойшрифтабзаца" style:family="text">
      <style:text-properties fo:color="#808080"/>
    </style:style>
    <style:style style:name="T895" style:parent-style-name="Основнойшрифтабзаца" style:family="text">
      <style:text-properties fo:color="#CC7832"/>
    </style:style>
    <style:style style:name="T896" style:parent-style-name="Основнойшрифтабзаца" style:family="text">
      <style:text-properties fo:color="#9373A5"/>
    </style:style>
    <style:style style:name="T897" style:parent-style-name="Основнойшрифтабзаца" style:family="text">
      <style:text-properties fo:color="#CC7832"/>
    </style:style>
    <style:style style:name="T898" style:parent-style-name="Основнойшрифтабзаца" style:family="text">
      <style:text-properties fo:color="#808080"/>
    </style:style>
    <style:style style:name="T899" style:parent-style-name="Основнойшрифтабзаца" style:family="text">
      <style:text-properties fo:color="#808080"/>
    </style:style>
    <style:style style:name="T900" style:parent-style-name="Основнойшрифтабзаца" style:family="text">
      <style:text-properties fo:color="#808080"/>
    </style:style>
    <style:style style:name="T901" style:parent-style-name="Основнойшрифтабзаца" style:family="text">
      <style:text-properties fo:color="#808080"/>
    </style:style>
    <style:style style:name="T902" style:parent-style-name="Основнойшрифтабзаца" style:family="text">
      <style:text-properties fo:color="#FFC66D"/>
    </style:style>
    <style:style style:name="T903" style:parent-style-name="Основнойшрифтабзаца" style:family="text">
      <style:text-properties fo:color="#A9B7C6"/>
    </style:style>
    <style:style style:name="T904" style:parent-style-name="Основнойшрифтабзаца" style:family="text">
      <style:text-properties fo:color="#CC7832"/>
    </style:style>
    <style:style style:name="T905" style:parent-style-name="Основнойшрифтабзаца" style:family="text">
      <style:text-properties fo:color="#CC7832"/>
    </style:style>
    <style:style style:name="T906" style:parent-style-name="Основнойшрифтабзаца" style:family="text">
      <style:text-properties fo:color="#CC7832"/>
    </style:style>
    <style:style style:name="T907" style:parent-style-name="Основнойшрифтабзаца" style:family="text">
      <style:text-properties fo:color="#FFC66D"/>
    </style:style>
    <style:style style:name="T908" style:parent-style-name="Основнойшрифтабзаца" style:family="text">
      <style:text-properties fo:color="#A9B7C6"/>
    </style:style>
    <style:style style:name="T909" style:parent-style-name="Основнойшрифтабзаца" style:family="text">
      <style:text-properties fo:color="#908B25"/>
    </style:style>
    <style:style style:name="T910" style:parent-style-name="Основнойшрифтабзаца" style:family="text">
      <style:text-properties fo:color="#A9B7C6"/>
    </style:style>
    <style:style style:name="T911" style:parent-style-name="Основнойшрифтабзаца" style:family="text">
      <style:text-properties fo:color="#CC7832"/>
    </style:style>
    <style:style style:name="T912" style:parent-style-name="Основнойшрифтабзаца" style:family="text">
      <style:text-properties fo:color="#A9B7C6"/>
    </style:style>
    <style:style style:name="T913" style:parent-style-name="Основнойшрифтабзаца" style:family="text">
      <style:text-properties fo:color="#A9B7C6"/>
    </style:style>
    <style:style style:name="T914" style:parent-style-name="Основнойшрифтабзаца" style:family="text">
      <style:text-properties fo:color="#A9B7C6"/>
    </style:style>
    <style:style style:name="T915" style:parent-style-name="Основнойшрифтабзаца" style:family="text">
      <style:text-properties fo:color="#CC7832"/>
    </style:style>
    <style:style style:name="T916" style:parent-style-name="Основнойшрифтабзаца" style:family="text">
      <style:text-properties fo:color="#A9B7C6"/>
    </style:style>
    <style:style style:name="T917" style:parent-style-name="Основнойшрифтабзаца" style:family="text">
      <style:text-properties fo:color="#9373A5"/>
    </style:style>
    <style:style style:name="T918" style:parent-style-name="Основнойшрифтабзаца" style:family="text">
      <style:text-properties fo:color="#A9B7C6"/>
    </style:style>
    <style:style style:name="T919" style:parent-style-name="Основнойшрифтабзаца" style:family="text">
      <style:text-properties fo:color="#CC7832"/>
    </style:style>
    <style:style style:name="T920" style:parent-style-name="Основнойшрифтабзаца" style:family="text">
      <style:text-properties fo:color="#CC7832"/>
    </style:style>
    <style:style style:name="T921" style:parent-style-name="Основнойшрифтабзаца" style:family="text">
      <style:text-properties fo:color="#CC7832"/>
    </style:style>
    <style:style style:name="T922" style:parent-style-name="Основнойшрифтабзаца" style:family="text">
      <style:text-properties fo:color="#A9B7C6"/>
    </style:style>
    <style:style style:name="T923" style:parent-style-name="Основнойшрифтабзаца" style:family="text">
      <style:text-properties fo:color="#9373A5"/>
    </style:style>
    <style:style style:name="T924" style:parent-style-name="Основнойшрифтабзаца" style:family="text">
      <style:text-properties fo:color="#A9B7C6"/>
    </style:style>
    <style:style style:name="T925" style:parent-style-name="Основнойшрифтабзаца" style:family="text">
      <style:text-properties fo:color="#CC7832"/>
    </style:style>
    <style:style style:name="T926" style:parent-style-name="Основнойшрифтабзаца" style:family="text">
      <style:text-properties fo:color="#CC7832"/>
    </style:style>
    <style:style style:name="T927" style:parent-style-name="Основнойшрифтабзаца" style:family="text">
      <style:text-properties fo:color="#CC7832"/>
    </style:style>
    <style:style style:name="T928" style:parent-style-name="Основнойшрифтабзаца" style:family="text">
      <style:text-properties fo:color="#A9B7C6"/>
    </style:style>
    <style:style style:name="T929" style:parent-style-name="Основнойшрифтабзаца" style:family="text">
      <style:text-properties fo:color="#A9B7C6"/>
    </style:style>
    <style:style style:name="T930" style:parent-style-name="Основнойшрифтабзаца" style:family="text">
      <style:text-properties fo:color="#A9B7C6"/>
    </style:style>
    <style:style style:name="T931" style:parent-style-name="Основнойшрифтабзаца" style:family="text">
      <style:text-properties fo:color="#CC7832"/>
    </style:style>
    <style:style style:name="T932" style:parent-style-name="Основнойшрифтабзаца" style:family="text">
      <style:text-properties fo:color="#CC7832"/>
    </style:style>
    <style:style style:name="T933" style:parent-style-name="Основнойшрифтабзаца" style:family="text">
      <style:text-properties fo:color="#CC7832"/>
    </style:style>
    <style:style style:name="T934" style:parent-style-name="Основнойшрифтабзаца" style:family="text">
      <style:text-properties fo:color="#B5B6E3"/>
    </style:style>
    <style:style style:name="T935" style:parent-style-name="Основнойшрифтабзаца" style:family="text">
      <style:text-properties fo:color="#A9B7C6"/>
    </style:style>
    <style:style style:name="T936" style:parent-style-name="Основнойшрифтабзаца" style:family="text">
      <style:text-properties fo:color="#808080"/>
    </style:style>
    <style:style style:name="T937" style:parent-style-name="Основнойшрифтабзаца" style:family="text">
      <style:text-properties fo:color="#808080"/>
    </style:style>
    <style:style style:name="T938" style:parent-style-name="Основнойшрифтабзаца" style:family="text">
      <style:text-properties fo:color="#808080"/>
    </style:style>
    <style:style style:name="T939" style:parent-style-name="Основнойшрифтабзаца" style:family="text">
      <style:text-properties fo:color="#B5B6E3"/>
    </style:style>
    <style:style style:name="T940" style:parent-style-name="Основнойшрифтабзаца" style:family="text">
      <style:text-properties fo:color="#A9B7C6"/>
    </style:style>
    <style:style style:name="T941" style:parent-style-name="Основнойшрифтабзаца" style:family="text">
      <style:text-properties fo:color="#9373A5"/>
    </style:style>
    <style:style style:name="T942" style:parent-style-name="Основнойшрифтабзаца" style:family="text">
      <style:text-properties fo:color="#CC7832"/>
    </style:style>
    <style:style style:name="T943" style:parent-style-name="Основнойшрифтабзаца" style:family="text">
      <style:text-properties fo:color="#808080"/>
    </style:style>
    <style:style style:name="T944" style:parent-style-name="Основнойшрифтабзаца" style:family="text">
      <style:text-properties fo:color="#808080"/>
    </style:style>
    <style:style style:name="T945" style:parent-style-name="Основнойшрифтабзаца" style:family="text">
      <style:text-properties fo:color="#808080"/>
    </style:style>
    <style:style style:name="T946" style:parent-style-name="Основнойшрифтабзаца" style:family="text">
      <style:text-properties fo:color="#B5B6E3"/>
    </style:style>
    <style:style style:name="T947" style:parent-style-name="Основнойшрифтабзаца" style:family="text">
      <style:text-properties fo:color="#A9B7C6"/>
    </style:style>
    <style:style style:name="T948" style:parent-style-name="Основнойшрифтабзаца" style:family="text">
      <style:text-properties fo:color="#9373A5"/>
    </style:style>
    <style:style style:name="T949" style:parent-style-name="Основнойшрифтабзаца" style:family="text">
      <style:text-properties fo:color="#CC7832"/>
    </style:style>
    <style:style style:name="T950" style:parent-style-name="Основнойшрифтабзаца" style:family="text">
      <style:text-properties fo:color="#808080"/>
    </style:style>
    <style:style style:name="T951" style:parent-style-name="Основнойшрифтабзаца" style:family="text">
      <style:text-properties fo:color="#808080"/>
    </style:style>
    <style:style style:name="T952" style:parent-style-name="Основнойшрифтабзаца" style:family="text">
      <style:text-properties fo:color="#808080"/>
    </style:style>
    <style:style style:name="T953" style:parent-style-name="Основнойшрифтабзаца" style:family="text">
      <style:text-properties fo:color="#908B25"/>
    </style:style>
    <style:style style:name="T954" style:parent-style-name="Основнойшрифтабзаца" style:family="text">
      <style:text-properties fo:color="#9373A5"/>
    </style:style>
    <style:style style:name="T955" style:parent-style-name="Основнойшрифтабзаца" style:family="text">
      <style:text-properties fo:color="#CC7832"/>
    </style:style>
    <style:style style:name="T956" style:parent-style-name="Основнойшрифтабзаца" style:family="text">
      <style:text-properties fo:color="#808080"/>
    </style:style>
    <style:style style:name="T957" style:parent-style-name="Основнойшрифтабзаца" style:family="text">
      <style:text-properties fo:color="#808080"/>
    </style:style>
    <style:style style:name="T958" style:parent-style-name="Основнойшрифтабзаца" style:family="text">
      <style:text-properties fo:color="#808080"/>
    </style:style>
    <style:style style:name="T959" style:parent-style-name="Основнойшрифтабзаца" style:family="text">
      <style:text-properties fo:color="#808080"/>
    </style:style>
    <style:style style:name="T960" style:parent-style-name="Основнойшрифтабзаца" style:family="text">
      <style:text-properties fo:color="#FFC66D"/>
    </style:style>
    <style:style style:name="T961" style:parent-style-name="Основнойшрифтабзаца" style:family="text">
      <style:text-properties fo:color="#A9B7C6"/>
    </style:style>
    <style:style style:name="T962" style:parent-style-name="Основнойшрифтабзаца" style:family="text">
      <style:text-properties fo:color="#CC7832"/>
    </style:style>
    <style:style style:name="T963" style:parent-style-name="Основнойшрифтабзаца" style:family="text">
      <style:text-properties fo:color="#CC7832"/>
    </style:style>
    <style:style style:name="T964" style:parent-style-name="Основнойшрифтабзаца" style:family="text">
      <style:text-properties fo:color="#CC7832"/>
    </style:style>
    <style:style style:name="T965" style:parent-style-name="Основнойшрифтабзаца" style:family="text">
      <style:text-properties fo:color="#FFC66D"/>
    </style:style>
    <style:style style:name="T966" style:parent-style-name="Основнойшрифтабзаца" style:family="text">
      <style:text-properties fo:color="#A9B7C6"/>
    </style:style>
    <style:style style:name="T967" style:parent-style-name="Основнойшрифтабзаца" style:family="text">
      <style:text-properties fo:color="#B5B6E3"/>
    </style:style>
    <style:style style:name="T968" style:parent-style-name="Основнойшрифтабзаца" style:family="text">
      <style:text-properties fo:color="#A9B7C6"/>
    </style:style>
    <style:style style:name="T969" style:parent-style-name="Основнойшрифтабзаца" style:family="text">
      <style:text-properties fo:color="#CC7832"/>
    </style:style>
    <style:style style:name="T970" style:parent-style-name="Основнойшрифтабзаца" style:family="text">
      <style:text-properties fo:color="#B5B6E3"/>
    </style:style>
    <style:style style:name="T971" style:parent-style-name="Основнойшрифтабзаца" style:family="text">
      <style:text-properties fo:color="#A9B7C6"/>
    </style:style>
    <style:style style:name="T972" style:parent-style-name="Основнойшрифтабзаца" style:family="text">
      <style:text-properties fo:color="#CC7832"/>
    </style:style>
    <style:style style:name="T973" style:parent-style-name="Основнойшрифтабзаца" style:family="text">
      <style:text-properties fo:color="#908B25"/>
    </style:style>
    <style:style style:name="T974" style:parent-style-name="Основнойшрифтабзаца" style:family="text">
      <style:text-properties fo:color="#A9B7C6"/>
    </style:style>
    <style:style style:name="T975" style:parent-style-name="Основнойшрифтабзаца" style:family="text">
      <style:text-properties fo:color="#A9B7C6"/>
    </style:style>
    <style:style style:name="T976" style:parent-style-name="Основнойшрифтабзаца" style:family="text">
      <style:text-properties fo:color="#A9B7C6"/>
    </style:style>
    <style:style style:name="T977" style:parent-style-name="Основнойшрифтабзаца" style:family="text">
      <style:text-properties fo:color="#9373A5"/>
    </style:style>
    <style:style style:name="T978" style:parent-style-name="Основнойшрифтабзаца" style:family="text">
      <style:text-properties fo:color="#A9B7C6"/>
    </style:style>
    <style:style style:name="T979" style:parent-style-name="Основнойшрифтабзаца" style:family="text">
      <style:text-properties fo:color="#CC7832"/>
    </style:style>
    <style:style style:name="T980" style:parent-style-name="Основнойшрифтабзаца" style:family="text">
      <style:text-properties fo:color="#CC7832"/>
    </style:style>
    <style:style style:name="T981" style:parent-style-name="Основнойшрифтабзаца" style:family="text">
      <style:text-properties fo:color="#CC7832"/>
    </style:style>
    <style:style style:name="T982" style:parent-style-name="Основнойшрифтабзаца" style:family="text">
      <style:text-properties fo:color="#9373A5"/>
    </style:style>
    <style:style style:name="T983" style:parent-style-name="Основнойшрифтабзаца" style:family="text">
      <style:text-properties fo:color="#A9B7C6"/>
    </style:style>
    <style:style style:name="T984" style:parent-style-name="Основнойшрифтабзаца" style:family="text">
      <style:text-properties fo:color="#CC7832"/>
    </style:style>
    <style:style style:name="T985" style:parent-style-name="Основнойшрифтабзаца" style:family="text">
      <style:text-properties fo:color="#CC7832"/>
    </style:style>
    <style:style style:name="T986" style:parent-style-name="Основнойшрифтабзаца" style:family="text">
      <style:text-properties fo:color="#CC7832"/>
    </style:style>
    <style:style style:name="T987" style:parent-style-name="Основнойшрифтабзаца" style:family="text">
      <style:text-properties fo:color="#9373A5"/>
    </style:style>
    <style:style style:name="T988" style:parent-style-name="Основнойшрифтабзаца" style:family="text">
      <style:text-properties fo:color="#A9B7C6"/>
    </style:style>
    <style:style style:name="T989" style:parent-style-name="Основнойшрифтабзаца" style:family="text">
      <style:text-properties fo:color="#CC7832"/>
    </style:style>
    <style:style style:name="T990" style:parent-style-name="Основнойшрифтабзаца" style:family="text">
      <style:text-properties fo:color="#CC7832"/>
    </style:style>
    <style:style style:name="T991" style:parent-style-name="Основнойшрифтабзаца" style:family="text">
      <style:text-properties fo:color="#CC7832"/>
    </style:style>
    <style:style style:name="T992" style:parent-style-name="Основнойшрифтабзаца" style:family="text">
      <style:text-properties fo:color="#A9B7C6"/>
    </style:style>
    <style:style style:name="T993" style:parent-style-name="Основнойшрифтабзаца" style:family="text">
      <style:text-properties fo:color="#A9B7C6"/>
    </style:style>
    <style:style style:name="T994" style:parent-style-name="Основнойшрифтабзаца" style:family="text">
      <style:text-properties fo:color="#A9B7C6"/>
    </style:style>
    <style:style style:name="T995" style:parent-style-name="Основнойшрифтабзаца" style:family="text">
      <style:text-properties fo:color="#CC7832"/>
    </style:style>
    <style:style style:name="T996" style:parent-style-name="Основнойшрифтабзаца" style:family="text">
      <style:text-properties fo:color="#CC7832"/>
    </style:style>
    <style:style style:name="T997" style:parent-style-name="Основнойшрифтабзаца" style:family="text">
      <style:text-properties fo:color="#CC7832"/>
    </style:style>
    <style:style style:name="T998" style:parent-style-name="Основнойшрифтабзаца" style:family="text">
      <style:text-properties fo:color="#FFC66D"/>
    </style:style>
    <style:style style:name="T999" style:parent-style-name="Основнойшрифтабзаца" style:family="text">
      <style:text-properties fo:color="#A9B7C6"/>
    </style:style>
    <style:style style:name="T1000" style:parent-style-name="Основнойшрифтабзаца" style:family="text">
      <style:text-properties fo:color="#CC7832"/>
    </style:style>
    <style:style style:name="T1001" style:parent-style-name="Основнойшрифтабзаца" style:family="text">
      <style:text-properties fo:color="#B5B6E3"/>
    </style:style>
    <style:style style:name="T1002" style:parent-style-name="Основнойшрифтабзаца" style:family="text">
      <style:text-properties fo:color="#A9B7C6"/>
    </style:style>
    <style:style style:name="T1003" style:parent-style-name="Основнойшрифтабзаца" style:family="text">
      <style:text-properties fo:color="#CC7832"/>
    </style:style>
    <style:style style:name="T1004" style:parent-style-name="Основнойшрифтабзаца" style:family="text">
      <style:text-properties fo:color="#B5B6E3"/>
    </style:style>
    <style:style style:name="T1005" style:parent-style-name="Основнойшрифтабзаца" style:family="text">
      <style:text-properties fo:color="#A9B7C6"/>
    </style:style>
    <style:style style:name="T1006" style:parent-style-name="Основнойшрифтабзаца" style:family="text">
      <style:text-properties fo:color="#808080"/>
    </style:style>
    <style:style style:name="T1007" style:parent-style-name="Основнойшрифтабзаца" style:family="text">
      <style:text-properties fo:color="#808080"/>
    </style:style>
    <style:style style:name="T1008" style:parent-style-name="Основнойшрифтабзаца" style:family="text">
      <style:text-properties fo:color="#A9B7C6"/>
    </style:style>
    <style:style style:name="T1009" style:parent-style-name="Основнойшрифтабзаца" style:family="text">
      <style:text-properties fo:color="#A9B7C6"/>
    </style:style>
    <style:style style:name="T1010" style:parent-style-name="Основнойшрифтабзаца" style:family="text">
      <style:text-properties fo:color="#A9B7C6"/>
    </style:style>
    <style:style style:name="T1011" style:parent-style-name="Основнойшрифтабзаца" style:family="text">
      <style:text-properties fo:color="#CC7832"/>
    </style:style>
    <style:style style:name="T1012" style:parent-style-name="Основнойшрифтабзаца" style:family="text">
      <style:text-properties fo:color="#A9B7C6"/>
    </style:style>
    <style:style style:name="T1013" style:parent-style-name="Основнойшрифтабзаца" style:family="text">
      <style:text-properties fo:color="#9373A5"/>
    </style:style>
    <style:style style:name="T1014" style:parent-style-name="Основнойшрифтабзаца" style:family="text">
      <style:text-properties fo:color="#A9B7C6"/>
    </style:style>
    <style:style style:name="T1015" style:parent-style-name="Основнойшрифтабзаца" style:family="text">
      <style:text-properties fo:color="#9373A5"/>
    </style:style>
    <style:style style:name="T1016" style:parent-style-name="Основнойшрифтабзаца" style:family="text">
      <style:text-properties fo:color="#A9B7C6"/>
    </style:style>
    <style:style style:name="T1017" style:parent-style-name="Основнойшрифтабзаца" style:family="text">
      <style:text-properties fo:color="#9373A5"/>
    </style:style>
    <style:style style:name="T1018" style:parent-style-name="Основнойшрифтабзаца" style:family="text">
      <style:text-properties fo:color="#A9B7C6"/>
    </style:style>
    <style:style style:name="T1019" style:parent-style-name="Основнойшрифтабзаца" style:family="text">
      <style:text-properties fo:color="#9373A5"/>
    </style:style>
    <style:style style:name="T1020" style:parent-style-name="Основнойшрифтабзаца" style:family="text">
      <style:text-properties fo:color="#A9B7C6"/>
    </style:style>
    <style:style style:name="T1021" style:parent-style-name="Основнойшрифтабзаца" style:family="text">
      <style:text-properties fo:color="#808080"/>
    </style:style>
    <style:style style:name="T1022" style:parent-style-name="Основнойшрифтабзаца" style:family="text">
      <style:text-properties fo:color="#808080"/>
    </style:style>
    <style:style style:name="T1023" style:parent-style-name="Основнойшрифтабзаца" style:family="text">
      <style:text-properties fo:color="#808080"/>
    </style:style>
    <style:style style:name="T1024" style:parent-style-name="Основнойшрифтабзаца" style:family="text">
      <style:text-properties fo:color="#CC7832"/>
    </style:style>
    <style:style style:name="T1025" style:parent-style-name="Основнойшрифтабзаца" style:family="text">
      <style:text-properties fo:color="#CC7832"/>
    </style:style>
    <style:style style:name="T1026" style:parent-style-name="Основнойшрифтабзаца" style:family="text">
      <style:text-properties fo:color="#CC7832"/>
    </style:style>
    <style:style style:name="T1027" style:parent-style-name="Основнойшрифтабзаца" style:family="text">
      <style:text-properties fo:color="#CC7832"/>
    </style:style>
    <style:style style:name="T1028" style:parent-style-name="Основнойшрифтабзаца" style:family="text">
      <style:text-properties fo:color="#A9B7C6"/>
    </style:style>
    <style:style style:name="T1029" style:parent-style-name="Основнойшрифтабзаца" style:family="text">
      <style:text-properties fo:color="#9373A5"/>
    </style:style>
    <style:style style:name="T1030" style:parent-style-name="Основнойшрифтабзаца" style:family="text">
      <style:text-properties fo:color="#A9B7C6"/>
    </style:style>
    <style:style style:name="T1031" style:parent-style-name="Основнойшрифтабзаца" style:family="text">
      <style:text-properties fo:color="#9373A5"/>
    </style:style>
    <style:style style:name="T1032" style:parent-style-name="Основнойшрифтабзаца" style:family="text">
      <style:text-properties fo:color="#A9B7C6"/>
    </style:style>
    <style:style style:name="T1033" style:parent-style-name="Основнойшрифтабзаца" style:family="text">
      <style:text-properties fo:color="#9373A5"/>
    </style:style>
    <style:style style:name="T1034" style:parent-style-name="Основнойшрифтабзаца" style:family="text">
      <style:text-properties fo:color="#A9B7C6"/>
    </style:style>
    <style:style style:name="T1035" style:parent-style-name="Основнойшрифтабзаца" style:family="text">
      <style:text-properties fo:color="#9373A5"/>
    </style:style>
    <style:style style:name="T1036" style:parent-style-name="Основнойшрифтабзаца" style:family="text">
      <style:text-properties fo:color="#A9B7C6"/>
    </style:style>
    <style:style style:name="T1037" style:parent-style-name="Основнойшрифтабзаца" style:family="text">
      <style:text-properties fo:color="#A9B7C6"/>
    </style:style>
    <style:style style:name="T1038" style:parent-style-name="Основнойшрифтабзаца" style:family="text">
      <style:text-properties fo:color="#A9B7C6"/>
    </style:style>
    <style:style style:name="T1039" style:parent-style-name="Основнойшрифтабзаца" style:family="text">
      <style:text-properties fo:color="#CC7832"/>
    </style:style>
    <style:style style:name="T1040" style:parent-style-name="Основнойшрифтабзаца" style:family="text">
      <style:text-properties fo:color="#CC7832"/>
    </style:style>
    <style:style style:name="T1041" style:parent-style-name="Основнойшрифтабзаца" style:family="text">
      <style:text-properties fo:color="#CC7832"/>
    </style:style>
    <style:style style:name="T1042" style:parent-style-name="Основнойшрифтабзаца" style:family="text">
      <style:text-properties fo:color="#A9B7C6"/>
    </style:style>
    <style:style style:name="T1043" style:parent-style-name="Основнойшрифтабзаца" style:family="text">
      <style:text-properties fo:color="#9373A5"/>
    </style:style>
    <style:style style:name="T1044" style:parent-style-name="Основнойшрифтабзаца" style:family="text">
      <style:text-properties fo:color="#A9B7C6"/>
    </style:style>
    <style:style style:name="T1045" style:parent-style-name="Основнойшрифтабзаца" style:family="text">
      <style:text-properties fo:color="#9373A5"/>
    </style:style>
    <style:style style:name="T1046" style:parent-style-name="Основнойшрифтабзаца" style:family="text">
      <style:text-properties fo:color="#A9B7C6"/>
    </style:style>
    <style:style style:name="T1047" style:parent-style-name="Основнойшрифтабзаца" style:family="text">
      <style:text-properties fo:color="#808080"/>
    </style:style>
    <style:style style:name="T1048" style:parent-style-name="Основнойшрифтабзаца" style:family="text">
      <style:text-properties fo:color="#808080"/>
    </style:style>
    <style:style style:name="T1049" style:parent-style-name="Основнойшрифтабзаца" style:family="text">
      <style:text-properties fo:color="#808080"/>
    </style:style>
    <style:style style:name="T1050" style:parent-style-name="Основнойшрифтабзаца" style:family="text">
      <style:text-properties fo:color="#CC7832"/>
    </style:style>
    <style:style style:name="T1051" style:parent-style-name="Основнойшрифтабзаца" style:family="text">
      <style:text-properties fo:color="#CC7832"/>
    </style:style>
    <style:style style:name="T1052" style:parent-style-name="Основнойшрифтабзаца" style:family="text">
      <style:text-properties fo:color="#CC7832"/>
    </style:style>
    <style:style style:name="T1053" style:parent-style-name="Основнойшрифтабзаца" style:family="text">
      <style:text-properties fo:color="#CC7832"/>
    </style:style>
    <style:style style:name="T1054" style:parent-style-name="Основнойшрифтабзаца" style:family="text">
      <style:text-properties fo:color="#A9B7C6"/>
    </style:style>
    <style:style style:name="T1055" style:parent-style-name="Основнойшрифтабзаца" style:family="text">
      <style:text-properties fo:color="#A9B7C6"/>
    </style:style>
    <style:style style:name="T1056" style:parent-style-name="Основнойшрифтабзаца" style:family="text">
      <style:text-properties fo:color="#A9B7C6"/>
    </style:style>
    <style:style style:name="T1057" style:parent-style-name="Основнойшрифтабзаца" style:family="text">
      <style:text-properties fo:color="#CC7832"/>
    </style:style>
    <style:style style:name="T1058" style:parent-style-name="Основнойшрифтабзаца" style:family="text">
      <style:text-properties fo:color="#B5B6E3"/>
    </style:style>
    <style:style style:name="T1059" style:parent-style-name="Основнойшрифтабзаца" style:family="text">
      <style:text-properties fo:color="#A9B7C6"/>
    </style:style>
    <style:style style:name="T1060" style:parent-style-name="Основнойшрифтабзаца" style:family="text">
      <style:text-properties fo:color="#808080"/>
    </style:style>
    <style:style style:name="T1061" style:parent-style-name="Основнойшрифтабзаца" style:family="text">
      <style:text-properties fo:color="#808080"/>
    </style:style>
    <style:style style:name="T1062" style:parent-style-name="Основнойшрифтабзаца" style:family="text">
      <style:text-properties fo:color="#CC7832"/>
    </style:style>
    <style:style style:name="T1063" style:parent-style-name="Основнойшрифтабзаца" style:family="text">
      <style:text-properties fo:color="#A9B7C6"/>
    </style:style>
    <style:style style:name="T1064" style:parent-style-name="Основнойшрифтабзаца" style:family="text">
      <style:text-properties fo:color="#A9B7C6"/>
    </style:style>
    <style:style style:name="T1065" style:parent-style-name="Основнойшрифтабзаца" style:family="text">
      <style:text-properties fo:color="#A9B7C6"/>
    </style:style>
    <style:style style:name="T1066" style:parent-style-name="Основнойшрифтабзаца" style:family="text">
      <style:text-properties fo:color="#908B25"/>
    </style:style>
    <style:style style:name="T1067" style:parent-style-name="Основнойшрифтабзаца" style:family="text">
      <style:text-properties fo:color="#9373A5"/>
    </style:style>
    <style:style style:name="T1068" style:parent-style-name="Основнойшрифтабзаца" style:family="text">
      <style:text-properties fo:color="#9373A5"/>
    </style:style>
    <style:style style:name="T1069" style:parent-style-name="Основнойшрифтабзаца" style:family="text">
      <style:text-properties fo:color="#CC7832"/>
    </style:style>
    <style:style style:name="T1070" style:parent-style-name="Основнойшрифтабзаца" style:family="text">
      <style:text-properties fo:color="#9373A5"/>
    </style:style>
    <style:style style:name="T1071" style:parent-style-name="Основнойшрифтабзаца" style:family="text">
      <style:text-properties fo:color="#CC7832"/>
    </style:style>
    <style:style style:name="T1072" style:parent-style-name="Основнойшрифтабзаца" style:family="text">
      <style:text-properties fo:color="#808080"/>
    </style:style>
    <style:style style:name="T1073" style:parent-style-name="Основнойшрифтабзаца" style:family="text">
      <style:text-properties fo:color="#808080"/>
    </style:style>
    <style:style style:name="T1074" style:parent-style-name="Основнойшрифтабзаца" style:family="text">
      <style:text-properties fo:color="#808080"/>
    </style:style>
    <style:style style:name="T1075" style:parent-style-name="Основнойшрифтабзаца" style:family="text">
      <style:text-properties fo:color="#B5B6E3"/>
    </style:style>
    <style:style style:name="T1076" style:parent-style-name="Основнойшрифтабзаца" style:family="text">
      <style:text-properties fo:color="#A9B7C6"/>
    </style:style>
    <style:style style:name="T1077" style:parent-style-name="Основнойшрифтабзаца" style:family="text">
      <style:text-properties fo:color="#B9BCD1"/>
    </style:style>
    <style:style style:name="T1078" style:parent-style-name="Основнойшрифтабзаца" style:family="text">
      <style:text-properties fo:color="#9373A5"/>
    </style:style>
    <style:style style:name="T1079" style:parent-style-name="Основнойшрифтабзаца" style:family="text">
      <style:text-properties fo:color="#CC7832"/>
    </style:style>
    <style:style style:name="T1080" style:parent-style-name="Основнойшрифтабзаца" style:family="text">
      <style:text-properties fo:color="#808080"/>
    </style:style>
    <style:style style:name="T1081" style:parent-style-name="Основнойшрифтабзаца" style:family="text">
      <style:text-properties fo:color="#808080"/>
    </style:style>
    <style:style style:name="T1082" style:parent-style-name="Основнойшрифтабзаца" style:family="text">
      <style:text-properties fo:color="#CC7832"/>
    </style:style>
    <style:style style:name="T1083" style:parent-style-name="Основнойшрифтабзаца" style:family="text">
      <style:text-properties fo:color="#A9B7C6"/>
    </style:style>
    <style:style style:name="T1084" style:parent-style-name="Основнойшрифтабзаца" style:family="text">
      <style:text-properties fo:color="#A9B7C6"/>
    </style:style>
    <style:style style:name="T1085" style:parent-style-name="Основнойшрифтабзаца" style:family="text">
      <style:text-properties fo:color="#A9B7C6"/>
    </style:style>
    <style:style style:name="T1086" style:parent-style-name="Основнойшрифтабзаца" style:family="text">
      <style:text-properties fo:color="#B5B6E3"/>
    </style:style>
    <style:style style:name="T1087" style:parent-style-name="Основнойшрифтабзаца" style:family="text">
      <style:text-properties fo:color="#A9B7C6"/>
    </style:style>
    <style:style style:name="T1088" style:parent-style-name="Основнойшрифтабзаца" style:family="text">
      <style:text-properties fo:color="#B5B6E3"/>
    </style:style>
    <style:style style:name="T1089" style:parent-style-name="Основнойшрифтабзаца" style:family="text">
      <style:text-properties fo:color="#A9B7C6"/>
    </style:style>
    <style:style style:name="T1090" style:parent-style-name="Основнойшрифтабзаца" style:family="text">
      <style:text-properties fo:color="#B5B6E3"/>
    </style:style>
    <style:style style:name="T1091" style:parent-style-name="Основнойшрифтабзаца" style:family="text">
      <style:text-properties fo:color="#A9B7C6"/>
    </style:style>
    <style:style style:name="T1092" style:parent-style-name="Основнойшрифтабзаца" style:family="text">
      <style:text-properties fo:color="#9373A5"/>
    </style:style>
    <style:style style:name="T1093" style:parent-style-name="Основнойшрифтабзаца" style:family="text">
      <style:text-properties fo:color="#CC7832"/>
    </style:style>
    <style:style style:name="T1094" style:parent-style-name="Основнойшрифтабзаца" style:family="text">
      <style:text-properties fo:color="#808080"/>
    </style:style>
    <style:style style:name="T1095" style:parent-style-name="Основнойшрифтабзаца" style:family="text">
      <style:text-properties fo:color="#808080"/>
    </style:style>
    <style:style style:name="T1096" style:parent-style-name="Основнойшрифтабзаца" style:family="text">
      <style:text-properties fo:color="#808080"/>
    </style:style>
    <style:style style:name="T1097" style:parent-style-name="Основнойшрифтабзаца" style:family="text">
      <style:text-properties fo:color="#B5B6E3"/>
    </style:style>
    <style:style style:name="T1098" style:parent-style-name="Основнойшрифтабзаца" style:family="text">
      <style:text-properties fo:color="#A9B7C6"/>
    </style:style>
    <style:style style:name="T1099" style:parent-style-name="Основнойшрифтабзаца" style:family="text">
      <style:text-properties fo:color="#B5B6E3"/>
    </style:style>
    <style:style style:name="T1100" style:parent-style-name="Основнойшрифтабзаца" style:family="text">
      <style:text-properties fo:color="#A9B7C6"/>
    </style:style>
    <style:style style:name="T1101" style:parent-style-name="Основнойшрифтабзаца" style:family="text">
      <style:text-properties fo:color="#B5B6E3"/>
    </style:style>
    <style:style style:name="T1102" style:parent-style-name="Основнойшрифтабзаца" style:family="text">
      <style:text-properties fo:color="#A9B7C6"/>
    </style:style>
    <style:style style:name="T1103" style:parent-style-name="Основнойшрифтабзаца" style:family="text">
      <style:text-properties fo:color="#9373A5"/>
    </style:style>
    <style:style style:name="T1104" style:parent-style-name="Основнойшрифтабзаца" style:family="text">
      <style:text-properties fo:color="#CC7832"/>
    </style:style>
    <style:style style:name="T1105" style:parent-style-name="Основнойшрифтабзаца" style:family="text">
      <style:text-properties fo:color="#808080"/>
    </style:style>
    <style:style style:name="T1106" style:parent-style-name="Основнойшрифтабзаца" style:family="text">
      <style:text-properties fo:color="#808080"/>
    </style:style>
    <style:style style:name="T1107" style:parent-style-name="Основнойшрифтабзаца" style:family="text">
      <style:text-properties fo:color="#808080"/>
    </style:style>
    <style:style style:name="T1108" style:parent-style-name="Основнойшрифтабзаца" style:family="text">
      <style:text-properties fo:color="#FFC66D"/>
    </style:style>
    <style:style style:name="T1109" style:parent-style-name="Основнойшрифтабзаца" style:family="text">
      <style:text-properties fo:color="#A9B7C6"/>
    </style:style>
    <style:style style:name="T1110" style:parent-style-name="Основнойшрифтабзаца" style:family="text">
      <style:text-properties fo:color="#908B25"/>
    </style:style>
    <style:style style:name="T1111" style:parent-style-name="Основнойшрифтабзаца" style:family="text">
      <style:text-properties fo:color="#A9B7C6"/>
    </style:style>
    <style:style style:name="T1112" style:parent-style-name="Основнойшрифтабзаца" style:family="text">
      <style:text-properties fo:color="#CC7832"/>
    </style:style>
    <style:style style:name="T1113" style:parent-style-name="Основнойшрифтабзаца" style:family="text">
      <style:text-properties fo:color="#908B25"/>
    </style:style>
    <style:style style:name="T1114" style:parent-style-name="Основнойшрифтабзаца" style:family="text">
      <style:text-properties fo:color="#A9B7C6"/>
    </style:style>
    <style:style style:name="T1115" style:parent-style-name="Основнойшрифтабзаца" style:family="text">
      <style:text-properties fo:color="#A9B7C6"/>
    </style:style>
    <style:style style:name="T1116" style:parent-style-name="Основнойшрифтабзаца" style:family="text">
      <style:text-properties fo:color="#A9B7C6"/>
    </style:style>
    <style:style style:name="T1117" style:parent-style-name="Основнойшрифтабзаца" style:family="text">
      <style:text-properties fo:color="#CC7832"/>
    </style:style>
    <style:style style:name="T1118" style:parent-style-name="Основнойшрифтабзаца" style:family="text">
      <style:text-properties fo:color="#A9B7C6"/>
    </style:style>
    <style:style style:name="T1119" style:parent-style-name="Основнойшрифтабзаца" style:family="text">
      <style:text-properties fo:color="#9373A5"/>
    </style:style>
    <style:style style:name="T1120" style:parent-style-name="Основнойшрифтабзаца" style:family="text">
      <style:text-properties fo:color="#A9B7C6"/>
    </style:style>
    <style:style style:name="T1121" style:parent-style-name="Основнойшрифтабзаца" style:family="text">
      <style:text-properties fo:color="#CC7832"/>
    </style:style>
    <style:style style:name="T1122" style:parent-style-name="Основнойшрифтабзаца" style:family="text">
      <style:text-properties fo:color="#CC7832"/>
    </style:style>
    <style:style style:name="T1123" style:parent-style-name="Основнойшрифтабзаца" style:family="text">
      <style:text-properties fo:color="#CC7832"/>
    </style:style>
    <style:style style:name="T1124" style:parent-style-name="Основнойшрифтабзаца" style:family="text">
      <style:text-properties fo:color="#A9B7C6"/>
    </style:style>
    <style:style style:name="T1125" style:parent-style-name="Основнойшрифтабзаца" style:family="text">
      <style:text-properties fo:color="#9373A5"/>
    </style:style>
    <style:style style:name="T1126" style:parent-style-name="Основнойшрифтабзаца" style:family="text">
      <style:text-properties fo:color="#A9B7C6"/>
    </style:style>
    <style:style style:name="T1127" style:parent-style-name="Основнойшрифтабзаца" style:family="text">
      <style:text-properties fo:color="#CC7832"/>
    </style:style>
    <style:style style:name="T1128" style:parent-style-name="Основнойшрифтабзаца" style:family="text">
      <style:text-properties fo:color="#CC7832"/>
    </style:style>
    <style:style style:name="T1129" style:parent-style-name="Основнойшрифтабзаца" style:family="text">
      <style:text-properties fo:color="#CC7832"/>
    </style:style>
    <style:style style:name="T1130" style:parent-style-name="Основнойшрифтабзаца" style:family="text">
      <style:text-properties fo:color="#A9B7C6"/>
    </style:style>
    <style:style style:name="T1131" style:parent-style-name="Основнойшрифтабзаца" style:family="text">
      <style:text-properties fo:color="#A9B7C6"/>
    </style:style>
    <style:style style:name="T1132" style:parent-style-name="Основнойшрифтабзаца" style:family="text">
      <style:text-properties fo:color="#A9B7C6"/>
    </style:style>
    <style:style style:name="T1133" style:parent-style-name="Основнойшрифтабзаца" style:family="text">
      <style:text-properties fo:color="#CC7832"/>
    </style:style>
    <style:style style:name="T1134" style:parent-style-name="Основнойшрифтабзаца" style:family="text">
      <style:text-properties fo:color="#FFC66D"/>
    </style:style>
    <style:style style:name="T1135" style:parent-style-name="Основнойшрифтабзаца" style:family="text">
      <style:text-properties fo:color="#A9B7C6"/>
    </style:style>
    <style:style style:name="T1136" style:parent-style-name="Основнойшрифтабзаца" style:family="text">
      <style:text-properties fo:color="#B5B6E3"/>
    </style:style>
    <style:style style:name="T1137" style:parent-style-name="Основнойшрифтабзаца" style:family="text">
      <style:text-properties fo:color="#A9B7C6"/>
    </style:style>
    <style:style style:name="T1138" style:parent-style-name="Основнойшрифтабзаца" style:family="text">
      <style:text-properties fo:color="#B9BCD1"/>
    </style:style>
    <style:style style:name="T1139" style:parent-style-name="Основнойшрифтабзаца" style:family="text">
      <style:text-properties fo:color="#A9B7C6"/>
    </style:style>
    <style:style style:name="T1140" style:parent-style-name="Основнойшрифтабзаца" style:family="text">
      <style:text-properties fo:color="#808080"/>
    </style:style>
    <style:style style:name="T1141" style:parent-style-name="Основнойшрифтабзаца" style:family="text">
      <style:text-properties fo:color="#808080"/>
    </style:style>
    <style:style style:name="T1142" style:parent-style-name="Основнойшрифтабзаца" style:family="text">
      <style:text-properties fo:color="#808080"/>
    </style:style>
    <style:style style:name="T1143" style:parent-style-name="Основнойшрифтабзаца" style:family="text">
      <style:text-properties fo:color="#908B25"/>
    </style:style>
    <style:style style:name="T1144" style:parent-style-name="Основнойшрифтабзаца" style:family="text">
      <style:text-properties fo:color="#A9B7C6"/>
    </style:style>
    <style:style style:name="T1145" style:parent-style-name="Основнойшрифтабзаца" style:family="text">
      <style:text-properties fo:color="#CC7832"/>
    </style:style>
    <style:style style:name="T1146" style:parent-style-name="Основнойшрифтабзаца" style:family="text">
      <style:text-properties fo:color="#A9B7C6"/>
    </style:style>
    <style:style style:name="T1147" style:parent-style-name="Основнойшрифтабзаца" style:family="text">
      <style:text-properties fo:color="#CC7832"/>
    </style:style>
    <style:style style:name="T1148" style:parent-style-name="Основнойшрифтабзаца" style:family="text">
      <style:text-properties fo:color="#CC7832"/>
    </style:style>
    <style:style style:name="T1149" style:parent-style-name="Основнойшрифтабзаца" style:family="text">
      <style:text-properties fo:color="#CC7832"/>
    </style:style>
    <style:style style:name="T1150" style:parent-style-name="Основнойшрифтабзаца" style:family="text">
      <style:text-properties fo:color="#908B25"/>
    </style:style>
    <style:style style:name="T1151" style:parent-style-name="Основнойшрифтабзаца" style:family="text">
      <style:text-properties fo:color="#A9B7C6"/>
    </style:style>
    <style:style style:name="T1152" style:parent-style-name="Основнойшрифтабзаца" style:family="text">
      <style:text-properties fo:color="#6897BB"/>
    </style:style>
    <style:style style:name="T1153" style:parent-style-name="Основнойшрифтабзаца" style:family="text">
      <style:text-properties fo:color="#CC7832"/>
    </style:style>
    <style:style style:name="T1154" style:parent-style-name="Основнойшрифтабзаца" style:family="text">
      <style:text-properties fo:color="#CC7832"/>
    </style:style>
    <style:style style:name="T1155" style:parent-style-name="Основнойшрифтабзаца" style:family="text">
      <style:text-properties fo:color="#CC7832"/>
    </style:style>
    <style:style style:name="T1156" style:parent-style-name="Основнойшрифтабзаца" style:family="text">
      <style:text-properties fo:color="#A9B7C6"/>
    </style:style>
    <style:style style:name="T1157" style:parent-style-name="Основнойшрифтабзаца" style:family="text">
      <style:text-properties fo:color="#A9B7C6"/>
    </style:style>
    <style:style style:name="T1158" style:parent-style-name="Основнойшрифтабзаца" style:family="text">
      <style:text-properties fo:color="#5F8C8A"/>
    </style:style>
    <style:style style:name="T1159" style:parent-style-name="Основнойшрифтабзаца" style:family="text">
      <style:text-properties fo:color="#A9B7C6"/>
    </style:style>
    <style:style style:name="T1160" style:parent-style-name="Основнойшрифтабзаца" style:family="text">
      <style:text-properties fo:color="#5F8C8A"/>
    </style:style>
    <style:style style:name="T1161" style:parent-style-name="Основнойшрифтабзаца" style:family="text">
      <style:text-properties fo:color="#A9B7C6"/>
    </style:style>
    <style:style style:name="T1162" style:parent-style-name="Основнойшрифтабзаца" style:family="text">
      <style:text-properties fo:color="#5F8C8A"/>
    </style:style>
    <style:style style:name="T1163" style:parent-style-name="Основнойшрифтабзаца" style:family="text">
      <style:text-properties fo:color="#A9B7C6"/>
    </style:style>
    <style:style style:name="T1164" style:parent-style-name="Основнойшрифтабзаца" style:family="text">
      <style:text-properties fo:color="#A9B7C6"/>
    </style:style>
    <style:style style:name="T1165" style:parent-style-name="Основнойшрифтабзаца" style:family="text">
      <style:text-properties fo:color="#A9B7C6"/>
    </style:style>
    <style:style style:name="T1166" style:parent-style-name="Основнойшрифтабзаца" style:family="text">
      <style:text-properties fo:color="#CC7832"/>
    </style:style>
    <style:style style:name="T1167" style:parent-style-name="Основнойшрифтабзаца" style:family="text">
      <style:text-properties fo:color="#A9B7C6"/>
    </style:style>
    <style:style style:name="T1168" style:parent-style-name="Основнойшрифтабзаца" style:family="text">
      <style:text-properties fo:color="#6A8759"/>
    </style:style>
    <style:style style:name="T1169" style:parent-style-name="Основнойшрифтабзаца" style:family="text">
      <style:text-properties fo:color="#A9B7C6"/>
    </style:style>
    <style:style style:name="T1170" style:parent-style-name="Основнойшрифтабзаца" style:family="text">
      <style:text-properties fo:color="#808080"/>
    </style:style>
    <style:style style:name="T1171" style:parent-style-name="Основнойшрифтабзаца" style:family="text">
      <style:text-properties fo:color="#808080"/>
    </style:style>
    <style:style style:name="T1172" style:parent-style-name="Основнойшрифтабзаца" style:family="text">
      <style:text-properties fo:color="#808080"/>
    </style:style>
    <style:style style:name="T1173" style:parent-style-name="Основнойшрифтабзаца" style:family="text">
      <style:text-properties fo:color="#CC7832"/>
    </style:style>
    <style:style style:name="T1174" style:parent-style-name="Основнойшрифтабзаца" style:family="text">
      <style:text-properties fo:color="#CC7832"/>
    </style:style>
    <style:style style:name="T1175" style:parent-style-name="Основнойшрифтабзаца" style:family="text">
      <style:text-properties fo:color="#CC7832"/>
    </style:style>
    <style:style style:name="T1176" style:parent-style-name="Основнойшрифтабзаца" style:family="text">
      <style:text-properties fo:color="#B5B6E3"/>
    </style:style>
    <style:style style:name="T1177" style:parent-style-name="Основнойшрифтабзаца" style:family="text">
      <style:text-properties fo:color="#A9B7C6"/>
    </style:style>
    <style:style style:name="T1178" style:parent-style-name="Основнойшрифтабзаца" style:family="text">
      <style:text-properties fo:color="#CC7832"/>
    </style:style>
    <style:style style:name="T1179" style:parent-style-name="Основнойшрифтабзаца" style:family="text">
      <style:text-properties fo:color="#CC7832"/>
    </style:style>
    <style:style style:name="T1180" style:parent-style-name="Основнойшрифтабзаца" style:family="text">
      <style:text-properties fo:color="#CC7832"/>
    </style:style>
    <style:style style:name="T1181" style:parent-style-name="Основнойшрифтабзаца" style:family="text">
      <style:text-properties fo:color="#B5B6E3"/>
    </style:style>
    <style:style style:name="T1182" style:parent-style-name="Основнойшрифтабзаца" style:family="text">
      <style:text-properties fo:color="#A9B7C6"/>
    </style:style>
    <style:style style:name="T1183" style:parent-style-name="Основнойшрифтабзаца" style:family="text">
      <style:text-properties fo:color="#CC7832"/>
    </style:style>
    <style:style style:name="T1184" style:parent-style-name="Основнойшрифтабзаца" style:family="text">
      <style:text-properties fo:color="#CC7832"/>
    </style:style>
    <style:style style:name="T1185" style:parent-style-name="Основнойшрифтабзаца" style:family="text">
      <style:text-properties fo:color="#CC7832"/>
    </style:style>
    <style:style style:name="T1186" style:parent-style-name="Основнойшрифтабзаца" style:family="text">
      <style:text-properties fo:color="#A9B7C6"/>
    </style:style>
    <style:style style:name="T1187" style:parent-style-name="Основнойшрифтабзаца" style:family="text">
      <style:text-properties fo:color="#CC7832"/>
    </style:style>
    <style:style style:name="T1188" style:parent-style-name="Основнойшрифтабзаца" style:family="text">
      <style:text-properties fo:color="#A9B7C6"/>
    </style:style>
    <style:style style:name="T1189" style:parent-style-name="Основнойшрифтабзаца" style:family="text">
      <style:text-properties fo:color="#A9B7C6"/>
    </style:style>
    <style:style style:name="T1190" style:parent-style-name="Основнойшрифтабзаца" style:family="text">
      <style:text-properties fo:color="#A9B7C6"/>
    </style:style>
    <style:style style:name="T1191" style:parent-style-name="Основнойшрифтабзаца" style:family="text">
      <style:text-properties fo:color="#CC7832"/>
    </style:style>
    <style:style style:name="T1192" style:parent-style-name="Основнойшрифтабзаца" style:family="text">
      <style:text-properties fo:color="#A9B7C6"/>
    </style:style>
    <style:style style:name="T1193" style:parent-style-name="Основнойшрифтабзаца" style:family="text">
      <style:text-properties fo:color="#CC7832"/>
    </style:style>
    <style:style style:name="T1194" style:parent-style-name="Основнойшрифтабзаца" style:family="text">
      <style:text-properties fo:color="#A9B7C6"/>
    </style:style>
    <style:style style:name="T1195" style:parent-style-name="Основнойшрифтабзаца" style:family="text">
      <style:text-properties fo:color="#CC7832"/>
    </style:style>
    <style:style style:name="T1196" style:parent-style-name="Основнойшрифтабзаца" style:family="text">
      <style:text-properties fo:color="#CC7832"/>
    </style:style>
    <style:style style:name="T1197" style:parent-style-name="Основнойшрифтабзаца" style:family="text">
      <style:text-properties fo:color="#CC7832"/>
    </style:style>
    <style:style style:name="T1198" style:parent-style-name="Основнойшрифтабзаца" style:family="text">
      <style:text-properties fo:color="#9373A5"/>
    </style:style>
    <style:style style:name="T1199" style:parent-style-name="Основнойшрифтабзаца" style:family="text">
      <style:text-properties fo:color="#A9B7C6"/>
    </style:style>
    <style:style style:name="T1200" style:parent-style-name="Основнойшрифтабзаца" style:family="text">
      <style:text-properties fo:color="#CC7832"/>
    </style:style>
    <style:style style:name="T1201" style:parent-style-name="Основнойшрифтабзаца" style:family="text">
      <style:text-properties fo:color="#808080"/>
    </style:style>
    <style:style style:name="T1202" style:parent-style-name="Основнойшрифтабзаца" style:family="text">
      <style:text-properties fo:color="#808080"/>
    </style:style>
    <style:style style:name="T1203" style:parent-style-name="Основнойшрифтабзаца" style:family="text">
      <style:text-properties fo:color="#808080"/>
    </style:style>
    <style:style style:name="T1204" style:parent-style-name="Основнойшрифтабзаца" style:family="text">
      <style:text-properties fo:color="#A9B7C6"/>
    </style:style>
    <style:style style:name="T1205" style:parent-style-name="Основнойшрифтабзаца" style:family="text">
      <style:text-properties fo:color="#A9B7C6"/>
    </style:style>
    <style:style style:name="T1206" style:parent-style-name="Основнойшрифтабзаца" style:family="text">
      <style:text-properties fo:color="#A9B7C6"/>
    </style:style>
    <style:style style:name="T1207" style:parent-style-name="Основнойшрифтабзаца" style:family="text">
      <style:text-properties fo:color="#CC7832"/>
    </style:style>
    <style:style style:name="T1208" style:parent-style-name="Основнойшрифтабзаца" style:family="text">
      <style:text-properties fo:color="#A9B7C6"/>
    </style:style>
    <style:style style:name="T1209" style:parent-style-name="Основнойшрифтабзаца" style:family="text">
      <style:text-properties fo:color="#CC7832"/>
    </style:style>
    <style:style style:name="T1210" style:parent-style-name="Основнойшрифтабзаца" style:family="text">
      <style:text-properties fo:color="#A9B7C6"/>
    </style:style>
    <style:style style:name="T1211" style:parent-style-name="Основнойшрифтабзаца" style:family="text">
      <style:text-properties fo:color="#A9B7C6"/>
    </style:style>
    <style:style style:name="T1212" style:parent-style-name="Основнойшрифтабзаца" style:family="text">
      <style:text-properties fo:color="#A9B7C6"/>
    </style:style>
    <style:style style:name="T1213" style:parent-style-name="Основнойшрифтабзаца" style:family="text">
      <style:text-properties fo:color="#A9B7C6"/>
    </style:style>
    <style:style style:name="T1214" style:parent-style-name="Основнойшрифтабзаца" style:family="text">
      <style:text-properties fo:color="#CC7832"/>
    </style:style>
    <style:style style:name="T1215" style:parent-style-name="Основнойшрифтабзаца" style:family="text">
      <style:text-properties fo:color="#A9B7C6"/>
    </style:style>
    <style:style style:name="T1216" style:parent-style-name="Основнойшрифтабзаца" style:family="text">
      <style:text-properties fo:color="#CC7832"/>
    </style:style>
    <style:style style:name="T1217" style:parent-style-name="Основнойшрифтабзаца" style:family="text">
      <style:text-properties fo:color="#A9B7C6"/>
    </style:style>
    <style:style style:name="T1218" style:parent-style-name="Основнойшрифтабзаца" style:family="text">
      <style:text-properties fo:color="#CC7832"/>
    </style:style>
    <style:style style:name="T1219" style:parent-style-name="Основнойшрифтабзаца" style:family="text">
      <style:text-properties fo:color="#CC7832"/>
    </style:style>
    <style:style style:name="T1220" style:parent-style-name="Основнойшрифтабзаца" style:family="text">
      <style:text-properties fo:color="#CC7832"/>
    </style:style>
    <style:style style:name="T1221" style:parent-style-name="Основнойшрифтабзаца" style:family="text">
      <style:text-properties fo:color="#9373A5"/>
    </style:style>
    <style:style style:name="T1222" style:parent-style-name="Основнойшрифтабзаца" style:family="text">
      <style:text-properties fo:color="#A9B7C6"/>
    </style:style>
    <style:style style:name="T1223" style:parent-style-name="Основнойшрифтабзаца" style:family="text">
      <style:text-properties fo:color="#CC7832"/>
    </style:style>
    <style:style style:name="T1224" style:parent-style-name="Основнойшрифтабзаца" style:family="text">
      <style:text-properties fo:color="#CC7832"/>
    </style:style>
    <style:style style:name="T1225" style:parent-style-name="Основнойшрифтабзаца" style:family="text">
      <style:text-properties fo:color="#CC7832"/>
    </style:style>
    <style:style style:name="T1226" style:parent-style-name="Основнойшрифтабзаца" style:family="text">
      <style:text-properties fo:color="#A9B7C6"/>
    </style:style>
    <style:style style:name="T1227" style:parent-style-name="Основнойшрифтабзаца" style:family="text">
      <style:text-properties fo:color="#A9B7C6"/>
    </style:style>
    <style:style style:name="T1228" style:parent-style-name="Основнойшрифтабзаца" style:family="text">
      <style:text-properties fo:color="#A9B7C6"/>
    </style:style>
    <style:style style:name="T1229" style:parent-style-name="Основнойшрифтабзаца" style:family="text">
      <style:text-properties fo:color="#9373A5"/>
    </style:style>
    <style:style style:name="T1230" style:parent-style-name="Основнойшрифтабзаца" style:family="text">
      <style:text-properties fo:color="#A9B7C6"/>
    </style:style>
    <style:style style:name="T1231" style:parent-style-name="Основнойшрифтабзаца" style:family="text">
      <style:text-properties fo:color="#CC7832"/>
    </style:style>
    <style:style style:name="T1232" style:parent-style-name="Основнойшрифтабзаца" style:family="text">
      <style:text-properties fo:color="#A9B7C6"/>
    </style:style>
    <style:style style:name="T1233" style:parent-style-name="Основнойшрифтабзаца" style:family="text">
      <style:text-properties fo:color="#CC7832"/>
    </style:style>
    <style:style style:name="T1234" style:parent-style-name="Основнойшрифтабзаца" style:family="text">
      <style:text-properties fo:color="#A9B7C6"/>
    </style:style>
    <style:style style:name="T1235" style:parent-style-name="Основнойшрифтабзаца" style:family="text">
      <style:text-properties fo:color="#CC7832"/>
    </style:style>
    <style:style style:name="T1236" style:parent-style-name="Основнойшрифтабзаца" style:family="text">
      <style:text-properties fo:color="#808080"/>
    </style:style>
    <style:style style:name="T1237" style:parent-style-name="Основнойшрифтабзаца" style:family="text">
      <style:text-properties fo:color="#808080"/>
    </style:style>
    <style:style style:name="T1238" style:parent-style-name="Основнойшрифтабзаца" style:family="text">
      <style:text-properties fo:color="#808080"/>
    </style:style>
    <style:style style:name="T1239" style:parent-style-name="Основнойшрифтабзаца" style:family="text">
      <style:text-properties fo:color="#A9B7C6"/>
    </style:style>
    <style:style style:name="T1240" style:parent-style-name="Основнойшрифтабзаца" style:family="text">
      <style:text-properties fo:color="#A9B7C6"/>
    </style:style>
    <style:style style:name="T1241" style:parent-style-name="Основнойшрифтабзаца" style:family="text">
      <style:text-properties fo:color="#A9B7C6"/>
    </style:style>
    <style:style style:name="T1242" style:parent-style-name="Основнойшрифтабзаца" style:family="text">
      <style:text-properties fo:color="#A9B7C6"/>
    </style:style>
    <style:style style:name="T1243" style:parent-style-name="Основнойшрифтабзаца" style:family="text">
      <style:text-properties fo:color="#A9B7C6"/>
    </style:style>
    <style:style style:name="T1244" style:parent-style-name="Основнойшрифтабзаца" style:family="text">
      <style:text-properties fo:color="#CC7832"/>
    </style:style>
    <style:style style:name="T1245" style:parent-style-name="Основнойшрифтабзаца" style:family="text">
      <style:text-properties fo:color="#FFC66D"/>
    </style:style>
    <style:style style:name="T1246" style:parent-style-name="Основнойшрифтабзаца" style:family="text">
      <style:text-properties fo:color="#A9B7C6"/>
    </style:style>
    <style:style style:name="T1247" style:parent-style-name="Основнойшрифтабзаца" style:family="text">
      <style:text-properties fo:color="#808080"/>
    </style:style>
    <style:style style:name="T1248" style:parent-style-name="Основнойшрифтабзаца" style:family="text">
      <style:text-properties fo:color="#808080"/>
    </style:style>
    <style:style style:name="T1249" style:parent-style-name="Основнойшрифтабзаца" style:family="text">
      <style:text-properties fo:color="#808080"/>
    </style:style>
    <style:style style:name="T1250" style:parent-style-name="Основнойшрифтабзаца" style:family="text">
      <style:text-properties fo:color="#808080"/>
    </style:style>
    <style:style style:name="T1251" style:parent-style-name="Основнойшрифтабзаца" style:family="text">
      <style:text-properties fo:color="#B5B6E3"/>
    </style:style>
    <style:style style:name="T1252" style:parent-style-name="Основнойшрифтабзаца" style:family="text">
      <style:text-properties fo:color="#A9B7C6"/>
    </style:style>
    <style:style style:name="T1253" style:parent-style-name="Основнойшрифтабзаца" style:family="text">
      <style:text-properties fo:color="#5F8C8A"/>
    </style:style>
    <style:style style:name="T1254" style:parent-style-name="Основнойшрифтабзаца" style:family="text">
      <style:text-properties fo:color="#6A8759"/>
    </style:style>
    <style:style style:name="T1255" style:parent-style-name="Основнойшрифтабзаца" style:family="text">
      <style:text-properties fo:color="#CC7832"/>
    </style:style>
    <style:style style:name="T1256" style:parent-style-name="Основнойшрифтабзаца" style:family="text">
      <style:text-properties fo:color="#6A8759"/>
    </style:style>
    <style:style style:name="T1257" style:parent-style-name="Основнойшрифтабзаца" style:family="text">
      <style:text-properties fo:color="#CC7832"/>
    </style:style>
    <style:style style:name="T1258" style:parent-style-name="Основнойшрифтабзаца" style:family="text">
      <style:text-properties fo:color="#CC7832"/>
    </style:style>
    <style:style style:name="T1259" style:parent-style-name="Основнойшрифтабзаца" style:family="text">
      <style:text-properties fo:color="#CC7832"/>
    </style:style>
    <style:style style:name="T1260" style:parent-style-name="Основнойшрифтабзаца" style:family="text">
      <style:text-properties fo:color="#B5B6E3"/>
    </style:style>
    <style:style style:name="T1261" style:parent-style-name="Основнойшрифтабзаца" style:family="text">
      <style:text-properties fo:color="#A9B7C6"/>
    </style:style>
    <style:style style:name="T1262" style:parent-style-name="Основнойшрифтабзаца" style:family="text">
      <style:text-properties fo:color="#5F8C8A"/>
    </style:style>
    <style:style style:name="T1263" style:parent-style-name="Основнойшрифтабзаца" style:family="text">
      <style:text-properties fo:color="#9373A5"/>
    </style:style>
    <style:style style:name="T1264" style:parent-style-name="Основнойшрифтабзаца" style:family="text">
      <style:text-properties fo:color="#5F8C8A"/>
    </style:style>
    <style:style style:name="T1265" style:parent-style-name="Основнойшрифтабзаца" style:family="text">
      <style:text-properties fo:color="#6A8759"/>
    </style:style>
    <style:style style:name="T1266" style:parent-style-name="Основнойшрифтабзаца" style:family="text">
      <style:text-properties fo:color="#CC7832"/>
    </style:style>
    <style:style style:name="T1267" style:parent-style-name="Основнойшрифтабзаца" style:family="text">
      <style:text-properties fo:color="#6A8759"/>
    </style:style>
    <style:style style:name="T1268" style:parent-style-name="Основнойшрифтабзаца" style:family="text">
      <style:text-properties fo:color="#CC7832"/>
    </style:style>
    <style:style style:name="T1269" style:parent-style-name="Основнойшрифтабзаца" style:family="text">
      <style:text-properties fo:color="#CC7832"/>
    </style:style>
    <style:style style:name="T1270" style:parent-style-name="Основнойшрифтабзаца" style:family="text">
      <style:text-properties fo:color="#CC7832"/>
    </style:style>
    <style:style style:name="T1271" style:parent-style-name="Основнойшрифтабзаца" style:family="text">
      <style:text-properties fo:color="#A9B7C6"/>
    </style:style>
    <style:style style:name="T1272" style:parent-style-name="Основнойшрифтабзаца" style:family="text">
      <style:text-properties fo:color="#A9B7C6"/>
    </style:style>
    <style:style style:name="T1273" style:parent-style-name="Основнойшрифтабзаца" style:family="text">
      <style:text-properties fo:color="#A9B7C6"/>
    </style:style>
    <style:style style:name="T1274" style:parent-style-name="Основнойшрифтабзаца" style:family="text">
      <style:text-properties fo:color="#A9B7C6"/>
    </style:style>
    <style:style style:name="T1275" style:parent-style-name="Основнойшрифтабзаца" style:family="text">
      <style:text-properties fo:color="#CC7832"/>
    </style:style>
    <style:style style:name="T1276" style:parent-style-name="Основнойшрифтабзаца" style:family="text">
      <style:text-properties fo:color="#FFC66D"/>
    </style:style>
    <style:style style:name="T1277" style:parent-style-name="Основнойшрифтабзаца" style:family="text">
      <style:text-properties fo:color="#A9B7C6"/>
    </style:style>
    <style:style style:name="T1278" style:parent-style-name="Основнойшрифтабзаца" style:family="text">
      <style:text-properties fo:color="#808080"/>
    </style:style>
    <style:style style:name="T1279" style:parent-style-name="Основнойшрифтабзаца" style:family="text">
      <style:text-properties fo:color="#808080"/>
    </style:style>
    <style:style style:name="T1280" style:parent-style-name="Основнойшрифтабзаца" style:family="text">
      <style:text-properties fo:color="#808080"/>
    </style:style>
    <style:style style:name="T1281" style:parent-style-name="Основнойшрифтабзаца" style:family="text">
      <style:text-properties fo:color="#B5B6E3"/>
    </style:style>
    <style:style style:name="T1282" style:parent-style-name="Основнойшрифтабзаца" style:family="text">
      <style:text-properties fo:color="#A9B7C6"/>
    </style:style>
    <style:style style:name="T1283" style:parent-style-name="Основнойшрифтабзаца" style:family="text">
      <style:text-properties fo:color="#5F8C8A"/>
    </style:style>
    <style:style style:name="T1284" style:parent-style-name="Основнойшрифтабзаца" style:family="text">
      <style:text-properties fo:color="#6A8759"/>
    </style:style>
    <style:style style:name="T1285" style:parent-style-name="Основнойшрифтабзаца" style:family="text">
      <style:text-properties fo:color="#CC7832"/>
    </style:style>
    <style:style style:name="T1286" style:parent-style-name="Основнойшрифтабзаца" style:family="text">
      <style:text-properties fo:color="#6A8759"/>
    </style:style>
    <style:style style:name="T1287" style:parent-style-name="Основнойшрифтабзаца" style:family="text">
      <style:text-properties fo:color="#CC7832"/>
    </style:style>
    <style:style style:name="T1288" style:parent-style-name="Основнойшрифтабзаца" style:family="text">
      <style:text-properties fo:color="#CC7832"/>
    </style:style>
    <style:style style:name="T1289" style:parent-style-name="Основнойшрифтабзаца" style:family="text">
      <style:text-properties fo:color="#CC7832"/>
    </style:style>
    <style:style style:name="T1290" style:parent-style-name="Основнойшрифтабзаца" style:family="text">
      <style:text-properties fo:color="#A9B7C6"/>
    </style:style>
    <style:style style:name="T1291" style:parent-style-name="Основнойшрифтабзаца" style:family="text">
      <style:text-properties fo:color="#CC7832"/>
    </style:style>
    <style:style style:name="T1292" style:parent-style-name="Основнойшрифтабзаца" style:family="text">
      <style:text-properties fo:color="#A9B7C6"/>
    </style:style>
    <style:style style:name="T1293" style:parent-style-name="Основнойшрифтабзаца" style:family="text">
      <style:text-properties fo:color="#9373A5"/>
    </style:style>
    <style:style style:name="T1294" style:parent-style-name="Основнойшрифтабзаца" style:family="text">
      <style:text-properties fo:color="#A9B7C6"/>
    </style:style>
    <style:style style:name="T1295" style:parent-style-name="Основнойшрифтабзаца" style:family="text">
      <style:text-properties fo:color="#A9B7C6"/>
    </style:style>
    <style:style style:name="T1296" style:parent-style-name="Основнойшрифтабзаца" style:family="text">
      <style:text-properties fo:color="#A9B7C6"/>
    </style:style>
    <style:style style:name="T1297" style:parent-style-name="Основнойшрифтабзаца" style:family="text">
      <style:text-properties fo:color="#B5B6E3"/>
    </style:style>
    <style:style style:name="T1298" style:parent-style-name="Основнойшрифтабзаца" style:family="text">
      <style:text-properties fo:color="#A9B7C6"/>
    </style:style>
    <style:style style:name="T1299" style:parent-style-name="Основнойшрифтабзаца" style:family="text">
      <style:text-properties fo:color="#5F8C8A"/>
    </style:style>
    <style:style style:name="T1300" style:parent-style-name="Основнойшрифтабзаца" style:family="text">
      <style:text-properties fo:color="#5F8C8A"/>
    </style:style>
    <style:style style:name="T1301" style:parent-style-name="Основнойшрифтабзаца" style:family="text">
      <style:text-properties fo:color="#A9B7C6"/>
    </style:style>
    <style:style style:name="T1302" style:parent-style-name="Основнойшрифтабзаца" style:family="text">
      <style:text-properties fo:color="#9373A5"/>
    </style:style>
    <style:style style:name="T1303" style:parent-style-name="Основнойшрифтабзаца" style:family="text">
      <style:text-properties fo:color="#A9B7C6"/>
    </style:style>
    <style:style style:name="T1304" style:parent-style-name="Основнойшрифтабзаца" style:family="text">
      <style:text-properties fo:color="#9373A5"/>
    </style:style>
    <style:style style:name="T1305" style:parent-style-name="Основнойшрифтабзаца" style:family="text">
      <style:text-properties fo:color="#5F8C8A"/>
    </style:style>
    <style:style style:name="T1306" style:parent-style-name="Основнойшрифтабзаца" style:family="text">
      <style:text-properties fo:color="#6A8759"/>
    </style:style>
    <style:style style:name="T1307" style:parent-style-name="Основнойшрифтабзаца" style:family="text">
      <style:text-properties fo:color="#5F8C8A"/>
    </style:style>
    <style:style style:name="T1308" style:parent-style-name="Основнойшрифтабзаца" style:family="text">
      <style:text-properties fo:color="#A9B7C6"/>
    </style:style>
    <style:style style:name="T1309" style:parent-style-name="Основнойшрифтабзаца" style:family="text">
      <style:text-properties fo:color="#9373A5"/>
    </style:style>
    <style:style style:name="T1310" style:parent-style-name="Основнойшрифтабзаца" style:family="text">
      <style:text-properties fo:color="#A9B7C6"/>
    </style:style>
    <style:style style:name="T1311" style:parent-style-name="Основнойшрифтабзаца" style:family="text">
      <style:text-properties fo:color="#9373A5"/>
    </style:style>
    <style:style style:name="T1312" style:parent-style-name="Основнойшрифтабзаца" style:family="text">
      <style:text-properties fo:color="#5F8C8A"/>
    </style:style>
    <style:style style:name="T1313" style:parent-style-name="Основнойшрифтабзаца" style:family="text">
      <style:text-properties fo:color="#6A8759"/>
    </style:style>
    <style:style style:name="T1314" style:parent-style-name="Основнойшрифтабзаца" style:family="text">
      <style:text-properties fo:color="#5F8C8A"/>
    </style:style>
    <style:style style:name="T1315" style:parent-style-name="Основнойшрифтабзаца" style:family="text">
      <style:text-properties fo:color="#A9B7C6"/>
    </style:style>
    <style:style style:name="T1316" style:parent-style-name="Основнойшрифтабзаца" style:family="text">
      <style:text-properties fo:color="#9373A5"/>
    </style:style>
    <style:style style:name="T1317" style:parent-style-name="Основнойшрифтабзаца" style:family="text">
      <style:text-properties fo:color="#5F8C8A"/>
    </style:style>
    <style:style style:name="T1318" style:parent-style-name="Основнойшрифтабзаца" style:family="text">
      <style:text-properties fo:color="#6A8759"/>
    </style:style>
    <style:style style:name="T1319" style:parent-style-name="Основнойшрифтабзаца" style:family="text">
      <style:text-properties fo:color="#CC7832"/>
    </style:style>
    <style:style style:name="T1320" style:parent-style-name="Основнойшрифтабзаца" style:family="text">
      <style:text-properties fo:color="#6A8759"/>
    </style:style>
    <style:style style:name="T1321" style:parent-style-name="Основнойшрифтабзаца" style:family="text">
      <style:text-properties fo:color="#CC7832"/>
    </style:style>
    <style:style style:name="T1322" style:parent-style-name="Основнойшрифтабзаца" style:family="text">
      <style:text-properties fo:color="#CC7832"/>
    </style:style>
    <style:style style:name="T1323" style:parent-style-name="Основнойшрифтабзаца" style:family="text">
      <style:text-properties fo:color="#CC7832"/>
    </style:style>
    <style:style style:name="T1324" style:parent-style-name="Основнойшрифтабзаца" style:family="text">
      <style:text-properties fo:color="#A9B7C6"/>
    </style:style>
    <style:style style:name="T1325" style:parent-style-name="Основнойшрифтабзаца" style:family="text">
      <style:text-properties fo:color="#A9B7C6"/>
    </style:style>
    <style:style style:name="T1326" style:parent-style-name="Основнойшрифтабзаца" style:family="text">
      <style:text-properties fo:color="#A9B7C6"/>
    </style:style>
    <style:style style:name="T1327" style:parent-style-name="Основнойшрифтабзаца" style:family="text">
      <style:text-properties fo:color="#A9B7C6"/>
    </style:style>
    <style:style style:name="T1328" style:parent-style-name="Основнойшрифтабзаца" style:family="text">
      <style:text-properties fo:color="#A9B7C6"/>
    </style:style>
    <style:style style:name="T1329" style:parent-style-name="Основнойшрифтабзаца" style:family="text">
      <style:text-properties fo:color="#A9B7C6"/>
    </style:style>
    <style:style style:name="T1330" style:parent-style-name="Основнойшрифтабзаца" style:family="text">
      <style:text-properties fo:color="#B5B6E3"/>
    </style:style>
    <style:style style:name="T1331" style:parent-style-name="Основнойшрифтабзаца" style:family="text">
      <style:text-properties fo:color="#A9B7C6"/>
    </style:style>
    <style:style style:name="T1332" style:parent-style-name="Основнойшрифтабзаца" style:family="text">
      <style:text-properties fo:color="#FFC66D"/>
    </style:style>
    <style:style style:name="T1333" style:parent-style-name="Основнойшрифтабзаца" style:family="text">
      <style:text-properties fo:color="#A9B7C6"/>
    </style:style>
    <style:style style:name="T1334" style:parent-style-name="Основнойшрифтабзаца" style:family="text">
      <style:text-properties fo:color="#908B25"/>
    </style:style>
    <style:style style:name="T1335" style:parent-style-name="Основнойшрифтабзаца" style:family="text">
      <style:text-properties fo:color="#A9B7C6"/>
    </style:style>
    <style:style style:name="T1336" style:parent-style-name="Основнойшрифтабзаца" style:family="text">
      <style:text-properties fo:color="#808080"/>
    </style:style>
    <style:style style:name="T1337" style:parent-style-name="Основнойшрифтабзаца" style:family="text">
      <style:text-properties fo:color="#808080"/>
    </style:style>
    <style:style style:name="T1338" style:parent-style-name="Основнойшрифтабзаца" style:family="text">
      <style:text-properties fo:color="#808080"/>
    </style:style>
    <style:style style:name="T1339" style:parent-style-name="Основнойшрифтабзаца" style:family="text">
      <style:text-properties fo:color="#CC7832"/>
    </style:style>
    <style:style style:name="T1340" style:parent-style-name="Основнойшрифтабзаца" style:family="text">
      <style:text-properties fo:color="#A9B7C6"/>
    </style:style>
    <style:style style:name="T1341" style:parent-style-name="Основнойшрифтабзаца" style:family="text">
      <style:text-properties fo:color="#CC7832"/>
    </style:style>
    <style:style style:name="T1342" style:parent-style-name="Основнойшрифтабзаца" style:family="text">
      <style:text-properties fo:color="#A9B7C6"/>
    </style:style>
    <style:style style:name="T1343" style:parent-style-name="Основнойшрифтабзаца" style:family="text">
      <style:text-properties fo:color="#9373A5"/>
    </style:style>
    <style:style style:name="T1344" style:parent-style-name="Основнойшрифтабзаца" style:family="text">
      <style:text-properties fo:color="#A9B7C6"/>
    </style:style>
    <style:style style:name="T1345" style:parent-style-name="Основнойшрифтабзаца" style:family="text">
      <style:text-properties fo:color="#A9B7C6"/>
    </style:style>
    <style:style style:name="T1346" style:parent-style-name="Основнойшрифтабзаца" style:family="text">
      <style:text-properties fo:color="#A9B7C6"/>
    </style:style>
    <style:style style:name="T1347" style:parent-style-name="Основнойшрифтабзаца" style:family="text">
      <style:text-properties fo:color="#CC7832"/>
    </style:style>
    <style:style style:name="T1348" style:parent-style-name="Основнойшрифтабзаца" style:family="text">
      <style:text-properties fo:color="#A9B7C6"/>
    </style:style>
    <style:style style:name="T1349" style:parent-style-name="Основнойшрифтабзаца" style:family="text">
      <style:text-properties fo:color="#9373A5"/>
    </style:style>
    <style:style style:name="T1350" style:parent-style-name="Основнойшрифтабзаца" style:family="text">
      <style:text-properties fo:color="#A9B7C6"/>
    </style:style>
    <style:style style:name="T1351" style:parent-style-name="Основнойшрифтабзаца" style:family="text">
      <style:text-properties fo:color="#A9B7C6"/>
    </style:style>
    <style:style style:name="T1352" style:parent-style-name="Основнойшрифтабзаца" style:family="text">
      <style:text-properties fo:color="#A9B7C6"/>
    </style:style>
    <style:style style:name="T1353" style:parent-style-name="Основнойшрифтабзаца" style:family="text">
      <style:text-properties fo:color="#CC7832"/>
    </style:style>
    <style:style style:name="T1354" style:parent-style-name="Основнойшрифтабзаца" style:family="text">
      <style:text-properties fo:color="#A9B7C6"/>
    </style:style>
    <style:style style:name="T1355" style:parent-style-name="Основнойшрифтабзаца" style:family="text">
      <style:text-properties fo:color="#CC7832"/>
    </style:style>
    <style:style style:name="T1356" style:parent-style-name="Основнойшрифтабзаца" style:family="text">
      <style:text-properties fo:color="#CC7832"/>
    </style:style>
    <style:style style:name="T1357" style:parent-style-name="Основнойшрифтабзаца" style:family="text">
      <style:text-properties fo:color="#CC7832"/>
    </style:style>
    <style:style style:name="T1358" style:parent-style-name="Основнойшрифтабзаца" style:family="text">
      <style:text-properties fo:color="#A9B7C6"/>
    </style:style>
    <style:style style:name="T1359" style:parent-style-name="Основнойшрифтабзаца" style:family="text">
      <style:text-properties fo:color="#A9B7C6"/>
    </style:style>
    <style:style style:name="T1360" style:parent-style-name="Основнойшрифтабзаца" style:family="text">
      <style:text-properties fo:color="#A9B7C6"/>
    </style:style>
    <style:style style:name="T1361" style:parent-style-name="Основнойшрифтабзаца" style:family="text">
      <style:text-properties fo:color="#A9B7C6"/>
    </style:style>
    <style:style style:name="T1362" style:parent-style-name="Основнойшрифтабзаца" style:family="text">
      <style:text-properties fo:color="#A9B7C6"/>
    </style:style>
    <style:style style:name="T1363" style:parent-style-name="Основнойшрифтабзаца" style:family="text">
      <style:text-properties fo:color="#CC7832"/>
    </style:style>
    <style:style style:name="T1364" style:parent-style-name="Основнойшрифтабзаца" style:family="text">
      <style:text-properties fo:color="#CC7832"/>
    </style:style>
    <style:style style:name="T1365" style:parent-style-name="Основнойшрифтабзаца" style:family="text">
      <style:text-properties fo:color="#CC7832"/>
    </style:style>
    <style:style style:name="T1366" style:parent-style-name="Основнойшрифтабзаца" style:family="text">
      <style:text-properties fo:color="#A9B7C6"/>
    </style:style>
    <style:style style:name="T1367" style:parent-style-name="Основнойшрифтабзаца" style:family="text">
      <style:text-properties fo:color="#A9B7C6"/>
    </style:style>
    <style:style style:name="T1368" style:parent-style-name="Основнойшрифтабзаца" style:family="text">
      <style:text-properties fo:color="#A9B7C6"/>
    </style:style>
    <style:style style:name="T1369" style:parent-style-name="Основнойшрифтабзаца" style:family="text">
      <style:text-properties fo:color="#A9B7C6"/>
    </style:style>
    <style:style style:name="T1370" style:parent-style-name="Основнойшрифтабзаца" style:family="text">
      <style:text-properties fo:color="#CC7832"/>
    </style:style>
    <style:style style:name="T1371" style:parent-style-name="Основнойшрифтабзаца" style:family="text">
      <style:text-properties fo:color="#FFC66D"/>
    </style:style>
    <style:style style:name="T1372" style:parent-style-name="Основнойшрифтабзаца" style:family="text">
      <style:text-properties fo:color="#A9B7C6"/>
    </style:style>
    <style:style style:name="T1373" style:parent-style-name="Основнойшрифтабзаца" style:family="text">
      <style:text-properties fo:color="#808080"/>
    </style:style>
    <style:style style:name="T1374" style:parent-style-name="Основнойшрифтабзаца" style:family="text">
      <style:text-properties fo:color="#808080"/>
    </style:style>
    <style:style style:name="T1375" style:parent-style-name="Основнойшрифтабзаца" style:family="text">
      <style:text-properties fo:color="#808080"/>
    </style:style>
    <style:style style:name="T1376" style:parent-style-name="Основнойшрифтабзаца" style:family="text">
      <style:text-properties fo:color="#9373A5"/>
    </style:style>
    <style:style style:name="T1377" style:parent-style-name="Основнойшрифтабзаца" style:family="text">
      <style:text-properties fo:color="#A9B7C6"/>
    </style:style>
    <style:style style:name="T1378" style:parent-style-name="Основнойшрифтабзаца" style:family="text">
      <style:text-properties fo:color="#CC7832"/>
    </style:style>
    <style:style style:name="T1379" style:parent-style-name="Основнойшрифтабзаца" style:family="text">
      <style:text-properties fo:color="#808080"/>
    </style:style>
    <style:style style:name="T1380" style:parent-style-name="Основнойшрифтабзаца" style:family="text">
      <style:text-properties fo:color="#808080"/>
    </style:style>
    <style:style style:name="T1381" style:parent-style-name="Основнойшрифтабзаца" style:family="text">
      <style:text-properties fo:color="#808080"/>
    </style:style>
    <style:style style:name="T1382" style:parent-style-name="Основнойшрифтабзаца" style:family="text">
      <style:text-properties fo:color="#A9B7C6"/>
    </style:style>
    <style:style style:name="T1383" style:parent-style-name="Основнойшрифтабзаца" style:family="text">
      <style:text-properties fo:color="#A9B7C6"/>
    </style:style>
    <style:style style:name="T1384" style:parent-style-name="Основнойшрифтабзаца" style:family="text">
      <style:text-properties fo:color="#CC7832"/>
    </style:style>
    <style:style style:name="T1385" style:parent-style-name="Основнойшрифтабзаца" style:family="text">
      <style:text-properties fo:color="#CC7832"/>
    </style:style>
    <style:style style:name="T1386" style:parent-style-name="Основнойшрифтабзаца" style:family="text">
      <style:text-properties fo:color="#CC7832"/>
    </style:style>
    <style:style style:name="T1387" style:parent-style-name="Основнойшрифтабзаца" style:family="text">
      <style:text-properties fo:color="#B5B6E3"/>
    </style:style>
    <style:style style:name="T1388" style:parent-style-name="Основнойшрифтабзаца" style:family="text">
      <style:text-properties fo:color="#A9B7C6"/>
    </style:style>
    <style:style style:name="T1389" style:parent-style-name="Основнойшрифтабзаца" style:family="text">
      <style:text-properties fo:color="#CC7832"/>
    </style:style>
    <style:style style:name="T1390" style:parent-style-name="Основнойшрифтабзаца" style:family="text">
      <style:text-properties fo:color="#CC7832"/>
    </style:style>
    <style:style style:name="T1391" style:parent-style-name="Основнойшрифтабзаца" style:family="text">
      <style:text-properties fo:color="#CC7832"/>
    </style:style>
    <style:style style:name="T1392" style:parent-style-name="Основнойшрифтабзаца" style:family="text">
      <style:text-properties fo:color="#A9B7C6"/>
    </style:style>
    <style:style style:name="T1393" style:parent-style-name="Основнойшрифтабзаца" style:family="text">
      <style:text-properties fo:color="#CC7832"/>
    </style:style>
    <style:style style:name="T1394" style:parent-style-name="Основнойшрифтабзаца" style:family="text">
      <style:text-properties fo:color="#A9B7C6"/>
    </style:style>
    <style:style style:name="T1395" style:parent-style-name="Основнойшрифтабзаца" style:family="text">
      <style:text-properties fo:color="#9373A5"/>
    </style:style>
    <style:style style:name="T1396" style:parent-style-name="Основнойшрифтабзаца" style:family="text">
      <style:text-properties fo:color="#A9B7C6"/>
    </style:style>
    <style:style style:name="T1397" style:parent-style-name="Основнойшрифтабзаца" style:family="text">
      <style:text-properties fo:color="#808080"/>
    </style:style>
    <style:style style:name="T1398" style:parent-style-name="Основнойшрифтабзаца" style:family="text">
      <style:text-properties fo:color="#808080"/>
    </style:style>
    <style:style style:name="T1399" style:parent-style-name="Основнойшрифтабзаца" style:family="text">
      <style:text-properties fo:color="#808080"/>
    </style:style>
    <style:style style:name="T1400" style:parent-style-name="Основнойшрифтабзаца" style:family="text">
      <style:text-properties fo:color="#CC7832"/>
    </style:style>
    <style:style style:name="T1401" style:parent-style-name="Основнойшрифтабзаца" style:family="text">
      <style:text-properties fo:color="#A9B7C6"/>
    </style:style>
    <style:style style:name="T1402" style:parent-style-name="Основнойшрифтабзаца" style:family="text">
      <style:text-properties fo:color="#9373A5"/>
    </style:style>
    <style:style style:name="T1403" style:parent-style-name="Основнойшрифтабзаца" style:family="text">
      <style:text-properties fo:color="#A9B7C6"/>
    </style:style>
    <style:style style:name="T1404" style:parent-style-name="Основнойшрифтабзаца" style:family="text">
      <style:text-properties fo:color="#9373A5"/>
    </style:style>
    <style:style style:name="T1405" style:parent-style-name="Основнойшрифтабзаца" style:family="text">
      <style:text-properties fo:color="#A9B7C6"/>
    </style:style>
    <style:style style:name="T1406" style:parent-style-name="Основнойшрифтабзаца" style:family="text">
      <style:text-properties fo:color="#A9B7C6"/>
    </style:style>
    <style:style style:name="T1407" style:parent-style-name="Основнойшрифтабзаца" style:family="text">
      <style:text-properties fo:color="#A9B7C6"/>
    </style:style>
    <style:style style:name="T1408" style:parent-style-name="Основнойшрифтабзаца" style:family="text">
      <style:text-properties fo:color="#CC7832"/>
    </style:style>
    <style:style style:name="T1409" style:parent-style-name="Основнойшрифтабзаца" style:family="text">
      <style:text-properties fo:color="#CC7832"/>
    </style:style>
    <style:style style:name="T1410" style:parent-style-name="Основнойшрифтабзаца" style:family="text">
      <style:text-properties fo:color="#CC7832"/>
    </style:style>
    <style:style style:name="T1411" style:parent-style-name="Основнойшрифтабзаца" style:family="text">
      <style:text-properties fo:color="#CC7832"/>
    </style:style>
    <style:style style:name="T1412" style:parent-style-name="Основнойшрифтабзаца" style:family="text">
      <style:text-properties fo:color="#CC7832"/>
    </style:style>
    <style:style style:name="T1413" style:parent-style-name="Основнойшрифтабзаца" style:family="text">
      <style:text-properties fo:color="#A9B7C6"/>
    </style:style>
    <style:style style:name="T1414" style:parent-style-name="Основнойшрифтабзаца" style:family="text">
      <style:text-properties fo:color="#A9B7C6"/>
    </style:style>
    <style:style style:name="T1415" style:parent-style-name="Основнойшрифтабзаца" style:family="text">
      <style:text-properties fo:color="#A9B7C6"/>
    </style:style>
    <style:style style:name="T1416" style:parent-style-name="Основнойшрифтабзаца" style:family="text">
      <style:text-properties fo:color="#A9B7C6"/>
    </style:style>
    <style:style style:name="T1417" style:parent-style-name="Основнойшрифтабзаца" style:family="text">
      <style:text-properties fo:color="#A9B7C6"/>
    </style:style>
    <style:style style:name="T1418" style:parent-style-name="Основнойшрифтабзаца" style:family="text">
      <style:text-properties fo:color="#CC7832"/>
    </style:style>
    <style:style style:name="T1419" style:parent-style-name="Основнойшрифтабзаца" style:family="text">
      <style:text-properties fo:color="#A9B7C6"/>
    </style:style>
    <style:style style:name="T1420" style:parent-style-name="Основнойшрифтабзаца" style:family="text">
      <style:text-properties fo:color="#9373A5"/>
    </style:style>
    <style:style style:name="T1421" style:parent-style-name="Основнойшрифтабзаца" style:family="text">
      <style:text-properties fo:color="#A9B7C6"/>
    </style:style>
    <style:style style:name="T1422" style:parent-style-name="Основнойшрифтабзаца" style:family="text">
      <style:text-properties fo:color="#A9B7C6"/>
    </style:style>
    <style:style style:name="T1423" style:parent-style-name="Основнойшрифтабзаца" style:family="text">
      <style:text-properties fo:color="#9373A5"/>
    </style:style>
    <style:style style:name="T1424" style:parent-style-name="Основнойшрифтабзаца" style:family="text">
      <style:text-properties fo:color="#A9B7C6"/>
    </style:style>
    <style:style style:name="T1425" style:parent-style-name="Основнойшрифтабзаца" style:family="text">
      <style:text-properties fo:color="#808080"/>
    </style:style>
    <style:style style:name="T1426" style:parent-style-name="Основнойшрифтабзаца" style:family="text">
      <style:text-properties fo:color="#808080"/>
    </style:style>
    <style:style style:name="T1427" style:parent-style-name="Основнойшрифтабзаца" style:family="text">
      <style:text-properties fo:color="#808080"/>
    </style:style>
    <style:style style:name="T1428" style:parent-style-name="Основнойшрифтабзаца" style:family="text">
      <style:text-properties fo:color="#908B25"/>
    </style:style>
    <style:style style:name="T1429" style:parent-style-name="Основнойшрифтабзаца" style:family="text">
      <style:text-properties fo:color="#A9B7C6"/>
    </style:style>
    <style:style style:name="T1430" style:parent-style-name="Основнойшрифтабзаца" style:family="text">
      <style:text-properties fo:color="#9373A5"/>
    </style:style>
    <style:style style:name="T1431" style:parent-style-name="Основнойшрифтабзаца" style:family="text">
      <style:text-properties fo:color="#CC7832"/>
    </style:style>
    <style:style style:name="T1432" style:parent-style-name="Основнойшрифтабзаца" style:family="text">
      <style:text-properties fo:color="#808080"/>
    </style:style>
    <style:style style:name="T1433" style:parent-style-name="Основнойшрифтабзаца" style:family="text">
      <style:text-properties fo:color="#808080"/>
    </style:style>
    <style:style style:name="T1434" style:parent-style-name="Основнойшрифтабзаца" style:family="text">
      <style:text-properties fo:color="#808080"/>
    </style:style>
    <style:style style:name="T1435" style:parent-style-name="Основнойшрифтабзаца" style:family="text">
      <style:text-properties fo:color="#B5B6E3"/>
    </style:style>
    <style:style style:name="T1436" style:parent-style-name="Основнойшрифтабзаца" style:family="text">
      <style:text-properties fo:color="#A9B7C6"/>
    </style:style>
    <style:style style:name="T1437" style:parent-style-name="Основнойшрифтабзаца" style:family="text">
      <style:text-properties fo:color="#5F8C8A"/>
    </style:style>
    <style:style style:name="T1438" style:parent-style-name="Основнойшрифтабзаца" style:family="text">
      <style:text-properties fo:color="#6A8759"/>
    </style:style>
    <style:style style:name="T1439" style:parent-style-name="Основнойшрифтабзаца" style:family="text">
      <style:text-properties fo:color="#5F8C8A"/>
    </style:style>
    <style:style style:name="T1440" style:parent-style-name="Основнойшрифтабзаца" style:family="text">
      <style:text-properties fo:color="#A9B7C6"/>
    </style:style>
    <style:style style:name="T1441" style:parent-style-name="Основнойшрифтабзаца" style:family="text">
      <style:text-properties fo:color="#9373A5"/>
    </style:style>
    <style:style style:name="T1442" style:parent-style-name="Основнойшрифтабзаца" style:family="text">
      <style:text-properties fo:color="#5F8C8A"/>
    </style:style>
    <style:style style:name="T1443" style:parent-style-name="Основнойшрифтабзаца" style:family="text">
      <style:text-properties fo:color="#6A8759"/>
    </style:style>
    <style:style style:name="T1444" style:parent-style-name="Основнойшрифтабзаца" style:family="text">
      <style:text-properties fo:color="#CC7832"/>
    </style:style>
    <style:style style:name="T1445" style:parent-style-name="Основнойшрифтабзаца" style:family="text">
      <style:text-properties fo:color="#6A8759"/>
    </style:style>
    <style:style style:name="T1446" style:parent-style-name="Основнойшрифтабзаца" style:family="text">
      <style:text-properties fo:color="#CC7832"/>
    </style:style>
    <style:style style:name="T1447" style:parent-style-name="Основнойшрифтабзаца" style:family="text">
      <style:text-properties fo:color="#CC7832"/>
    </style:style>
    <style:style style:name="T1448" style:parent-style-name="Основнойшрифтабзаца" style:family="text">
      <style:text-properties fo:color="#CC7832"/>
    </style:style>
    <style:style style:name="T1449" style:parent-style-name="Основнойшрифтабзаца" style:family="text">
      <style:text-properties fo:color="#9373A5"/>
    </style:style>
    <style:style style:name="T1450" style:parent-style-name="Основнойшрифтабзаца" style:family="text">
      <style:text-properties fo:color="#5F8C8A"/>
    </style:style>
    <style:style style:name="T1451" style:parent-style-name="Основнойшрифтабзаца" style:family="text">
      <style:text-properties fo:color="#A9B7C6"/>
    </style:style>
    <style:style style:name="T1452" style:parent-style-name="Основнойшрифтабзаца" style:family="text">
      <style:text-properties fo:color="#CC7832"/>
    </style:style>
    <style:style style:name="T1453" style:parent-style-name="Основнойшрифтабзаца" style:family="text">
      <style:text-properties fo:color="#808080"/>
    </style:style>
    <style:style style:name="T1454" style:parent-style-name="Основнойшрифтабзаца" style:family="text">
      <style:text-properties fo:color="#808080"/>
    </style:style>
    <style:style style:name="T1455" style:parent-style-name="Основнойшрифтабзаца" style:family="text">
      <style:text-properties fo:color="#808080"/>
    </style:style>
    <style:style style:name="T1456" style:parent-style-name="Основнойшрифтабзаца" style:family="text">
      <style:text-properties fo:color="#A9B7C6"/>
    </style:style>
    <style:style style:name="T1457" style:parent-style-name="Основнойшрифтабзаца" style:family="text">
      <style:text-properties fo:color="#9373A5"/>
    </style:style>
    <style:style style:name="T1458" style:parent-style-name="Основнойшрифтабзаца" style:family="text">
      <style:text-properties fo:color="#A9B7C6"/>
    </style:style>
    <style:style style:name="T1459" style:parent-style-name="Основнойшрифтабзаца" style:family="text">
      <style:text-properties fo:color="#CC7832"/>
    </style:style>
    <style:style style:name="T1460" style:parent-style-name="Основнойшрифтабзаца" style:family="text">
      <style:text-properties fo:color="#808080"/>
    </style:style>
    <style:style style:name="T1461" style:parent-style-name="Основнойшрифтабзаца" style:family="text">
      <style:text-properties fo:color="#808080"/>
    </style:style>
    <style:style style:name="T1462" style:parent-style-name="Основнойшрифтабзаца" style:family="text">
      <style:text-properties fo:color="#808080"/>
    </style:style>
    <style:style style:name="T1463" style:parent-style-name="Основнойшрифтабзаца" style:family="text">
      <style:text-properties fo:color="#CC7832"/>
    </style:style>
    <style:style style:name="T1464" style:parent-style-name="Основнойшрифтабзаца" style:family="text">
      <style:text-properties fo:color="#A9B7C6"/>
    </style:style>
    <style:style style:name="T1465" style:parent-style-name="Основнойшрифтабзаца" style:family="text">
      <style:text-properties fo:color="#CC7832"/>
    </style:style>
    <style:style style:name="T1466" style:parent-style-name="Основнойшрифтабзаца" style:family="text">
      <style:text-properties fo:color="#A9B7C6"/>
    </style:style>
    <style:style style:name="T1467" style:parent-style-name="Основнойшрифтабзаца" style:family="text">
      <style:text-properties fo:color="#9373A5"/>
    </style:style>
    <style:style style:name="T1468" style:parent-style-name="Основнойшрифтабзаца" style:family="text">
      <style:text-properties fo:color="#A9B7C6"/>
    </style:style>
    <style:style style:name="T1469" style:parent-style-name="Основнойшрифтабзаца" style:family="text">
      <style:text-properties fo:color="#A9B7C6"/>
    </style:style>
    <style:style style:name="T1470" style:parent-style-name="Основнойшрифтабзаца" style:family="text">
      <style:text-properties fo:color="#A9B7C6"/>
    </style:style>
    <style:style style:name="T1471" style:parent-style-name="Основнойшрифтабзаца" style:family="text">
      <style:text-properties fo:color="#CC7832"/>
    </style:style>
    <style:style style:name="T1472" style:parent-style-name="Основнойшрифтабзаца" style:family="text">
      <style:text-properties fo:color="#A9B7C6"/>
    </style:style>
    <style:style style:name="T1473" style:parent-style-name="Основнойшрифтабзаца" style:family="text">
      <style:text-properties fo:color="#9373A5"/>
    </style:style>
    <style:style style:name="T1474" style:parent-style-name="Основнойшрифтабзаца" style:family="text">
      <style:text-properties fo:color="#A9B7C6"/>
    </style:style>
    <style:style style:name="T1475" style:parent-style-name="Основнойшрифтабзаца" style:family="text">
      <style:text-properties fo:color="#A9B7C6"/>
    </style:style>
    <style:style style:name="T1476" style:parent-style-name="Основнойшрифтабзаца" style:family="text">
      <style:text-properties fo:color="#A9B7C6"/>
    </style:style>
    <style:style style:name="T1477" style:parent-style-name="Основнойшрифтабзаца" style:family="text">
      <style:text-properties fo:color="#CC7832"/>
    </style:style>
    <style:style style:name="T1478" style:parent-style-name="Основнойшрифтабзаца" style:family="text">
      <style:text-properties fo:color="#A9B7C6"/>
    </style:style>
    <style:style style:name="T1479" style:parent-style-name="Основнойшрифтабзаца" style:family="text">
      <style:text-properties fo:color="#9373A5"/>
    </style:style>
    <style:style style:name="T1480" style:parent-style-name="Основнойшрифтабзаца" style:family="text">
      <style:text-properties fo:color="#A9B7C6"/>
    </style:style>
    <style:style style:name="T1481" style:parent-style-name="Основнойшрифтабзаца" style:family="text">
      <style:text-properties fo:color="#9373A5"/>
    </style:style>
    <style:style style:name="T1482" style:parent-style-name="Основнойшрифтабзаца" style:family="text">
      <style:text-properties fo:color="#A9B7C6"/>
    </style:style>
    <style:style style:name="T1483" style:parent-style-name="Основнойшрифтабзаца" style:family="text">
      <style:text-properties fo:color="#A9B7C6"/>
    </style:style>
    <style:style style:name="T1484" style:parent-style-name="Основнойшрифтабзаца" style:family="text">
      <style:text-properties fo:color="#A9B7C6"/>
    </style:style>
    <style:style style:name="T1485" style:parent-style-name="Основнойшрифтабзаца" style:family="text">
      <style:text-properties fo:color="#A9B7C6"/>
    </style:style>
    <style:style style:name="T1486" style:parent-style-name="Основнойшрифтабзаца" style:family="text">
      <style:text-properties fo:color="#9373A5"/>
    </style:style>
    <style:style style:name="T1487" style:parent-style-name="Основнойшрифтабзаца" style:family="text">
      <style:text-properties fo:color="#CC7832"/>
    </style:style>
    <style:style style:name="T1488" style:parent-style-name="Основнойшрифтабзаца" style:family="text">
      <style:text-properties fo:color="#808080"/>
    </style:style>
    <style:style style:name="T1489" style:parent-style-name="Основнойшрифтабзаца" style:family="text">
      <style:text-properties fo:color="#808080"/>
    </style:style>
    <style:style style:name="T1490" style:parent-style-name="Основнойшрифтабзаца" style:family="text">
      <style:text-properties fo:color="#808080"/>
    </style:style>
    <style:style style:name="T1491" style:parent-style-name="Основнойшрифтабзаца" style:family="text">
      <style:text-properties fo:color="#CC7832"/>
    </style:style>
    <style:style style:name="T1492" style:parent-style-name="Основнойшрифтабзаца" style:family="text">
      <style:text-properties fo:color="#CC7832"/>
    </style:style>
    <style:style style:name="T1493" style:parent-style-name="Основнойшрифтабзаца" style:family="text">
      <style:text-properties fo:color="#CC7832"/>
    </style:style>
    <style:style style:name="T1494" style:parent-style-name="Основнойшрифтабзаца" style:family="text">
      <style:text-properties fo:color="#A9B7C6"/>
    </style:style>
    <style:style style:name="T1495" style:parent-style-name="Основнойшрифтабзаца" style:family="text">
      <style:text-properties fo:color="#A9B7C6"/>
    </style:style>
    <style:style style:name="T1496" style:parent-style-name="Основнойшрифтабзаца" style:family="text">
      <style:text-properties fo:color="#A9B7C6"/>
    </style:style>
    <style:style style:name="T1497" style:parent-style-name="Основнойшрифтабзаца" style:family="text">
      <style:text-properties fo:color="#A9B7C6"/>
    </style:style>
    <style:style style:name="T1498" style:parent-style-name="Основнойшрифтабзаца" style:family="text">
      <style:text-properties fo:color="#A9B7C6"/>
    </style:style>
    <style:style style:name="T1499" style:parent-style-name="Основнойшрифтабзаца" style:family="text">
      <style:text-properties fo:color="#A9B7C6"/>
    </style:style>
    <style:style style:name="T1500" style:parent-style-name="Основнойшрифтабзаца" style:family="text">
      <style:text-properties fo:color="#A9B7C6"/>
    </style:style>
    <style:style style:name="T1501" style:parent-style-name="Основнойшрифтабзаца" style:family="text">
      <style:text-properties fo:color="#CC7832"/>
    </style:style>
    <style:style style:name="T1502" style:parent-style-name="Основнойшрифтабзаца" style:family="text">
      <style:text-properties fo:color="#A9B7C6"/>
    </style:style>
    <style:style style:name="T1503" style:parent-style-name="Основнойшрифтабзаца" style:family="text">
      <style:text-properties fo:color="#A9B7C6"/>
    </style:style>
    <style:style style:name="T1504" style:parent-style-name="Основнойшрифтабзаца" style:family="text">
      <style:text-properties fo:color="#9373A5"/>
    </style:style>
    <style:style style:name="T1505" style:parent-style-name="Основнойшрифтабзаца" style:family="text">
      <style:text-properties fo:color="#A9B7C6"/>
    </style:style>
    <style:style style:name="T1506" style:parent-style-name="Основнойшрифтабзаца" style:family="text">
      <style:text-properties fo:color="#808080"/>
    </style:style>
    <style:style style:name="T1507" style:parent-style-name="Основнойшрифтабзаца" style:family="text">
      <style:text-properties fo:color="#808080"/>
    </style:style>
    <style:style style:name="T1508" style:parent-style-name="Основнойшрифтабзаца" style:family="text">
      <style:text-properties fo:color="#808080"/>
    </style:style>
    <style:style style:name="T1509" style:parent-style-name="Основнойшрифтабзаца" style:family="text">
      <style:text-properties fo:color="#B5B6E3"/>
    </style:style>
    <style:style style:name="T1510" style:parent-style-name="Основнойшрифтабзаца" style:family="text">
      <style:text-properties fo:color="#A9B7C6"/>
    </style:style>
    <style:style style:name="T1511" style:parent-style-name="Основнойшрифтабзаца" style:family="text">
      <style:text-properties fo:color="#5F8C8A"/>
    </style:style>
    <style:style style:name="T1512" style:parent-style-name="Основнойшрифтабзаца" style:family="text">
      <style:text-properties fo:color="#6A8759"/>
    </style:style>
    <style:style style:name="T1513" style:parent-style-name="Основнойшрифтабзаца" style:family="text">
      <style:text-properties fo:color="#CC7832"/>
    </style:style>
    <style:style style:name="T1514" style:parent-style-name="Основнойшрифтабзаца" style:family="text">
      <style:text-properties fo:color="#CC7832"/>
    </style:style>
    <style:style style:name="T1515" style:parent-style-name="Основнойшрифтабзаца" style:family="text">
      <style:text-properties fo:color="#CC7832"/>
    </style:style>
    <style:style style:name="T1516" style:parent-style-name="Основнойшрифтабзаца" style:family="text">
      <style:text-properties fo:color="#A9B7C6"/>
    </style:style>
    <style:style style:name="T1517" style:parent-style-name="Основнойшрифтабзаца" style:family="text">
      <style:text-properties fo:color="#CC7832"/>
    </style:style>
    <style:style style:name="T1518" style:parent-style-name="Основнойшрифтабзаца" style:family="text">
      <style:text-properties fo:color="#A9B7C6"/>
    </style:style>
    <style:style style:name="T1519" style:parent-style-name="Основнойшрифтабзаца" style:family="text">
      <style:text-properties fo:color="#9373A5"/>
    </style:style>
    <style:style style:name="T1520" style:parent-style-name="Основнойшрифтабзаца" style:family="text">
      <style:text-properties fo:color="#A9B7C6"/>
    </style:style>
    <style:style style:name="T1521" style:parent-style-name="Основнойшрифтабзаца" style:family="text">
      <style:text-properties fo:color="#A9B7C6"/>
    </style:style>
    <style:style style:name="T1522" style:parent-style-name="Основнойшрифтабзаца" style:family="text">
      <style:text-properties fo:color="#A9B7C6"/>
    </style:style>
    <style:style style:name="T1523" style:parent-style-name="Основнойшрифтабзаца" style:family="text">
      <style:text-properties fo:color="#CC7832"/>
    </style:style>
    <style:style style:name="T1524" style:parent-style-name="Основнойшрифтабзаца" style:family="text">
      <style:text-properties fo:color="#A9B7C6"/>
    </style:style>
    <style:style style:name="T1525" style:parent-style-name="Основнойшрифтабзаца" style:family="text">
      <style:text-properties fo:color="#9373A5"/>
    </style:style>
    <style:style style:name="T1526" style:parent-style-name="Основнойшрифтабзаца" style:family="text">
      <style:text-properties fo:color="#A9B7C6"/>
    </style:style>
    <style:style style:name="T1527" style:parent-style-name="Основнойшрифтабзаца" style:family="text">
      <style:text-properties fo:color="#A9B7C6"/>
    </style:style>
    <style:style style:name="T1528" style:parent-style-name="Основнойшрифтабзаца" style:family="text">
      <style:text-properties fo:color="#A9B7C6"/>
    </style:style>
    <style:style style:name="T1529" style:parent-style-name="Основнойшрифтабзаца" style:family="text">
      <style:text-properties fo:color="#A9B7C6"/>
    </style:style>
    <style:style style:name="T1530" style:parent-style-name="Основнойшрифтабзаца" style:family="text">
      <style:text-properties fo:color="#9373A5"/>
    </style:style>
    <style:style style:name="T1531" style:parent-style-name="Основнойшрифтабзаца" style:family="text">
      <style:text-properties fo:color="#CC7832"/>
    </style:style>
    <style:style style:name="T1532" style:parent-style-name="Основнойшрифтабзаца" style:family="text">
      <style:text-properties fo:color="#808080"/>
    </style:style>
    <style:style style:name="T1533" style:parent-style-name="Основнойшрифтабзаца" style:family="text">
      <style:text-properties fo:color="#808080"/>
    </style:style>
    <style:style style:name="T1534" style:parent-style-name="Основнойшрифтабзаца" style:family="text">
      <style:text-properties fo:color="#808080"/>
    </style:style>
    <style:style style:name="T1535" style:parent-style-name="Основнойшрифтабзаца" style:family="text">
      <style:text-properties fo:color="#B5B6E3"/>
    </style:style>
    <style:style style:name="T1536" style:parent-style-name="Основнойшрифтабзаца" style:family="text">
      <style:text-properties fo:color="#A9B7C6"/>
    </style:style>
    <style:style style:name="T1537" style:parent-style-name="Основнойшрифтабзаца" style:family="text">
      <style:text-properties fo:color="#5F8C8A"/>
    </style:style>
    <style:style style:name="T1538" style:parent-style-name="Основнойшрифтабзаца" style:family="text">
      <style:text-properties fo:color="#A9B7C6"/>
    </style:style>
    <style:style style:name="T1539" style:parent-style-name="Основнойшрифтабзаца" style:family="text">
      <style:text-properties fo:color="#9373A5"/>
    </style:style>
    <style:style style:name="T1540" style:parent-style-name="Основнойшрифтабзаца" style:family="text">
      <style:text-properties fo:color="#5F8C8A"/>
    </style:style>
    <style:style style:name="T1541" style:parent-style-name="Основнойшрифтабзаца" style:family="text">
      <style:text-properties fo:color="#6A8759"/>
    </style:style>
    <style:style style:name="T1542" style:parent-style-name="Основнойшрифтабзаца" style:family="text">
      <style:text-properties fo:color="#CC7832"/>
    </style:style>
    <style:style style:name="T1543" style:parent-style-name="Основнойшрифтабзаца" style:family="text">
      <style:text-properties fo:color="#6A8759"/>
    </style:style>
    <style:style style:name="T1544" style:parent-style-name="Основнойшрифтабзаца" style:family="text">
      <style:text-properties fo:color="#CC7832"/>
    </style:style>
    <style:style style:name="T1545" style:parent-style-name="Основнойшрифтабзаца" style:family="text">
      <style:text-properties fo:color="#CC7832"/>
    </style:style>
    <style:style style:name="T1546" style:parent-style-name="Основнойшрифтабзаца" style:family="text">
      <style:text-properties fo:color="#CC7832"/>
    </style:style>
    <style:style style:name="T1547" style:parent-style-name="Основнойшрифтабзаца" style:family="text">
      <style:text-properties fo:color="#9373A5"/>
    </style:style>
    <style:style style:name="T1548" style:parent-style-name="Основнойшрифтабзаца" style:family="text">
      <style:text-properties fo:color="#A9B7C6"/>
    </style:style>
    <style:style style:name="T1549" style:parent-style-name="Основнойшрифтабзаца" style:family="text">
      <style:text-properties fo:color="#CC7832"/>
    </style:style>
    <style:style style:name="T1550" style:parent-style-name="Основнойшрифтабзаца" style:family="text">
      <style:text-properties fo:color="#CC7832"/>
    </style:style>
    <style:style style:name="T1551" style:parent-style-name="Основнойшрифтабзаца" style:family="text">
      <style:text-properties fo:color="#CC7832"/>
    </style:style>
    <style:style style:name="T1552" style:parent-style-name="Основнойшрифтабзаца" style:family="text">
      <style:text-properties fo:color="#9373A5"/>
    </style:style>
    <style:style style:name="T1553" style:parent-style-name="Основнойшрифтабзаца" style:family="text">
      <style:text-properties fo:color="#A9B7C6"/>
    </style:style>
    <style:style style:name="T1554" style:parent-style-name="Основнойшрифтабзаца" style:family="text">
      <style:text-properties fo:color="#CC7832"/>
    </style:style>
    <style:style style:name="T1555" style:parent-style-name="Основнойшрифтабзаца" style:family="text">
      <style:text-properties fo:color="#CC7832"/>
    </style:style>
    <style:style style:name="T1556" style:parent-style-name="Основнойшрифтабзаца" style:family="text">
      <style:text-properties fo:color="#CC7832"/>
    </style:style>
    <style:style style:name="T1557" style:parent-style-name="Основнойшрифтабзаца" style:family="text">
      <style:text-properties fo:color="#CC7832"/>
    </style:style>
    <style:style style:name="T1558" style:parent-style-name="Основнойшрифтабзаца" style:family="text">
      <style:text-properties fo:color="#CC7832"/>
    </style:style>
    <style:style style:name="T1559" style:parent-style-name="Основнойшрифтабзаца" style:family="text">
      <style:text-properties fo:color="#CC7832"/>
    </style:style>
    <style:style style:name="T1560" style:parent-style-name="Основнойшрифтабзаца" style:family="text">
      <style:text-properties fo:color="#A9B7C6"/>
    </style:style>
    <style:style style:name="T1561" style:parent-style-name="Основнойшрифтабзаца" style:family="text">
      <style:text-properties fo:color="#A9B7C6"/>
    </style:style>
    <style:style style:name="T1562" style:parent-style-name="Основнойшрифтабзаца" style:family="text">
      <style:text-properties fo:color="#A9B7C6"/>
    </style:style>
    <style:style style:name="T1563" style:parent-style-name="Основнойшрифтабзаца" style:family="text">
      <style:text-properties fo:color="#A9B7C6"/>
    </style:style>
    <style:style style:name="T1564" style:parent-style-name="Основнойшрифтабзаца" style:family="text">
      <style:text-properties fo:color="#A9B7C6"/>
    </style:style>
    <style:style style:name="T1565" style:parent-style-name="Основнойшрифтабзаца" style:family="text">
      <style:text-properties fo:color="#CC7832"/>
    </style:style>
    <style:style style:name="T1566" style:parent-style-name="Основнойшрифтабзаца" style:family="text">
      <style:text-properties fo:color="#B5B6E3"/>
    </style:style>
    <style:style style:name="T1567" style:parent-style-name="Основнойшрифтабзаца" style:family="text">
      <style:text-properties fo:color="#A9B7C6"/>
    </style:style>
    <style:style style:name="T1568" style:parent-style-name="Основнойшрифтабзаца" style:family="text">
      <style:text-properties fo:color="#5F8C8A"/>
    </style:style>
    <style:style style:name="T1569" style:parent-style-name="Основнойшрифтабзаца" style:family="text">
      <style:text-properties fo:color="#6A8759"/>
    </style:style>
    <style:style style:name="T1570" style:parent-style-name="Основнойшрифтабзаца" style:family="text">
      <style:text-properties fo:color="#5F8C8A"/>
    </style:style>
    <style:style style:name="T1571" style:parent-style-name="Основнойшрифтабзаца" style:family="text">
      <style:text-properties fo:color="#A9B7C6"/>
    </style:style>
    <style:style style:name="T1572" style:parent-style-name="Основнойшрифтабзаца" style:family="text">
      <style:text-properties fo:color="#9373A5"/>
    </style:style>
    <style:style style:name="T1573" style:parent-style-name="Основнойшрифтабзаца" style:family="text">
      <style:text-properties fo:color="#5F8C8A"/>
    </style:style>
    <style:style style:name="T1574" style:parent-style-name="Основнойшрифтабзаца" style:family="text">
      <style:text-properties fo:color="#6A8759"/>
    </style:style>
    <style:style style:name="T1575" style:parent-style-name="Основнойшрифтабзаца" style:family="text">
      <style:text-properties fo:color="#CC7832"/>
    </style:style>
    <style:style style:name="T1576" style:parent-style-name="Основнойшрифтабзаца" style:family="text">
      <style:text-properties fo:color="#6A8759"/>
    </style:style>
    <style:style style:name="T1577" style:parent-style-name="Основнойшрифтабзаца" style:family="text">
      <style:text-properties fo:color="#CC7832"/>
    </style:style>
    <style:style style:name="T1578" style:parent-style-name="Основнойшрифтабзаца" style:family="text">
      <style:text-properties fo:color="#CC7832"/>
    </style:style>
    <style:style style:name="T1579" style:parent-style-name="Основнойшрифтабзаца" style:family="text">
      <style:text-properties fo:color="#CC7832"/>
    </style:style>
    <style:style style:name="T1580" style:parent-style-name="Основнойшрифтабзаца" style:family="text">
      <style:text-properties fo:color="#A9B7C6"/>
    </style:style>
    <style:style style:name="T1581" style:parent-style-name="Основнойшрифтабзаца" style:family="text">
      <style:text-properties fo:color="#A9B7C6"/>
    </style:style>
    <style:style style:name="T1582" style:parent-style-name="Основнойшрифтабзаца" style:family="text">
      <style:text-properties fo:color="#A9B7C6"/>
    </style:style>
    <style:style style:name="T1583" style:parent-style-name="Основнойшрифтабзаца" style:family="text">
      <style:text-properties fo:color="#9373A5"/>
    </style:style>
    <style:style style:name="T1584" style:parent-style-name="Основнойшрифтабзаца" style:family="text">
      <style:text-properties fo:color="#5F8C8A"/>
    </style:style>
    <style:style style:name="T1585" style:parent-style-name="Основнойшрифтабзаца" style:family="text">
      <style:text-properties fo:color="#9373A5"/>
    </style:style>
    <style:style style:name="T1586" style:parent-style-name="Основнойшрифтабзаца" style:family="text">
      <style:text-properties fo:color="#CC7832"/>
    </style:style>
    <style:style style:name="T1587" style:parent-style-name="Основнойшрифтабзаца" style:family="text">
      <style:text-properties fo:color="#808080"/>
    </style:style>
    <style:style style:name="T1588" style:parent-style-name="Основнойшрифтабзаца" style:family="text">
      <style:text-properties fo:color="#808080"/>
    </style:style>
    <style:style style:name="T1589" style:parent-style-name="Основнойшрифтабзаца" style:family="text">
      <style:text-properties fo:color="#808080"/>
    </style:style>
    <style:style style:name="T1590" style:parent-style-name="Основнойшрифтабзаца" style:family="text">
      <style:text-properties fo:color="#A9B7C6"/>
    </style:style>
    <style:style style:name="T1591" style:parent-style-name="Основнойшрифтабзаца" style:family="text">
      <style:text-properties fo:color="#A9B7C6"/>
    </style:style>
    <style:style style:name="T1592" style:parent-style-name="Основнойшрифтабзаца" style:family="text">
      <style:text-properties fo:color="#A9B7C6"/>
    </style:style>
    <style:style style:name="T1593" style:parent-style-name="Основнойшрифтабзаца" style:family="text">
      <style:text-properties fo:color="#CC7832"/>
    </style:style>
    <style:style style:name="T1594" style:parent-style-name="Основнойшрифтабзаца" style:family="text">
      <style:text-properties fo:color="#CC7832"/>
    </style:style>
    <style:style style:name="T1595" style:parent-style-name="Основнойшрифтабзаца" style:family="text">
      <style:text-properties fo:color="#CC7832"/>
    </style:style>
    <style:style style:name="T1596" style:parent-style-name="Основнойшрифтабзаца" style:family="text">
      <style:text-properties fo:color="#FFC66D"/>
    </style:style>
    <style:style style:name="T1597" style:parent-style-name="Основнойшрифтабзаца" style:family="text">
      <style:text-properties fo:color="#A9B7C6"/>
    </style:style>
    <style:style style:name="T1598" style:parent-style-name="Основнойшрифтабзаца" style:family="text">
      <style:text-properties fo:color="#A9B7C6"/>
    </style:style>
    <style:style style:name="T1599" style:parent-style-name="Основнойшрифтабзаца" style:family="text">
      <style:text-properties fo:color="#A9B7C6"/>
    </style:style>
    <style:style style:name="T1600" style:parent-style-name="Основнойшрифтабзаца" style:family="text">
      <style:text-properties fo:color="#CC7832"/>
    </style:style>
    <style:style style:name="T1601" style:parent-style-name="Основнойшрифтабзаца" style:family="text">
      <style:text-properties fo:color="#A9B7C6"/>
    </style:style>
    <style:style style:name="T1602" style:parent-style-name="Основнойшрифтабзаца" style:family="text">
      <style:text-properties fo:color="#6A8759"/>
    </style:style>
    <style:style style:name="T1603" style:parent-style-name="Основнойшрифтабзаца" style:family="text">
      <style:text-properties fo:color="#CC7832"/>
    </style:style>
    <style:style style:name="T1604" style:parent-style-name="Основнойшрифтабзаца" style:family="text">
      <style:text-properties fo:color="#CC7832"/>
    </style:style>
    <style:style style:name="T1605" style:parent-style-name="Основнойшрифтабзаца" style:family="text">
      <style:text-properties fo:color="#CC7832"/>
    </style:style>
    <style:style style:name="T1606" style:parent-style-name="Основнойшрифтабзаца" style:family="text">
      <style:text-properties fo:color="#A9B7C6"/>
    </style:style>
    <style:style style:name="T1607" style:parent-style-name="Основнойшрифтабзаца" style:family="text">
      <style:text-properties fo:color="#6A8759"/>
    </style:style>
    <style:style style:name="T1608" style:parent-style-name="Основнойшрифтабзаца" style:family="text">
      <style:text-properties fo:color="#A9B7C6"/>
    </style:style>
    <style:style style:name="T1609" style:parent-style-name="Основнойшрифтабзаца" style:family="text">
      <style:text-properties fo:color="#A9B7C6"/>
    </style:style>
    <style:style style:name="T1610" style:parent-style-name="Основнойшрифтабзаца" style:family="text">
      <style:text-properties fo:color="#A9B7C6"/>
    </style:style>
    <style:style style:name="T1611" style:parent-style-name="Основнойшрифтабзаца" style:family="text">
      <style:text-properties fo:color="#B5B6E3"/>
    </style:style>
    <style:style style:name="T1612" style:parent-style-name="Основнойшрифтабзаца" style:family="text">
      <style:text-properties fo:color="#A9B7C6"/>
    </style:style>
    <style:style style:name="T1613" style:parent-style-name="Основнойшрифтабзаца" style:family="text">
      <style:text-properties fo:color="#5F8C8A"/>
    </style:style>
    <style:style style:name="T1614" style:parent-style-name="Основнойшрифтабзаца" style:family="text">
      <style:text-properties fo:color="#6A8759"/>
    </style:style>
    <style:style style:name="T1615" style:parent-style-name="Основнойшрифтабзаца" style:family="text">
      <style:text-properties fo:color="#CC7832"/>
    </style:style>
    <style:style style:name="T1616" style:parent-style-name="Основнойшрифтабзаца" style:family="text">
      <style:text-properties fo:color="#6A8759"/>
    </style:style>
    <style:style style:name="T1617" style:parent-style-name="Основнойшрифтабзаца" style:family="text">
      <style:text-properties fo:color="#CC7832"/>
    </style:style>
    <style:style style:name="T1618" style:parent-style-name="Основнойшрифтабзаца" style:family="text">
      <style:text-properties fo:color="#CC7832"/>
    </style:style>
    <style:style style:name="T1619" style:parent-style-name="Основнойшрифтабзаца" style:family="text">
      <style:text-properties fo:color="#CC7832"/>
    </style:style>
    <style:style style:name="T1620" style:parent-style-name="Основнойшрифтабзаца" style:family="text">
      <style:text-properties fo:color="#B5B6E3"/>
    </style:style>
    <style:style style:name="T1621" style:parent-style-name="Основнойшрифтабзаца" style:family="text">
      <style:text-properties fo:color="#A9B7C6"/>
    </style:style>
    <style:style style:name="T1622" style:parent-style-name="Основнойшрифтабзаца" style:family="text">
      <style:text-properties fo:color="#5F8C8A"/>
    </style:style>
    <style:style style:name="T1623" style:parent-style-name="Основнойшрифтабзаца" style:family="text">
      <style:text-properties fo:color="#A9B7C6"/>
    </style:style>
    <style:style style:name="T1624" style:parent-style-name="Основнойшрифтабзаца" style:family="text">
      <style:text-properties fo:color="#CC7832"/>
    </style:style>
    <style:style style:name="T1625" style:parent-style-name="Основнойшрифтабзаца" style:family="text">
      <style:text-properties fo:color="#CC7832"/>
    </style:style>
    <style:style style:name="T1626" style:parent-style-name="Основнойшрифтабзаца" style:family="text">
      <style:text-properties fo:color="#CC7832"/>
    </style:style>
    <style:style style:name="T1627" style:parent-style-name="Основнойшрифтабзаца" style:family="text">
      <style:text-properties fo:color="#908B25"/>
    </style:style>
    <style:style style:name="T1628" style:parent-style-name="Основнойшрифтабзаца" style:family="text">
      <style:text-properties fo:color="#A9B7C6"/>
    </style:style>
    <style:style style:name="T1629" style:parent-style-name="Основнойшрифтабзаца" style:family="text">
      <style:text-properties fo:color="#CC7832"/>
    </style:style>
    <style:style style:name="T1630" style:parent-style-name="Основнойшрифтабзаца" style:family="text">
      <style:text-properties fo:color="#A9B7C6"/>
    </style:style>
    <style:style style:name="T1631" style:parent-style-name="Основнойшрифтабзаца" style:family="text">
      <style:text-properties fo:color="#CC7832"/>
    </style:style>
    <style:style style:name="T1632" style:parent-style-name="Основнойшрифтабзаца" style:family="text">
      <style:text-properties fo:color="#CC7832"/>
    </style:style>
    <style:style style:name="T1633" style:parent-style-name="Основнойшрифтабзаца" style:family="text">
      <style:text-properties fo:color="#CC7832"/>
    </style:style>
    <style:style style:name="T1634" style:parent-style-name="Основнойшрифтабзаца" style:family="text">
      <style:text-properties fo:color="#B5B6E3"/>
    </style:style>
    <style:style style:name="T1635" style:parent-style-name="Основнойшрифтабзаца" style:family="text">
      <style:text-properties fo:color="#A9B7C6"/>
    </style:style>
    <style:style style:name="T1636" style:parent-style-name="Основнойшрифтабзаца" style:family="text">
      <style:text-properties fo:color="#B9BCD1"/>
    </style:style>
    <style:style style:name="T1637" style:parent-style-name="Основнойшрифтабзаца" style:family="text">
      <style:text-properties fo:color="#A9B7C6"/>
    </style:style>
    <style:style style:name="T1638" style:parent-style-name="Основнойшрифтабзаца" style:family="text">
      <style:text-properties fo:color="#6A8759"/>
    </style:style>
    <style:style style:name="T1639" style:parent-style-name="Основнойшрифтабзаца" style:family="text">
      <style:text-properties fo:color="#A9B7C6"/>
    </style:style>
    <style:style style:name="T1640" style:parent-style-name="Основнойшрифтабзаца" style:family="text">
      <style:text-properties fo:color="#CC7832"/>
    </style:style>
    <style:style style:name="T1641" style:parent-style-name="Основнойшрифтабзаца" style:family="text">
      <style:text-properties fo:color="#CC7832"/>
    </style:style>
    <style:style style:name="T1642" style:parent-style-name="Основнойшрифтабзаца" style:family="text">
      <style:text-properties fo:color="#CC7832"/>
    </style:style>
    <style:style style:name="T1643" style:parent-style-name="Основнойшрифтабзаца" style:family="text">
      <style:text-properties fo:color="#A9B7C6"/>
    </style:style>
    <style:style style:name="T1644" style:parent-style-name="Основнойшрифтабзаца" style:family="text">
      <style:text-properties fo:color="#6A8759"/>
    </style:style>
    <style:style style:name="T1645" style:parent-style-name="Основнойшрифтабзаца" style:family="text">
      <style:text-properties fo:color="#A9B7C6"/>
    </style:style>
    <style:style style:name="T1646" style:parent-style-name="Основнойшрифтабзаца" style:family="text">
      <style:text-properties fo:color="#A9B7C6"/>
    </style:style>
    <style:style style:name="T1647" style:parent-style-name="Основнойшрифтабзаца" style:family="text">
      <style:text-properties fo:color="#A9B7C6"/>
    </style:style>
    <style:style style:name="T1648" style:parent-style-name="Основнойшрифтабзаца" style:family="text">
      <style:text-properties fo:color="#B5B6E3"/>
    </style:style>
    <style:style style:name="T1649" style:parent-style-name="Основнойшрифтабзаца" style:family="text">
      <style:text-properties fo:color="#A9B7C6"/>
    </style:style>
    <style:style style:name="T1650" style:parent-style-name="Основнойшрифтабзаца" style:family="text">
      <style:text-properties fo:color="#5F8C8A"/>
    </style:style>
    <style:style style:name="T1651" style:parent-style-name="Основнойшрифтабзаца" style:family="text">
      <style:text-properties fo:color="#6A8759"/>
    </style:style>
    <style:style style:name="T1652" style:parent-style-name="Основнойшрифтабзаца" style:family="text">
      <style:text-properties fo:color="#CC7832"/>
    </style:style>
    <style:style style:name="T1653" style:parent-style-name="Основнойшрифтабзаца" style:family="text">
      <style:text-properties fo:color="#6A8759"/>
    </style:style>
    <style:style style:name="T1654" style:parent-style-name="Основнойшрифтабзаца" style:family="text">
      <style:text-properties fo:color="#CC7832"/>
    </style:style>
    <style:style style:name="T1655" style:parent-style-name="Основнойшрифтабзаца" style:family="text">
      <style:text-properties fo:color="#CC7832"/>
    </style:style>
    <style:style style:name="T1656" style:parent-style-name="Основнойшрифтабзаца" style:family="text">
      <style:text-properties fo:color="#CC7832"/>
    </style:style>
    <style:style style:name="T1657" style:parent-style-name="Основнойшрифтабзаца" style:family="text">
      <style:text-properties fo:color="#B5B6E3"/>
    </style:style>
    <style:style style:name="T1658" style:parent-style-name="Основнойшрифтабзаца" style:family="text">
      <style:text-properties fo:color="#A9B7C6"/>
    </style:style>
    <style:style style:name="T1659" style:parent-style-name="Основнойшрифтабзаца" style:family="text">
      <style:text-properties fo:color="#5F8C8A"/>
    </style:style>
    <style:style style:name="T1660" style:parent-style-name="Основнойшрифтабзаца" style:family="text">
      <style:text-properties fo:color="#A9B7C6"/>
    </style:style>
    <style:style style:name="T1661" style:parent-style-name="Основнойшрифтабзаца" style:family="text">
      <style:text-properties fo:color="#5F8C8A"/>
    </style:style>
    <style:style style:name="T1662" style:parent-style-name="Основнойшрифтабзаца" style:family="text">
      <style:text-properties fo:color="#A9B7C6"/>
    </style:style>
    <style:style style:name="T1663" style:parent-style-name="Основнойшрифтабзаца" style:family="text">
      <style:text-properties fo:color="#CC7832"/>
    </style:style>
    <style:style style:name="T1664" style:parent-style-name="Основнойшрифтабзаца" style:family="text">
      <style:text-properties fo:color="#CC7832"/>
    </style:style>
    <style:style style:name="T1665" style:parent-style-name="Основнойшрифтабзаца" style:family="text">
      <style:text-properties fo:color="#CC7832"/>
    </style:style>
    <style:style style:name="T1666" style:parent-style-name="Основнойшрифтабзаца" style:family="text">
      <style:text-properties fo:color="#A9B7C6"/>
    </style:style>
    <style:style style:name="T1667" style:parent-style-name="Основнойшрифтабзаца" style:family="text">
      <style:text-properties fo:color="#CC7832"/>
    </style:style>
    <style:style style:name="T1668" style:parent-style-name="Основнойшрифтабзаца" style:family="text">
      <style:text-properties fo:color="#A9B7C6"/>
    </style:style>
    <style:style style:name="T1669" style:parent-style-name="Основнойшрифтабзаца" style:family="text">
      <style:text-properties fo:color="#A9B7C6"/>
    </style:style>
    <style:style style:name="T1670" style:parent-style-name="Основнойшрифтабзаца" style:family="text">
      <style:text-properties fo:color="#A9B7C6"/>
    </style:style>
    <style:style style:name="T1671" style:parent-style-name="Основнойшрифтабзаца" style:family="text">
      <style:text-properties fo:color="#5F8C8A"/>
    </style:style>
    <style:style style:name="T1672" style:parent-style-name="Основнойшрифтабзаца" style:family="text">
      <style:text-properties fo:color="#A9B7C6"/>
    </style:style>
    <style:style style:name="T1673" style:parent-style-name="Основнойшрифтабзаца" style:family="text">
      <style:text-properties fo:color="#5F8C8A"/>
    </style:style>
    <style:style style:name="T1674" style:parent-style-name="Основнойшрифтабзаца" style:family="text">
      <style:text-properties fo:color="#A9B7C6"/>
    </style:style>
    <style:style style:name="T1675" style:parent-style-name="Основнойшрифтабзаца" style:family="text">
      <style:text-properties fo:color="#CC7832"/>
    </style:style>
    <style:style style:name="T1676" style:parent-style-name="Основнойшрифтабзаца" style:family="text">
      <style:text-properties fo:color="#CC7832"/>
    </style:style>
    <style:style style:name="T1677" style:parent-style-name="Основнойшрифтабзаца" style:family="text">
      <style:text-properties fo:color="#CC7832"/>
    </style:style>
    <style:style style:name="T1678" style:parent-style-name="Основнойшрифтабзаца" style:family="text">
      <style:text-properties fo:color="#A9B7C6"/>
    </style:style>
    <style:style style:name="T1679" style:parent-style-name="Основнойшрифтабзаца" style:family="text">
      <style:text-properties fo:color="#A9B7C6"/>
    </style:style>
    <style:style style:name="T1680" style:parent-style-name="Основнойшрифтабзаца" style:family="text">
      <style:text-properties fo:color="#A9B7C6"/>
    </style:style>
    <style:style style:name="T1681" style:parent-style-name="Основнойшрифтабзаца" style:family="text">
      <style:text-properties fo:color="#CC7832"/>
    </style:style>
    <style:style style:name="T1682" style:parent-style-name="Основнойшрифтабзаца" style:family="text">
      <style:text-properties fo:color="#A9B7C6"/>
    </style:style>
    <style:style style:name="T1683" style:parent-style-name="Основнойшрифтабзаца" style:family="text">
      <style:text-properties fo:color="#CC7832"/>
    </style:style>
    <style:style style:name="T1684" style:parent-style-name="Основнойшрифтабзаца" style:family="text">
      <style:text-properties fo:color="#A9B7C6"/>
    </style:style>
    <style:style style:name="T1685" style:parent-style-name="Основнойшрифтабзаца" style:family="text">
      <style:text-properties fo:color="#CC7832"/>
    </style:style>
    <style:style style:name="T1686" style:parent-style-name="Основнойшрифтабзаца" style:family="text">
      <style:text-properties fo:color="#A9B7C6"/>
    </style:style>
    <style:style style:name="T1687" style:parent-style-name="Основнойшрифтабзаца" style:family="text">
      <style:text-properties fo:color="#CC7832"/>
    </style:style>
    <style:style style:name="T1688" style:parent-style-name="Основнойшрифтабзаца" style:family="text">
      <style:text-properties fo:color="#CC7832"/>
    </style:style>
    <style:style style:name="T1689" style:parent-style-name="Основнойшрифтабзаца" style:family="text">
      <style:text-properties fo:color="#CC7832"/>
    </style:style>
    <style:style style:name="T1690" style:parent-style-name="Основнойшрифтабзаца" style:family="text">
      <style:text-properties fo:color="#A9B7C6"/>
    </style:style>
    <style:style style:name="T1691" style:parent-style-name="Основнойшрифтабзаца" style:family="text">
      <style:text-properties fo:color="#6A8759"/>
    </style:style>
    <style:style style:name="T1692" style:parent-style-name="Основнойшрифтабзаца" style:family="text">
      <style:text-properties fo:color="#A9B7C6"/>
    </style:style>
    <style:style style:name="T1693" style:parent-style-name="Основнойшрифтабзаца" style:family="text">
      <style:text-properties fo:color="#A9B7C6"/>
    </style:style>
    <style:style style:name="T1694" style:parent-style-name="Основнойшрифтабзаца" style:family="text">
      <style:text-properties fo:color="#A9B7C6"/>
    </style:style>
    <style:style style:name="T1695" style:parent-style-name="Основнойшрифтабзаца" style:family="text">
      <style:text-properties fo:color="#B5B6E3"/>
    </style:style>
    <style:style style:name="T1696" style:parent-style-name="Основнойшрифтабзаца" style:family="text">
      <style:text-properties fo:color="#A9B7C6"/>
    </style:style>
    <style:style style:name="T1697" style:parent-style-name="Основнойшрифтабзаца" style:family="text">
      <style:text-properties fo:color="#5F8C8A"/>
    </style:style>
    <style:style style:name="T1698" style:parent-style-name="Основнойшрифтабзаца" style:family="text">
      <style:text-properties fo:color="#6A8759"/>
    </style:style>
    <style:style style:name="T1699" style:parent-style-name="Основнойшрифтабзаца" style:family="text">
      <style:text-properties fo:color="#CC7832"/>
    </style:style>
    <style:style style:name="T1700" style:parent-style-name="Основнойшрифтабзаца" style:family="text">
      <style:text-properties fo:color="#6A8759"/>
    </style:style>
    <style:style style:name="T1701" style:parent-style-name="Основнойшрифтабзаца" style:family="text">
      <style:text-properties fo:color="#CC7832"/>
    </style:style>
    <style:style style:name="T1702" style:parent-style-name="Основнойшрифтабзаца" style:family="text">
      <style:text-properties fo:color="#CC7832"/>
    </style:style>
    <style:style style:name="T1703" style:parent-style-name="Основнойшрифтабзаца" style:family="text">
      <style:text-properties fo:color="#CC7832"/>
    </style:style>
    <style:style style:name="T1704" style:parent-style-name="Основнойшрифтабзаца" style:family="text">
      <style:text-properties fo:color="#A9B7C6"/>
    </style:style>
    <style:style style:name="T1705" style:parent-style-name="Основнойшрифтабзаца" style:family="text">
      <style:text-properties fo:color="#B5B6E3"/>
    </style:style>
    <style:style style:name="T1706" style:parent-style-name="Основнойшрифтабзаца" style:family="text">
      <style:text-properties fo:color="#A9B7C6"/>
    </style:style>
    <style:style style:name="T1707" style:parent-style-name="Основнойшрифтабзаца" style:family="text">
      <style:text-properties fo:color="#CC7832"/>
    </style:style>
    <style:style style:name="T1708" style:parent-style-name="Основнойшрифтабзаца" style:family="text">
      <style:text-properties fo:color="#CC7832"/>
    </style:style>
    <style:style style:name="T1709" style:parent-style-name="Основнойшрифтабзаца" style:family="text">
      <style:text-properties fo:color="#CC7832"/>
    </style:style>
    <style:style style:name="T1710" style:parent-style-name="Основнойшрифтабзаца" style:family="text">
      <style:text-properties fo:color="#A9B7C6"/>
    </style:style>
    <style:style style:name="T1711" style:parent-style-name="Основнойшрифтабзаца" style:family="text">
      <style:text-properties fo:color="#CC7832"/>
    </style:style>
    <style:style style:name="T1712" style:parent-style-name="Основнойшрифтабзаца" style:family="text">
      <style:text-properties fo:color="#A9B7C6"/>
    </style:style>
    <style:style style:name="T1713" style:parent-style-name="Основнойшрифтабзаца" style:family="text">
      <style:text-properties fo:color="#CC7832"/>
    </style:style>
    <style:style style:name="T1714" style:parent-style-name="Основнойшрифтабзаца" style:family="text">
      <style:text-properties fo:color="#CC7832"/>
    </style:style>
    <style:style style:name="T1715" style:parent-style-name="Основнойшрифтабзаца" style:family="text">
      <style:text-properties fo:color="#CC7832"/>
    </style:style>
    <style:style style:name="T1716" style:parent-style-name="Основнойшрифтабзаца" style:family="text">
      <style:text-properties fo:color="#A9B7C6"/>
    </style:style>
    <style:style style:name="T1717" style:parent-style-name="Основнойшрифтабзаца" style:family="text">
      <style:text-properties fo:color="#CC7832"/>
    </style:style>
    <style:style style:name="T1718" style:parent-style-name="Основнойшрифтабзаца" style:family="text">
      <style:text-properties fo:color="#CC7832"/>
    </style:style>
    <style:style style:name="T1719" style:parent-style-name="Основнойшрифтабзаца" style:family="text">
      <style:text-properties fo:color="#CC7832"/>
    </style:style>
    <style:style style:name="T1720" style:parent-style-name="Основнойшрифтабзаца" style:family="text">
      <style:text-properties fo:color="#A9B7C6"/>
    </style:style>
    <style:style style:name="T1721" style:parent-style-name="Основнойшрифтабзаца" style:family="text">
      <style:text-properties fo:color="#A9B7C6"/>
    </style:style>
    <style:style style:name="T1722" style:parent-style-name="Основнойшрифтабзаца" style:family="text">
      <style:text-properties fo:color="#CC7832"/>
    </style:style>
    <style:style style:name="T1723" style:parent-style-name="Основнойшрифтабзаца" style:family="text">
      <style:text-properties fo:color="#CC7832"/>
    </style:style>
    <style:style style:name="T1724" style:parent-style-name="Основнойшрифтабзаца" style:family="text">
      <style:text-properties fo:color="#CC7832"/>
    </style:style>
    <style:style style:name="T1725" style:parent-style-name="Основнойшрифтабзаца" style:family="text">
      <style:text-properties fo:color="#A9B7C6"/>
    </style:style>
    <style:style style:name="T1726" style:parent-style-name="Основнойшрифтабзаца" style:family="text">
      <style:text-properties fo:color="#CC7832"/>
    </style:style>
    <style:style style:name="T1727" style:parent-style-name="Основнойшрифтабзаца" style:family="text">
      <style:text-properties fo:color="#CC7832"/>
    </style:style>
    <style:style style:name="T1728" style:parent-style-name="Основнойшрифтабзаца" style:family="text">
      <style:text-properties fo:color="#CC7832"/>
    </style:style>
    <style:style style:name="T1729" style:parent-style-name="Основнойшрифтабзаца" style:family="text">
      <style:text-properties fo:color="#B5B6E3"/>
    </style:style>
    <style:style style:name="T1730" style:parent-style-name="Основнойшрифтабзаца" style:family="text">
      <style:text-properties fo:color="#A9B7C6"/>
    </style:style>
    <style:style style:name="T1731" style:parent-style-name="Основнойшрифтабзаца" style:family="text">
      <style:text-properties fo:color="#5F8C8A"/>
    </style:style>
    <style:style style:name="T1732" style:parent-style-name="Основнойшрифтабзаца" style:family="text">
      <style:text-properties fo:color="#6A8759"/>
    </style:style>
    <style:style style:name="T1733" style:parent-style-name="Основнойшрифтабзаца" style:family="text">
      <style:text-properties fo:color="#CC7832"/>
    </style:style>
    <style:style style:name="T1734" style:parent-style-name="Основнойшрифтабзаца" style:family="text">
      <style:text-properties fo:color="#6A8759"/>
    </style:style>
    <style:style style:name="T1735" style:parent-style-name="Основнойшрифтабзаца" style:family="text">
      <style:text-properties fo:color="#CC7832"/>
    </style:style>
    <style:style style:name="T1736" style:parent-style-name="Основнойшрифтабзаца" style:family="text">
      <style:text-properties fo:color="#CC7832"/>
    </style:style>
    <style:style style:name="T1737" style:parent-style-name="Основнойшрифтабзаца" style:family="text">
      <style:text-properties fo:color="#CC7832"/>
    </style:style>
    <style:style style:name="T1738" style:parent-style-name="Основнойшрифтабзаца" style:family="text">
      <style:text-properties fo:color="#B5B6E3"/>
    </style:style>
    <style:style style:name="T1739" style:parent-style-name="Основнойшрифтабзаца" style:family="text">
      <style:text-properties fo:color="#A9B7C6"/>
    </style:style>
    <style:style style:name="T1740" style:parent-style-name="Основнойшрифтабзаца" style:family="text">
      <style:text-properties fo:color="#5F8C8A"/>
    </style:style>
    <style:style style:name="T1741" style:parent-style-name="Основнойшрифтабзаца" style:family="text">
      <style:text-properties fo:color="#A9B7C6"/>
    </style:style>
    <style:style style:name="T1742" style:parent-style-name="Основнойшрифтабзаца" style:family="text">
      <style:text-properties fo:color="#CC7832"/>
    </style:style>
    <style:style style:name="T1743" style:parent-style-name="Основнойшрифтабзаца" style:family="text">
      <style:text-properties fo:color="#CC7832"/>
    </style:style>
    <style:style style:name="T1744" style:parent-style-name="Основнойшрифтабзаца" style:family="text">
      <style:text-properties fo:color="#CC7832"/>
    </style:style>
    <style:style style:name="T1745" style:parent-style-name="Основнойшрифтабзаца" style:family="text">
      <style:text-properties fo:color="#A9B7C6"/>
    </style:style>
    <style:style style:name="T1746" style:parent-style-name="Основнойшрифтабзаца" style:family="text">
      <style:text-properties fo:color="#A9B7C6"/>
    </style:style>
    <style:style style:name="T1747" style:parent-style-name="Основнойшрифтабзаца" style:family="text">
      <style:text-properties fo:color="#A9B7C6"/>
    </style:style>
    <style:style style:name="T1748" style:parent-style-name="Основнойшрифтабзаца" style:family="text">
      <style:text-properties fo:color="#CC7832"/>
    </style:style>
    <style:style style:name="T1749" style:parent-style-name="Основнойшрифтабзаца" style:family="text">
      <style:text-properties fo:color="#6897BB"/>
    </style:style>
    <style:style style:name="T1750" style:parent-style-name="Основнойшрифтабзаца" style:family="text">
      <style:text-properties fo:color="#CC7832"/>
    </style:style>
    <style:style style:name="T1751" style:parent-style-name="Основнойшрифтабзаца" style:family="text">
      <style:text-properties fo:color="#CC7832"/>
    </style:style>
    <style:style style:name="T1752" style:parent-style-name="Основнойшрифтабзаца" style:family="text">
      <style:text-properties fo:color="#A9B7C6"/>
    </style:style>
    <style:style style:name="P1753" style:parent-style-name="Обычный" style:family="paragraph">
      <style:paragraph-properties fo:break-before="page"/>
    </style:style>
    <style:style style:name="P1754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1755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1756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1757" style:parent-style-name="Textbody" style:family="paragraph">
      <style:paragraph-properties fo:text-align="start" fo:text-indent="0in"/>
    </style:style>
    <style:style style:name="T1758" style:parent-style-name="Основнойшрифтабзаца" style:family="text">
      <style:text-properties fo:color="#000000"/>
    </style:style>
    <style:style style:name="T1759" style:parent-style-name="Основнойшрифтабзаца" style:family="text">
      <style:text-properties fo:color="#000000" fo:language="en" fo:country="US"/>
    </style:style>
    <style:style style:name="T1760" style:parent-style-name="Основнойшрифтабзаца" style:family="text">
      <style:text-properties fo:color="#000000"/>
    </style:style>
    <style:style style:name="T1761" style:parent-style-name="Основнойшрифтабзаца" style:family="text">
      <style:text-properties fo:color="#000000" fo:language="en" fo:country="US"/>
    </style:style>
    <style:style style:name="P176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63" style:parent-style-name="Основнойшрифтабзаца" style:family="text">
      <style:text-properties style:font-name="Courier New" style:font-name-asian="Times New Roman" style:font-name-complex="Courier New" fo:color="#BBB529" style:letter-kerning="false" fo:font-size="10pt" style:font-size-asian="10pt" style:font-size-complex="10pt" style:language-asian="ja" style:country-asian="JP" style:language-complex="ar" style:country-complex="SA"/>
    </style:style>
    <style:style style:name="T1764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1765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1766" style:parent-style-name="Основнойшрифтабзаца" style:family="text">
      <style:text-properties style:font-name="Courier New" style:font-name-asian="Times New Roman" style:font-name-complex="Courier New" fo:color="#BBB529" style:letter-kerning="false" fo:font-size="10pt" style:font-size-asian="10pt" style:font-size-complex="10pt" style:language-asian="ja" style:country-asian="JP" style:language-complex="ar" style:country-complex="SA"/>
    </style:style>
    <style:style style:name="T1767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1768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1769" style:parent-style-name="Основнойшрифтабзаца" style:family="text">
      <style:text-properties style:font-name="Courier New" style:font-name-asian="Times New Roman" style:font-name-complex="Courier New" fo:color="#BBB529" style:letter-kerning="false" fo:font-size="10pt" style:font-size-asian="10pt" style:font-size-complex="10pt" style:language-asian="ja" style:country-asian="JP" style:language-complex="ar" style:country-complex="SA"/>
    </style:style>
    <style:style style:name="T1770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1771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1772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1773" style:parent-style-name="Основнойшрифтабзаца" style:family="text">
      <style:text-properties style:font-name="Courier New" style:font-name-asian="Times New Roman" style:font-name-complex="Courier New" fo:color="#BBB529" style:letter-kerning="false" fo:font-size="10pt" style:font-size-asian="10pt" style:font-size-complex="10pt" style:language-asian="ja" style:country-asian="JP" style:language-complex="ar" style:country-complex="SA"/>
    </style:style>
    <style:style style:name="T1774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177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7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77" style:parent-style-name="Основнойшрифтабзаца" style:family="text">
      <style:text-properties style:font-name="Courier New" style:font-name-asian="Times New Roman" style:font-name-complex="Courier New" fo:color="#BBB529" style:letter-kerning="false" fo:font-size="10pt" style:font-size-asian="10pt" style:font-size-complex="10pt" style:language-asian="ja" style:country-asian="JP" style:language-complex="ar" style:country-complex="SA"/>
    </style:style>
    <style:style style:name="T1778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177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8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8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8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83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78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78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78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78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788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1789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79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9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79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79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79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95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79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79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79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79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00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1801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80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03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80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0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0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0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0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09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81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11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81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1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1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1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1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17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181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1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2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2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22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182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24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182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2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2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2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2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3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3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32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83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3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3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3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37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83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3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4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4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4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43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84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4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4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4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4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49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85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51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ja" style:country-asian="JP" style:language-complex="ar" style:country-complex="SA"/>
    </style:style>
    <style:style style:name="T185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5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5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5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56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85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58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ja" style:country-asian="JP" style:language-complex="ar" style:country-complex="SA"/>
    </style:style>
    <style:style style:name="T185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6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6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6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6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6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6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6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6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6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69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87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7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7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7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74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87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76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87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7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7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8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81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88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83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88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8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8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8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88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1889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89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9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9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9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9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895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189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89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9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89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00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190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02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90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0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05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90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0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08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190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1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1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12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91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1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1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1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1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18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91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2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2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2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23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92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2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2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2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2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2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3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3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3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3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3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35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93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3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93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93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4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4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4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43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1944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94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46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94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4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94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95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5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5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5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54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95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56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95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58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95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60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96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6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96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96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965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96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67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96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69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197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71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97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7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97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97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1976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197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78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197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8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81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198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8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8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8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8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87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98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8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9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9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9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93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199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9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9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9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199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199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0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0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02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200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04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00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06" style:parent-style-name="Основнойшрифтабзаца" style:family="text">
      <style:text-properties style:font-name="Courier New" style:font-name-asian="Times New Roman" style:font-name-complex="Courier New" fo:color="#B9BCD1" style:letter-kerning="false" fo:font-size="10pt" style:font-size-asian="10pt" style:font-size-complex="10pt" style:language-asian="ja" style:country-asian="JP" style:language-complex="ar" style:country-complex="SA"/>
    </style:style>
    <style:style style:name="T200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0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0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1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01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01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013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201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1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1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1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1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1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20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202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22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ja" style:country-asian="JP" style:language-complex="ar" style:country-complex="SA"/>
    </style:style>
    <style:style style:name="T202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2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2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2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27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02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29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03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31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03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3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3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3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3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37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03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3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04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04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04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04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4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4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46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04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4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4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5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51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05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5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5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5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5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5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5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5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6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6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6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6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6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6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6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6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68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069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07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7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7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07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07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07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7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7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7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7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8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8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8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8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8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8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8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8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8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8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9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91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09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9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9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9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09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9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9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099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0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0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0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0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0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0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0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10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10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10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1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1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1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1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1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1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16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1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1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1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2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2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2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2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24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12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26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127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128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12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30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31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132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13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34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13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3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3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3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3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4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41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14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43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4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4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4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4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4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4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5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5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5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53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15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55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215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57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215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5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16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16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16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6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6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6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66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6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6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6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7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7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72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17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7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7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7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7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7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7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8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8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8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8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8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8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8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8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8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8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9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9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9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9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194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219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19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19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19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199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20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01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0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0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0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0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06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20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08" style:parent-style-name="Основнойшрифтабзаца" style:family="text">
      <style:text-properties style:font-name="Courier New" style:font-name-asian="Times New Roman" style:font-name-complex="Courier New" fo:color="#B9BCD1" style:letter-kerning="false" fo:font-size="10pt" style:font-size-asian="10pt" style:font-size-complex="10pt" style:language-asian="ja" style:country-asian="JP" style:language-complex="ar" style:country-complex="SA"/>
    </style:style>
    <style:style style:name="T220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1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1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1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1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1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1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1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1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18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1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2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2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2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2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24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2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2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2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2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2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3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31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23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33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234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23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36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23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3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3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4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4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4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43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ja" style:country-asian="JP" style:language-complex="ar" style:country-complex="SA"/>
    </style:style>
    <style:style style:name="T224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4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46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ja" style:country-asian="JP" style:language-complex="ar" style:country-complex="SA"/>
    </style:style>
    <style:style style:name="T224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4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4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5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51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25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53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25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55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25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57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25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5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6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6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6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6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64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26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66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267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26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69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27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7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7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7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7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7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7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7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78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227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8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28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28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283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28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85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286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28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88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28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90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29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9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9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9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9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29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97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29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29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0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0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0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03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30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0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0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07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30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09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31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11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312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313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314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31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16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317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318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319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32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21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322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323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32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25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32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2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2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2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3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3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3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3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34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33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36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337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33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39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34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4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4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4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4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4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4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4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48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234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50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35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5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35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35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35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356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35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58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359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36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61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36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6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6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6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6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6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68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36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7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7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7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7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74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37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7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7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7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37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80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38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82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38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8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85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38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87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38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89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39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91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39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93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ja" style:country-asian="JP" style:language-complex="ar" style:country-complex="SA"/>
    </style:style>
    <style:style style:name="T239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9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39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39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39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399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40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01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40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03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40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05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40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0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0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0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10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41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12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41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1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1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1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1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18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41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20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421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422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42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24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42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26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427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428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429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43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31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43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33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434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435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43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37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43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3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4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4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4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4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4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4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4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4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4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4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5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51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45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53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245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5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45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45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45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459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46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6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6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6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64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46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66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467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46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69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47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7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7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7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7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7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76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47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7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7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8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8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8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48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84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48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86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48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88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48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90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49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9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9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94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49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96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49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498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49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00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50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02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50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04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50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0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0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08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50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10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51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12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ja" style:country-asian="JP" style:language-complex="ar" style:country-complex="SA"/>
    </style:style>
    <style:style style:name="T251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1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51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51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51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51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1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2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2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2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2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2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2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2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27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52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29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530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531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53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33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534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535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536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53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38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53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40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541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542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54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44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54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4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4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4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4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5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5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5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5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5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55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55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57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255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59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56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6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56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56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56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6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6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6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68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56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7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7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7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57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74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57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76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57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78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57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80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58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82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58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84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58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86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58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88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58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90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59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9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59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59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59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596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59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598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599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60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01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60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0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0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05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60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07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60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09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61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11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612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613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614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61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16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617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618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61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20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62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2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2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2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25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62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27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62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2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3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3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3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3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3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3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3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3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3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3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4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4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4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4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4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4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4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4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48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264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5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65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65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653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65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55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65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5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5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5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6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61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66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63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66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6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66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66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66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69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67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7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7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67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67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ja" style:country-asian="JP" style:language-complex="ar" style:country-complex="SA"/>
    </style:style>
    <style:style style:name="T2675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67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77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678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679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68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81" style:parent-style-name="Основнойшрифтабзаца" style:family="text">
      <style:text-properties style:font-name="Courier New" style:font-name-asian="Times New Roman" style:font-name-complex="Courier New" fo:color="#9373A5" style:letter-kerning="false" fo:font-size="10pt" style:font-size-asian="10pt" style:font-size-complex="10pt" style:language-asian="ja" style:country-asian="JP" style:language-complex="ar" style:country-complex="SA"/>
    </style:style>
    <style:style style:name="T2682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683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68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85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68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8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8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8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9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9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9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9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69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9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9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9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698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69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0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0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0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0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0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0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0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0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0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0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1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1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1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1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1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1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16" style:parent-style-name="Основнойшрифтабзаца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ja" style:country-asian="JP" style:language-complex="ar" style:country-complex="SA"/>
    </style:style>
    <style:style style:name="T271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1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1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2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2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22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72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2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2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2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27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72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2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3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31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73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33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734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735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73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37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73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3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4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41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74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43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74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4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4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4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48" style:parent-style-name="Основнойшрифтабзаца" style:family="text">
      <style:text-properties style:font-name="Courier New" style:font-name-asian="Times New Roman" style:font-name-complex="Courier New" fo:color="#908B25" style:letter-kerning="false" fo:font-size="10pt" style:font-size-asian="10pt" style:font-size-complex="10pt" style:language-asian="ja" style:country-asian="JP" style:language-complex="ar" style:country-complex="SA"/>
    </style:style>
    <style:style style:name="T274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5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5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5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5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5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55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75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57" style:parent-style-name="Основнойшрифтабзаца" style:family="text">
      <style:text-properties style:font-name="Courier New" style:font-name-asian="Times New Roman" style:font-name-complex="Courier New" fo:color="#B9BCD1" style:letter-kerning="false" fo:font-size="10pt" style:font-size-asian="10pt" style:font-size-complex="10pt" style:language-asian="ja" style:country-asian="JP" style:language-complex="ar" style:country-complex="SA"/>
    </style:style>
    <style:style style:name="T275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59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76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6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6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6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6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65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76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6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6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69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77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71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772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77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74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77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7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7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78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77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80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78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82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78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8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8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8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8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8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8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9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9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92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79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94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79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79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9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9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79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0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0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0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0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0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0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0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0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0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0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1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1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12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81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1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1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16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81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18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819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82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21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82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2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2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2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26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82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2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2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3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3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3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3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3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3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3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3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3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3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4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4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4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4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44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4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4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4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4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4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5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5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52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53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854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55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856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85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58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ja" style:country-asian="JP" style:language-complex="ar" style:country-complex="SA"/>
    </style:style>
    <style:style style:name="T2859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60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61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62" style:parent-style-name="Основнойшрифтабзаца" style:family="text">
      <style:text-properties style:font-name="Courier New" style:font-name-asian="Times New Roman" style:font-name-complex="Courier New" fo:color="#B5B6E3" style:letter-kerning="false" fo:font-size="10pt" style:font-size-asian="10pt" style:font-size-complex="10pt" style:language-asian="ja" style:country-asian="JP" style:language-complex="ar" style:country-complex="SA"/>
    </style:style>
    <style:style style:name="T2863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64" style:parent-style-name="Основнойшрифтабзаца" style:family="text">
      <style:text-properties style:font-name="Courier New" style:font-name-asian="Times New Roman" style:font-name-complex="Courier New" fo:color="#5F8C8A" style:letter-kerning="false" fo:font-size="10pt" style:font-size-asian="10pt" style:font-size-complex="10pt" style:language-asian="ja" style:country-asian="JP" style:language-complex="ar" style:country-complex="SA"/>
    </style:style>
    <style:style style:name="T2865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6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6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6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6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7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71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7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  <style:style style:name="T2873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74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ja" style:country-asian="JP" style:language-complex="ar" style:country-complex="SA"/>
    </style:style>
    <style:style style:name="T287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76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ja" style:country-asian="JP" style:language-complex="ar" style:country-complex="SA"/>
    </style:style>
    <style:style style:name="T2877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ja" style:country-asian="JP" style:language-complex="ar" style:country-complex="SA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2</text:span></text:p>
      <text:p text:style-name="P18"><text:span text:style-name="T19">по<text:s/></text:span><text:span text:style-name="T20">дисциплине «Построение и анализ алгоритмов»</text:span></text:p>
      <text:p text:style-name="P21"><text:span text:style-name="T22">Тема: Алгоритмы поиска пути в графах</text:span></text:p>
      <text:p text:style-name="P23"/>
      <text:p text:style-name="P24"/>
      <text:p text:style-name="P25"/>
      <text:p text:style-name="P26"/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Standard"><text:span text:style-name="T35">Студентка гр. 9382</text:span></text:p>
          </table:table-cell>
          <table:table-cell table:style-name="TableCell36">
            <text:p text:style-name="P37"/>
          </table:table-cell>
          <table:table-cell table:style-name="TableCell38">
            <text:p text:style-name="P39">Пя С.</text:p>
          </table:table-cell>
        </table:table-row>
        <table:table-row table:style-name="TableRow40">
          <table:table-cell table:style-name="TableCell41">
            <text:p text:style-name="P42">Преподаватель</text:p>
          </table:table-cell>
          <table:table-cell table:style-name="TableCell43">
            <text:p text:style-name="P44"/>
          </table:table-cell>
          <table:table-cell table:style-name="TableCell45">
            <text:p text:style-name="P46">Фирсов М.А.</text:p>
          </table:table-cell>
        </table:table-row>
      </table:table>
      <text:p text:style-name="P47"/>
      <text:p text:style-name="P48"/>
      <text:p text:style-name="P49">Санкт-Петербург</text:p>
      <text:p text:style-name="P50">2021</text:p>
      <text:h text:style-name="P51" text:outline-level="2">Цель работы.</text:h>
      <text:p text:style-name="P52"><text:tab/>Реализовать программу, занимающуюся поиском пути в графе с помощью Жадного и<text:s/>А* алгоритмов, и изучить данные алгоритмы.</text:p>
      <text:p text:style-name="P53"/>
      <text:h text:style-name="P54" text:outline-level="2">Задание.</text:h>
      <text:p text:style-name="Standard"><text:span text:style-name="T55">1) Разработайте программу, которая решает задачу построения пути в ориентированном графе при помощи<text:s/></text:span><text:span text:style-name="T56">жадного алгоритма</text:span><text:span text:style-name="T57">. Жадность в данном случае понимается следующим образом: на каждом шаге выбирается пос</text:span><text:span text:style-name="T58">ледняя посещённая вершина. Переместиться необходимо в ту вершину, путь до которой является самым дешёвым из последней посещённой вершины. Каждая вершина в графе имеет буквенное обозначение ("a", "b", "c"...), каждое ребро имеет неотрицательный вес.</text:span></text:p>
      <text:p text:style-name="P59">Пример<text:s/>входных данных</text:p>
      <text:p text:style-name="P60"/>
      <text:p text:style-name="P61">a e</text:p>
      <text:p text:style-name="P62">a b 3.0</text:p>
      <text:p text:style-name="P63">b c 1.0</text:p>
      <text:p text:style-name="P64">c d 1.0</text:p>
      <text:p text:style-name="P65">a d 5.0</text:p>
      <text:p text:style-name="P66">d e 1.0</text:p>
      <text:p text:style-name="P67"/>
      <text:p text:style-name="P68">В первой строке через пробел указываются начальная и конечная вершины</text:p>
      <text:p text:style-name="P69">Далее в каждой строке указываются ребра графа и их вес</text:p>
      <text:p text:style-name="P70"/>
      <text:p text:style-name="P71">В качестве выходных данных необходимо представить строку, в которой<text:s/>перечислены вершины, по которым необходимо пройти от начальной вершины до конечной. Для приведённых в примере входных данных ответом будет</text:p>
      <text:p text:style-name="P72">abcde</text:p>
      <text:p text:style-name="P73"/>
      <text:p text:style-name="Standard"><text:span text:style-name="T74">2)<text:s/></text:span>Разработайте программу, которая решает задачу построения кратчайшего пути в<text:s/><text:span text:style-name="T75">ориентированном</text:span><text:s/>графе<text:s/><text:span text:style-name="T76">методом А</text:span><text:span text:style-name="T77">*</text:span>. Каждая вершина в графе имеет буквенное обозначение ("a", "b", "c"...), каждое ребро имеет неотрицательный вес. В качестве эвристической функции следует взять близость символов, обозначающих вершины графа, в таблице ASCII.<text:line-break/>Пример входных данных</text:p>
      <text:p text:style-name="PreformattedText"><text:span text:style-name="T78">a e</text:span></text:p>
      <text:p text:style-name="PreformattedText"><text:span text:style-name="T79">a b 3</text:span><text:span text:style-name="T80">.0</text:span></text:p>
      <text:p text:style-name="PreformattedText"><text:span text:style-name="T81">b c 1.0</text:span></text:p>
      <text:p text:style-name="PreformattedText"><text:span text:style-name="T82">c d 1.0</text:span></text:p>
      <text:p text:style-name="PreformattedText"><text:span text:style-name="T83">a d 5.0</text:span></text:p>
      <text:p text:style-name="P84"><text:span text:style-name="T85">d e 1.0</text:span></text:p>
      <text:p text:style-name="P86">В первой строке через пробел указываются начальная и конечная вершины</text:p>
      <text:p text:style-name="P87">Далее в каждой строке указываются ребра графа и их вес</text:p>
      <text:p text:style-name="P88">В качестве выходных данных необходимо представить строку, в которой перечислены вершины, по<text:s/>которым необходимо пройти от начальной вершины до конечной. Для приведённых в примере входных данных ответом будет</text:p>
      <text:p text:style-name="P89"><text:span text:style-name="T90">ade</text:span></text:p>
      <text:p text:style-name="P91">Вар. 2. В A* эвристическая функция для каждой вершины задаётся неотрицательным числом во входных данных.</text:p>
      <text:h text:style-name="P92" text:outline-level="2">Описание алгоритма</text:h>
      <text:h text:style-name="P93" text:outline-level="2">Жадный алгоритм<text:s/></text:h>
      <text:p text:style-name="Textbody">Список ребер сортируется по начальной вершине (в алфавитном порядке ради простоты, чтобы одинаковые вершины находились вместе), при равенстве начальных вершин сортировка происходит по весу. Проходим по графу, начиная с начальной заданной вершины. Находим ребра, в которых в качестве начальной вершины выступает рассматриваемая, и выбираем первое найденное, так как оно будет иметь меньший вес. Конечная вершина этого ребра становится следующей рассматриваемой вершиной. В случае отсутствия следующей вершины<text:s/>переходим к предыдущей. Просмотр графа заканчивается тогда, когда рассматриваемой вершиной будет конечная заданная.</text:p>
      <text:p text:style-name="Textbody"><text:span text:style-name="T94">Сложность по времени —<text:s/></text:span><text:span text:style-name="T95">O</text:span><text:span text:style-name="T96"><text:s/>(</text:span><text:span text:style-name="T97">NlogN</text:span><text:span text:style-name="T98"><text:s/>+<text:s/></text:span><text:span text:style-name="T99">N</text:span><text:span text:style-name="T100">*</text:span><text:span text:style-name="T101">M</text:span><text:span text:style-name="T102">).</text:span></text:p>
      <text:p text:style-name="Textbody"><text:span text:style-name="T103">Сортировка в среднем занимает<text:s/></text:span><text:span text:style-name="T104">O</text:span><text:span text:style-name="T105">(</text:span><text:span text:style-name="T106">NlogN</text:span><text:span text:style-name="T107">) для<text:s/></text:span><text:span text:style-name="T108">N</text:span><text:span text:style-name="T109"><text:s/>ребер. Рассмотрим худший случай при проходе всего<text:s/></text:span><text:span text:style-name="T110">графа. <text:s/>Для графа с<text:s/></text:span><text:span text:style-name="T111">M</text:span><text:span text:style-name="T112"><text:s/>вершинами и<text:s/></text:span><text:span text:style-name="T113">N</text:span><text:span text:style-name="T114"><text:s/>ребрами<text:s/></text:span><text:span text:style-name="T115">O</text:span><text:span text:style-name="T116">(</text:span><text:span text:style-name="T117">N</text:span><text:span text:style-name="T118">*</text:span><text:span text:style-name="T119">M</text:span><text:span text:style-name="T120">).</text:span></text:p>
      <text:p text:style-name="Textbody"><text:span text:style-name="T121">Сложность по памяти —<text:s/></text:span><text:span text:style-name="T122">O</text:span><text:span text:style-name="T123">(</text:span><text:span text:style-name="T124">N</text:span><text:span text:style-name="T125">+</text:span><text:span text:style-name="T126">M</text:span><text:span text:style-name="T127">).</text:span></text:p>
      <text:p text:style-name="Textbody"><text:span text:style-name="T128">Для хранения графа используется список ребер и список вершин. Тогда для графа с<text:s/></text:span><text:span text:style-name="T129">M</text:span><text:span text:style-name="T130"><text:s/>вершинами и<text:s/></text:span><text:span text:style-name="T131">N</text:span><text:span text:style-name="T132"><text:s/>ребрами<text:s/></text:span><text:span text:style-name="T133">O</text:span><text:span text:style-name="T134">(</text:span><text:span text:style-name="T135">N</text:span><text:span text:style-name="T136">+</text:span><text:span text:style-name="T137">M</text:span><text:span text:style-name="T138">).</text:span></text:p>
      <text:h text:style-name="P139" text:outline-level="2">Алгоритм А*</text:h>
      <text:p text:style-name="Textbody"><text:span text:style-name="T140">Для моего варианта эвристическая оценка для каждой</text:span><text:span text:style-name="T141"><text:s/>вершины задается во входных данных. Начинаем проход по графу с начальной заданной вершины. Помечаем рассматриваемую вершину посещенной. Для смежных вершин определяем сумму весов ребер от начальной вершины до текущей, при нахождении меньшей суммы весов реб</text:span><text:span text:style-name="T142">ер, заменяем текущую. Ищем вершину с минимальной суммой веса от начальной вершины до текущей и эвристической оценки и определяем ее как следующую рассматриваемую вершину, при этом сохранив в качестве ссылки начальную вершину в ребре, содержащем конечную ве</text:span><text:span text:style-name="T143">ршину – нашу следующую рассматриваемую. Алгоритм прекратится в случае равенства текущей рассматриваемой вершины и конечной заданной.</text:span></text:p>
      <text:p text:style-name="Textbody"><text:span text:style-name="T144">Сложность по времени в лучшем случае -<text:s/></text:span><text:span text:style-name="T145">O</text:span><text:span text:style-name="T146">(</text:span><text:span text:style-name="T147">N</text:span><text:span text:style-name="T148">+</text:span><text:span text:style-name="T149">M</text:span><text:span text:style-name="T150">).</text:span></text:p>
      <text:p text:style-name="Textbody"><text:span text:style-name="T151">Случай, когда мы имеем наиболее подходящую эвристическую функцию, с помощью<text:s/></text:span><text:span text:style-name="T152">которой мы выбираем вершины, которые находятся в направлении конечной вершины с доступностью к ней. Для графа с<text:s/></text:span><text:span text:style-name="T153">M</text:span><text:span text:style-name="T154"><text:s/>вершинами и<text:s/></text:span><text:span text:style-name="T155">N</text:span><text:span text:style-name="T156"><text:s/>ребрами<text:s/></text:span><text:span text:style-name="T157">O</text:span><text:span text:style-name="T158">(</text:span><text:span text:style-name="T159">N</text:span><text:span text:style-name="T160">+</text:span><text:span text:style-name="T161">M</text:span><text:span text:style-name="T162">).</text:span></text:p>
      <text:p text:style-name="P163">Сложность по времени в худшем случае.</text:p>
      <text:p text:style-name="P164">В худшем случае, когда мы имеем плохую эвристическую функцию, алгоритм будет определять путь в последний момент, при этом он будет проходить по всем возможным путям. Значит, сложность по времени будет расти экспоненциально в сравнении с длиной оптимального пути.</text:p>
      <text:p text:style-name="Textbody"><text:span text:style-name="T165">Сложность по памяти в лучшем случае и в худшем —<text:s/></text:span><text:span text:style-name="T166">O</text:span><text:span text:style-name="T167">(2*</text:span><text:span text:style-name="T168">N</text:span><text:span text:style-name="T169">+</text:span><text:span text:style-name="T170">M</text:span><text:span text:style-name="T171">).<text:s/></text:span></text:p>
      <text:p text:style-name="Textbody"><text:span text:style-name="T172">Для хра</text:span><text:span text:style-name="T173">нения графа используется список ребер и список вершин. Однако в структуре вершины хранится предыдущая. Случай, когда будет хранится путь от начала до конца, поэтому<text:s/></text:span><text:span text:style-name="T174">O</text:span><text:span text:style-name="T175">(2*</text:span><text:span text:style-name="T176">N</text:span><text:span text:style-name="T177">+</text:span><text:span text:style-name="T178">M</text:span><text:span text:style-name="T179">).</text:span></text:p>
      <text:p text:style-name="Textbody"><text:span text:style-name="T180">В худшем случае сложность памяти будет такой же, потому что не реализуется стек,<text:s/></text:span><text:span text:style-name="T181">в ходе работы после заполнения списка ребер и вершин элементы не удаляются.</text:span></text:p>
      <text:p text:style-name="Textbody"><text:span text:style-name="T182">Описание функций и структур данных.</text:span></text:p>
      <text:p text:style-name="P183">Жадный алгоритм</text:p>
      <text:list text:style-name="LFO2" text:continue-numbering="true">
        <text:list-item>
          <text:p text:style-name="P184"><text:span text:style-name="T185">Структура<text:s/></text:span><text:span text:style-name="T186">Point</text:span><text:span text:style-name="T187"><text:s/>содержит название вершины<text:s/></text:span><text:span text:style-name="T188">ver</text:span><text:span text:style-name="T189"><text:s/>и<text:s/></text:span><text:span text:style-name="T190">isVisited</text:span><text:span text:style-name="T191">, определяющий, посещена ли вершина или нет.</text:span></text:p>
        </text:list-item>
        <text:list-item>
          <text:p text:style-name="P192"><text:span text:style-name="T193">Структура<text:s/></text:span><text:span text:style-name="T194">Edge</text:span><text:span text:style-name="T195"><text:s/>содержит на</text:span><text:span text:style-name="T196">звание начальной и конечной вершин<text:s/></text:span><text:span text:style-name="T197">initVer</text:span><text:span text:style-name="T198"><text:s/></text:span><text:span text:style-name="T199">и<text:s/></text:span><text:span text:style-name="T200">finVer</text:span><text:span text:style-name="T201">,<text:s/></text:span><text:span text:style-name="T202"><text:s/>вес ребра<text:s/></text:span><text:span text:style-name="T203">weightVer</text:span><text:span text:style-name="T204">.</text:span></text:p>
        </text:list-item>
        <text:list-item>
          <text:p text:style-name="P205">Функция compForSort</text:p>
        </text:list-item>
      </text:list>
      <text:p text:style-name="Textbody"><text:span text:style-name="T206">Сигнатура</text:span><text:span text:style-name="T207">: bool compForSort (const Edge&amp;</text:span><text:span text:style-name="T208"><text:s/>first, const Edge&amp; second)</text:span></text:p>
      <text:p text:style-name="Textbody"><text:span text:style-name="T209">Назначение:<text:s/></text:span><text:span text:style-name="T210">предназначена для сортировки ребер.</text:span></text:p>
      <text:p text:style-name="Textbody"><text:span text:style-name="T211">Описание аргументов:<text:s/></text:span><text:span text:style-name="T212">first</text:span><text:span text:style-name="T213"><text:s/>: const Edge и<text:s/></text:span><text:span text:style-name="T214">second</text:span><text:span text:style-name="T215"><text:s/>: const Edge <text:s/>- ребра для сравнения.</text:span></text:p>
      <text:p text:style-name="Textbody"><text:span text:style-name="T216">Возвращаемое значение:<text:s/></text:span><text:span text:style-name="T217">true</text:span><text:span text:style-name="T218"><text:s/>–<text:s/></text:span><text:span text:style-name="T219">если первое ребро остается на первом месте, иначе второе ребро я</text:span><text:span text:style-name="T220">вляется первым.</text:span></text:p>
      <text:list text:style-name="LFO2" text:continue-numbering="true">
        <text:list-item>
          <text:p text:style-name="P221"><text:span text:style-name="T222">Класс<text:s/></text:span><text:span text:style-name="T223">PathSearching</text:span><text:span text:style-name="T224"><text:s/>содержит поля<text:s/></text:span><text:span text:style-name="T225">initDestVer</text:span><text:span text:style-name="T226">,<text:s/></text:span><text:span text:style-name="T227">finDestVer</text:span><text:span text:style-name="T228">, хранящие начальную и конечную заданные вершины,<text:s/></text:span><text:span text:style-name="T229">string</text:span><text:span text:style-name="T230"><text:s/></text:span><text:span text:style-name="T231">answer</text:span><text:span text:style-name="T232">, который используется для хранения решения задачи. list&lt;</text:span><text:span text:style-name="T233">Edge</text:span><text:span text:style-name="T234">&gt; listOfEdge и<text:s/></text:span><text:span text:style-name="T235">list</text:span><text:span text:style-name="T236">&lt;</text:span><text:span text:style-name="T237">Point</text:span><text:span text:style-name="T238">*&gt;<text:s/></text:span><text:span text:style-name="T239">listOfVer</text:span><text:span text:style-name="T240"><text:s/>используются в качест</text:span><text:span text:style-name="T241">ве списков ребер и вершин.<text:s/></text:span></text:p>
        </text:list-item>
        <text:list-item>
          <text:p text:style-name="P242"><text:span text:style-name="T243">std</text:span>::<text:span text:style-name="T244">list</text:span>&lt;<text:span text:style-name="T245">Edge</text:span>&gt;<text:s/><text:span text:style-name="T246">listOfEdge</text:span><text:s/>– структура данных, отвечающая за хранение графа, хранит список ребер.</text:p>
        </text:list-item>
        <text:list-item>
          <text:p text:style-name="P247"><text:span text:style-name="T248">std</text:span>::<text:span text:style-name="T249">list</text:span>&lt;<text:span text:style-name="T250">Point</text:span>*&gt;<text:s/><text:span text:style-name="T251">listOfVer</text:span><text:s/>– структура данных, список вершин.</text:p>
        </text:list-item>
      </text:list>
      <text:p text:style-name="P252"><text:span text:style-name="T253">Методы</text:span><text:span text:style-name="T254"><text:s/></text:span><text:span text:style-name="T255">класса</text:span><text:span text:style-name="T256"><text:s/>PathSearching:</text:span></text:p>
      <text:list text:style-name="LFO2" text:continue-numbering="true">
        <text:list-item>
          <text:p text:style-name="P257"><text:span text:style-name="T258">Сигнатура</text:span><text:span text:style-name="T259">: void readEdgeAndVer()</text:span></text:p>
        </text:list-item>
      </text:list>
      <text:p text:style-name="P260">Назначение: ввод ребер и формирование списков вершин и ребер.</text:p>
      <text:p text:style-name="P261">Описание аргументов: -</text:p>
      <text:p text:style-name="P262">Возвращаемое значение: -</text:p>
      <text:p text:style-name="P263">4.<text:tab/>Сигнатура: void showAnswer()<text:s/></text:p>
      <text:p text:style-name="P264">Назначение: выводит результат работы алгоритма.<text:s/></text:p>
      <text:p text:style-name="P265">Описание аргументов: -</text:p>
      <text:p text:style-name="Textbody"><text:span text:style-name="T266">Возвращаемое значение: -</text:span></text:p>
      <text:p text:style-name="Textbody"><text:span text:style-name="T267">5.</text:span><text:span text:style-name="T268"><text:tab/>Сигнатура:<text:s/></text:span><text:span text:style-name="T269">void</text:span><text:span text:style-name="T270"><text:s/></text:span><text:span text:style-name="T271">showListOfEdge</text:span><text:span text:style-name="T272">()<text:s/></text:span></text:p>
      <text:p text:style-name="P273">Назначение: выводит отсортированный список ребер.</text:p>
      <text:p text:style-name="P274">Описание аргументов: -</text:p>
      <text:p text:style-name="P275">Возвращаемое значение: -</text:p>
      <text:p text:style-name="Textbody"><text:span text:style-name="T276">6.</text:span><text:span text:style-name="T277"><text:tab/></text:span><text:span text:style-name="T278">Сигнатура</text:span><text:span text:style-name="T279">:<text:s/></text:span><text:span text:style-name="T280">Point</text:span><text:span text:style-name="T281">*<text:s/></text:span><text:span text:style-name="T282">findVer</text:span><text:span text:style-name="T283">(</text:span><text:span text:style-name="T284">Vertical</text:span><text:span text:style-name="T285"><text:s/></text:span><text:span text:style-name="T286">vertical</text:span><text:span text:style-name="T287">)</text:span></text:p>
      <text:p text:style-name="P288">Назначение: возвращает экземпляр структуры вершины по названию вершины.</text:p>
      <text:p text:style-name="Textbody"><text:span text:style-name="T289">Описание аргументов:</text:span><text:span text:style-name="T290"><text:s/></text:span><text:span text:style-name="T291">vertical</text:span><text:span text:style-name="T292"><text:s/>:<text:s/></text:span><text:span text:style-name="T293">Vertical</text:span><text:span text:style-name="T294"><text:s/>– название вершины</text:span></text:p>
      <text:p text:style-name="Textbody"><text:span text:style-name="T295">Возвращаемое значение:<text:s/></text:span><text:span text:style-name="T296">Point</text:span><text:span text:style-name="T297">*</text:span><text:span text:style-name="T298"><text:s/>- экземпляр стуктуры вершины.</text:span></text:p>
      <text:p text:style-name="Textbody"><text:span text:style-name="T299">7.</text:span><text:span text:style-name="T300"><text:tab/>Сигнатура:<text:s/></text:span><text:span text:style-name="T301">void</text:span><text:span text:style-name="T302"><text:s/></text:span><text:span text:style-name="T303">doGreedyAlgoritm</text:span><text:span text:style-name="T304">()</text:span></text:p>
      <text:p text:style-name="Textbody"><text:span text:style-name="T305">Назначение: выполняет построение пути с помощью жадного алгоритма.</text:span></text:p>
      <text:p text:style-name="P306">Описание аргументов: -</text:p>
      <text:p text:style-name="P307">Возвращаемое значение: -</text:p>
      <text:p text:style-name="P308">Алгоритм А*</text:p>
      <text:list text:style-name="LFO3" text:continue-numbering="true">
        <text:list-item>
          <text:p text:style-name="P309"><text:span text:style-name="T310">Структура<text:s/></text:span><text:span text:style-name="T311">Point</text:span><text:span text:style-name="T312"><text:s/>содержит название вершины<text:s/></text:span><text:span text:style-name="T313">ver</text:span><text:span text:style-name="T314"><text:s/>и<text:s/></text:span><text:span text:style-name="T315">isVisited</text:span><text:span text:style-name="T316">, определяющий, посещена ли вершина или нет.<text:s/></text:span><text:span text:style-name="T317">Wei</text:span><text:span text:style-name="T318">,<text:s/></text:span><text:span text:style-name="T319">heurEst</text:span><text:span text:style-name="T320"><text:s/>- эвристическая оценка и вес от начальной вершины до текущей, parent - начальная вершина в ребре.</text:span></text:p>
        </text:list-item>
        <text:list-item>
          <text:p text:style-name="P321"><text:span text:style-name="T322">Структура<text:s/></text:span><text:span text:style-name="T323">Edge</text:span><text:span text:style-name="T324"><text:s/>содержит название н</text:span><text:span text:style-name="T325">ачальной и конечной вершин<text:s/></text:span><text:span text:style-name="T326">initVer</text:span><text:span text:style-name="T327"><text:s/></text:span><text:span text:style-name="T328">и<text:s/></text:span><text:span text:style-name="T329">finVer</text:span><text:span text:style-name="T330">,<text:s/></text:span><text:span text:style-name="T331"><text:s/>вес ребра<text:s/></text:span><text:span text:style-name="T332">weightVer</text:span><text:span text:style-name="T333">.</text:span></text:p>
        </text:list-item>
        <text:list-item>
          <text:p text:style-name="P334"><text:span text:style-name="T335">Класс<text:s/></text:span><text:span text:style-name="T336">PathSearching</text:span><text:span text:style-name="T337"><text:s/>содержит поля<text:s/></text:span><text:span text:style-name="T338">initDestVer</text:span><text:span text:style-name="T339">,<text:s/></text:span><text:span text:style-name="T340">finDestVer</text:span><text:span text:style-name="T341">, хранящие начальную и конечную заданные вершины, list&lt;</text:span><text:span text:style-name="T342">Edge</text:span><text:span text:style-name="T343">&gt; listOfEdge и<text:s/></text:span><text:span text:style-name="T344">list</text:span><text:span text:style-name="T345">&lt;</text:span><text:span text:style-name="T346">Point</text:span><text:span text:style-name="T347">*&gt;<text:s/></text:span><text:span text:style-name="T348">listOfVer</text:span><text:span text:style-name="T349"><text:s/>используются в качестве списков<text:s/></text:span><text:span text:style-name="T350">ребер и вершин.<text:s/></text:span></text:p>
        </text:list-item>
        <text:list-item>
          <text:p text:style-name="P351"><text:span text:style-name="T352">std</text:span>::<text:span text:style-name="T353">list</text:span>&lt;<text:span text:style-name="T354">Edge</text:span>&gt;<text:s/><text:span text:style-name="T355">listOfEdge</text:span><text:s/>– структура данных, отвечающая за хранение графа, хранит список ребер.</text:p>
        </text:list-item>
        <text:list-item>
          <text:p text:style-name="P356"><text:span text:style-name="T357">std</text:span>::<text:span text:style-name="T358">list</text:span>&lt;<text:span text:style-name="T359">Point</text:span>*&gt;<text:s/><text:span text:style-name="T360">listOfVer</text:span><text:s/>– структура данных, список вершин.</text:p>
        </text:list-item>
      </text:list>
      <text:p text:style-name="P361"><text:span text:style-name="T362">Методы</text:span><text:span text:style-name="T363"><text:s/></text:span><text:span text:style-name="T364">класса</text:span><text:span text:style-name="T365"><text:s/>PathSearching:</text:span></text:p>
      <text:list text:style-name="LFO3" text:continue-numbering="true">
        <text:list-item>
          <text:p text:style-name="P366"><text:span text:style-name="T367">Сигнатура</text:span><text:span text:style-name="T368">: void readEdgeAndVer()</text:span></text:p>
        </text:list-item>
      </text:list>
      <text:p text:style-name="P369">Назначение: ввод<text:s/>ребер и формирование списков вершин и ребер. Ввод эвристической функции для каждой вершины.</text:p>
      <text:p text:style-name="P370">Описание аргументов: -</text:p>
      <text:p text:style-name="P371">Возвращаемое значение: -</text:p>
      <text:list text:style-name="LFO3" text:continue-numbering="true">
        <text:list-item>
          <text:p text:style-name="P372">Сигнатура: void showAnswer()<text:s/></text:p>
        </text:list-item>
      </text:list>
      <text:p text:style-name="P373">Назначение: выводит результат работы алгоритма.<text:s/></text:p>
      <text:p text:style-name="P374">Описание аргументов: -</text:p>
      <text:p text:style-name="P375">Возвращаемое<text:s/>значение: -</text:p>
      <text:list text:style-name="LFO3" text:continue-numbering="true">
        <text:list-item>
          <text:p text:style-name="P376">Сигнатура: void showListOfNotVisitedVerAndHeur()</text:p>
        </text:list-item>
      </text:list>
      <text:p text:style-name="P377">Назначение: выводит список непосещенных вершин и ее характеристик.</text:p>
      <text:p text:style-name="P378">Описание аргументов: -</text:p>
      <text:p text:style-name="P379">Возвращаемое значение: -</text:p>
      <text:list text:style-name="LFO3" text:continue-numbering="true">
        <text:list-item>
          <text:p text:style-name="P380"><text:span text:style-name="T381">Сигнатура:<text:s/></text:span><text:span text:style-name="T382">void</text:span><text:span text:style-name="T383"><text:s/></text:span><text:span text:style-name="T384">showListOfEdge</text:span><text:span text:style-name="T385">()<text:s/></text:span></text:p>
        </text:list-item>
      </text:list>
      <text:p text:style-name="P386">Назначение: выводит отсортированный список ребер.</text:p>
      <text:p text:style-name="P387">Описание аргументов: -</text:p>
      <text:p text:style-name="P388">Возвращаемое значение: -</text:p>
      <text:list text:style-name="LFO3" text:continue-numbering="true">
        <text:list-item>
          <text:p text:style-name="P389"><text:span text:style-name="T390">Сигнатура</text:span><text:span text:style-name="T391">: Point* findVer(Vertical vertical)</text:span></text:p>
        </text:list-item>
      </text:list>
      <text:p text:style-name="P392">Назначение: возвращает экземпляр структуры вершины по названию вершины.</text:p>
      <text:p text:style-name="Textbody"><text:span text:style-name="T393">Описание аргументов:<text:s/></text:span><text:span text:style-name="T394">vertical</text:span><text:span text:style-name="T395"><text:s/>:<text:s/></text:span><text:span text:style-name="T396">Vertical</text:span><text:span text:style-name="T397"><text:s/>– название вершины</text:span></text:p>
      <text:p text:style-name="Textbody"><text:span text:style-name="T398">Возвращаемое значение:<text:s/></text:span><text:span text:style-name="T399">Poin</text:span><text:span text:style-name="T400">t</text:span><text:span text:style-name="T401">*</text:span><text:span text:style-name="T402"><text:s/>- экземпляр стуктуры вершины.</text:span></text:p>
      <text:list text:style-name="LFO3" text:continue-numbering="true">
        <text:list-item>
          <text:p text:style-name="P403"><text:span text:style-name="T404">Сигнатура</text:span><text:span text:style-name="T405">: void defineWeightAndHeur(Point* currentPoint)</text:span></text:p>
        </text:list-item>
      </text:list>
      <text:p text:style-name="P406">Назначение: определяет эвристическую оценку и вес от начальной вершины до текущей для смежных вершин. В моем варианте определяется только вес.</text:p>
      <text:p text:style-name="Textbody"><text:span text:style-name="T407">Описание аргументов:<text:s/></text:span><text:span text:style-name="T408">currentPoint</text:span><text:span text:style-name="T409"><text:s/>:<text:s/></text:span><text:span text:style-name="T410">Point</text:span><text:span text:style-name="T411">* – текущая рассматриваемая вершина.</text:span></text:p>
      <text:p text:style-name="P412">Возвращаемое значение: -</text:p>
      <text:list text:style-name="LFO3" text:continue-numbering="true">
        <text:list-item>
          <text:p text:style-name="P413"><text:span text:style-name="T414"><text:s/>Сигнатура</text:span><text:span text:style-name="T415">: Point* findNextVertical()</text:span></text:p>
        </text:list-item>
      </text:list>
      <text:p text:style-name="P416">Назначение: ищет следующую вершину с наименьшими характеристиками</text:p>
      <text:p text:style-name="Textbody"><text:span text:style-name="T417">Описание аргументов: -</text:span></text:p>
      <text:p text:style-name="Textbody"><text:span text:style-name="T418">Возвращаемое значение:<text:s/></text:span><text:span text:style-name="T419">Point</text:span><text:span text:style-name="T420">* - экземляр структ</text:span><text:span text:style-name="T421">уры следующей рассматриваемой вершины.</text:span></text:p>
      <text:list text:style-name="LFO3" text:continue-numbering="true">
        <text:list-item>
          <text:p text:style-name="P422"><text:span text:style-name="T423"><text:s/>Сигнатура</text:span><text:span text:style-name="T424">: Point* defineNextCurrentVer(Point* min)</text:span></text:p>
        </text:list-item>
      </text:list>
      <text:p text:style-name="Textbody"><text:span text:style-name="T425">Назначение: определяет следующую рассматриваемую вершину.</text:span></text:p>
      <text:p text:style-name="Textbody"><text:span text:style-name="T426">Описание аргументов:<text:s/></text:span><text:span text:style-name="T427">min</text:span><text:span text:style-name="T428"><text:s/>:<text:s/></text:span><text:span text:style-name="T429">Point</text:span><text:span text:style-name="T430">* – следующая рассматриваемая вершина.</text:span></text:p>
      <text:p text:style-name="Textbody"><text:span text:style-name="T431">Возвращаемое значение:<text:s/></text:span><text:span text:style-name="T432">Point</text:span><text:span text:style-name="T433">*</text:span><text:span text:style-name="T434">-</text:span><text:span text:style-name="T435">экземпляр структуры следующей рассматриваемой вершины.</text:span></text:p>
      <text:list text:style-name="LFO3" text:continue-numbering="true">
        <text:list-item>
          <text:p text:style-name="P436"><text:span text:style-name="T437"><text:s/>Сигнатура</text:span><text:span text:style-name="T438">: void doAlgoritmA()</text:span></text:p>
        </text:list-item>
      </text:list>
      <text:p text:style-name="P439">Назначение: выполняет построение кратчайшего пути с помощью метода А*.</text:p>
      <text:p text:style-name="P440">Возвращаемое значение: -</text:p>
      <text:p text:style-name="P441"/>
      <text:p text:style-name="P442">Тестирование</text:p>
      <text:p text:style-name="Textbody"><text:span text:style-name="T443">Тестирование жадного алгоритма.</text:span></text:p>
      <table:table table:style-name="Table444">
        <table:table-columns>
          <table:table-column table:style-name="TableColumn445"/>
          <table:table-column table:style-name="TableColumn446"/>
          <table:table-column table:style-name="TableColumn447"/>
        </table:table-columns>
        <table:table-row table:style-name="TableRow448">
          <table:table-cell table:style-name="TableCell449">
            <text:p text:style-name="P450">Нумерация</text:p>
          </table:table-cell>
          <table:table-cell table:style-name="TableCell451">
            <text:p text:style-name="P452">Входные данные</text:p>
          </table:table-cell>
          <table:table-cell table:style-name="TableCell453">
            <text:p text:style-name="P454">Выходные данные</text:p>
          </table:table-cell>
        </table:table-row>
        <table:table-row table:style-name="TableRow455">
          <table:table-cell table:style-name="TableCell456">
            <text:p text:style-name="P457">1</text:p>
          </table:table-cell>
          <table:table-cell table:style-name="TableCell458">
            <text:p text:style-name="P459">g j</text:p>
            <text:p text:style-name="P460">a b 1</text:p>
            <text:p text:style-name="P461">a f 3</text:p>
            <text:p text:style-name="P462">b c 5</text:p>
            <text:p text:style-name="P463">b g 3</text:p>
            <text:p text:style-name="P464">f g 4</text:p>
            <text:p text:style-name="P465">c d 6</text:p>
            <text:p text:style-name="P466">d m 1</text:p>
            <text:p text:style-name="P467">g e 4</text:p>
            <text:p text:style-name="P468">e h 1</text:p>
            <text:p text:style-name="P469">e n 1</text:p>
            <text:p text:style-name="P470">n m 2</text:p>
            <text:p text:style-name="P471">g i 5</text:p>
            <text:p text:style-name="P472">i j 6</text:p>
            <text:p text:style-name="P473">i k 1</text:p>
            <text:p text:style-name="P474">j l 5</text:p>
            <text:p text:style-name="P475">m j 3</text:p>
          </table:table-cell>
          <table:table-cell table:style-name="TableCell476">
            <text:p text:style-name="P477">Хотите считать данные из файла или ввести самостоятельно?(1/2)</text:p>
            <text:p text:style-name="P478">1</text:p>
            <text:p text:style-name="P479">Отсортированный список ребер</text:p>
            <text:p text:style-name="P480">a b 1</text:p>
            <text:p text:style-name="P481">a f 3</text:p>
            <text:p text:style-name="P482">b g 3</text:p>
            <text:p text:style-name="P483">b c 5</text:p>
            <text:p text:style-name="P484">c d 6</text:p>
            <text:p text:style-name="P485">d m 1</text:p>
            <text:p text:style-name="P486">e h 1</text:p>
            <text:p text:style-name="P487">e n<text:s/>1</text:p>
            <text:p text:style-name="P488">f g 4</text:p>
            <text:p text:style-name="P489">g e 4</text:p>
            <text:p text:style-name="P490">g i 5</text:p>
            <text:p text:style-name="P491">i k 1</text:p>
            <text:p text:style-name="P492">i j 6</text:p>
            <text:p text:style-name="P493">j l 5</text:p>
            <text:p text:style-name="P494">m j 3</text:p>
            <text:p text:style-name="P495">n m 2</text:p>
            <text:p text:style-name="P496">Рассматриваемая вершина g</text:p>
            <text:p text:style-name="P497">Следующая вершина, выбранная по минимальному весу ребра e</text:p>
            <text:p text:style-name="P498">Рассматриваемая вершина e</text:p>
            <text:p text:style-name="P499">Следующая вершина, выбранная по минимальному весу ребра h</text:p>
            <text:p text:style-name="P500">Рассматриваемая вершина h</text:p>
            <text:p text:style-name="P501">Следующая<text:s/>вершина не найдена, переходим к предыдущей e</text:p>
            <text:p text:style-name="P502">Рассматриваемая вершина e</text:p>
            <text:p text:style-name="P503">Следующая вершина, выбранная по минимальному весу ребра n</text:p>
            <text:p text:style-name="P504">Рассматриваемая вершина n</text:p>
            <text:p text:style-name="P505">Следующая вершина, выбранная по минимальному весу ребра m</text:p>
            <text:p text:style-name="P506">Рассматриваемая вершина m</text:p>
            <text:p text:style-name="P507">Следующая<text:s/>вершина, выбранная по минимальному весу ребра j</text:p>
            <text:p text:style-name="P508">Результат работы алгоритма:</text:p>
            <text:p text:style-name="P509">genmj</text:p>
            <text:p text:style-name="P510">Хотите продолжить?(y/n)</text:p>
            <text:p text:style-name="P511">n</text:p>
          </table:table-cell>
        </table:table-row>
        <table:table-row table:style-name="TableRow512">
          <table:table-cell table:style-name="TableCell513">
            <text:p text:style-name="P514">2</text:p>
          </table:table-cell>
          <table:table-cell table:style-name="TableCell515">
            <text:p text:style-name="P516">a e</text:p>
            <text:p text:style-name="P517">a b 3.0</text:p>
            <text:p text:style-name="P518">b c 1.0</text:p>
            <text:p text:style-name="P519">c d 1.0</text:p>
            <text:p text:style-name="P520">a d 5.0</text:p>
            <text:p text:style-name="P521">d e 1.0</text:p>
          </table:table-cell>
          <table:table-cell table:style-name="TableCell522">
            <text:p text:style-name="P523">Результат работы алгоритма:</text:p>
            <text:p text:style-name="P524">abcde</text:p>
          </table:table-cell>
        </table:table-row>
        <table:table-row table:style-name="TableRow525">
          <table:table-cell table:style-name="TableCell526">
            <text:p text:style-name="P527">3</text:p>
          </table:table-cell>
          <table:table-cell table:style-name="TableCell528">
            <text:p text:style-name="P529">a b</text:p>
            <text:p text:style-name="P530">a b 1.0</text:p>
            <text:p text:style-name="P531">a c 1.0 <text:s text:c="3"/></text:p>
          </table:table-cell>
          <table:table-cell table:style-name="TableCell532">
            <text:p text:style-name="P533">Результат работы алгоритма:</text:p>
            <text:p text:style-name="TableContents"><text:span text:style-name="T534">ab</text:span></text:p>
          </table:table-cell>
        </table:table-row>
        <table:table-row table:style-name="TableRow535">
          <table:table-cell table:style-name="TableCell536">
            <text:p text:style-name="P537">4</text:p>
          </table:table-cell>
          <table:table-cell table:style-name="TableCell538">
            <text:p text:style-name="P539">a j</text:p>
            <text:p text:style-name="P540">a<text:s/>b 1</text:p>
            <text:p text:style-name="P541">b c 1</text:p>
            <text:p text:style-name="P542">c d 1</text:p>
            <text:p text:style-name="P543">d e 1</text:p>
            <text:p text:style-name="P544">e j 1</text:p>
            <text:p text:style-name="P545">a f 1</text:p>
            <text:p text:style-name="P546">f g 1</text:p>
            <text:p text:style-name="P547">g h 1</text:p>
            <text:p text:style-name="P548">h i 1</text:p>
            <text:p text:style-name="TableContents"><text:span text:style-name="T549">i</text:span><text:span text:style-name="T550"><text:s/></text:span><text:span text:style-name="T551">j</text:span><text:span text:style-name="T552"><text:s/>1</text:span></text:p>
          </table:table-cell>
          <table:table-cell table:style-name="TableCell553">
            <text:p text:style-name="P554">Результат работы алгоритма:</text:p>
            <text:p text:style-name="TableContents"><text:span text:style-name="T555">abcdej</text:span></text:p>
          </table:table-cell>
        </table:table-row>
      </table:table>
      <text:p text:style-name="P556"/>
      <text:p text:style-name="P557">Тестирование алгоритма А*.</text:p>
      <table:table table:style-name="Table558">
        <table:table-columns>
          <table:table-column table:style-name="TableColumn559"/>
          <table:table-column table:style-name="TableColumn560"/>
          <table:table-column table:style-name="TableColumn561"/>
        </table:table-columns>
        <table:table-row table:style-name="TableRow562">
          <table:table-cell table:style-name="TableCell563">
            <text:p text:style-name="P564">Нумерация</text:p>
          </table:table-cell>
          <table:table-cell table:style-name="TableCell565">
            <text:p text:style-name="P566">Входные данные</text:p>
          </table:table-cell>
          <table:table-cell table:style-name="TableCell567">
            <text:p text:style-name="P568">Выходные данные</text:p>
          </table:table-cell>
        </table:table-row>
        <table:table-row table:style-name="TableRow569">
          <table:table-cell table:style-name="TableCell570">
            <text:p text:style-name="P571">1</text:p>
          </table:table-cell>
          <table:table-cell table:style-name="TableCell572">
            <text:p text:style-name="P573">g j</text:p>
            <text:p text:style-name="P574">a b 1</text:p>
            <text:p text:style-name="P575">a f 3</text:p>
            <text:p text:style-name="P576">b c 5</text:p>
            <text:p text:style-name="P577">b g 3</text:p>
            <text:p text:style-name="P578">f g 4</text:p>
            <text:p text:style-name="P579">c d 6</text:p>
            <text:p text:style-name="P580">d m 1</text:p>
            <text:p text:style-name="P581">g e 4</text:p>
            <text:p text:style-name="P582">e h 1</text:p>
            <text:p text:style-name="P583">e n 1</text:p>
            <text:p text:style-name="P584">n m 2</text:p>
            <text:p text:style-name="P585">g i 5</text:p>
            <text:p text:style-name="P586">i j 6</text:p>
            <text:p text:style-name="P587">i k 1</text:p>
            <text:p text:style-name="P588">j<text:s/>l 5</text:p>
            <text:p text:style-name="P589">m j 3</text:p>
            <text:p text:style-name="P590">1</text:p>
            <text:p text:style-name="P591">2</text:p>
            <text:p text:style-name="P592">3</text:p>
            <text:p text:style-name="P593">4</text:p>
            <text:p text:style-name="P594">5</text:p>
            <text:p text:style-name="P595">6</text:p>
            <text:p text:style-name="P596">7</text:p>
            <text:p text:style-name="P597">8</text:p>
            <text:p text:style-name="P598">9</text:p>
            <text:p text:style-name="P599">10</text:p>
            <text:p text:style-name="P600">11</text:p>
            <text:p text:style-name="P601">12</text:p>
            <text:p text:style-name="P602">13</text:p>
            <text:p text:style-name="P603">14</text:p>
          </table:table-cell>
          <table:table-cell table:style-name="TableCell604">
            <text:p text:style-name="P605">Хотите считать данные из файла или ввести самостоятельно?(1/2)</text:p>
            <text:p text:style-name="P606">1</text:p>
            <text:p text:style-name="TableContents"><text:span text:style-name="T607">Рассматриваемая вершина<text:s/></text:span><text:span text:style-name="T608">g</text:span></text:p>
            <text:p text:style-name="P609">Считаем вес для смежных вершин</text:p>
            <text:p text:style-name="P610">Список непосещенных вершин:</text:p>
            <text:p text:style-name="P611">вершина эвриситическая оценка вес</text:p>
            <text:p text:style-name="P612">a 1 0</text:p>
            <text:p text:style-name="P613">b 2 0</text:p>
            <text:p text:style-name="P614">f 3 0</text:p>
            <text:p text:style-name="P615">c 4 0</text:p>
            <text:p text:style-name="P616">d 6 0</text:p>
            <text:p text:style-name="P617">m 7 0</text:p>
            <text:p text:style-name="P618">e 8 4</text:p>
            <text:p text:style-name="P619">h 9 0</text:p>
            <text:p text:style-name="P620">n 10 0</text:p>
            <text:p text:style-name="P621">i 11 5</text:p>
            <text:p text:style-name="TableContents"><text:span text:style-name="T622">j</text:span><text:span text:style-name="T623"><text:s/>12 0</text:span></text:p>
            <text:p text:style-name="TableContents"><text:span text:style-name="T624">k</text:span><text:span text:style-name="T625"><text:s/>13 0</text:span></text:p>
            <text:p text:style-name="TableContents"><text:span text:style-name="T626">l</text:span><text:span text:style-name="T627"><text:s/>14 0</text:span></text:p>
            <text:p text:style-name="P628">Конец списка.</text:p>
            <text:p text:style-name="P629">Выбранная часть пути:</text:p>
            <text:p text:style-name="TableContents"><text:span text:style-name="T630">g</text:span><text:span text:style-name="T631"><text:s/></text:span><text:span text:style-name="T632">e</text:span></text:p>
            <text:p text:style-name="TableContents"><text:span text:style-name="T633">Рассматриваемая вершина<text:s/></text:span><text:span text:style-name="T634">e</text:span></text:p>
            <text:p text:style-name="P635">Считаем вес для смежных вершин</text:p>
            <text:p text:style-name="P636">Список непосещенных вершин:</text:p>
            <text:p text:style-name="P637">вершина эвриситическая оценка вес</text:p>
            <text:p text:style-name="TableContents"><text:span text:style-name="T638">a</text:span><text:span text:style-name="T639"><text:s/>1 0</text:span></text:p>
            <text:p text:style-name="P640">b 2 0</text:p>
            <text:p text:style-name="P641">f 3 0</text:p>
            <text:p text:style-name="P642">c 4 0</text:p>
            <text:p text:style-name="P643">d 6 0</text:p>
            <text:p text:style-name="P644">m 7 0</text:p>
            <text:p text:style-name="P645">h 9 5</text:p>
            <text:p text:style-name="P646">n<text:s/>10 5</text:p>
            <text:p text:style-name="P647">i 11 5</text:p>
            <text:p text:style-name="P648">j 12 0</text:p>
            <text:p text:style-name="P649">k 13 0</text:p>
            <text:p text:style-name="TableContents"><text:span text:style-name="T650">l</text:span><text:span text:style-name="T651"><text:s/>14 0</text:span></text:p>
            <text:p text:style-name="P652">Конец списка.</text:p>
            <text:p text:style-name="P653">Выбранная часть пути:</text:p>
            <text:p text:style-name="TableContents"><text:span text:style-name="T654">e</text:span><text:span text:style-name="T655"><text:s/></text:span><text:span text:style-name="T656">h</text:span></text:p>
            <text:p text:style-name="TableContents"><text:span text:style-name="T657">Рассматриваемая вершина<text:s/></text:span><text:span text:style-name="T658">h</text:span></text:p>
            <text:p text:style-name="P659">Считаем вес для смежных вершин</text:p>
            <text:p text:style-name="P660">Список непосещенных вершин:</text:p>
            <text:p text:style-name="P661">вершина эвриситическая оценка вес</text:p>
            <text:p text:style-name="P662">a 1 0</text:p>
            <text:p text:style-name="P663">b 2 0</text:p>
            <text:p text:style-name="P664">f 3 0</text:p>
            <text:p text:style-name="P665">c 4 0</text:p>
            <text:p text:style-name="P666">d 6 0</text:p>
            <text:p text:style-name="P667">m 7 0</text:p>
            <text:p text:style-name="P668">n 10 5</text:p>
            <text:p text:style-name="P669">i 11 5</text:p>
            <text:p text:style-name="P670">j 12 0</text:p>
            <text:p text:style-name="P671">k 13 0</text:p>
            <text:p text:style-name="TableContents"><text:span text:style-name="T672">l</text:span><text:span text:style-name="T673"><text:s/>14 0</text:span></text:p>
            <text:p text:style-name="P674">Конец списка.</text:p>
            <text:p text:style-name="P675">Выбранная часть пути:</text:p>
            <text:p text:style-name="TableContents"><text:span text:style-name="T676">e</text:span><text:span text:style-name="T677"><text:s/></text:span><text:span text:style-name="T678">n</text:span></text:p>
            <text:p text:style-name="TableContents"><text:span text:style-name="T679">Рассматриваемая вершина<text:s/></text:span><text:span text:style-name="T680">n</text:span></text:p>
            <text:p text:style-name="P681">Считаем вес для смежных вершин</text:p>
            <text:p text:style-name="P682">Список непосещенных вершин:</text:p>
            <text:p text:style-name="P683">вершина эвриситическая оценка вес</text:p>
            <text:p text:style-name="P684">a 1 0</text:p>
            <text:p text:style-name="P685">b 2 0</text:p>
            <text:p text:style-name="P686">f 3 0</text:p>
            <text:p text:style-name="P687">c 4 0</text:p>
            <text:p text:style-name="P688">d 6 0</text:p>
            <text:p text:style-name="P689">m 7 7</text:p>
            <text:p text:style-name="P690">i 11 5</text:p>
            <text:p text:style-name="P691">j 12 0</text:p>
            <text:p text:style-name="P692">k 13 0</text:p>
            <text:p text:style-name="P693">l 14 0</text:p>
            <text:p text:style-name="P694">Конец списка.</text:p>
            <text:p text:style-name="P695">Выбранная<text:s/>часть пути:</text:p>
            <text:p text:style-name="TableContents"><text:span text:style-name="T696">n</text:span><text:span text:style-name="T697"><text:s/></text:span><text:span text:style-name="T698">m</text:span></text:p>
            <text:p text:style-name="TableContents"><text:span text:style-name="T699">Рассматриваемая вершина<text:s/></text:span><text:span text:style-name="T700">m</text:span></text:p>
            <text:p text:style-name="P701">Считаем вес для смежных вершин</text:p>
            <text:p text:style-name="P702">Список непосещенных вершин:</text:p>
            <text:p text:style-name="P703">вершина эвриситическая оценка вес</text:p>
            <text:p text:style-name="TableContents"><text:span text:style-name="T704">a</text:span><text:span text:style-name="T705"><text:s/>1 0</text:span></text:p>
            <text:p text:style-name="TableContents"><text:span text:style-name="T706">b</text:span><text:span text:style-name="T707"><text:s/>2 0</text:span></text:p>
            <text:p text:style-name="TableContents"><text:span text:style-name="T708">f</text:span><text:span text:style-name="T709"><text:s/>3 0</text:span></text:p>
            <text:p text:style-name="TableContents"><text:span text:style-name="T710">c</text:span><text:span text:style-name="T711"><text:s/>4 0</text:span></text:p>
            <text:p text:style-name="TableContents"><text:span text:style-name="T712">d</text:span><text:span text:style-name="T713"><text:s/>6 0</text:span></text:p>
            <text:p text:style-name="TableContents"><text:span text:style-name="T714">i</text:span><text:span text:style-name="T715"><text:s/>11 5</text:span></text:p>
            <text:p text:style-name="TableContents"><text:span text:style-name="T716">j</text:span><text:span text:style-name="T717"><text:s/>12 10</text:span></text:p>
            <text:p text:style-name="TableContents"><text:span text:style-name="T718">k</text:span><text:span text:style-name="T719"><text:s/>13 0</text:span></text:p>
            <text:p text:style-name="TableContents"><text:span text:style-name="T720">l</text:span><text:span text:style-name="T721"><text:s/>14 0</text:span></text:p>
            <text:p text:style-name="P722">Конец списка.</text:p>
            <text:p text:style-name="P723">Выбранная часть пути:</text:p>
            <text:p text:style-name="TableContents"><text:span text:style-name="T724">g</text:span><text:span text:style-name="T725"><text:s/></text:span><text:span text:style-name="T726">i</text:span></text:p>
            <text:p text:style-name="TableContents"><text:span text:style-name="T727">Рассматриваемая<text:s/></text:span><text:span text:style-name="T728">вершина<text:s/></text:span><text:span text:style-name="T729">i</text:span></text:p>
            <text:p text:style-name="P730">Считаем вес для смежных вершин</text:p>
            <text:p text:style-name="P731">Список непосещенных вершин:</text:p>
            <text:p text:style-name="P732">вершина эвриситическая оценка вес</text:p>
            <text:p text:style-name="TableContents"><text:span text:style-name="T733">a</text:span><text:span text:style-name="T734"><text:s/>1 0</text:span></text:p>
            <text:p text:style-name="TableContents"><text:span text:style-name="T735">b</text:span><text:span text:style-name="T736"><text:s/>2 0</text:span></text:p>
            <text:p text:style-name="TableContents"><text:span text:style-name="T737">f</text:span><text:span text:style-name="T738"><text:s/>3 0</text:span></text:p>
            <text:p text:style-name="TableContents"><text:span text:style-name="T739">c</text:span><text:span text:style-name="T740"><text:s/>4 0</text:span></text:p>
            <text:p text:style-name="TableContents"><text:span text:style-name="T741">d</text:span><text:span text:style-name="T742"><text:s/>6 0</text:span></text:p>
            <text:p text:style-name="TableContents"><text:span text:style-name="T743">j</text:span><text:span text:style-name="T744"><text:s/>12 10</text:span></text:p>
            <text:p text:style-name="TableContents"><text:span text:style-name="T745">k</text:span><text:span text:style-name="T746"><text:s/>13 6</text:span></text:p>
            <text:p text:style-name="TableContents"><text:span text:style-name="T747">l</text:span><text:span text:style-name="T748"><text:s/>14 0</text:span></text:p>
            <text:p text:style-name="P749">Конец списка.</text:p>
            <text:p text:style-name="P750">Выбранная часть пути:</text:p>
            <text:p text:style-name="TableContents"><text:span text:style-name="T751">i</text:span><text:span text:style-name="T752"><text:s/></text:span><text:span text:style-name="T753">k</text:span></text:p>
            <text:p text:style-name="TableContents"><text:span text:style-name="T754">Рассматриваемая вершина<text:s/></text:span><text:span text:style-name="T755">k</text:span></text:p>
            <text:p text:style-name="P756">Считаем вес для смежных вершин</text:p>
            <text:p text:style-name="P757">Список непосещенных вершин:</text:p>
            <text:p text:style-name="P758">вершина эвриситическая оценка вес</text:p>
            <text:p text:style-name="TableContents"><text:span text:style-name="T759">a</text:span><text:span text:style-name="T760"><text:s/>1 0</text:span></text:p>
            <text:p text:style-name="TableContents"><text:span text:style-name="T761">b</text:span><text:span text:style-name="T762"><text:s/>2 0</text:span></text:p>
            <text:p text:style-name="TableContents"><text:span text:style-name="T763">f</text:span><text:span text:style-name="T764"><text:s/>3 0</text:span></text:p>
            <text:p text:style-name="TableContents"><text:span text:style-name="T765">c</text:span><text:span text:style-name="T766"><text:s/>4 0</text:span></text:p>
            <text:p text:style-name="TableContents"><text:span text:style-name="T767">d</text:span><text:span text:style-name="T768"><text:s/>6 0</text:span></text:p>
            <text:p text:style-name="TableContents"><text:span text:style-name="T769">j</text:span><text:span text:style-name="T770"><text:s/>12 10</text:span></text:p>
            <text:p text:style-name="TableContents"><text:span text:style-name="T771">l</text:span><text:span text:style-name="T772"><text:s/>14 0</text:span></text:p>
            <text:p text:style-name="P773">Конец списка.</text:p>
            <text:p text:style-name="P774">Выбранная часть пути:</text:p>
            <text:p text:style-name="TableContents"><text:span text:style-name="T775">m</text:span><text:span text:style-name="T776"><text:s/></text:span><text:span text:style-name="T777">j</text:span></text:p>
            <text:p text:style-name="P778">Результат работы алгоритма:</text:p>
            <text:p text:style-name="TableContents"><text:span text:style-name="T779">genmj</text:span></text:p>
            <text:p text:style-name="TableContents"><text:span text:style-name="T780">Хотите продолжить?(</text:span><text:span text:style-name="T781">y</text:span><text:span text:style-name="T782">/</text:span><text:span text:style-name="T783">n</text:span><text:span text:style-name="T784">)</text:span></text:p>
            <text:p text:style-name="P785">n</text:p>
          </table:table-cell>
        </table:table-row>
        <table:table-row table:style-name="TableRow786">
          <table:table-cell table:style-name="TableCell787">
            <text:p text:style-name="P788">2</text:p>
          </table:table-cell>
          <table:table-cell table:style-name="TableCell789">
            <text:p text:style-name="P790">a e</text:p>
            <text:p text:style-name="P791">a b 3.0</text:p>
            <text:p text:style-name="P792">b c 1.0</text:p>
            <text:p text:style-name="P793">c d 1.0</text:p>
            <text:p text:style-name="P794">a d 5.0</text:p>
            <text:p text:style-name="P795">d e 1.0</text:p>
            <text:p text:style-name="P796">5</text:p>
            <text:p text:style-name="P797">4</text:p>
            <text:p text:style-name="P798">3</text:p>
            <text:p text:style-name="P799">2</text:p>
            <text:p text:style-name="P800">1</text:p>
          </table:table-cell>
          <table:table-cell table:style-name="TableCell801">
            <text:p text:style-name="P802">Результат работы алгоритма:</text:p>
            <text:p text:style-name="TableContents"><text:span text:style-name="T803">ade</text:span></text:p>
          </table:table-cell>
        </table:table-row>
        <table:table-row table:style-name="TableRow804">
          <table:table-cell table:style-name="TableCell805">
            <text:p text:style-name="P806">3</text:p>
          </table:table-cell>
          <table:table-cell table:style-name="TableCell807">
            <text:p text:style-name="P808">a e</text:p>
            <text:p text:style-name="P809">a b 3.0</text:p>
            <text:p text:style-name="P810">b c 1.0</text:p>
            <text:p text:style-name="P811">c d 1.0</text:p>
            <text:p text:style-name="P812">a d 5.0</text:p>
            <text:p text:style-name="P813">d e 1.0</text:p>
            <text:p text:style-name="P814">1</text:p>
            <text:p text:style-name="P815">2</text:p>
            <text:p text:style-name="P816">3</text:p>
            <text:p text:style-name="P817">4</text:p>
            <text:p text:style-name="P818">5</text:p>
          </table:table-cell>
          <table:table-cell table:style-name="TableCell819">
            <text:p text:style-name="P820">Результат работы алгоритма:</text:p>
            <text:p text:style-name="TableContents"><text:span text:style-name="T821">abcde</text:span></text:p>
          </table:table-cell>
        </table:table-row>
        <table:table-row table:style-name="TableRow822">
          <table:table-cell table:style-name="TableCell823">
            <text:p text:style-name="P824">4</text:p>
          </table:table-cell>
          <table:table-cell table:style-name="TableCell825">
            <text:p text:style-name="P826">a j</text:p>
            <text:p text:style-name="P827">a b 1</text:p>
            <text:p text:style-name="P828">b c 1</text:p>
            <text:p text:style-name="P829">c d 1</text:p>
            <text:p text:style-name="P830">d e 1</text:p>
            <text:p text:style-name="P831">e j 1</text:p>
            <text:p text:style-name="P832">a f 1</text:p>
            <text:p text:style-name="P833">f g 1</text:p>
            <text:p text:style-name="P834">g h 1</text:p>
            <text:p text:style-name="P835">h i 1</text:p>
            <text:p text:style-name="TableContents"><text:span text:style-name="T836">i</text:span><text:span text:style-name="T837"><text:s/></text:span><text:span text:style-name="T838">j</text:span><text:span text:style-name="T839"><text:s/>1</text:span></text:p>
            <text:p text:style-name="P840">7</text:p>
            <text:p text:style-name="P841">4</text:p>
            <text:p text:style-name="P842">7</text:p>
            <text:p text:style-name="P843">2</text:p>
            <text:p text:style-name="P844">5</text:p>
            <text:p text:style-name="P845">7</text:p>
            <text:p text:style-name="P846">2</text:p>
            <text:p text:style-name="P847">7</text:p>
            <text:p text:style-name="P848">9</text:p>
            <text:p text:style-name="P849">2</text:p>
          </table:table-cell>
          <table:table-cell table:style-name="TableCell850">
            <text:p text:style-name="P851">Результат работы алгоритма:</text:p>
            <text:p text:style-name="TableContents"><text:span text:style-name="T852">abcdej</text:span></text:p>
          </table:table-cell>
        </table:table-row>
      </table:table>
      <text:p text:style-name="P853"/>
      <text:h text:style-name="P854" text:outline-level="2">Выводы.</text:h>
      <text:p text:style-name="P855">Были изучены жадный алгоритм и алгоритм А*. Реализована программа для поиска пути в ориентированном графе.</text:p>
      <text:p text:style-name="P856"/>
      <text:p text:style-name="P857">ПРИЛОЖЕНИЕ А</text:p>
      <text:p text:style-name="P858">ИСХОДНЫЙ КОД ПРОГРАММЫ</text:p>
      <text:p text:style-name="P859"><text:span text:style-name="T860">Название файла:<text:s/></text:span><text:span text:style-name="T861">lab</text:span><text:span text:style-name="T862">2_1.</text:span><text:span text:style-name="T863">cpp</text:span></text:p>
      <text:p text:style-name="СтандартныйHTML"><text:span text:style-name="T864">#include<text:s/></text:span><text:span text:style-name="T865">&lt;iostream&gt;</text:span><text:span text:style-name="T866"><text:line-break/></text:span><text:span text:style-name="T867">#include<text:s/></text:span><text:span text:style-name="T868">&lt;list&gt;</text:span><text:span text:style-name="T869"><text:line-break/></text:span><text:span text:style-name="T870">#include<text:s/></text:span><text:span text:style-name="T871">&lt;fstream&gt;</text:span><text:span text:style-name="T872"><text:line-break/></text:span><text:span text:style-name="T873"><text:line-break/></text:span><text:span text:style-name="T874">#define<text:s/></text:span><text:span text:style-name="T875">Vertical<text:s/></text:span><text:span text:style-name="T876">char</text:span><text:span text:style-name="T877"><text:line-break/></text:span><text:span text:style-name="T878">#define<text:s/></text:span><text:span text:style-name="T879">Weight<text:s/></text:span><text:span text:style-name="T880">float</text:span><text:span text:style-name="T881"><text:line-break/></text:span><text:span text:style-name="T882"><text:line-break/></text:span><text:span text:style-name="T883">struct<text:s/></text:span><text:span text:style-name="T884">Point<text:s/></text:span><text:span text:style-name="T885">{</text:span><text:span text:style-name="T886">//структура для вершины графа</text:span><text:span text:style-name="T887"><text:line-break/></text:span><text:span text:style-name="T888"><text:s text:c="4"/></text:span><text:span text:style-name="T889">Vertical<text:s/></text:span><text:span text:style-name="T890">ver</text:span><text:span text:style-name="T891">;<text:s/></text:span><text:span text:style-name="T892">//название вершины</text:span><text:span text:style-name="T893"><text:line-break/></text:span><text:span text:style-name="T894"><text:s text:c="4"/></text:span><text:span text:style-name="T895">bool<text:s/></text:span><text:span text:style-name="T896">isVisited</text:span><text:span text:style-name="T897">;</text:span><text:span text:style-name="T898">//посещена ли вершина или нет</text:span><text:span text:style-name="T899"><text:line-break/></text:span><text:span text:style-name="T900"><text:line-break/></text:span><text:span text:style-name="T901"><text:s text:c="4"/></text:span><text:span text:style-name="T902">Point</text:span><text:span text:style-name="T903">() =<text:s/></text:span><text:span text:style-name="T904">default;</text:span><text:span text:style-name="T905"><text:line-break/></text:span><text:span text:style-name="T906"><text:s text:c="4"/></text:span><text:span text:style-name="T907">Point</text:span><text:span text:style-name="T908">(</text:span><text:span text:style-name="T909">Vertical<text:s/></text:span><text:span text:style-name="T910">ver</text:span><text:span text:style-name="T911">, bool<text:s/></text:span><text:span text:style-name="T912">isVisited) {</text:span><text:span text:style-name="T913"><text:line-break/></text:span><text:span text:style-name="T914"><text:s text:c="8"/></text:span><text:span text:style-name="T915">this</text:span><text:span text:style-name="T916">-&gt;</text:span><text:span text:style-name="T917">ver<text:s/></text:span><text:span text:style-name="T918">= ver</text:span><text:span text:style-name="T919">;</text:span><text:span text:style-name="T920"><text:line-break/></text:span><text:span text:style-name="T921"><text:s text:c="8"/>this</text:span><text:span text:style-name="T922">-&gt;</text:span><text:span text:style-name="T923">isVisited<text:s/></text:span><text:span text:style-name="T924">= isVisited</text:span><text:span text:style-name="T925">;</text:span><text:span text:style-name="T926"><text:line-break/></text:span><text:span text:style-name="T927"><text:s text:c="4"/></text:span><text:span text:style-name="T928">}</text:span><text:span text:style-name="T929"><text:line-break/></text:span><text:span text:style-name="T930">}</text:span><text:span text:style-name="T931">;</text:span><text:span text:style-name="T932"><text:line-break/></text:span><text:span text:style-name="T933">struct<text:s/></text:span><text:span text:style-name="T934">Edge<text:s/></text:span><text:span text:style-name="T935">{</text:span><text:span text:style-name="T936">//стуктура для ребра графа</text:span><text:span text:style-name="T937"><text:line-break/></text:span><text:span text:style-name="T938"><text:s text:c="4"/></text:span><text:span text:style-name="T939">Point</text:span><text:span text:style-name="T940">*<text:s/></text:span><text:span text:style-name="T941">initVer</text:span><text:span text:style-name="T942">;</text:span><text:span text:style-name="T943">//начальная вершина</text:span><text:span text:style-name="T944"><text:line-break/></text:span><text:span text:style-name="T945"><text:s text:c="4"/></text:span><text:span text:style-name="T946">Point</text:span><text:span text:style-name="T947">*<text:s/></text:span><text:span text:style-name="T948">finVer</text:span><text:span text:style-name="T949">;</text:span><text:span text:style-name="T950">//конечная вершина</text:span><text:span text:style-name="T951"><text:line-break/></text:span><text:span text:style-name="T952"><text:s text:c="4"/></text:span><text:span text:style-name="T953">Weight<text:s/></text:span><text:span text:style-name="T954">weightVer</text:span><text:span text:style-name="T955">;</text:span><text:span text:style-name="T956">//вес ребра</text:span><text:span text:style-name="T957"><text:line-break/></text:span><text:span text:style-name="T958"><text:line-break/></text:span><text:span text:style-name="T959"><text:s text:c="4"/></text:span><text:span text:style-name="T960">Edge</text:span><text:span text:style-name="T961">() =<text:s/></text:span><text:span text:style-name="T962">default;</text:span><text:span text:style-name="T963"><text:line-break/></text:span><text:span text:style-name="T964"><text:s text:c="4"/></text:span><text:span text:style-name="T965">Edge</text:span><text:span text:style-name="T966">(</text:span><text:span text:style-name="T967">Point</text:span><text:span text:style-name="T968">* init</text:span><text:span text:style-name="T969">,<text:s/></text:span><text:span text:style-name="T970">Point</text:span><text:span text:style-name="T971">* fin</text:span><text:span text:style-name="T972">,<text:s/></text:span><text:span text:style-name="T973">Weight<text:s/></text:span><text:span text:style-name="T974">weight) {</text:span><text:span text:style-name="T975"><text:line-break/></text:span><text:span text:style-name="T976"><text:s text:c="8"/></text:span><text:span text:style-name="T977">initVer<text:s/></text:span><text:span text:style-name="T978">= init</text:span><text:span text:style-name="T979">;</text:span><text:span text:style-name="T980"><text:line-break/></text:span><text:span text:style-name="T981"><text:s text:c="8"/></text:span><text:span text:style-name="T982">finVer<text:s/></text:span><text:span text:style-name="T983">= fin</text:span><text:span text:style-name="T984">;</text:span><text:span text:style-name="T985"><text:line-break/></text:span><text:span text:style-name="T986"><text:s text:c="8"/></text:span><text:span text:style-name="T987">weightVer<text:s/></text:span><text:span text:style-name="T988">= weight</text:span><text:span text:style-name="T989">;</text:span><text:span text:style-name="T990"><text:line-break/></text:span><text:span text:style-name="T991"><text:s text:c="4"/></text:span><text:span text:style-name="T992">}</text:span><text:span text:style-name="T993"><text:line-break/></text:span><text:span text:style-name="T994">}</text:span><text:span text:style-name="T995">;</text:span><text:span text:style-name="T996"><text:line-break/></text:span><text:span text:style-name="T997">bool<text:s/></text:span><text:span text:style-name="T998">compForSort<text:s/></text:span><text:span text:style-name="T999">(</text:span><text:span text:style-name="T1000">const<text:s/></text:span><text:span text:style-name="T1001">Edge</text:span><text:span text:style-name="T1002">&amp; first</text:span><text:span text:style-name="T1003">, const<text:s/></text:span><text:span text:style-name="T1004">Edge</text:span><text:span text:style-name="T1005">&amp; second)</text:span><text:span text:style-name="T1006">//функция для сортировки ребер</text:span><text:span text:style-name="T1007"><text:line-break/></text:span><text:span text:style-name="T1008">{</text:span><text:span text:style-name="T1009"><text:line-break/></text:span><text:span text:style-name="T1010"><text:s text:c="4"/></text:span><text:span text:style-name="T1011">if<text:s/></text:span><text:span text:style-name="T1012">(first.</text:span><text:span text:style-name="T1013">initVer</text:span><text:span text:style-name="T1014">-&gt;</text:span><text:span text:style-name="T1015">ver<text:s/></text:span><text:span text:style-name="T1016">&lt; second.</text:span><text:span text:style-name="T1017">initVer</text:span><text:span text:style-name="T1018">-&gt;</text:span><text:span text:style-name="T1019">ver</text:span><text:span text:style-name="T1020">)</text:span><text:span text:style-name="T1021">//по первой вершине</text:span><text:span text:style-name="T1022"><text:line-break/></text:span><text:span text:style-name="T1023"><text:s text:c="8"/></text:span><text:span text:style-name="T1024">return</text:span><text:span text:style-name="T1025"><text:s/>true;</text:span><text:span text:style-name="T1026"><text:line-break/></text:span><text:span text:style-name="T1027"><text:s text:c="4"/>if<text:s/></text:span><text:span text:style-name="T1028">(first.</text:span><text:span text:style-name="T1029">initVer</text:span><text:span text:style-name="T1030">-&gt;</text:span><text:span text:style-name="T1031">ver<text:s/></text:span><text:span text:style-name="T1032">&gt; second.</text:span><text:span text:style-name="T1033">initVer</text:span><text:span text:style-name="T1034">-&gt;</text:span><text:span text:style-name="T1035">ver</text:span><text:span text:style-name="T1036">)</text:span><text:span text:style-name="T1037"><text:line-break/></text:span><text:span text:style-name="T1038"><text:s text:c="8"/></text:span><text:span text:style-name="T1039">return false;</text:span><text:span text:style-name="T1040"><text:line-break/></text:span><text:span text:style-name="T1041"><text:s text:c="4"/>if<text:s/></text:span><text:span text:style-name="T1042">(first.</text:span><text:span text:style-name="T1043">weightVer<text:s/></text:span><text:span text:style-name="T1044">&lt; second.</text:span><text:span text:style-name="T1045">weightVer</text:span><text:span text:style-name="T1046">)</text:span><text:span text:style-name="T1047">//по весу</text:span><text:span text:style-name="T1048"><text:line-break/></text:span><text:span text:style-name="T1049"><text:s text:c="8"/></text:span><text:span text:style-name="T1050">return true;</text:span><text:span text:style-name="T1051"><text:line-break/></text:span><text:span text:style-name="T1052"><text:s text:c="4"/>return false;</text:span><text:span text:style-name="T1053"><text:line-break/></text:span><text:span text:style-name="T1054">}</text:span><text:span text:style-name="T1055"><text:line-break/></text:span><text:span text:style-name="T1056"><text:line-break/></text:span><text:span text:style-name="T1057">class<text:s/></text:span><text:span text:style-name="T1058">PathSearching<text:s/></text:span><text:span text:style-name="T1059">{</text:span><text:span text:style-name="T1060">//класс для поиска пути в графе</text:span><text:span text:style-name="T1061"><text:line-break/></text:span><text:span text:style-name="T1062">private</text:span><text:span text:style-name="T1063">:</text:span><text:span text:style-name="T1064"><text:line-break/></text:span><text:span text:style-name="T1065"><text:s text:c="4"/></text:span><text:span text:style-name="T1066">Vertical<text:s/></text:span><text:span text:style-name="T1067">initDes</text:span><text:span text:style-name="T1068">tVer</text:span><text:span text:style-name="T1069">,<text:s/></text:span><text:span text:style-name="T1070">finDestVer</text:span><text:span text:style-name="T1071">;</text:span><text:span text:style-name="T1072">//начальная и конечная вершины</text:span><text:span text:style-name="T1073"><text:line-break/></text:span><text:span text:style-name="T1074"><text:s text:c="4"/></text:span><text:span text:style-name="T1075">std</text:span><text:span text:style-name="T1076">::</text:span><text:span text:style-name="T1077">string<text:s/></text:span><text:span text:style-name="T1078">answer</text:span><text:span text:style-name="T1079">;</text:span><text:span text:style-name="T1080">//строка для хранения пути</text:span><text:span text:style-name="T1081"><text:line-break/></text:span><text:span text:style-name="T1082">public</text:span><text:span text:style-name="T1083">:</text:span><text:span text:style-name="T1084"><text:line-break/></text:span><text:span text:style-name="T1085"><text:s text:c="4"/></text:span><text:span text:style-name="T1086">std</text:span><text:span text:style-name="T1087">::</text:span><text:span text:style-name="T1088">list</text:span><text:span text:style-name="T1089">&lt;</text:span><text:span text:style-name="T1090">Edge</text:span><text:span text:style-name="T1091">&gt;<text:s/></text:span><text:span text:style-name="T1092">listOfEdge</text:span><text:span text:style-name="T1093">;</text:span><text:span text:style-name="T1094">//список ребер</text:span><text:span text:style-name="T1095"><text:line-break/></text:span><text:span text:style-name="T1096"><text:s text:c="4"/></text:span><text:span text:style-name="T1097">std</text:span><text:span text:style-name="T1098">::</text:span><text:span text:style-name="T1099">list</text:span><text:span text:style-name="T1100">&lt;</text:span><text:span text:style-name="T1101">Point</text:span><text:span text:style-name="T1102">*&gt;<text:s/></text:span><text:span text:style-name="T1103">listOfVer</text:span><text:span text:style-name="T1104">;</text:span><text:span text:style-name="T1105">//список вершин</text:span><text:span text:style-name="T1106"><text:line-break/></text:span><text:span text:style-name="T1107"><text:s text:c="4"/></text:span><text:span text:style-name="T1108">PathSearching</text:span><text:span text:style-name="T1109">(</text:span><text:span text:style-name="T1110">Vertical<text:s/></text:span><text:span text:style-name="T1111">initDestVer</text:span><text:span text:style-name="T1112">,<text:s/></text:span><text:span text:style-name="T1113">Vertical<text:s/></text:span><text:span text:style-name="T1114">finDestVer) {</text:span><text:span text:style-name="T1115"><text:line-break/></text:span><text:span text:style-name="T1116"><text:s text:c="8"/></text:span><text:span text:style-name="T1117">this</text:span><text:span text:style-name="T1118">-&gt;</text:span><text:span text:style-name="T1119">initDestVer<text:s/></text:span><text:span text:style-name="T1120">= initDestVer</text:span><text:span text:style-name="T1121">;</text:span><text:span text:style-name="T1122"><text:line-break/></text:span><text:span text:style-name="T1123"><text:s text:c="8"/>this</text:span><text:span text:style-name="T1124">-&gt;</text:span><text:span text:style-name="T1125">finDestVer<text:s/></text:span><text:span text:style-name="T1126">= finDestVer</text:span><text:span text:style-name="T1127">;</text:span><text:span text:style-name="T1128"><text:line-break/></text:span><text:span text:style-name="T1129"><text:s text:c="4"/></text:span><text:span text:style-name="T1130">}</text:span><text:span text:style-name="T1131"><text:line-break/></text:span><text:span text:style-name="T1132"><text:s text:c="4"/></text:span><text:span text:style-name="T1133">void<text:s/></text:span><text:span text:style-name="T1134">readEdgeAndVer</text:span><text:span text:style-name="T1135">(</text:span><text:span text:style-name="T1136">std</text:span><text:span text:style-name="T1137">::</text:span><text:span text:style-name="T1138">istream</text:span><text:span text:style-name="T1139">&amp; fin) {</text:span><text:span text:style-name="T1140">//ввод ребер и формирование списков</text:span><text:span text:style-name="T1141"><text:line-break/></text:span><text:span text:style-name="T1142"><text:s text:c="8"/></text:span><text:span text:style-name="T1143">Vertical<text:s/></text:span><text:span text:style-name="T1144">initVer</text:span><text:span text:style-name="T1145">,<text:s/></text:span><text:span text:style-name="T1146">finVer</text:span><text:span text:style-name="T1147">;</text:span><text:span text:style-name="T1148"><text:line-break/></text:span><text:span text:style-name="T1149"><text:s text:c="8"/></text:span><text:span text:style-name="T1150">Weight<text:s/></text:span><text:span text:style-name="T1151">weight =<text:s/></text:span><text:span text:style-name="T1152">0</text:span><text:span text:style-name="T1153">;</text:span><text:span text:style-name="T1154"><text:line-break/></text:span><text:span text:style-name="T1155"><text:s text:c="8"/>while<text:s/></text:span><text:span text:style-name="T1156">(</text:span><text:span text:style-name="T1157">fin<text:s/></text:span><text:span text:style-name="T1158">&gt;&gt;<text:s/></text:span><text:span text:style-name="T1159">initVer<text:s/></text:span><text:span text:style-name="T1160">&gt;&gt;<text:s/></text:span><text:span text:style-name="T1161">finVer<text:s/></text:span><text:span text:style-name="T1162">&gt;&gt;<text:s/></text:span><text:span text:style-name="T1163">weight) {</text:span><text:span text:style-name="T1164"><text:line-break/></text:span><text:span text:style-name="T1165"><text:s text:c="12"/></text:span><text:span text:style-name="T1166">if<text:s/></text:span><text:span text:style-name="T1167">(initVer ==<text:s/></text:span><text:span text:style-name="T1168">'0'</text:span><text:span text:style-name="T1169">)</text:span><text:span text:style-name="T1170">//для удобства был введен символ для остановки ввода</text:span><text:span text:style-name="T1171"><text:line-break/></text:span><text:span text:style-name="T1172"><text:s text:c="16"/></text:span><text:span text:style-name="T1173">break;</text:span><text:span text:style-name="T1174"><text:line-break/></text:span><text:span text:style-name="T1175"><text:s text:c="12"/></text:span><text:span text:style-name="T1176">Point</text:span><text:span text:style-name="T1177">* initPointVer = findVer(initVer)</text:span><text:span text:style-name="T1178">;</text:span><text:span text:style-name="T1179"><text:line-break/></text:span><text:span text:style-name="T1180"><text:s text:c="12"/></text:span><text:span text:style-name="T1181">Point</text:span><text:span text:style-name="T1182">* finPointVer = findVer(finVer)</text:span><text:span text:style-name="T1183">;</text:span><text:span text:style-name="T1184"><text:line-break/></text:span><text:span text:style-name="T1185"><text:s text:c="12"/>if<text:s/></text:span><text:span text:style-name="T1186">(initPointVer ==<text:s/></text:span><text:span text:style-name="T1187">nullptr</text:span><text:span text:style-name="T1188">) {</text:span><text:span text:style-name="T1189"><text:line-break/></text:span><text:span text:style-name="T1190"><text:s text:c="16"/>initPointVer =<text:s/></text:span><text:span text:style-name="T1191">new<text:s/></text:span><text:span text:style-name="T1192">Point(initVer</text:span><text:span text:style-name="T1193">, false</text:span><text:span text:style-name="T1194">)</text:span><text:span text:style-name="T1195">;</text:span><text:span text:style-name="T1196"><text:line-break/></text:span><text:span text:style-name="T1197"><text:s text:c="16"/></text:span><text:span text:style-name="T1198">listOfVer</text:span><text:span text:style-name="T1199">.push_back(initPointVer)</text:span><text:span text:style-name="T1200">;</text:span><text:span text:style-name="T1201">//формирование списка вершин</text:span><text:span text:style-name="T1202"><text:line-break/></text:span><text:span text:style-name="T1203"><text:s text:c="12"/></text:span><text:span text:style-name="T1204">}</text:span><text:span text:style-name="T1205"><text:line-break/></text:span><text:span text:style-name="T1206"><text:s text:c="12"/></text:span><text:span text:style-name="T1207">if<text:s/></text:span><text:span text:style-name="T1208">(finPointVer ==<text:s/></text:span><text:span text:style-name="T1209">nullptr</text:span><text:span text:style-name="T1210">) {</text:span><text:span text:style-name="T1211"><text:line-break/></text:span><text:span text:style-name="T1212"><text:s text:c="16"/>finP</text:span><text:span text:style-name="T1213">ointVer =<text:s/></text:span><text:span text:style-name="T1214">new<text:s/></text:span><text:span text:style-name="T1215">Point(finVer</text:span><text:span text:style-name="T1216">, false</text:span><text:span text:style-name="T1217">)</text:span><text:span text:style-name="T1218">;</text:span><text:span text:style-name="T1219"><text:line-break/></text:span><text:span text:style-name="T1220"><text:s text:c="16"/></text:span><text:span text:style-name="T1221">listOfVer</text:span><text:span text:style-name="T1222">.push_back(finPointVer)</text:span><text:span text:style-name="T1223">;</text:span><text:span text:style-name="T1224"><text:line-break/></text:span><text:span text:style-name="T1225"><text:s text:c="12"/></text:span><text:span text:style-name="T1226">}</text:span><text:span text:style-name="T1227"><text:line-break/></text:span><text:span text:style-name="T1228"><text:s text:c="12"/></text:span><text:span text:style-name="T1229">listOfEdge</text:span><text:span text:style-name="T1230">.emplace_back(initPointVer</text:span><text:span text:style-name="T1231">,<text:s/></text:span><text:span text:style-name="T1232">finPointVer</text:span><text:span text:style-name="T1233">,<text:s/></text:span><text:span text:style-name="T1234">weight)</text:span><text:span text:style-name="T1235">;</text:span><text:span text:style-name="T1236">//формирование списка ребер</text:span><text:span text:style-name="T1237"><text:line-break/></text:span><text:span text:style-name="T1238"><text:s text:c="8"/></text:span><text:span text:style-name="T1239">}</text:span><text:span text:style-name="T1240"><text:line-break/></text:span><text:span text:style-name="T1241"><text:s text:c="4"/>}</text:span><text:span text:style-name="T1242"><text:line-break/></text:span><text:span text:style-name="T1243"><text:s text:c="4"/></text:span><text:span text:style-name="T1244">void<text:s/></text:span><text:span text:style-name="T1245">showAnswer</text:span><text:span text:style-name="T1246">() {</text:span><text:span text:style-name="T1247">//вывод пути</text:span><text:span text:style-name="T1248"><text:line-break/></text:span><text:span text:style-name="T1249"><text:s text:c="5"/></text:span><text:span text:style-name="T1250"><text:s text:c="3"/></text:span><text:span text:style-name="T1251">std</text:span><text:span text:style-name="T1252">::cout<text:s/></text:span><text:span text:style-name="T1253">&lt;&lt;<text:s/></text:span><text:span text:style-name="T1254">"Результат работы алгоритма:</text:span><text:span text:style-name="T1255">\n</text:span><text:span text:style-name="T1256">"</text:span><text:span text:style-name="T1257">;</text:span><text:span text:style-name="T1258"><text:line-break/></text:span><text:span text:style-name="T1259"><text:s text:c="8"/></text:span><text:span text:style-name="T1260">std</text:span><text:span text:style-name="T1261">::cout<text:s/></text:span><text:span text:style-name="T1262">&lt;&lt;<text:s/></text:span><text:span text:style-name="T1263">answer<text:s/></text:span><text:span text:style-name="T1264">&lt;&lt;<text:s/></text:span><text:span text:style-name="T1265">"</text:span><text:span text:style-name="T1266">\n</text:span><text:span text:style-name="T1267">"</text:span><text:span text:style-name="T1268">;</text:span><text:span text:style-name="T1269"><text:line-break/></text:span><text:span text:style-name="T1270"><text:s text:c="4"/></text:span><text:span text:style-name="T1271">}</text:span><text:span text:style-name="T1272"><text:line-break/></text:span><text:span text:style-name="T1273"><text:line-break/></text:span><text:span text:style-name="T1274"><text:s text:c="4"/></text:span><text:span text:style-name="T1275">void<text:s/></text:span><text:span text:style-name="T1276">showListOfEdge</text:span><text:span text:style-name="T1277">() {</text:span><text:span text:style-name="T1278">//вывод списка ребер</text:span><text:span text:style-name="T1279"><text:line-break/></text:span><text:span text:style-name="T1280"><text:s text:c="8"/></text:span><text:span text:style-name="T1281">std</text:span><text:span text:style-name="T1282">::cout<text:s/></text:span><text:span text:style-name="T1283">&lt;&lt;<text:s/></text:span><text:span text:style-name="T1284">"Отсортированный список ребер</text:span><text:span text:style-name="T1285">\n</text:span><text:span text:style-name="T1286">"</text:span><text:span text:style-name="T1287">;</text:span><text:span text:style-name="T1288"><text:line-break/></text:span><text:span text:style-name="T1289"><text:s text:c="8"/>for<text:s/></text:span><text:span text:style-name="T1290">(</text:span><text:span text:style-name="T1291">auto<text:s/></text:span><text:span text:style-name="T1292">i :<text:s/></text:span><text:span text:style-name="T1293">listOfEdge</text:span><text:span text:style-name="T1294">) {</text:span><text:span text:style-name="T1295"><text:line-break/></text:span><text:span text:style-name="T1296"><text:s text:c="12"/></text:span><text:span text:style-name="T1297">std</text:span><text:span text:style-name="T1298">::cout<text:s/></text:span><text:span text:style-name="T1299">&lt;&lt;</text:span><text:span text:style-name="T1300"><text:s/></text:span><text:span text:style-name="T1301">i.</text:span><text:span text:style-name="T1302">initVer</text:span><text:span text:style-name="T1303">-&gt;</text:span><text:span text:style-name="T1304">ver<text:s/></text:span><text:span text:style-name="T1305">&lt;&lt;<text:s/></text:span><text:span text:style-name="T1306">" "<text:s/></text:span><text:span text:style-name="T1307">&lt;&lt;<text:s/></text:span><text:span text:style-name="T1308">i.</text:span><text:span text:style-name="T1309">finVer</text:span><text:span text:style-name="T1310">-&gt;</text:span><text:span text:style-name="T1311">ver<text:s/></text:span><text:span text:style-name="T1312">&lt;&lt;<text:s/></text:span><text:span text:style-name="T1313">" "<text:s/></text:span><text:span text:style-name="T1314">&lt;&lt;<text:s/></text:span><text:span text:style-name="T1315">i.</text:span><text:span text:style-name="T1316">weightVer<text:s/></text:span><text:span text:style-name="T1317">&lt;&lt;<text:s/></text:span><text:span text:style-name="T1318">"</text:span><text:span text:style-name="T1319">\n</text:span><text:span text:style-name="T1320">"</text:span><text:span text:style-name="T1321">;</text:span><text:span text:style-name="T1322"><text:line-break/></text:span><text:span text:style-name="T1323"><text:s text:c="8"/></text:span><text:span text:style-name="T1324">}</text:span><text:span text:style-name="T1325"><text:line-break/></text:span><text:span text:style-name="T1326"><text:s text:c="4"/>}</text:span><text:span text:style-name="T1327"><text:line-break/></text:span><text:span text:style-name="T1328"><text:line-break/></text:span><text:span text:style-name="T1329"><text:s text:c="4"/></text:span><text:span text:style-name="T1330">Point</text:span><text:span text:style-name="T1331">*<text:s/></text:span><text:span text:style-name="T1332">findVer</text:span><text:span text:style-name="T1333">(</text:span><text:span text:style-name="T1334">Vertical<text:s/></text:span><text:span text:style-name="T1335">vertical) {</text:span><text:span text:style-name="T1336">//поиск структуры вершины по ее названию</text:span><text:span text:style-name="T1337"><text:line-break/></text:span><text:span text:style-name="T1338"><text:s text:c="8"/></text:span><text:span text:style-name="T1339">for<text:s/></text:span><text:span text:style-name="T1340">(</text:span><text:span text:style-name="T1341">auto<text:s/></text:span><text:span text:style-name="T1342">i :<text:s/></text:span><text:span text:style-name="T1343">listOfVer</text:span><text:span text:style-name="T1344">) {</text:span><text:span text:style-name="T1345"><text:line-break/></text:span><text:span text:style-name="T1346"><text:s text:c="12"/></text:span><text:span text:style-name="T1347">if<text:s/></text:span><text:span text:style-name="T1348">(i-&gt;</text:span><text:span text:style-name="T1349">ver<text:s/></text:span><text:span text:style-name="T1350">== vertical) {</text:span><text:span text:style-name="T1351"><text:line-break/></text:span><text:span text:style-name="T1352"><text:s text:c="16"/></text:span><text:span text:style-name="T1353">return<text:s/></text:span><text:span text:style-name="T1354">i</text:span><text:span text:style-name="T1355">;</text:span><text:span text:style-name="T1356"><text:line-break/></text:span><text:span text:style-name="T1357"><text:s text:c="12"/></text:span><text:span text:style-name="T1358">}</text:span><text:span text:style-name="T1359"><text:line-break/></text:span><text:span text:style-name="T1360"><text:s text:c="8"/>}</text:span><text:span text:style-name="T1361"><text:line-break/></text:span><text:span text:style-name="T1362"><text:s text:c="8"/></text:span><text:span text:style-name="T1363">return nullptr;</text:span><text:span text:style-name="T1364"><text:line-break/></text:span><text:span text:style-name="T1365"><text:s text:c="4"/></text:span><text:span text:style-name="T1366">}</text:span><text:span text:style-name="T1367"><text:line-break/></text:span><text:span text:style-name="T1368"><text:line-break/></text:span><text:span text:style-name="T1369"><text:s text:c="4"/></text:span><text:span text:style-name="T1370">void<text:s/></text:span><text:span text:style-name="T1371">doGreedyAlgoritm</text:span><text:span text:style-name="T1372">() {</text:span><text:span text:style-name="T1373">//построение пути с помощью жадного метода</text:span><text:span text:style-name="T1374"><text:line-break/></text:span><text:span text:style-name="T1375"><text:s text:c="8"/></text:span><text:span text:style-name="T1376">listOfEdge</text:span><text:span text:style-name="T1377">.sort(compForSort)</text:span><text:span text:style-name="T1378">;</text:span><text:span text:style-name="T1379">//сортировка списка ребер по первой вершине и весу</text:span><text:span text:style-name="T1380"><text:line-break/></text:span><text:span text:style-name="T1381"><text:s text:c="8"/></text:span><text:span text:style-name="T1382">showLis</text:span><text:span text:style-name="T1383">tOfEdge()</text:span><text:span text:style-name="T1384">;</text:span><text:span text:style-name="T1385"><text:line-break/></text:span><text:span text:style-name="T1386"><text:s text:c="8"/></text:span><text:span text:style-name="T1387">Point<text:s/></text:span><text:span text:style-name="T1388">*currentPoint</text:span><text:span text:style-name="T1389">;</text:span><text:span text:style-name="T1390"><text:line-break/></text:span><text:span text:style-name="T1391"><text:s text:c="8"/>for<text:s/></text:span><text:span text:style-name="T1392">(</text:span><text:span text:style-name="T1393">auto<text:s/></text:span><text:span text:style-name="T1394">i :<text:s/></text:span><text:span text:style-name="T1395">listOfVer</text:span><text:span text:style-name="T1396">) {</text:span><text:span text:style-name="T1397">//поиск начальной вершины</text:span><text:span text:style-name="T1398"><text:line-break/></text:span><text:span text:style-name="T1399"><text:s text:c="12"/></text:span><text:span text:style-name="T1400">if<text:s/></text:span><text:span text:style-name="T1401">(i-&gt;</text:span><text:span text:style-name="T1402">ver<text:s/></text:span><text:span text:style-name="T1403">==<text:s/></text:span><text:span text:style-name="T1404">initDestVer</text:span><text:span text:style-name="T1405">) {</text:span><text:span text:style-name="T1406"><text:line-break/></text:span><text:span text:style-name="T1407"><text:s text:c="16"/>currentPoint = i</text:span><text:span text:style-name="T1408">;</text:span><text:span text:style-name="T1409"><text:line-break/></text:span><text:span text:style-name="T1410"><text:s text:c="16"/>break;</text:span><text:span text:style-name="T1411"><text:line-break/></text:span><text:span text:style-name="T1412"><text:s text:c="12"/></text:span><text:span text:style-name="T1413">}</text:span><text:span text:style-name="T1414"><text:line-break/></text:span><text:span text:style-name="T1415"><text:s text:c="8"/>}</text:span><text:span text:style-name="T1416"><text:line-break/></text:span><text:span text:style-name="T1417"><text:s text:c="8"/></text:span><text:span text:style-name="T1418">while<text:s/></text:span><text:span text:style-name="T1419">(currentPoint-&gt;</text:span><text:span text:style-name="T1420">ver<text:s/></text:span><text:span text:style-name="T1421">!</text:span><text:span text:style-name="T1422">=<text:s/></text:span><text:span text:style-name="T1423">finDestVer</text:span><text:span text:style-name="T1424">) {</text:span><text:span text:style-name="T1425">//пока рассматриваемая вершина не является конечной</text:span><text:span text:style-name="T1426"><text:line-break/></text:span><text:span text:style-name="T1427"><text:s text:c="12"/></text:span><text:span text:style-name="T1428">Vertical<text:s/></text:span><text:span text:style-name="T1429">curVer = currentPoint-&gt;</text:span><text:span text:style-name="T1430">ver</text:span><text:span text:style-name="T1431">;</text:span><text:span text:style-name="T1432">//сохраняем название рассматриаемой вершины</text:span><text:span text:style-name="T1433"><text:line-break/></text:span><text:span text:style-name="T1434"><text:s text:c="12"/></text:span><text:span text:style-name="T1435">std</text:span><text:span text:style-name="T1436">::cout<text:s/></text:span><text:span text:style-name="T1437">&lt;&lt;<text:s/></text:span><text:span text:style-name="T1438">"Рассматриваемая вершина "<text:s/></text:span><text:span text:style-name="T1439">&lt;&lt;<text:s/></text:span><text:span text:style-name="T1440">currentPoint-&gt;</text:span><text:span text:style-name="T1441">ver<text:s/></text:span><text:span text:style-name="T1442">&lt;&lt;<text:s/></text:span><text:span text:style-name="T1443">"</text:span><text:span text:style-name="T1444">\n</text:span><text:span text:style-name="T1445">"</text:span><text:span text:style-name="T1446">;</text:span><text:span text:style-name="T1447"><text:line-break/></text:span><text:span text:style-name="T1448"><text:s text:c="12"/></text:span><text:span text:style-name="T1449">answer<text:s/></text:span><text:span text:style-name="T1450">+=<text:s/></text:span><text:span text:style-name="T1451">curVer</text:span><text:span text:style-name="T1452">;</text:span><text:span text:style-name="T1453">//и добавляем ее в ответ</text:span><text:span text:style-name="T1454"><text:line-break/></text:span><text:span text:style-name="T1455"><text:s text:c="12"/></text:span><text:span text:style-name="T1456">currentPoint-&gt;</text:span><text:span text:style-name="T1457">isVisited<text:s/></text:span><text:span text:style-name="T1458">=<text:s/></text:span><text:span text:style-name="T1459">true;</text:span><text:span text:style-name="T1460">//и добавляем в список рассмотренных</text:span><text:span text:style-name="T1461"><text:line-break/></text:span><text:span text:style-name="T1462"><text:s text:c="12"/></text:span><text:span text:style-name="T1463">for<text:s/></text:span><text:span text:style-name="T1464">(</text:span><text:span text:style-name="T1465">auto<text:s/></text:span><text:span text:style-name="T1466">i :<text:s/></text:span><text:span text:style-name="T1467">listOfEdge</text:span><text:span text:style-name="T1468">) {</text:span><text:span text:style-name="T1469"><text:line-break/></text:span><text:span text:style-name="T1470"><text:s text:c="16"/></text:span><text:span text:style-name="T1471">if<text:s/></text:span><text:span text:style-name="T1472">(i.</text:span><text:span text:style-name="T1473">initVer<text:s/></text:span><text:span text:style-name="T1474">== currentPoint) {</text:span><text:span text:style-name="T1475"><text:line-break/></text:span><text:span text:style-name="T1476"><text:s text:c="20"/></text:span><text:span text:style-name="T1477">if<text:s/></text:span><text:span text:style-name="T1478">(!i.</text:span><text:span text:style-name="T1479">finVer</text:span><text:span text:style-name="T1480">-&gt;</text:span><text:span text:style-name="T1481">isVisited</text:span><text:span text:style-name="T1482">)</text:span><text:span text:style-name="T1483"><text:s/>{</text:span><text:span text:style-name="T1484"><text:line-break/></text:span><text:span text:style-name="T1485"><text:s text:c="24"/>currentPoint = i.</text:span><text:span text:style-name="T1486">finVer</text:span><text:span text:style-name="T1487">;</text:span><text:span text:style-name="T1488">//выбор следующей рассматриваемой вершины, как первой найденной благодаря сортировке по весу</text:span><text:span text:style-name="T1489"><text:line-break/></text:span><text:span text:style-name="T1490"><text:s text:c="24"/></text:span><text:span text:style-name="T1491">break;</text:span><text:span text:style-name="T1492"><text:line-break/></text:span><text:span text:style-name="T1493"><text:s text:c="20"/></text:span><text:span text:style-name="T1494">}</text:span><text:span text:style-name="T1495"><text:line-break/></text:span><text:span text:style-name="T1496"><text:s text:c="16"/>}</text:span><text:span text:style-name="T1497"><text:line-break/></text:span><text:span text:style-name="T1498"><text:s text:c="12"/>}</text:span><text:span text:style-name="T1499"><text:line-break/></text:span><text:span text:style-name="T1500"><text:s text:c="12"/></text:span><text:span text:style-name="T1501">if<text:s/></text:span><text:span text:style-name="T1502">(currentPoin</text:span><text:span text:style-name="T1503">t-&gt;</text:span><text:span text:style-name="T1504">ver<text:s/></text:span><text:span text:style-name="T1505">== curVer) {</text:span><text:span text:style-name="T1506">//если рассматриваемая вершина не поменялась</text:span><text:span text:style-name="T1507"><text:line-break/></text:span><text:span text:style-name="T1508"><text:s text:c="16"/></text:span><text:span text:style-name="T1509">std</text:span><text:span text:style-name="T1510">::cout<text:s/></text:span><text:span text:style-name="T1511">&lt;&lt;<text:s/></text:span><text:span text:style-name="T1512">"Следующая вершина не найдена, переходим к предыдущей "</text:span><text:span text:style-name="T1513">;</text:span><text:span text:style-name="T1514"><text:line-break/></text:span><text:span text:style-name="T1515"><text:s text:c="16"/>for<text:s/></text:span><text:span text:style-name="T1516">(</text:span><text:span text:style-name="T1517">auto<text:s/></text:span><text:span text:style-name="T1518">i :<text:s/></text:span><text:span text:style-name="T1519">listOfEdge</text:span><text:span text:style-name="T1520">) {</text:span><text:span text:style-name="T1521"><text:line-break/></text:span><text:span text:style-name="T1522"><text:s text:c="20"/></text:span><text:span text:style-name="T1523">if<text:s/></text:span><text:span text:style-name="T1524">(i.</text:span><text:span text:style-name="T1525">finVer<text:s/></text:span><text:span text:style-name="T1526">== currentPoint) {</text:span><text:span text:style-name="T1527"><text:line-break/></text:span><text:span text:style-name="T1528"><text:s text:c="10"/></text:span><text:span text:style-name="T1529"><text:s text:c="14"/>currentPoint = i.</text:span><text:span text:style-name="T1530">initVer</text:span><text:span text:style-name="T1531">;</text:span><text:span text:style-name="T1532">//тогда переходим к предпоследней</text:span><text:span text:style-name="T1533"><text:line-break/></text:span><text:span text:style-name="T1534"><text:s text:c="24"/></text:span><text:span text:style-name="T1535">std</text:span><text:span text:style-name="T1536">::cout<text:s/></text:span><text:span text:style-name="T1537">&lt;&lt;<text:s/></text:span><text:span text:style-name="T1538">currentPoint-&gt;</text:span><text:span text:style-name="T1539">ver<text:s/></text:span><text:span text:style-name="T1540">&lt;&lt;<text:s/></text:span><text:span text:style-name="T1541">"</text:span><text:span text:style-name="T1542">\n</text:span><text:span text:style-name="T1543">"</text:span><text:span text:style-name="T1544">;</text:span><text:span text:style-name="T1545"><text:line-break/></text:span><text:span text:style-name="T1546"><text:s text:c="24"/></text:span><text:span text:style-name="T1547">answer</text:span><text:span text:style-name="T1548">.pop_back()</text:span><text:span text:style-name="T1549">;</text:span><text:span text:style-name="T1550"><text:line-break/></text:span><text:span text:style-name="T1551"><text:s text:c="24"/></text:span><text:span text:style-name="T1552">answer</text:span><text:span text:style-name="T1553">.pop_back()</text:span><text:span text:style-name="T1554">;</text:span><text:span text:style-name="T1555"><text:line-break/></text:span><text:span text:style-name="T1556"><text:s text:c="24"/>break;</text:span><text:span text:style-name="T1557"><text:line-break/></text:span><text:span text:style-name="T1558"><text:s text:c="2"/></text:span><text:span text:style-name="T1559"><text:s text:c="18"/></text:span><text:span text:style-name="T1560">}</text:span><text:span text:style-name="T1561"><text:line-break/></text:span><text:span text:style-name="T1562"><text:s text:c="16"/>}</text:span><text:span text:style-name="T1563"><text:line-break/></text:span><text:span text:style-name="T1564"><text:s text:c="12"/>}<text:s/></text:span><text:span text:style-name="T1565">else<text:s/></text:span><text:span text:style-name="T1566">std</text:span><text:span text:style-name="T1567">::cout<text:s/></text:span><text:span text:style-name="T1568">&lt;&lt;<text:s/></text:span><text:span text:style-name="T1569">"Следующая вершина, выбранная по минимальному весу ребра "<text:s/></text:span><text:span text:style-name="T1570">&lt;&lt;<text:s/></text:span><text:span text:style-name="T1571">currentPoint-&gt;</text:span><text:span text:style-name="T1572">ver<text:s/></text:span><text:span text:style-name="T1573">&lt;&lt;<text:s/></text:span><text:span text:style-name="T1574">"</text:span><text:span text:style-name="T1575">\n</text:span><text:span text:style-name="T1576">"</text:span><text:span text:style-name="T1577">;</text:span><text:span text:style-name="T1578"><text:line-break/></text:span><text:span text:style-name="T1579"><text:s text:c="8"/></text:span><text:span text:style-name="T1580">}</text:span><text:span text:style-name="T1581"><text:line-break/></text:span><text:span text:style-name="T1582"><text:s text:c="8"/></text:span><text:span text:style-name="T1583">answer<text:s/></text:span><text:span text:style-name="T1584">+=<text:s/></text:span><text:span text:style-name="T1585">finDestVer</text:span><text:span text:style-name="T1586">;</text:span><text:span text:style-name="T1587">//в ответ добавляем конечную вершину</text:span><text:span text:style-name="T1588"><text:line-break/></text:span><text:span text:style-name="T1589"><text:s text:c="4"/></text:span><text:span text:style-name="T1590">}</text:span><text:span text:style-name="T1591"><text:line-break/></text:span><text:span text:style-name="T1592">}</text:span><text:span text:style-name="T1593">;</text:span><text:span text:style-name="T1594"><text:line-break/></text:span><text:span text:style-name="T1595">int<text:s/></text:span><text:span text:style-name="T1596">main</text:span><text:span text:style-name="T1597">() {</text:span><text:span text:style-name="T1598"><text:line-break/></text:span><text:span text:style-name="T1599"><text:s text:c="4"/></text:span><text:span text:style-name="T1600">char<text:s/></text:span><text:span text:style-name="T1601">answ =<text:s/></text:span><text:span text:style-name="T1602">'y'</text:span><text:span text:style-name="T1603">;</text:span><text:span text:style-name="T1604"><text:line-break/></text:span><text:span text:style-name="T1605"><text:s text:c="4"/>while<text:s/></text:span><text:span text:style-name="T1606">(answ ==<text:s/></text:span><text:span text:style-name="T1607">'y'</text:span><text:span text:style-name="T1608">) {</text:span><text:span text:style-name="T1609"><text:line-break/></text:span><text:span text:style-name="T1610"><text:s text:c="8"/></text:span><text:span text:style-name="T1611">std</text:span><text:span text:style-name="T1612">::cout<text:s/></text:span><text:span text:style-name="T1613">&lt;&lt;<text:s/></text:span><text:span text:style-name="T1614">"Хотите считать данные из файла или ввести самостоятельно?(1/2)</text:span><text:span text:style-name="T1615">\n</text:span><text:span text:style-name="T1616">"</text:span><text:span text:style-name="T1617">;</text:span><text:span text:style-name="T1618"><text:line-break/></text:span><text:span text:style-name="T1619"><text:s text:c="8"/></text:span><text:span text:style-name="T1620">std</text:span><text:span text:style-name="T1621">::cin<text:s/></text:span><text:span text:style-name="T1622">&gt;&gt;<text:s/></text:span><text:span text:style-name="T1623">answ</text:span><text:span text:style-name="T1624">;</text:span><text:span text:style-name="T1625"><text:line-break/></text:span><text:span text:style-name="T1626"><text:s text:c="8"/></text:span><text:span text:style-name="T1627">Vertical<text:s/></text:span><text:span text:style-name="T1628">initDestVer</text:span><text:span text:style-name="T1629">,<text:s/></text:span><text:span text:style-name="T1630">finDestVer</text:span><text:span text:style-name="T1631">;</text:span><text:span text:style-name="T1632"><text:line-break/></text:span><text:span text:style-name="T1633"><text:s text:c="8"/></text:span><text:span text:style-name="T1634">std</text:span><text:span text:style-name="T1635">::</text:span><text:span text:style-name="T1636">ifstream<text:s/></text:span><text:span text:style-name="T1637">fin(</text:span><text:span text:style-name="T1638">"test1.txt"</text:span><text:span text:style-name="T1639">)</text:span><text:span text:style-name="T1640">;</text:span><text:span text:style-name="T1641"><text:line-break/></text:span><text:span text:style-name="T1642"><text:s text:c="8"/>if<text:s/></text:span><text:span text:style-name="T1643">(answ ==<text:s/></text:span><text:span text:style-name="T1644">'2'</text:span><text:span text:style-name="T1645">) {</text:span><text:span text:style-name="T1646"><text:line-break/></text:span><text:span text:style-name="T1647"><text:s text:c="12"/></text:span><text:span text:style-name="T1648">std</text:span><text:span text:style-name="T1649">::cout<text:s/></text:span><text:span text:style-name="T1650">&lt;&lt;<text:s/></text:span><text:span text:style-name="T1651">"Введите начальную и конечную вершину</text:span><text:span text:style-name="T1652">\n</text:span><text:span text:style-name="T1653">"</text:span><text:span text:style-name="T1654">;</text:span><text:span text:style-name="T1655"><text:line-break/></text:span><text:span text:style-name="T1656"><text:s text:c="12"/></text:span><text:span text:style-name="T1657">std</text:span><text:span text:style-name="T1658">::cin<text:s/></text:span><text:span text:style-name="T1659">&gt;&gt;<text:s/></text:span><text:span text:style-name="T1660">initDestVer<text:s/></text:span><text:span text:style-name="T1661">&gt;&gt;<text:s/></text:span><text:span text:style-name="T1662">finDestVer</text:span><text:span text:style-name="T1663">;</text:span><text:span text:style-name="T1664"><text:line-break/></text:span><text:span text:style-name="T1665"><text:s text:c="8"/></text:span><text:span text:style-name="T1666">}<text:s/></text:span><text:span text:style-name="T1667">else<text:s/></text:span><text:span text:style-name="T1668">{</text:span><text:span text:style-name="T1669"><text:line-break/></text:span><text:span text:style-name="T1670"><text:s text:c="12"/>fin<text:s/></text:span><text:span text:style-name="T1671">&gt;&gt;<text:s/></text:span><text:span text:style-name="T1672">initDestVer<text:s/></text:span><text:span text:style-name="T1673">&gt;&gt;<text:s/></text:span><text:span text:style-name="T1674">finDestVer</text:span><text:span text:style-name="T1675">;</text:span><text:span text:style-name="T1676"><text:line-break/></text:span><text:span text:style-name="T1677"><text:s text:c="8"/></text:span><text:span text:style-name="T1678">}</text:span><text:span text:style-name="T1679"><text:line-break/></text:span><text:span text:style-name="T1680"><text:s text:c="8"/></text:span><text:span text:style-name="T1681">auto<text:s/></text:span><text:span text:style-name="T1682">answer =<text:s/></text:span><text:span text:style-name="T1683">new<text:s/></text:span><text:span text:style-name="T1684">PathSearching(initDestVer</text:span><text:span text:style-name="T1685">,<text:s/></text:span><text:span text:style-name="T1686">finDestVer)</text:span><text:span text:style-name="T1687">;</text:span><text:span text:style-name="T1688"><text:line-break/></text:span><text:span text:style-name="T1689"><text:s text:c="8"/>if<text:s/></text:span><text:span text:style-name="T1690">(answ ==<text:s/></text:span><text:span text:style-name="T1691">'2'</text:span><text:span text:style-name="T1692">) {</text:span><text:span text:style-name="T1693"><text:line-break/></text:span><text:span text:style-name="T1694"><text:s text:c="12"/></text:span><text:span text:style-name="T1695">std</text:span><text:span text:style-name="T1696">::cout<text:s/></text:span><text:span text:style-name="T1697">&lt;&lt;<text:s/></text:span><text:span text:style-name="T1698">"Введите ребра и вес</text:span><text:span text:style-name="T1699">\n</text:span><text:span text:style-name="T1700">"</text:span><text:span text:style-name="T1701">;</text:span><text:span text:style-name="T1702"><text:line-break/></text:span><text:span text:style-name="T1703"><text:s text:c="12"/></text:span><text:span text:style-name="T1704">answer-&gt;readEdgeAndVer(</text:span><text:span text:style-name="T1705">std</text:span><text:span text:style-name="T1706">::cin)</text:span><text:span text:style-name="T1707">;</text:span><text:span text:style-name="T1708"><text:line-break/></text:span><text:span text:style-name="T1709"><text:s text:c="8"/></text:span><text:span text:style-name="T1710">}<text:s/></text:span><text:span text:style-name="T1711">else<text:s/></text:span><text:span text:style-name="T1712">answer-&gt;readEdgeAndVer(fin)</text:span><text:span text:style-name="T1713">;</text:span><text:span text:style-name="T1714"><text:line-break/></text:span><text:span text:style-name="T1715"><text:s text:c="8"/></text:span><text:span text:style-name="T1716">fin.close()</text:span><text:span text:style-name="T1717">;</text:span><text:span text:style-name="T1718"><text:line-break/></text:span><text:span text:style-name="T1719"><text:s text:c="8"/></text:span><text:span text:style-name="T1720">answer-&gt;doGreedyAlgo</text:span><text:span text:style-name="T1721">ritm()</text:span><text:span text:style-name="T1722">;</text:span><text:span text:style-name="T1723"><text:line-break/></text:span><text:span text:style-name="T1724"><text:s text:c="8"/></text:span><text:span text:style-name="T1725">answer-&gt;showAnswer()</text:span><text:span text:style-name="T1726">;</text:span><text:span text:style-name="T1727"><text:line-break/></text:span><text:span text:style-name="T1728"><text:s text:c="8"/></text:span><text:span text:style-name="T1729">std</text:span><text:span text:style-name="T1730">::cout<text:s/></text:span><text:span text:style-name="T1731">&lt;&lt;<text:s/></text:span><text:span text:style-name="T1732">"Хотите продолжить?(y/n)</text:span><text:span text:style-name="T1733">\n</text:span><text:span text:style-name="T1734">"</text:span><text:span text:style-name="T1735">;</text:span><text:span text:style-name="T1736"><text:line-break/></text:span><text:span text:style-name="T1737"><text:s text:c="8"/></text:span><text:span text:style-name="T1738">std</text:span><text:span text:style-name="T1739">::cin<text:s/></text:span><text:span text:style-name="T1740">&gt;&gt;<text:s/></text:span><text:span text:style-name="T1741">answ</text:span><text:span text:style-name="T1742">;</text:span><text:span text:style-name="T1743"><text:line-break/></text:span><text:span text:style-name="T1744"><text:s text:c="4"/></text:span><text:span text:style-name="T1745">}</text:span><text:span text:style-name="T1746"><text:line-break/></text:span><text:span text:style-name="T1747"><text:s text:c="4"/></text:span><text:span text:style-name="T1748">return<text:s/></text:span><text:span text:style-name="T1749">0</text:span><text:span text:style-name="T1750">;</text:span><text:span text:style-name="T1751"><text:line-break/></text:span><text:span text:style-name="T1752">}</text:span></text:p>
      <text:p text:style-name="P1753"/>
      <text:p text:style-name="P1754">ПРИЛОЖЕНИЕ Б</text:p>
      <text:p text:style-name="P1755">ИСХОДНЫЙ КОД ПРОГРАММЫ</text:p>
      <text:p text:style-name="P1756"/>
      <text:p text:style-name="P1757"><text:span text:style-name="T1758">Название файла:<text:s/></text:span><text:span text:style-name="T1759">lab</text:span><text:span text:style-name="T1760">2_2.</text:span><text:span text:style-name="T1761">cpp</text:span></text:p>
      <text:p text:style-name="P1762"><text:span text:style-name="T1763">#include<text:s/></text:span><text:span text:style-name="T1764">&lt;iostream&gt;</text:span><text:span text:style-name="T1765"><text:line-break/></text:span><text:span text:style-name="T1766">#include<text:s/></text:span><text:span text:style-name="T1767">&lt;list&gt;</text:span><text:span text:style-name="T1768"><text:line-break/></text:span><text:span text:style-name="T1769">#include<text:s/></text:span><text:span text:style-name="T1770">&lt;fstream&gt;</text:span><text:span text:style-name="T1771"><text:line-break/></text:span><text:span text:style-name="T1772"><text:line-break/></text:span><text:span text:style-name="T1773">#define<text:s/></text:span><text:span text:style-name="T1774">Vertical<text:s/></text:span><text:span text:style-name="T1775">char</text:span><text:span text:style-name="T1776"><text:line-break/></text:span><text:span text:style-name="T1777">#define<text:s/></text:span><text:span text:style-name="T1778">Weight<text:s/></text:span><text:span text:style-name="T1779">float</text:span><text:span text:style-name="T1780"><text:line-break/></text:span><text:span text:style-name="T1781"><text:line-break/></text:span><text:span text:style-name="T1782">struct<text:s/></text:span><text:span text:style-name="T1783">Point<text:s/></text:span><text:span text:style-name="T1784">{</text:span><text:span text:style-name="T1785">//структура для вершины графа</text:span><text:span text:style-name="T1786"><text:line-break/></text:span><text:span text:style-name="T1787"><text:s text:c="4"/></text:span><text:span text:style-name="T1788">Vertical<text:s/></text:span><text:span text:style-name="T1789">ver</text:span><text:span text:style-name="T1790">;<text:s/></text:span><text:span text:style-name="T1791">//название вершины</text:span><text:span text:style-name="T1792"><text:line-break/></text:span><text:span text:style-name="T1793"><text:s text:c="4"/></text:span><text:span text:style-name="T1794">bool<text:s/></text:span><text:span text:style-name="T1795">isVisited</text:span><text:span text:style-name="T1796">;</text:span><text:span text:style-name="T1797">//посещена ли вершина или нет</text:span><text:span text:style-name="T1798"><text:line-break/></text:span><text:span text:style-name="T1799"><text:s text:c="4"/></text:span><text:span text:style-name="T1800">Weight<text:s/></text:span><text:span text:style-name="T1801">heurEst</text:span><text:span text:style-name="T1802">,<text:s/></text:span><text:span text:style-name="T1803">wei</text:span><text:span text:style-name="T1804">;</text:span><text:span text:style-name="T1805">//эвристическая оценка и вес от начальной вершины до<text:s/></text:span><text:span text:style-name="T1806">текущей</text:span><text:span text:style-name="T1807"><text:line-break/></text:span><text:span text:style-name="T1808"><text:s text:c="4"/></text:span><text:span text:style-name="T1809">Point</text:span><text:span text:style-name="T1810">*<text:s/></text:span><text:span text:style-name="T1811">parent</text:span><text:span text:style-name="T1812">;</text:span><text:span text:style-name="T1813">//начальная вершина в ребре</text:span><text:span text:style-name="T1814"><text:line-break/></text:span><text:span text:style-name="T1815"><text:line-break/></text:span><text:span text:style-name="T1816"><text:s text:c="4"/></text:span><text:span text:style-name="T1817">Point</text:span><text:span text:style-name="T1818">() =<text:s/></text:span><text:span text:style-name="T1819">default;</text:span><text:span text:style-name="T1820"><text:line-break/></text:span><text:span text:style-name="T1821"><text:s text:c="4"/></text:span><text:span text:style-name="T1822">Point</text:span><text:span text:style-name="T1823">(</text:span><text:span text:style-name="T1824">Vertical<text:s/></text:span><text:span text:style-name="T1825">ver</text:span><text:span text:style-name="T1826">, bool<text:s/></text:span><text:span text:style-name="T1827">isVisited) {</text:span><text:span text:style-name="T1828"><text:line-break/></text:span><text:span text:style-name="T1829"><text:s text:c="8"/></text:span><text:span text:style-name="T1830">this</text:span><text:span text:style-name="T1831">-&gt;</text:span><text:span text:style-name="T1832">ver<text:s/></text:span><text:span text:style-name="T1833">= ver</text:span><text:span text:style-name="T1834">;</text:span><text:span text:style-name="T1835"><text:line-break/></text:span><text:span text:style-name="T1836"><text:s text:c="8"/></text:span><text:span text:style-name="T1837">parent<text:s/></text:span><text:span text:style-name="T1838">=<text:s/></text:span><text:span text:style-name="T1839">nullptr;</text:span><text:span text:style-name="T1840"><text:line-break/></text:span><text:span text:style-name="T1841"><text:s text:c="8"/>this</text:span><text:span text:style-name="T1842">-&gt;</text:span><text:span text:style-name="T1843">isVisited<text:s/></text:span><text:span text:style-name="T1844">= isVisited</text:span><text:span text:style-name="T1845">;</text:span><text:span text:style-name="T1846"><text:line-break/></text:span><text:span text:style-name="T1847"><text:s text:c="8"/>this</text:span><text:span text:style-name="T1848">-&gt;</text:span><text:span text:style-name="T1849">heurEst<text:s/></text:span><text:span text:style-name="T1850">=<text:s/></text:span><text:span text:style-name="T1851">0</text:span><text:span text:style-name="T1852">;</text:span><text:span text:style-name="T1853"><text:line-break/></text:span><text:span text:style-name="T1854"><text:s text:c="8"/>this</text:span><text:span text:style-name="T1855">-&gt;</text:span><text:span text:style-name="T1856">wei<text:s/></text:span><text:span text:style-name="T1857">=<text:s/></text:span><text:span text:style-name="T1858">0</text:span><text:span text:style-name="T1859">;</text:span><text:span text:style-name="T1860"><text:line-break/></text:span><text:span text:style-name="T1861"><text:s text:c="4"/></text:span><text:span text:style-name="T1862">}</text:span><text:span text:style-name="T1863"><text:line-break/></text:span><text:span text:style-name="T1864">}</text:span><text:span text:style-name="T1865">;</text:span><text:span text:style-name="T1866"><text:line-break/></text:span><text:span text:style-name="T1867"><text:line-break/></text:span><text:span text:style-name="T1868">struct<text:s/></text:span><text:span text:style-name="T1869">Edge<text:s/></text:span><text:span text:style-name="T1870">{</text:span><text:span text:style-name="T1871">//стуктура для ребра графа</text:span><text:span text:style-name="T1872"><text:line-break/></text:span><text:span text:style-name="T1873"><text:s text:c="4"/></text:span><text:span text:style-name="T1874">Point</text:span><text:span text:style-name="T1875">*<text:s/></text:span><text:span text:style-name="T1876">initVer</text:span><text:span text:style-name="T1877">;</text:span><text:span text:style-name="T1878">//начальная вершина</text:span><text:span text:style-name="T1879"><text:line-break/></text:span><text:span text:style-name="T1880"><text:s text:c="4"/></text:span><text:span text:style-name="T1881">Point</text:span><text:span text:style-name="T1882">*<text:s/></text:span><text:span text:style-name="T1883">finVer</text:span><text:span text:style-name="T1884">;</text:span><text:span text:style-name="T1885">//конечная вершина</text:span><text:span text:style-name="T1886"><text:line-break/></text:span><text:span text:style-name="T1887"><text:s text:c="4"/></text:span><text:span text:style-name="T1888">Weight<text:s/></text:span><text:span text:style-name="T1889">weightVer</text:span><text:span text:style-name="T1890">;</text:span><text:span text:style-name="T1891">//вес ребра</text:span><text:span text:style-name="T1892"><text:line-break/></text:span><text:span text:style-name="T1893"><text:line-break/></text:span><text:span text:style-name="T1894"><text:s text:c="4"/></text:span><text:span text:style-name="T1895">Edge</text:span><text:span text:style-name="T1896">() =<text:s/></text:span><text:span text:style-name="T1897">default;</text:span><text:span text:style-name="T1898"><text:line-break/></text:span><text:span text:style-name="T1899"><text:s text:c="4"/></text:span><text:span text:style-name="T1900">Edge</text:span><text:span text:style-name="T1901">(</text:span><text:span text:style-name="T1902">Point</text:span><text:span text:style-name="T1903">* init</text:span><text:span text:style-name="T1904">,<text:s/></text:span><text:span text:style-name="T1905">Point</text:span><text:span text:style-name="T1906">* fin</text:span><text:span text:style-name="T1907">,<text:s/></text:span><text:span text:style-name="T1908">Weight<text:s/></text:span><text:span text:style-name="T1909">weight) {</text:span><text:span text:style-name="T1910"><text:line-break/></text:span><text:span text:style-name="T1911"><text:s text:c="8"/></text:span><text:span text:style-name="T1912">initVer<text:s/></text:span><text:span text:style-name="T1913">=<text:s/></text:span><text:span text:style-name="T1914">init</text:span><text:span text:style-name="T1915">;</text:span><text:span text:style-name="T1916"><text:line-break/></text:span><text:span text:style-name="T1917"><text:s text:c="8"/></text:span><text:span text:style-name="T1918">finVer<text:s/></text:span><text:span text:style-name="T1919">= fin</text:span><text:span text:style-name="T1920">;</text:span><text:span text:style-name="T1921"><text:line-break/></text:span><text:span text:style-name="T1922"><text:s text:c="8"/></text:span><text:span text:style-name="T1923">weightVer<text:s/></text:span><text:span text:style-name="T1924">= weight</text:span><text:span text:style-name="T1925">;</text:span><text:span text:style-name="T1926"><text:line-break/></text:span><text:span text:style-name="T1927"><text:s text:c="4"/></text:span><text:span text:style-name="T1928">}</text:span><text:span text:style-name="T1929"><text:line-break/></text:span><text:span text:style-name="T1930">}</text:span><text:span text:style-name="T1931">;</text:span><text:span text:style-name="T1932"><text:line-break/></text:span><text:span text:style-name="T1933"><text:line-break/></text:span><text:span text:style-name="T1934">class<text:s/></text:span><text:span text:style-name="T1935">PathSearching<text:s/></text:span><text:span text:style-name="T1936">{</text:span><text:span text:style-name="T1937">//класс для нахождения кратчайшего пути в графе по алгоритму А*</text:span><text:span text:style-name="T1938"><text:line-break/></text:span><text:span text:style-name="T1939">private</text:span><text:span text:style-name="T1940">:</text:span><text:span text:style-name="T1941"><text:line-break/></text:span><text:span text:style-name="T1942"><text:s text:c="4"/></text:span><text:span text:style-name="T1943">Vertical<text:s/></text:span><text:span text:style-name="T1944">initDestVer</text:span><text:span text:style-name="T1945">,<text:s/></text:span><text:span text:style-name="T1946">finDestVer</text:span><text:span text:style-name="T1947">;</text:span><text:span text:style-name="T1948">//начальная и конечная вершины</text:span><text:span text:style-name="T1949"><text:line-break/></text:span><text:span text:style-name="T1950">public</text:span><text:span text:style-name="T1951">:</text:span><text:span text:style-name="T1952"><text:line-break/></text:span><text:span text:style-name="T1953"><text:s text:c="4"/></text:span><text:span text:style-name="T1954">std</text:span><text:span text:style-name="T1955">::</text:span><text:span text:style-name="T1956">list</text:span><text:span text:style-name="T1957">&lt;</text:span><text:span text:style-name="T1958">Edge</text:span><text:span text:style-name="T1959">&gt;<text:s/></text:span><text:span text:style-name="T1960">listOfEdge</text:span><text:span text:style-name="T1961">;</text:span><text:span text:style-name="T1962">//список ребер</text:span><text:span text:style-name="T1963"><text:line-break/></text:span><text:span text:style-name="T1964"><text:s text:c="4"/></text:span><text:span text:style-name="T1965">std</text:span><text:span text:style-name="T1966">::</text:span><text:span text:style-name="T1967">list</text:span><text:span text:style-name="T1968">&lt;</text:span><text:span text:style-name="T1969">Point</text:span><text:span text:style-name="T1970">*&gt;<text:s/></text:span><text:span text:style-name="T1971">listOfVer</text:span><text:span text:style-name="T1972">;</text:span><text:span text:style-name="T1973">//список вершин</text:span><text:span text:style-name="T1974"><text:line-break/></text:span><text:span text:style-name="T1975"><text:s text:c="4"/></text:span><text:span text:style-name="T1976">PathSearching</text:span><text:span text:style-name="T1977">(</text:span><text:span text:style-name="T1978">Vertical<text:s/></text:span><text:span text:style-name="T1979">initDestVer</text:span><text:span text:style-name="T1980">,<text:s/></text:span><text:span text:style-name="T1981">Vertical<text:s/></text:span><text:span text:style-name="T1982">finDestVer) {</text:span><text:span text:style-name="T1983"><text:line-break/></text:span><text:span text:style-name="T1984"><text:s text:c="8"/></text:span><text:span text:style-name="T1985">this</text:span><text:span text:style-name="T1986">-&gt;</text:span><text:span text:style-name="T1987">initDestVer<text:s/></text:span><text:span text:style-name="T1988">= initDestVer</text:span><text:span text:style-name="T1989">;</text:span><text:span text:style-name="T1990"><text:line-break/></text:span><text:span text:style-name="T1991"><text:s text:c="8"/>this</text:span><text:span text:style-name="T1992">-&gt;</text:span><text:span text:style-name="T1993">finDestVer<text:s/></text:span><text:span text:style-name="T1994">= finDestVer</text:span><text:span text:style-name="T1995">;</text:span><text:span text:style-name="T1996"><text:line-break/></text:span><text:span text:style-name="T1997"><text:s text:c="4"/></text:span><text:span text:style-name="T1998">}</text:span><text:span text:style-name="T1999"><text:line-break/></text:span><text:span text:style-name="T2000"><text:s text:c="4"/></text:span><text:span text:style-name="T2001">void<text:s/></text:span><text:span text:style-name="T2002">readEdgeAndVer</text:span><text:span text:style-name="T2003">(</text:span><text:span text:style-name="T2004">std</text:span><text:span text:style-name="T2005">::</text:span><text:span text:style-name="T2006">istream</text:span><text:span text:style-name="T2007">&amp; fin</text:span><text:span text:style-name="T2008">, bool<text:s/></text:span><text:span text:style-name="T2009">isCin) {</text:span><text:span text:style-name="T2010">//ввод ребер и формирование списков</text:span><text:span text:style-name="T2011"><text:line-break/></text:span><text:span text:style-name="T2012"><text:s text:c="8"/></text:span><text:span text:style-name="T2013">Vertical<text:s/></text:span><text:span text:style-name="T2014">initVer</text:span><text:span text:style-name="T2015">,<text:s/></text:span><text:span text:style-name="T2016">finVer</text:span><text:span text:style-name="T2017">;</text:span><text:span text:style-name="T2018"><text:line-break/></text:span><text:span text:style-name="T2019"><text:s text:c="8"/></text:span><text:span text:style-name="T2020">Weight<text:s/></text:span><text:span text:style-name="T2021">weight =<text:s/></text:span><text:span text:style-name="T2022">0</text:span><text:span text:style-name="T2023">;</text:span><text:span text:style-name="T2024"><text:line-break/></text:span><text:span text:style-name="T2025"><text:s text:c="8"/>while<text:s/></text:span><text:span text:style-name="T2026">(fin<text:s/></text:span><text:span text:style-name="T2027">&gt;&gt;<text:s/></text:span><text:span text:style-name="T2028">initVer<text:s/></text:span><text:span text:style-name="T2029">&gt;&gt;<text:s/></text:span><text:span text:style-name="T2030">finVer<text:s/></text:span><text:span text:style-name="T2031">&gt;&gt;<text:s/></text:span><text:span text:style-name="T2032">weight) {</text:span><text:span text:style-name="T2033"><text:line-break/></text:span><text:span text:style-name="T2034"><text:s text:c="12"/></text:span><text:span text:style-name="T2035">if<text:s/></text:span><text:span text:style-name="T2036">(initVer ==<text:s/></text:span><text:span text:style-name="T2037">'0'</text:span><text:span text:style-name="T2038">)</text:span><text:span text:style-name="T2039">//для удобства был введен символ для остановки<text:s/></text:span><text:span text:style-name="T2040">ввода</text:span><text:span text:style-name="T2041"><text:line-break/></text:span><text:span text:style-name="T2042"><text:s text:c="16"/></text:span><text:span text:style-name="T2043">break;</text:span><text:span text:style-name="T2044"><text:line-break/></text:span><text:span text:style-name="T2045"><text:s text:c="12"/></text:span><text:span text:style-name="T2046">Point</text:span><text:span text:style-name="T2047">* initPointVer = findVer(initVer)</text:span><text:span text:style-name="T2048">;</text:span><text:span text:style-name="T2049"><text:line-break/></text:span><text:span text:style-name="T2050"><text:s text:c="12"/></text:span><text:span text:style-name="T2051">Point</text:span><text:span text:style-name="T2052">* finPointVer = findVer(finVer)</text:span><text:span text:style-name="T2053">;</text:span><text:span text:style-name="T2054"><text:line-break/></text:span><text:span text:style-name="T2055"><text:s text:c="12"/>if<text:s/></text:span><text:span text:style-name="T2056">(initPointVer ==<text:s/></text:span><text:span text:style-name="T2057">nullptr</text:span><text:span text:style-name="T2058">) {</text:span><text:span text:style-name="T2059"><text:line-break/></text:span><text:span text:style-name="T2060"><text:s text:c="16"/>initPointVer =<text:s/></text:span><text:span text:style-name="T2061">new<text:s/></text:span><text:span text:style-name="T2062">Point(initVer</text:span><text:span text:style-name="T2063">, false</text:span><text:span text:style-name="T2064">)</text:span><text:span text:style-name="T2065">;</text:span><text:span text:style-name="T2066"><text:line-break/></text:span><text:span text:style-name="T2067"><text:s text:c="16"/></text:span><text:span text:style-name="T2068">listOfVe</text:span><text:span text:style-name="T2069">r</text:span><text:span text:style-name="T2070">.push_back(initPointVer)</text:span><text:span text:style-name="T2071">;</text:span><text:span text:style-name="T2072">//формирование списка вершин</text:span><text:span text:style-name="T2073"><text:line-break/></text:span><text:span text:style-name="T2074"><text:s text:c="12"/></text:span><text:span text:style-name="T2075">}</text:span><text:span text:style-name="T2076"><text:line-break/></text:span><text:span text:style-name="T2077"><text:s text:c="12"/></text:span><text:span text:style-name="T2078">if<text:s/></text:span><text:span text:style-name="T2079">(finPointVer ==<text:s/></text:span><text:span text:style-name="T2080">nullptr</text:span><text:span text:style-name="T2081">) {</text:span><text:span text:style-name="T2082"><text:line-break/></text:span><text:span text:style-name="T2083"><text:s text:c="16"/>finPointVer =<text:s/></text:span><text:span text:style-name="T2084">new<text:s/></text:span><text:span text:style-name="T2085">Point(finVer</text:span><text:span text:style-name="T2086">, false</text:span><text:span text:style-name="T2087">)</text:span><text:span text:style-name="T2088">;</text:span><text:span text:style-name="T2089"><text:line-break/></text:span><text:span text:style-name="T2090"><text:s text:c="16"/></text:span><text:span text:style-name="T2091">listOfVer</text:span><text:span text:style-name="T2092">.push_back(finPointVer)</text:span><text:span text:style-name="T2093">;</text:span><text:span text:style-name="T2094"><text:line-break/></text:span><text:span text:style-name="T2095"><text:s text:c="12"/></text:span><text:span text:style-name="T2096">}</text:span><text:span text:style-name="T2097"><text:line-break/></text:span><text:span text:style-name="T2098"><text:s text:c="12"/></text:span><text:span text:style-name="T2099">listOfEdge</text:span><text:span text:style-name="T2100">.emplace_back(initPointVer</text:span><text:span text:style-name="T2101">,<text:s/></text:span><text:span text:style-name="T2102">finPointVer</text:span><text:span text:style-name="T2103">,<text:s/></text:span><text:span text:style-name="T2104">weight)</text:span><text:span text:style-name="T2105">;</text:span><text:span text:style-name="T2106">//формирование списка ребер</text:span><text:span text:style-name="T2107"><text:line-break/></text:span><text:span text:style-name="T2108"><text:s text:c="8"/></text:span><text:span text:style-name="T2109">}</text:span><text:span text:style-name="T2110"><text:line-break/></text:span><text:span text:style-name="T2111"><text:s text:c="8"/></text:span><text:span text:style-name="T2112">for<text:s/></text:span><text:span text:style-name="T2113">(</text:span><text:span text:style-name="T2114">auto<text:s/></text:span><text:span text:style-name="T2115">i :<text:s/></text:span><text:span text:style-name="T2116">listOfVer</text:span><text:span text:style-name="T2117">) {</text:span><text:span text:style-name="T2118"><text:line-break/></text:span><text:span text:style-name="T2119"><text:s text:c="12"/></text:span><text:span text:style-name="T2120">if<text:s/></text:span><text:span text:style-name="T2121">(isCin) {</text:span><text:span text:style-name="T2122"><text:line-break/></text:span><text:span text:style-name="T2123"><text:s text:c="16"/></text:span><text:span text:style-name="T2124">std</text:span><text:span text:style-name="T2125">::cout<text:s/></text:span><text:span text:style-name="T2126">&lt;&lt;<text:s/></text:span><text:span text:style-name="T2127">"Введите эвристическую функцию для вершины "<text:s/></text:span><text:span text:style-name="T2128">&lt;&lt;<text:s/></text:span><text:span text:style-name="T2129">i-&gt;</text:span><text:span text:style-name="T2130">ver<text:s/></text:span><text:span text:style-name="T2131">&lt;&lt;<text:s/></text:span><text:span text:style-name="T2132">"</text:span><text:span text:style-name="T2133">\n</text:span><text:span text:style-name="T2134">"</text:span><text:span text:style-name="T2135">;</text:span><text:span text:style-name="T2136"><text:line-break/></text:span><text:span text:style-name="T2137"><text:s text:c="12"/></text:span><text:span text:style-name="T2138">}</text:span><text:span text:style-name="T2139"><text:line-break/></text:span><text:span text:style-name="T2140"><text:s text:c="12"/>fin<text:s/></text:span><text:span text:style-name="T2141">&gt;&gt;<text:s/></text:span><text:span text:style-name="T2142">i-&gt;</text:span><text:span text:style-name="T2143">heurEst</text:span><text:span text:style-name="T2144">;</text:span><text:span text:style-name="T2145"><text:line-break/></text:span><text:span text:style-name="T2146"><text:s text:c="8"/></text:span><text:span text:style-name="T2147">}</text:span><text:span text:style-name="T2148"><text:line-break/></text:span><text:span text:style-name="T2149"><text:s text:c="4"/>}</text:span><text:span text:style-name="T2150"><text:line-break/></text:span><text:span text:style-name="T2151"><text:line-break/></text:span><text:span text:style-name="T2152"><text:s text:c="4"/></text:span><text:span text:style-name="T2153">Point</text:span><text:span text:style-name="T2154">*<text:s/></text:span><text:span text:style-name="T2155">findVer</text:span><text:span text:style-name="T2156">(</text:span><text:span text:style-name="T2157">Vertical<text:s/></text:span><text:span text:style-name="T2158">vertical) {</text:span><text:span text:style-name="T2159">//поиск структуры вершины по ее названию</text:span><text:span text:style-name="T2160"><text:line-break/></text:span><text:span text:style-name="T2161"><text:s text:c="8"/></text:span><text:span text:style-name="T2162">for<text:s/></text:span><text:span text:style-name="T2163">(</text:span><text:span text:style-name="T2164">auto<text:s/></text:span><text:span text:style-name="T2165">i :<text:s/></text:span><text:span text:style-name="T2166">listOfVer</text:span><text:span text:style-name="T2167">) {</text:span><text:span text:style-name="T2168"><text:line-break/></text:span><text:span text:style-name="T2169"><text:s text:c="12"/></text:span><text:span text:style-name="T2170">if<text:s/></text:span><text:span text:style-name="T2171">(i-&gt;</text:span><text:span text:style-name="T2172">ver<text:s/></text:span><text:span text:style-name="T2173">== vertical) {</text:span><text:span text:style-name="T2174"><text:line-break/></text:span><text:span text:style-name="T2175"><text:s text:c="16"/></text:span><text:span text:style-name="T2176">return<text:s/></text:span><text:span text:style-name="T2177">i</text:span><text:span text:style-name="T2178">;</text:span><text:span text:style-name="T2179"><text:line-break/></text:span><text:span text:style-name="T2180"><text:s text:c="12"/></text:span><text:span text:style-name="T2181">}</text:span><text:span text:style-name="T2182"><text:line-break/></text:span><text:span text:style-name="T2183"><text:s text:c="8"/>}</text:span><text:span text:style-name="T2184"><text:line-break/></text:span><text:span text:style-name="T2185"><text:s text:c="8"/></text:span><text:span text:style-name="T2186">return nullptr;</text:span><text:span text:style-name="T2187"><text:line-break/></text:span><text:span text:style-name="T2188"><text:s text:c="4"/></text:span><text:span text:style-name="T2189">}</text:span><text:span text:style-name="T2190"><text:line-break/></text:span><text:span text:style-name="T2191"><text:line-break/></text:span><text:span text:style-name="T2192"><text:s text:c="4"/></text:span><text:span text:style-name="T2193">void<text:s/></text:span><text:span text:style-name="T2194">showAnswer</text:span><text:span text:style-name="T2195">() {</text:span><text:span text:style-name="T2196">//вывод кратчайшего пути</text:span><text:span text:style-name="T2197"><text:line-break/></text:span><text:span text:style-name="T2198"><text:s text:c="8"/></text:span><text:span text:style-name="T2199">Point</text:span><text:span text:style-name="T2200">* currentPoint = findVer(</text:span><text:span text:style-name="T2201">finDestVer</text:span><text:span text:style-name="T2202">)</text:span><text:span text:style-name="T2203">;</text:span><text:span text:style-name="T2204"><text:line-break/></text:span><text:span text:style-name="T2205"><text:s text:c="8"/></text:span><text:span text:style-name="T2206">std</text:span><text:span text:style-name="T2207">::</text:span><text:span text:style-name="T2208">string<text:s/></text:span><text:span text:style-name="T2209">answer</text:span><text:span text:style-name="T2210">;</text:span><text:span text:style-name="T2211"><text:line-break/></text:span><text:span text:style-name="T2212"><text:s text:c="8"/>while<text:s/></text:span><text:span text:style-name="T2213">(currentPoint !=<text:s/></text:span><text:span text:style-name="T2214">nullptr</text:span><text:span text:style-name="T2215">) {</text:span><text:span text:style-name="T2216"><text:line-break/></text:span><text:span text:style-name="T2217"><text:s text:c="12"/>answer.push_back(currentPoint-&gt;</text:span><text:span text:style-name="T2218">ver</text:span><text:span text:style-name="T2219">)</text:span><text:span text:style-name="T2220">;</text:span><text:span text:style-name="T2221"><text:line-break/></text:span><text:span text:style-name="T2222"><text:s text:c="12"/></text:span><text:span text:style-name="T2223">currentPoint = currentPoint-&gt;</text:span><text:span text:style-name="T2224">parent</text:span><text:span text:style-name="T2225">;</text:span><text:span text:style-name="T2226"><text:line-break/></text:span><text:span text:style-name="T2227"><text:s text:c="8"/></text:span><text:span text:style-name="T2228">}</text:span><text:span text:style-name="T2229"><text:line-break/></text:span><text:span text:style-name="T2230"><text:s text:c="8"/></text:span><text:span text:style-name="T2231">std</text:span><text:span text:style-name="T2232">::cout<text:s/></text:span><text:span text:style-name="T2233">&lt;&lt;<text:s/></text:span><text:span text:style-name="T2234">"Результат работы алгоритма:</text:span><text:span text:style-name="T2235">\n</text:span><text:span text:style-name="T2236">"</text:span><text:span text:style-name="T2237">;</text:span><text:span text:style-name="T2238"><text:line-break/></text:span><text:span text:style-name="T2239"><text:s text:c="8"/>for<text:s/></text:span><text:span text:style-name="T2240">(</text:span><text:span text:style-name="T2241">int<text:s/></text:span><text:span text:style-name="T2242">i = answer.length() -<text:s/></text:span><text:span text:style-name="T2243">1</text:span><text:span text:style-name="T2244">;<text:s/></text:span><text:span text:style-name="T2245">i &gt;=<text:s/></text:span><text:span text:style-name="T2246">0</text:span><text:span text:style-name="T2247">;</text:span><text:span text:style-name="T2248">i--) {</text:span><text:span text:style-name="T2249"><text:line-break/></text:span><text:span text:style-name="T2250"><text:s text:c="12"/></text:span><text:span text:style-name="T2251">std</text:span><text:span text:style-name="T2252">::cout<text:s/></text:span><text:span text:style-name="T2253">&lt;&lt;<text:s/></text:span><text:span text:style-name="T2254">answer</text:span><text:span text:style-name="T2255">[</text:span><text:span text:style-name="T2256">i</text:span><text:span text:style-name="T2257">]</text:span><text:span text:style-name="T2258">;</text:span><text:span text:style-name="T2259"><text:line-break/></text:span><text:span text:style-name="T2260"><text:s text:c="8"/></text:span><text:span text:style-name="T2261">}</text:span><text:span text:style-name="T2262"><text:line-break/></text:span><text:span text:style-name="T2263"><text:s text:c="8"/></text:span><text:span text:style-name="T2264">std</text:span><text:span text:style-name="T2265">::cout<text:s/></text:span><text:span text:style-name="T2266">&lt;&lt;<text:s/></text:span><text:span text:style-name="T2267">"</text:span><text:span text:style-name="T2268">\n</text:span><text:span text:style-name="T2269">"</text:span><text:span text:style-name="T2270">;</text:span><text:span text:style-name="T2271"><text:line-break/></text:span><text:span text:style-name="T2272"><text:s text:c="4"/></text:span><text:span text:style-name="T2273">}</text:span><text:span text:style-name="T2274"><text:line-break/></text:span><text:span text:style-name="T2275"><text:line-break/></text:span><text:span text:style-name="T2276"><text:s text:c="4"/></text:span><text:span text:style-name="T2277">void<text:s/></text:span><text:span text:style-name="T2278">showListOfNotVisitedVerAndHeur</text:span><text:span text:style-name="T2279">() {</text:span><text:span text:style-name="T2280">//вывод списка непосещенных вершин и ее характеристик</text:span><text:span text:style-name="T2281"><text:line-break/></text:span><text:span text:style-name="T2282"><text:s text:c="8"/></text:span><text:span text:style-name="T2283">std</text:span><text:span text:style-name="T2284">::cout<text:s/></text:span><text:span text:style-name="T2285">&lt;&lt;<text:s/></text:span><text:span text:style-name="T2286">"Список непосещенных вершин:</text:span><text:span text:style-name="T2287">\n</text:span><text:span text:style-name="T2288">вершина эвриситическая оценка вес</text:span><text:span text:style-name="T2289">\n</text:span><text:span text:style-name="T2290">"</text:span><text:span text:style-name="T2291">;</text:span><text:span text:style-name="T2292"><text:line-break/></text:span><text:span text:style-name="T2293"><text:s text:c="8"/>for<text:s/></text:span><text:span text:style-name="T2294">(</text:span><text:span text:style-name="T2295">auto<text:s/></text:span><text:span text:style-name="T2296">i :<text:s/></text:span><text:span text:style-name="T2297">listOfVer</text:span><text:span text:style-name="T2298">) {</text:span><text:span text:style-name="T2299"><text:line-break/></text:span><text:span text:style-name="T2300"><text:s text:c="12"/></text:span><text:span text:style-name="T2301">if<text:s/></text:span><text:span text:style-name="T2302">(!i-&gt;</text:span><text:span text:style-name="T2303">isVisited</text:span><text:span text:style-name="T2304">) {</text:span><text:span text:style-name="T2305"><text:line-break/></text:span><text:span text:style-name="T2306"><text:s text:c="16"/></text:span><text:span text:style-name="T2307">std</text:span><text:span text:style-name="T2308">::cout<text:s/></text:span><text:span text:style-name="T2309">&lt;&lt;<text:s/></text:span><text:span text:style-name="T2310">i-&gt;</text:span><text:span text:style-name="T2311">ver<text:s/></text:span><text:span text:style-name="T2312">&lt;&lt;<text:s/></text:span><text:span text:style-name="T2313">" "<text:s/></text:span><text:span text:style-name="T2314">&lt;&lt;<text:s/></text:span><text:span text:style-name="T2315">i-&gt;</text:span><text:span text:style-name="T2316">heurEst<text:s/></text:span><text:span text:style-name="T2317">&lt;&lt;<text:s/></text:span><text:span text:style-name="T2318">" "<text:s/></text:span><text:span text:style-name="T2319">&lt;&lt;<text:s/></text:span><text:span text:style-name="T2320">i-&gt;</text:span><text:span text:style-name="T2321">wei<text:s/></text:span><text:span text:style-name="T2322">&lt;&lt;<text:s/></text:span><text:span text:style-name="T2323">"</text:span><text:span text:style-name="T2324">\n</text:span><text:span text:style-name="T2325">"</text:span><text:span text:style-name="T2326">;</text:span><text:span text:style-name="T2327"><text:line-break/></text:span><text:span text:style-name="T2328"><text:s text:c="12"/></text:span><text:span text:style-name="T2329">}</text:span><text:span text:style-name="T2330"><text:line-break/></text:span><text:span text:style-name="T2331"><text:s text:c="8"/>}</text:span><text:span text:style-name="T2332"><text:line-break/></text:span><text:span text:style-name="T2333"><text:s text:c="8"/></text:span><text:span text:style-name="T2334">std</text:span><text:span text:style-name="T2335">::cout<text:s/></text:span><text:span text:style-name="T2336">&lt;&lt;<text:s/></text:span><text:span text:style-name="T2337">"Конец списка.</text:span><text:span text:style-name="T2338">\n</text:span><text:span text:style-name="T2339">"</text:span><text:span text:style-name="T2340">;</text:span><text:span text:style-name="T2341"><text:line-break/></text:span><text:span text:style-name="T2342"><text:s text:c="4"/></text:span><text:span text:style-name="T2343">}</text:span><text:span text:style-name="T2344"><text:line-break/></text:span><text:span text:style-name="T2345"><text:line-break/></text:span><text:span text:style-name="T2346"><text:s text:c="4"/></text:span><text:span text:style-name="T2347">void<text:s/></text:span><text:span text:style-name="T2348">defineWeightAndHeur</text:span><text:span text:style-name="T2349">(</text:span><text:span text:style-name="T2350">Point</text:span><text:span text:style-name="T2351">* currentPoint) {</text:span><text:span text:style-name="T2352">//определение эвристической оценки и веса от<text:s/></text:span><text:span text:style-name="T2353">начальной вершины до текущей для смежных вершин</text:span><text:span text:style-name="T2354"><text:line-break/></text:span><text:span text:style-name="T2355"><text:s text:c="8"/></text:span><text:span text:style-name="T2356">std</text:span><text:span text:style-name="T2357">::cout<text:s/></text:span><text:span text:style-name="T2358">&lt;&lt;<text:s/></text:span><text:span text:style-name="T2359">"Считаем вес для смежных вершин</text:span><text:span text:style-name="T2360">\n</text:span><text:span text:style-name="T2361">"</text:span><text:span text:style-name="T2362">;</text:span><text:span text:style-name="T2363"><text:line-break/></text:span><text:span text:style-name="T2364"><text:s text:c="8"/>for<text:s/></text:span><text:span text:style-name="T2365">(</text:span><text:span text:style-name="T2366">auto<text:s/></text:span><text:span text:style-name="T2367">i :<text:s/></text:span><text:span text:style-name="T2368">listOfEdge</text:span><text:span text:style-name="T2369">) {</text:span><text:span text:style-name="T2370"><text:line-break/></text:span><text:span text:style-name="T2371"><text:s text:c="12"/></text:span><text:span text:style-name="T2372">if<text:s/></text:span><text:span text:style-name="T2373">(i.</text:span><text:span text:style-name="T2374">initVer<text:s/></text:span><text:span text:style-name="T2375">== currentPoint) {</text:span><text:span text:style-name="T2376"><text:line-break/></text:span><text:span text:style-name="T2377"><text:s text:c="16"/></text:span><text:span text:style-name="T2378">if<text:s/></text:span><text:span text:style-name="T2379">(i.</text:span><text:span text:style-name="T2380">finVer</text:span><text:span text:style-name="T2381">-&gt;</text:span><text:span text:style-name="T2382">wei<text:s/></text:span><text:span text:style-name="T2383">&gt;</text:span><text:span text:style-name="T2384"><text:s/>i.</text:span><text:span text:style-name="T2385">weightVer<text:s/></text:span><text:span text:style-name="T2386">+ currentPoint-&gt;</text:span><text:span text:style-name="T2387">wei<text:s/></text:span><text:span text:style-name="T2388">|| i.</text:span><text:span text:style-name="T2389">finVer</text:span><text:span text:style-name="T2390">-&gt;</text:span><text:span text:style-name="T2391">wei<text:s/></text:span><text:span text:style-name="T2392">==<text:s/></text:span><text:span text:style-name="T2393">0</text:span><text:span text:style-name="T2394">) {</text:span><text:span text:style-name="T2395">//при меньшей сумме характеристик вершины или их отсутствии присвоим подсчитанные раннее</text:span><text:span text:style-name="T2396"><text:line-break/></text:span><text:span text:style-name="T2397"><text:s text:c="20"/></text:span><text:span text:style-name="T2398">i.</text:span><text:span text:style-name="T2399">finVer</text:span><text:span text:style-name="T2400">-&gt;</text:span><text:span text:style-name="T2401">wei<text:s/></text:span><text:span text:style-name="T2402">= i.</text:span><text:span text:style-name="T2403">weightVer<text:s/></text:span><text:span text:style-name="T2404">+ currentPoint-&gt;</text:span><text:span text:style-name="T2405">wei</text:span><text:span text:style-name="T2406">;</text:span><text:span text:style-name="T2407"><text:line-break/></text:span><text:span text:style-name="T2408"><text:s text:c="20"/></text:span><text:span text:style-name="T2409">i.</text:span><text:span text:style-name="T2410">finVer</text:span><text:span text:style-name="T2411">-&gt;</text:span><text:span text:style-name="T2412">isVisited<text:s/></text:span><text:span text:style-name="T2413">=</text:span><text:span text:style-name="T2414"><text:s/></text:span><text:span text:style-name="T2415">false;</text:span><text:span text:style-name="T2416"><text:line-break/></text:span><text:span text:style-name="T2417"><text:s text:c="20"/></text:span><text:span text:style-name="T2418">std</text:span><text:span text:style-name="T2419">::cout<text:s/></text:span><text:span text:style-name="T2420">&lt;&lt;<text:s/></text:span><text:span text:style-name="T2421">"Вес ребер от начальной до текущей для вершины "<text:s/></text:span><text:span text:style-name="T2422">&lt;&lt;<text:s/></text:span><text:span text:style-name="T2423">i.</text:span><text:span text:style-name="T2424">finVer</text:span><text:span text:style-name="T2425">-&gt;</text:span><text:span text:style-name="T2426">ver<text:s/></text:span><text:span text:style-name="T2427">&lt;&lt;<text:s/></text:span><text:span text:style-name="T2428">" посчитан: "<text:s/></text:span><text:span text:style-name="T2429">&lt;&lt;<text:s/></text:span><text:span text:style-name="T2430">i.</text:span><text:span text:style-name="T2431">finVer</text:span><text:span text:style-name="T2432">-&gt;</text:span><text:span text:style-name="T2433">wei<text:s/></text:span><text:span text:style-name="T2434">&lt;&lt;<text:s/></text:span><text:span text:style-name="T2435">"</text:span><text:span text:style-name="T2436">\n</text:span><text:span text:style-name="T2437">"</text:span><text:span text:style-name="T2438">;</text:span><text:span text:style-name="T2439"><text:line-break/></text:span><text:span text:style-name="T2440"><text:s text:c="16"/></text:span><text:span text:style-name="T2441">}</text:span><text:span text:style-name="T2442"><text:line-break/></text:span><text:span text:style-name="T2443"><text:s text:c="12"/>}</text:span><text:span text:style-name="T2444"><text:line-break/></text:span><text:span text:style-name="T2445"><text:s text:c="8"/>}</text:span><text:span text:style-name="T2446"><text:line-break/></text:span><text:span text:style-name="T2447"><text:s text:c="4"/>}</text:span><text:span text:style-name="T2448"><text:line-break/></text:span><text:span text:style-name="T2449"><text:line-break/></text:span><text:span text:style-name="T2450"><text:s text:c="4"/></text:span><text:span text:style-name="T2451">Point</text:span><text:span text:style-name="T2452">*<text:s/></text:span><text:span text:style-name="T2453">findNextVertical</text:span><text:span text:style-name="T2454">() {</text:span><text:span text:style-name="T2455">//поиск следующей вершины<text:s/></text:span><text:span text:style-name="T2456">с наименьшими характеристиками</text:span><text:span text:style-name="T2457"><text:line-break/></text:span><text:span text:style-name="T2458"><text:s text:c="8"/></text:span><text:span text:style-name="T2459">Point</text:span><text:span text:style-name="T2460">* min =<text:s/></text:span><text:span text:style-name="T2461">nullptr;</text:span><text:span text:style-name="T2462"><text:line-break/></text:span><text:span text:style-name="T2463"><text:s text:c="8"/></text:span><text:span text:style-name="T2464">std</text:span><text:span text:style-name="T2465">::cout<text:s/></text:span><text:span text:style-name="T2466">&lt;&lt;<text:s/></text:span><text:span text:style-name="T2467">"Выбирается вершина с наименьшей суммой эвристической оценки и веса ребер от начальной вершины до текущей</text:span><text:span text:style-name="T2468">\n</text:span><text:span text:style-name="T2469">"</text:span><text:span text:style-name="T2470">;</text:span><text:span text:style-name="T2471"><text:line-break/></text:span><text:span text:style-name="T2472"><text:s text:c="8"/>for<text:s/></text:span><text:span text:style-name="T2473">(</text:span><text:span text:style-name="T2474">auto<text:s/></text:span><text:span text:style-name="T2475">i :<text:s/></text:span><text:span text:style-name="T2476">listOfVer</text:span><text:span text:style-name="T2477">) {</text:span><text:span text:style-name="T2478"><text:line-break/></text:span><text:span text:style-name="T2479"><text:s text:c="12"/></text:span><text:span text:style-name="T2480">if<text:s/></text:span><text:span text:style-name="T2481">((min ==<text:s/></text:span><text:span text:style-name="T2482">nullptr<text:s/></text:span><text:span text:style-name="T2483">|| (min-&gt;</text:span><text:span text:style-name="T2484">heurEst<text:s/></text:span><text:span text:style-name="T2485">+ min-&gt;</text:span><text:span text:style-name="T2486">wei</text:span><text:span text:style-name="T2487">) &gt; (i-&gt;</text:span><text:span text:style-name="T2488">heurEst<text:s/></text:span><text:span text:style-name="T2489">+ i-&gt;</text:span><text:span text:style-name="T2490">wei</text:span><text:span text:style-name="T2491">) ||</text:span><text:span text:style-name="T2492"><text:line-break/></text:span><text:span text:style-name="T2493"><text:s text:c="17"/>(min-&gt;</text:span><text:span text:style-name="T2494">heurEst<text:s/></text:span><text:span text:style-name="T2495">+ min-&gt;</text:span><text:span text:style-name="T2496">wei</text:span><text:span text:style-name="T2497">) == (i-&gt;</text:span><text:span text:style-name="T2498">heurEst<text:s/></text:span><text:span text:style-name="T2499">+ i-&gt;</text:span><text:span text:style-name="T2500">wei</text:span><text:span text:style-name="T2501">) &amp;&amp; i-&gt;</text:span><text:span text:style-name="T2502">heurEst<text:s/></text:span><text:span text:style-name="T2503">&lt; min-&gt;</text:span><text:span text:style-name="T2504">heurEst</text:span><text:span text:style-name="T2505">) &amp;&amp;</text:span><text:span text:style-name="T2506"><text:line-break/></text:span><text:span text:style-name="T2507"><text:s text:c="16"/>!i-&gt;</text:span><text:span text:style-name="T2508">isVisited<text:s/></text:span><text:span text:style-name="T2509">&amp;&amp; !(i-&gt;</text:span><text:span text:style-name="T2510">wei<text:s/></text:span><text:span text:style-name="T2511">==<text:s/></text:span><text:span text:style-name="T2512">0</text:span><text:span text:style-name="T2513">)) {</text:span><text:span text:style-name="T2514">//при равенстве сумм характеристик вершин</text:span><text:span text:style-name="T2515"><text:s/>выбирается та, у которой эвристическая оценка меньше</text:span><text:span text:style-name="T2516"><text:line-break/></text:span><text:span text:style-name="T2517"><text:s text:c="16"/></text:span><text:span text:style-name="T2518">min = i</text:span><text:span text:style-name="T2519">;</text:span><text:span text:style-name="T2520"><text:line-break/></text:span><text:span text:style-name="T2521"><text:s text:c="12"/></text:span><text:span text:style-name="T2522">}</text:span><text:span text:style-name="T2523"><text:line-break/></text:span><text:span text:style-name="T2524"><text:s text:c="8"/>}</text:span><text:span text:style-name="T2525"><text:line-break/></text:span><text:span text:style-name="T2526"><text:s text:c="8"/></text:span><text:span text:style-name="T2527">std</text:span><text:span text:style-name="T2528">::cout<text:s/></text:span><text:span text:style-name="T2529">&lt;&lt;<text:s/></text:span><text:span text:style-name="T2530">"Наименьшая вершина "<text:s/></text:span><text:span text:style-name="T2531">&lt;&lt;<text:s/></text:span><text:span text:style-name="T2532">min-&gt;</text:span><text:span text:style-name="T2533">ver<text:s/></text:span><text:span text:style-name="T2534">&lt;&lt;<text:s/></text:span><text:span text:style-name="T2535">" с "<text:s/></text:span><text:span text:style-name="T2536">&lt;&lt;<text:s/></text:span><text:span text:style-name="T2537">min-&gt;</text:span><text:span text:style-name="T2538">heurEst<text:s/></text:span><text:span text:style-name="T2539">+ min-&gt;</text:span><text:span text:style-name="T2540">wei<text:s/></text:span><text:span text:style-name="T2541">&lt;&lt;<text:s/></text:span><text:span text:style-name="T2542">"</text:span><text:span text:style-name="T2543">\n</text:span><text:span text:style-name="T2544">"</text:span><text:span text:style-name="T2545">;</text:span><text:span text:style-name="T2546"><text:line-break/></text:span><text:span text:style-name="T2547"><text:s text:c="8"/>return<text:s/></text:span><text:span text:style-name="T2548">min</text:span><text:span text:style-name="T2549">;</text:span><text:span text:style-name="T2550"><text:line-break/></text:span><text:span text:style-name="T2551"><text:s text:c="4"/></text:span><text:span text:style-name="T2552">}</text:span><text:span text:style-name="T2553"><text:line-break/></text:span><text:span text:style-name="T2554"><text:s text:c="4"/></text:span><text:span text:style-name="T2555">Point</text:span><text:span text:style-name="T2556">*<text:s/></text:span><text:span text:style-name="T2557">defineNextCurrentVer</text:span><text:span text:style-name="T2558">(</text:span><text:span text:style-name="T2559">Point</text:span><text:span text:style-name="T2560">* min) {</text:span><text:span text:style-name="T2561">//определение следующей рассматриваемой вершины</text:span><text:span text:style-name="T2562"><text:line-break/></text:span><text:span text:style-name="T2563"><text:s text:c="8"/></text:span><text:span text:style-name="T2564">for<text:s/></text:span><text:span text:style-name="T2565">(</text:span><text:span text:style-name="T2566">auto<text:s/></text:span><text:span text:style-name="T2567">i :<text:s/></text:span><text:span text:style-name="T2568">listOfEdge</text:span><text:span text:style-name="T2569">) {</text:span><text:span text:style-name="T2570"><text:line-break/></text:span><text:span text:style-name="T2571"><text:s text:c="12"/></text:span><text:span text:style-name="T2572">if<text:s/></text:span><text:span text:style-name="T2573">(!i.</text:span><text:span text:style-name="T2574">finVer</text:span><text:span text:style-name="T2575">-&gt;</text:span><text:span text:style-name="T2576">isVisited<text:s/></text:span><text:span text:style-name="T2577">&amp;&amp; i.</text:span><text:span text:style-name="T2578">finVer</text:span><text:span text:style-name="T2579">-&gt;</text:span><text:span text:style-name="T2580">ver<text:s/></text:span><text:span text:style-name="T2581">== min-&gt;</text:span><text:span text:style-name="T2582">ver<text:s/></text:span><text:span text:style-name="T2583">&amp;&amp; min-&gt;</text:span><text:span text:style-name="T2584">wei<text:s/></text:span><text:span text:style-name="T2585">== i.</text:span><text:span text:style-name="T2586">initVer</text:span><text:span text:style-name="T2587">-&gt;</text:span><text:span text:style-name="T2588">wei<text:s/></text:span><text:span text:style-name="T2589">+ i.</text:span><text:span text:style-name="T2590">weightVer</text:span><text:span text:style-name="T2591">) {</text:span><text:span text:style-name="T2592">//находим начальную вершин</text:span><text:span text:style-name="T2593">у ребра для построения пути</text:span><text:span text:style-name="T2594"><text:line-break/></text:span><text:span text:style-name="T2595"><text:s text:c="16"/></text:span><text:span text:style-name="T2596">std</text:span><text:span text:style-name="T2597">::cout<text:s/></text:span><text:span text:style-name="T2598">&lt;&lt;<text:s/></text:span><text:span text:style-name="T2599">"Выбранная часть пути:</text:span><text:span text:style-name="T2600">\n</text:span><text:span text:style-name="T2601">"</text:span><text:span text:style-name="T2602">;</text:span><text:span text:style-name="T2603"><text:line-break/></text:span><text:span text:style-name="T2604"><text:s text:c="16"/></text:span><text:span text:style-name="T2605">std</text:span><text:span text:style-name="T2606">::cout<text:s/></text:span><text:span text:style-name="T2607">&lt;&lt;<text:s/></text:span><text:span text:style-name="T2608">i.</text:span><text:span text:style-name="T2609">initVer</text:span><text:span text:style-name="T2610">-&gt;</text:span><text:span text:style-name="T2611">ver<text:s/></text:span><text:span text:style-name="T2612">&lt;&lt;<text:s/></text:span><text:span text:style-name="T2613">" "<text:s/></text:span><text:span text:style-name="T2614">&lt;&lt;<text:s/></text:span><text:span text:style-name="T2615">min-&gt;</text:span><text:span text:style-name="T2616">ver<text:s/></text:span><text:span text:style-name="T2617">&lt;&lt;<text:s/></text:span><text:span text:style-name="T2618">"</text:span><text:span text:style-name="T2619">\n</text:span><text:span text:style-name="T2620">"</text:span><text:span text:style-name="T2621">;</text:span><text:span text:style-name="T2622"><text:line-break/></text:span><text:span text:style-name="T2623"><text:s text:c="16"/></text:span><text:span text:style-name="T2624">min-&gt;</text:span><text:span text:style-name="T2625">parent<text:s/></text:span><text:span text:style-name="T2626">= i.</text:span><text:span text:style-name="T2627">initVer</text:span><text:span text:style-name="T2628">;</text:span><text:span text:style-name="T2629"><text:line-break/></text:span><text:span text:style-name="T2630"><text:s text:c="16"/>break;</text:span><text:span text:style-name="T2631"><text:line-break/></text:span><text:span text:style-name="T2632"><text:s text:c="12"/></text:span><text:span text:style-name="T2633">}</text:span><text:span text:style-name="T2634"><text:line-break/></text:span><text:span text:style-name="T2635"><text:s text:c="8"/>}</text:span><text:span text:style-name="T2636"><text:line-break/></text:span><text:span text:style-name="T2637"><text:s text:c="8"/></text:span><text:span text:style-name="T2638">return<text:s/></text:span><text:span text:style-name="T2639">min</text:span><text:span text:style-name="T2640">;</text:span><text:span text:style-name="T2641"><text:line-break/></text:span><text:span text:style-name="T2642"><text:s text:c="4"/></text:span><text:span text:style-name="T2643">}</text:span><text:span text:style-name="T2644"><text:line-break/></text:span><text:span text:style-name="T2645"><text:line-break/></text:span><text:span text:style-name="T2646"><text:s text:c="4"/></text:span><text:span text:style-name="T2647">void<text:s/></text:span><text:span text:style-name="T2648">doAlgoritmA</text:span><text:span text:style-name="T2649">() {</text:span><text:span text:style-name="T2650">//построение кратчайшего пути с помощью метода А*</text:span><text:span text:style-name="T2651"><text:line-break/></text:span><text:span text:style-name="T2652"><text:s text:c="8"/></text:span><text:span text:style-name="T2653">Point<text:s/></text:span><text:span text:style-name="T2654">*currentPoint = findVer(</text:span><text:span text:style-name="T2655">initDestVer</text:span><text:span text:style-name="T2656">)</text:span><text:span text:style-name="T2657">;</text:span><text:span text:style-name="T2658"><text:line-break/></text:span><text:span text:style-name="T2659"><text:s text:c="8"/>while<text:s/></text:span><text:span text:style-name="T2660">(currentPoint-&gt;</text:span><text:span text:style-name="T2661">ver<text:s/></text:span><text:span text:style-name="T2662">!=<text:s/></text:span><text:span text:style-name="T2663">finDestVer</text:span><text:span text:style-name="T2664">) {</text:span><text:span text:style-name="T2665">//пока рассматриваемая вершина не окажется конечной</text:span><text:span text:style-name="T2666"><text:line-break/></text:span><text:span text:style-name="T2667"><text:s text:c="12"/></text:span><text:span text:style-name="T2668">currentPoint-&gt;</text:span><text:span text:style-name="T2669">isVisited<text:s/></text:span><text:span text:style-name="T2670">=<text:s/></text:span><text:span text:style-name="T2671">true;</text:span><text:span text:style-name="T2672">//отмечаем рассмотренную вершину</text:span><text:span text:style-name="T2673"><text:line-break/></text:span><text:span text:style-name="T2674"><text:s text:c="12"/></text:span><text:span text:style-name="T2675">std</text:span><text:span text:style-name="T2676">::cout<text:s/></text:span><text:span text:style-name="T2677">&lt;&lt;<text:s/></text:span><text:span text:style-name="T2678">"Рассматриваемая вершина "<text:s/></text:span><text:span text:style-name="T2679">&lt;&lt;<text:s/></text:span><text:span text:style-name="T2680">currentPoint-&gt;</text:span><text:span text:style-name="T2681">ver<text:s/></text:span><text:span text:style-name="T2682">&lt;&lt;<text:s/></text:span><text:span text:style-name="T2683">"</text:span><text:span text:style-name="T2684">\n</text:span><text:span text:style-name="T2685">"</text:span><text:span text:style-name="T2686">;</text:span><text:span text:style-name="T2687"><text:line-break/></text:span><text:span text:style-name="T2688"><text:s text:c="12"/></text:span><text:span text:style-name="T2689">defineWeightAndHeur(currentPoint)</text:span><text:span text:style-name="T2690">;</text:span><text:span text:style-name="T2691"><text:line-break/></text:span><text:span text:style-name="T2692"><text:s text:c="12"/></text:span><text:span text:style-name="T2693">showListOfNotVisitedVerAndHeur()</text:span><text:span text:style-name="T2694">;</text:span><text:span text:style-name="T2695"><text:line-break/></text:span><text:span text:style-name="T2696"><text:s text:c="5"/></text:span><text:span text:style-name="T2697"><text:s text:c="7"/></text:span><text:span text:style-name="T2698">Point<text:s/></text:span><text:span text:style-name="T2699">*min = findNextVertical()</text:span><text:span text:style-name="T2700">;</text:span><text:span text:style-name="T2701"><text:line-break/></text:span><text:span text:style-name="T2702"><text:s text:c="12"/></text:span><text:span text:style-name="T2703">currentPoint = defineNextCurrentVer(min)</text:span><text:span text:style-name="T2704">;</text:span><text:span text:style-name="T2705"><text:line-break/></text:span><text:span text:style-name="T2706"><text:s text:c="8"/></text:span><text:span text:style-name="T2707">}</text:span><text:span text:style-name="T2708"><text:line-break/></text:span><text:span text:style-name="T2709"><text:s text:c="4"/>}</text:span><text:span text:style-name="T2710"><text:line-break/></text:span><text:span text:style-name="T2711">}</text:span><text:span text:style-name="T2712">;</text:span><text:span text:style-name="T2713"><text:line-break/></text:span><text:span text:style-name="T2714"><text:line-break/></text:span><text:span text:style-name="T2715">int<text:s/></text:span><text:span text:style-name="T2716">main</text:span><text:span text:style-name="T2717">() {</text:span><text:span text:style-name="T2718"><text:line-break/></text:span><text:span text:style-name="T2719"><text:s text:c="4"/></text:span><text:span text:style-name="T2720">char<text:s/></text:span><text:span text:style-name="T2721">answ =<text:s/></text:span><text:span text:style-name="T2722">'y'</text:span><text:span text:style-name="T2723">;</text:span><text:span text:style-name="T2724"><text:line-break/></text:span><text:span text:style-name="T2725"><text:s text:c="4"/>while<text:s/></text:span><text:span text:style-name="T2726">(answ ==<text:s/></text:span><text:span text:style-name="T2727">'y'</text:span><text:span text:style-name="T2728">) {</text:span><text:span text:style-name="T2729"><text:line-break/></text:span><text:span text:style-name="T2730"><text:s text:c="8"/></text:span><text:span text:style-name="T2731">std</text:span><text:span text:style-name="T2732">::cout<text:s/></text:span><text:span text:style-name="T2733">&lt;&lt;<text:s/></text:span><text:span text:style-name="T2734">"Хотите считать данные из файла или ввести<text:s/></text:span><text:span text:style-name="T2735">самостоятельно?(1/2)</text:span><text:span text:style-name="T2736">\n</text:span><text:span text:style-name="T2737">"</text:span><text:span text:style-name="T2738">;</text:span><text:span text:style-name="T2739"><text:line-break/></text:span><text:span text:style-name="T2740"><text:s text:c="8"/></text:span><text:span text:style-name="T2741">std</text:span><text:span text:style-name="T2742">::cin<text:s/></text:span><text:span text:style-name="T2743">&gt;&gt;<text:s/></text:span><text:span text:style-name="T2744">answ</text:span><text:span text:style-name="T2745">;</text:span><text:span text:style-name="T2746"><text:line-break/></text:span><text:span text:style-name="T2747"><text:s text:c="8"/></text:span><text:span text:style-name="T2748">Vertical<text:s/></text:span><text:span text:style-name="T2749">initDestVer</text:span><text:span text:style-name="T2750">,<text:s/></text:span><text:span text:style-name="T2751">finDestVer</text:span><text:span text:style-name="T2752">;</text:span><text:span text:style-name="T2753"><text:line-break/></text:span><text:span text:style-name="T2754"><text:s text:c="8"/></text:span><text:span text:style-name="T2755">std</text:span><text:span text:style-name="T2756">::</text:span><text:span text:style-name="T2757">ifstream<text:s/></text:span><text:span text:style-name="T2758">fin(</text:span><text:span text:style-name="T2759">"test2.txt"</text:span><text:span text:style-name="T2760">)</text:span><text:span text:style-name="T2761">;</text:span><text:span text:style-name="T2762"><text:line-break/></text:span><text:span text:style-name="T2763"><text:s text:c="8"/>if<text:s/></text:span><text:span text:style-name="T2764">(answ ==<text:s/></text:span><text:span text:style-name="T2765">'2'</text:span><text:span text:style-name="T2766">) {</text:span><text:span text:style-name="T2767"><text:line-break/></text:span><text:span text:style-name="T2768"><text:s text:c="12"/></text:span><text:span text:style-name="T2769">std</text:span><text:span text:style-name="T2770">::cout<text:s/></text:span><text:span text:style-name="T2771">&lt;&lt;<text:s/></text:span><text:span text:style-name="T2772">"Введите начальную и конечную вершину</text:span><text:span text:style-name="T2773">\n</text:span><text:span text:style-name="T2774">"</text:span><text:span text:style-name="T2775">;</text:span><text:span text:style-name="T2776"><text:line-break/></text:span><text:span text:style-name="T2777"><text:s text:c="12"/></text:span><text:span text:style-name="T2778">std</text:span><text:span text:style-name="T2779">::cin<text:s/></text:span><text:span text:style-name="T2780">&gt;&gt;<text:s/></text:span><text:span text:style-name="T2781">initDestVer<text:s/></text:span><text:span text:style-name="T2782">&gt;&gt;<text:s/></text:span><text:span text:style-name="T2783">finDestVer</text:span><text:span text:style-name="T2784">;</text:span><text:span text:style-name="T2785"><text:line-break/></text:span><text:span text:style-name="T2786"><text:s text:c="8"/></text:span><text:span text:style-name="T2787">}<text:s/></text:span><text:span text:style-name="T2788">else<text:s/></text:span><text:span text:style-name="T2789">{</text:span><text:span text:style-name="T2790"><text:line-break/></text:span><text:span text:style-name="T2791"><text:s text:c="12"/>fin<text:s/></text:span><text:span text:style-name="T2792">&gt;&gt;<text:s/></text:span><text:span text:style-name="T2793">initDestVer<text:s/></text:span><text:span text:style-name="T2794">&gt;&gt;<text:s/></text:span><text:span text:style-name="T2795">finDestVer</text:span><text:span text:style-name="T2796">;</text:span><text:span text:style-name="T2797"><text:line-break/></text:span><text:span text:style-name="T2798"><text:s text:c="8"/></text:span><text:span text:style-name="T2799">}</text:span><text:span text:style-name="T2800"><text:line-break/></text:span><text:span text:style-name="T2801"><text:s text:c="8"/></text:span><text:span text:style-name="T2802">auto<text:s/></text:span><text:span text:style-name="T2803">answer =<text:s/></text:span><text:span text:style-name="T2804">new<text:s/></text:span><text:span text:style-name="T2805">PathSearching(initDestVer</text:span><text:span text:style-name="T2806">,<text:s/></text:span><text:span text:style-name="T2807">finDestVer)</text:span><text:span text:style-name="T2808">;</text:span><text:span text:style-name="T2809"><text:line-break/></text:span><text:span text:style-name="T2810"><text:s text:c="8"/>if<text:s/></text:span><text:span text:style-name="T2811">(answ ==<text:s/></text:span><text:span text:style-name="T2812">'2'</text:span><text:span text:style-name="T2813">) {</text:span><text:span text:style-name="T2814"><text:line-break/></text:span><text:span text:style-name="T2815"><text:s text:c="12"/></text:span><text:span text:style-name="T2816">std</text:span><text:span text:style-name="T2817">::cout<text:s/></text:span><text:span text:style-name="T2818">&lt;&lt;<text:s/></text:span><text:span text:style-name="T2819">"Введите ребра и вес</text:span><text:span text:style-name="T2820">\n</text:span><text:span text:style-name="T2821">"</text:span><text:span text:style-name="T2822">;</text:span><text:span text:style-name="T2823"><text:line-break/></text:span><text:span text:style-name="T2824"><text:s text:c="12"/></text:span><text:span text:style-name="T2825">answer-&gt;readEdgeAndVer(</text:span><text:span text:style-name="T2826">std</text:span><text:span text:style-name="T2827">::cin</text:span><text:span text:style-name="T2828">, true</text:span><text:span text:style-name="T2829">)</text:span><text:span text:style-name="T2830">;</text:span><text:span text:style-name="T2831"><text:line-break/></text:span><text:span text:style-name="T2832"><text:s text:c="8"/></text:span><text:span text:style-name="T2833">}<text:s/></text:span><text:span text:style-name="T2834">else<text:s/></text:span><text:span text:style-name="T2835">answer-&gt;readEdgeAndVer(fin</text:span><text:span text:style-name="T2836">, false</text:span><text:span text:style-name="T2837">)</text:span><text:span text:style-name="T2838">;</text:span><text:span text:style-name="T2839"><text:line-break/></text:span><text:span text:style-name="T2840"><text:s text:c="8"/></text:span><text:span text:style-name="T2841">fin.close()</text:span><text:span text:style-name="T2842">;</text:span><text:span text:style-name="T2843"><text:line-break/></text:span><text:span text:style-name="T2844"><text:s text:c="8"/></text:span><text:span text:style-name="T2845">answer-&gt;doAlgoritmA()</text:span><text:span text:style-name="T2846">;</text:span><text:span text:style-name="T2847"><text:line-break/></text:span><text:span text:style-name="T2848"><text:s text:c="8"/></text:span><text:span text:style-name="T2849">answer-&gt;showAnswer()</text:span><text:span text:style-name="T2850">;</text:span><text:span text:style-name="T2851"><text:line-break/></text:span><text:span text:style-name="T2852"><text:s text:c="8"/></text:span><text:span text:style-name="T2853">std</text:span><text:span text:style-name="T2854">::cout<text:s/></text:span><text:span text:style-name="T2855">&lt;&lt;<text:s/></text:span><text:span text:style-name="T2856">"Хотите продолжить?(y/n)</text:span><text:span text:style-name="T2857">\n</text:span><text:span text:style-name="T2858">"</text:span><text:span text:style-name="T2859">;</text:span><text:span text:style-name="T2860"><text:line-break/></text:span><text:span text:style-name="T2861"><text:s text:c="8"/></text:span><text:span text:style-name="T2862">std</text:span><text:span text:style-name="T2863">::cin<text:s/></text:span><text:span text:style-name="T2864">&gt;&gt;<text:s/></text:span><text:span text:style-name="T2865">answ</text:span><text:span text:style-name="T2866">;</text:span><text:span text:style-name="T2867"><text:line-break/></text:span><text:span text:style-name="T2868"><text:s text:c="4"/></text:span><text:span text:style-name="T2869">}</text:span><text:span text:style-name="T2870"><text:line-break/></text:span><text:span text:style-name="T2871"><text:s/></text:span><text:span text:style-name="T2872"><text:s text:c="3"/></text:span><text:span text:style-name="T2873">return<text:s/></text:span><text:span text:style-name="T2874">0</text:span><text:span text:style-name="T2875">;</text:span><text:span text:style-name="T2876"><text:line-break/></text:span><text:span text:style-name="T2877">}</text:span></text:p>
      <text:p text:style-name="СтандартныйHTM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S Mincho" svg:font-family="MS Mincho" style:font-family-generic="modern" style:font-pitch="fixed" svg:panose-1="2 2 6 9 4 2 5 8 3 4"/>
    <style:font-face style:name="SimSun" svg:font-family="SimSun" style:font-family-generic="system" style:font-pitch="variable" svg:panose-1="2 1 6 0 3 1 1 1 1 1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ja" style:country-asian="JP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ja" style:country-asian="JP" style:language-complex="ar" style:country-complex="SA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4923in" text:min-label-width="0.4916in" text:list-level-position-and-space-mode="label-alignment">
          <style:list-level-label-alignment text:label-followed-by="listtab" fo:margin-left="0.984in" fo:text-indent="-0.4916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Учетная запись Майкрософт</dc:creator>
    <meta:creation-date>2018-10-16T14:07:00Z</meta:creation-date>
    <dc:date>2021-03-24T12:48:00Z</dc:date>
    <meta:template xlink:href="Normal" xlink:type="simple"/>
    <meta:editing-cycles>75</meta:editing-cycles>
    <meta:editing-duration>PT44880S</meta:editing-duration>
    <meta:document-statistic meta:page-count="1" meta:paragraph-count="51" meta:word-count="3834" meta:character-count="25639" meta:row-count="182" meta:non-whitespace-character-count="21856"/>
  </office:meta>
</office:document-meta>
</file>